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26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0ffff" fo:border="0.06pt solid #000000"/>
    </style:style>
    <style:style style:name="ce2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84" style:family="table-cell" style:parent-style-name="Default">
      <style:table-cell-properties fo:border-bottom="none" fo:background-color="#e6e4e2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ffffe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9" style:family="table-cell" style:parent-style-name="Default">
      <style:table-cell-properties fo:border-bottom="none" fo:background-color="#e6e4e2" fo:border-left="none" fo:border-right="0.06pt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ee8aa" style:text-align-source="fix" style:repeat-content="false" fo:border="0.06pt solid #000000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e6e4e2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ab9" fo:border="0.06pt solid #000000"/>
    </style:style>
    <style:style style:name="ce15" style:family="table-cell" style:parent-style-name="Default">
      <style:table-cell-properties fo:background-color="#fa8072" fo:border="0.06pt solid #000000"/>
    </style:style>
    <style:style style:name="ce16" style:family="table-cell" style:parent-style-name="Default">
      <style:table-cell-properties fo:background-color="#aea79f" fo:border="0.06pt solid #000000"/>
    </style:style>
    <style:style style:name="ce17" style:family="table-cell" style:parent-style-name="Default">
      <style:table-cell-properties fo:background-color="#000000"/>
    </style:style>
    <style:style style:name="ce98" style:family="table-cell" style:parent-style-name="Default">
      <style:table-cell-properties fo:background-color="#e6e4e2"/>
    </style:style>
    <style:style style:name="ce100" style:family="table-cell" style:parent-style-name="Default" style:data-style-name="N43">
      <style:table-cell-properties fo:border-bottom="none" fo:background-color="#000000" fo:border-left="none" fo:border-right="0.06pt solid #000000" fo:border-top="none"/>
    </style:style>
    <style:style style:name="ce99" style:family="table-cell" style:parent-style-name="Default" style:data-style-name="N43">
      <style:table-cell-properties fo:border-bottom="none" fo:background-color="#e6e4e2" fo:border-left="none" fo:border-right="0.06pt solid #000000" fo:border-top="none"/>
    </style:style>
    <style:style style:name="ce4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ackground-color="#ad7e97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45" style:family="table-cell" style:parent-style-name="Default">
      <style:table-cell-properties fo:border-bottom="0.99pt solid #000000" fo:background-color="#e3d4dc" fo:border-left="0.06pt solid #000000" fo:border-right="0.06pt solid #000000" fo:border-top="none"/>
    </style:style>
    <style:style style:name="ce103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ackground-color="#c8a9ba" fo:border-left="none" fo:border-right="none" fo:border-top="none"/>
    </style:style>
    <style:style style:name="ce109" style:family="table-cell" style:parent-style-name="Default" style:data-style-name="N122">
      <style:table-cell-properties fo:background-color="#000000"/>
    </style:style>
    <style:style style:name="ce106" style:family="table-cell" style:parent-style-name="Default" style:data-style-name="N122"/>
    <style:style style:name="ce107" style:family="table-cell" style:parent-style-name="Default" style:data-style-name="N122">
      <style:table-cell-properties fo:background-color="#e6e4e2"/>
    </style:style>
    <style:style style:name="ce108" style:family="table-cell" style:parent-style-name="Default" style:data-style-name="N122">
      <style:table-cell-properties fo:border-bottom="none" fo:background-color="#e6e4e2" fo:border-left="0.06pt solid #000000" fo:border-right="none" fo:border-top="none"/>
    </style:style>
    <style:style style:name="ce110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#c8a9ba" fo:border-left="none" fo:border-right="0.06pt solid #000000" fo:border-top="none"/>
    </style:style>
    <style:style style:name="ce34" style:family="table-cell" style:parent-style-name="Default">
      <style:table-cell-properties fo:border-bottom="none" fo:background-color="#eea38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0.06pt solid #000000" fo:background-color="#f9e3db" fo:border-left="0.06pt solid #000000" fo:border-right="0.06pt solid #000000" fo:border-top="none"/>
    </style:style>
    <style:style style:name="ce56" style:family="table-cell" style:parent-style-name="Default">
      <style:table-cell-properties fo:border-bottom="none" fo:background-color="#eea389" fo:border-left="0.06pt solid #000000" fo:border-right="0.06pt solid #000000" fo:border-top="0.06pt solid #000000"/>
    </style:style>
    <style:style style:name="ce114" style:family="table-cell" style:parent-style-name="Default">
      <style:table-cell-properties fo:border-bottom="none" fo:background-color="#eea389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f4c8b8" fo:border-left="none" fo:border-right="none" fo:border-top="none"/>
    </style:style>
    <style:style style:name="ce118" style:family="table-cell" style:parent-style-name="Default" style:data-style-name="N122">
      <style:table-cell-properties fo:border-bottom="none" fo:background-color="#000000" fo:border-left="0.06pt solid #000000" fo:border-right="none" fo:border-top="none"/>
    </style:style>
    <style:style style:name="ce11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19" style:family="table-cell" style:parent-style-name="Default">
      <style:table-cell-properties fo:border-bottom="none" fo:background-color="#eea389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f4c8b8" fo:border-left="none" fo:border-right="0.06pt solid #000000" fo:border-top="none"/>
    </style:style>
    <style:style style:name="ce121" style:family="table-cell" style:parent-style-name="Default" style:data-style-name="N122">
      <style:table-cell-properties fo:border-bottom="none" fo:background-color="#000000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#89c765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9" style:family="table-cell" style:parent-style-name="Default">
      <style:table-cell-properties fo:border-bottom="0.06pt solid #000000" fo:background-color="#e0efd4" fo:border-left="0.06pt solid #000000" fo:border-right="0.06pt solid #000000" fo:border-top="none"/>
    </style:style>
    <style:style style:name="ce66" style:family="table-cell" style:parent-style-name="Default">
      <style:table-cell-properties fo:border-bottom="0.06pt solid #000000" fo:background-color="#c2e0ae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19"/>
        <table:table-column table:style-name="co2" table:default-cell-style-name="Default"/>
        <table:table-column table:style-name="co2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visibility="collapse" table:default-cell-style-name="Default"/>
        <table:table-column table:style-name="co6" table:default-cell-style-name="ce3"/>
        <table:table-column table:style-name="co2" table:number-columns-repeated="4" table:default-cell-style-name="ce3"/>
        <table:table-column table:style-name="co2" table:number-columns-repeated="7" table:default-cell-style-name="Default"/>
        <table:table-column table:style-name="co6" table:default-cell-style-name="ce3"/>
        <table:table-column table:style-name="co2" table:number-columns-repeated="4" table:default-cell-style-name="ce3"/>
        <table:table-column table:style-name="co2" table:number-columns-repeated="7" table:default-cell-style-name="Default"/>
        <table:table-column table:style-name="co2" table:number-columns-repeated="5" table:default-cell-style-name="ce3"/>
        <table:table-column table:style-name="co2" table:number-columns-repeated="987" table:default-cell-style-name="Default"/>
        <table:table-row table:style-name="ro1">
          <table:table-cell table:number-columns-repeated="8"/>
          <table:table-cell table:style-name="ce41"/>
          <table:table-cell table:style-name="ce22" office:value-type="string" calcext:value-type="string" table:number-columns-spanned="11" table:number-rows-spanned="1">
            <text:p>DETECTION</text:p>
          </table:table-cell>
          <table:covered-table-cell table:number-columns-repeated="3" table:style-name="ce41"/>
          <table:covered-table-cell table:number-columns-repeated="6" table:style-name="ce103"/>
          <table:covered-table-cell table:style-name="ce110"/>
          <table:table-cell table:style-name="ce41"/>
          <table:table-cell table:style-name="ce34" office:value-type="string" calcext:value-type="string" table:number-columns-spanned="11" table:number-rows-spanned="1">
            <text:p>LOCALIZATION</text:p>
          </table:table-cell>
          <table:covered-table-cell table:number-columns-repeated="3" table:style-name="ce56"/>
          <table:covered-table-cell table:number-columns-repeated="6" table:style-name="ce114"/>
          <table:covered-table-cell table:style-name="ce119"/>
          <table:table-cell table:style-name="ce41"/>
          <table:table-cell table:style-name="ce63" office:value-type="string" calcext:value-type="string" table:number-columns-spanned="6" table:number-rows-spanned="1">
            <text:p>CLASSIFICATION</text:p>
          </table:table-cell>
          <table:covered-table-cell table:number-columns-repeated="3" table:style-name="ce56"/>
          <table:covered-table-cell table:number-columns-repeated="2" table:style-name="ce114"/>
          <table:table-cell table:number-columns-repeated="985"/>
        </table:table-row>
        <table:table-row table:style-name="ro1">
          <table:table-cell table:style-name="ce1" office:value-type="string" calcext:value-type="string">
            <text:p>Experiment</text:p>
          </table:table-cell>
          <table:table-cell table:style-name="ce5" office:value-type="string" calcext:value-type="string">
            <text:p>Mask</text:p>
          </table:table-cell>
          <table:table-cell table:style-name="ce20" office:value-type="string" calcext:value-type="string">
            <text:p>Epochs</text:p>
          </table:table-cell>
          <table:table-cell table:style-name="ce14" office:value-type="string" calcext:value-type="string">
            <text:p>Data Aug.</text:p>
          </table:table-cell>
          <table:table-cell table:style-name="ce15" office:value-type="string" calcext:value-type="string">
            <text:p>Posprocesado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val</text:p>
          </table:table-cell>
          <table:table-cell table:style-name="ce16" office:value-type="string" calcext:value-type="string">
            <text:p>test</text:p>
          </table:table-cell>
          <table:table-cell/>
          <table:table-cell table:style-name="ce45" office:value-type="string" calcext:value-type="string">
            <text:p>TP</text:p>
          </table:table-cell>
          <table:table-cell table:style-name="ce45" office:value-type="string" calcext:value-type="string">
            <text:p>FP</text:p>
          </table:table-cell>
          <table:table-cell table:style-name="ce45" office:value-type="string" calcext:value-type="string">
            <text:p>TN</text:p>
          </table:table-cell>
          <table:table-cell table:style-name="ce45" office:value-type="string" calcext:value-type="string">
            <text:p>FN</text:p>
          </table:table-cell>
          <table:table-cell table:style-name="ce26" office:value-type="string" calcext:value-type="string">
            <text:p>Accuracy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 (sensitivity)</text:p>
          </table:table-cell>
          <table:table-cell table:style-name="ce26" office:value-type="string" calcext:value-type="string">
            <text:p>Specificity</text:p>
          </table:table-cell>
          <table:table-cell table:style-name="ce26" office:value-type="string" calcext:value-type="string">
            <text:p>F1</text:p>
          </table:table-cell>
          <table:table-cell table:style-name="ce26" office:value-type="string" calcext:value-type="string">
            <text:p>F2</text:p>
          </table:table-cell>
          <table:table-cell table:style-name="ce33" office:value-type="string" calcext:value-type="string">
            <text:p>Mean RT</text:p>
          </table:table-cell>
          <table:table-cell/>
          <table:table-cell table:style-name="ce55" office:value-type="string" calcext:value-type="string">
            <text:p>TP</text:p>
          </table:table-cell>
          <table:table-cell table:style-name="ce55" office:value-type="string" calcext:value-type="string">
            <text:p>FP</text:p>
          </table:table-cell>
          <table:table-cell table:style-name="ce55" office:value-type="string" calcext:value-type="string">
            <text:p>TN</text:p>
          </table:table-cell>
          <table:table-cell table:style-name="ce55" office:value-type="string" calcext:value-type="string">
            <text:p>FN</text:p>
          </table:table-cell>
          <table:table-cell table:style-name="ce38" office:value-type="string" calcext:value-type="string">
            <text:p>Accuracy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 (sensitivity)</text:p>
          </table:table-cell>
          <table:table-cell table:style-name="ce38" office:value-type="string" calcext:value-type="string">
            <text:p>Specificity</text:p>
          </table:table-cell>
          <table:table-cell table:style-name="ce38" office:value-type="string" calcext:value-type="string">
            <text:p>F1</text:p>
          </table:table-cell>
          <table:table-cell table:style-name="ce38" office:value-type="string" calcext:value-type="string">
            <text:p>F2</text:p>
          </table:table-cell>
          <table:table-cell table:style-name="ce43" office:value-type="string" calcext:value-type="string">
            <text:p>Mean RT</text:p>
          </table:table-cell>
          <table:table-cell/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FP</text:p>
          </table:table-cell>
          <table:table-cell table:style-name="ce69" office:value-type="string" calcext:value-type="string">
            <text:p>TN</text:p>
          </table:table-cell>
          <table:table-cell table:style-name="ce69" office:value-type="string" calcext:value-type="string">
            <text:p>FN</text:p>
          </table:table-cell>
          <table:table-cell table:style-name="ce66" office:value-type="string" calcext:value-type="string">
            <text:p>Accuracy</text:p>
          </table:table-cell>
          <table:table-cell table:style-name="ce66" office:value-type="string" calcext:value-type="string">
            <text:p>Confidence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1</text:p>
          </table:table-cell>
          <table:table-cell table:style-name="ce7" office:value-type="string" calcext:value-type="string">
            <text:p>elipses</text:p>
          </table:table-cell>
          <table:table-cell table:style-name="ce29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58" calcext:value-type="float">
            <text:p>11358</text:p>
          </table:table-cell>
          <table:table-cell office:value-type="float" office:value="3319" calcext:value-type="float">
            <text:p>3319</text:p>
          </table:table-cell>
          <table:table-cell office:value-type="float" office:value="2822" calcext:value-type="float">
            <text:p>2822</text:p>
          </table:table-cell>
          <table:table-cell office:value-type="float" office:value="1234" calcext:value-type="float">
            <text:p>1234</text:p>
          </table:table-cell>
          <table:table-cell table:style-name="ce106" table:formula="of:=([.J4]+[.L4])/([.J4]+[.K4]+[.L4]+[.M4])" office:value-type="float" office:value="0.756952970693429" calcext:value-type="float">
            <text:p>0.7570</text:p>
          </table:table-cell>
          <table:table-cell table:style-name="ce106" table:formula="of:=[.J4]/([.J4]+[.K4])" office:value-type="float" office:value="0.773863868638005" calcext:value-type="float">
            <text:p>0.7739</text:p>
          </table:table-cell>
          <table:table-cell table:style-name="ce106" table:formula="of:=[.J4]/([.J4]+[.M4])" office:value-type="float" office:value="0.902001270648031" calcext:value-type="float">
            <text:p>0.9020</text:p>
          </table:table-cell>
          <table:table-cell table:style-name="ce106" table:formula="of:=[.L4]/([.L4]+[.K4])" office:value-type="float" office:value="0.459534277804918" calcext:value-type="float">
            <text:p>0.4595</text:p>
          </table:table-cell>
          <table:table-cell table:style-name="ce106" table:formula="of:=(2*[.J4])/((2*[.J4])+[.K4]+[.M4])" office:value-type="float" office:value="0.833033847959221" calcext:value-type="float">
            <text:p>0.8330</text:p>
          </table:table-cell>
          <table:table-cell table:style-name="ce106" table:formula="of:=(5*[.J4])/((5*[.J4])+(4*[.M4])+[.K4])" office:value-type="float" office:value="0.873087862249212" calcext:value-type="float">
            <text:p>0.8731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1" calcext:value-type="float">
            <text:p>0.1</text:p>
          </table:table-cell>
          <table:table-cell office:value-type="float" office:value="7371" calcext:value-type="float">
            <text:p>7371</text:p>
          </table:table-cell>
          <table:table-cell office:value-type="float" office:value="7306" calcext:value-type="float">
            <text:p>7306</text:p>
          </table:table-cell>
          <table:table-cell office:value-type="float" office:value="2822" calcext:value-type="float">
            <text:p>2822</text:p>
          </table:table-cell>
          <table:table-cell office:value-type="float" office:value="5309" calcext:value-type="float">
            <text:p>5309</text:p>
          </table:table-cell>
          <table:table-cell table:style-name="ce117" table:formula="of:=([.V4]+[.X4])/([.V4]+[.W4]+[.X4]+[.Y4])" office:value-type="float" office:value="0.44690459487899" calcext:value-type="float">
            <text:p>0.4469</text:p>
          </table:table-cell>
          <table:table-cell table:style-name="ce106" table:formula="of:=[.V4]/([.V4]+[.W4])" office:value-type="float" office:value="0.502214348981399" calcext:value-type="float">
            <text:p>0.5022</text:p>
          </table:table-cell>
          <table:table-cell table:style-name="ce106" table:formula="of:=[.V4]/([.V4]+[.Y4])" office:value-type="float" office:value="0.581309148264984" calcext:value-type="float">
            <text:p>0.5813</text:p>
          </table:table-cell>
          <table:table-cell table:style-name="ce106" table:formula="of:=[.X4]/([.X4]+[.W4])" office:value-type="float" office:value="0.278633491311216" calcext:value-type="float">
            <text:p>0.2786</text:p>
          </table:table-cell>
          <table:table-cell table:style-name="ce106" table:formula="of:=(2*[.V4])/((2*[.V4])+[.W4]+[.Y4])" office:value-type="float" office:value="0.53887487663121" calcext:value-type="float">
            <text:p>0.5389</text:p>
          </table:table-cell>
          <table:table-cell table:style-name="ce106" table:formula="of:=(5*[.V4])/((5*[.V4])+(4*[.Y4])+[.W4])" office:value-type="float" office:value="0.563557961374375" calcext:value-type="float">
            <text:p>0.5636</text:p>
          </table:table-cell>
          <table:table-cell office:value-type="float" office:value="6.72222218487654" calcext:value-type="float">
            <text:p>6.72222218487654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 office:value-type="string" calcext:value-type="string">
            <text:p>yolov3</text:p>
          </table:table-cell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144" calcext:value-type="float">
            <text:p>9144</text:p>
          </table:table-cell>
          <table:table-cell office:value-type="float" office:value="1980" calcext:value-type="float">
            <text:p>1980</text:p>
          </table:table-cell>
          <table:table-cell office:value-type="float" office:value="4161" calcext:value-type="float">
            <text:p>4161</text:p>
          </table:table-cell>
          <table:table-cell office:value-type="float" office:value="3448" calcext:value-type="float">
            <text:p>3448</text:p>
          </table:table-cell>
          <table:table-cell table:style-name="ce107" table:formula="of:=([.J5]+[.L5])/([.J5]+[.K5]+[.L5]+[.M5])" office:value-type="float" office:value="0.710243954518764" calcext:value-type="float">
            <text:p>0.7102</text:p>
          </table:table-cell>
          <table:table-cell table:style-name="ce107" table:formula="of:=[.J5]/([.J5]+[.K5])" office:value-type="float" office:value="0.822006472491909" calcext:value-type="float">
            <text:p>0.8220</text:p>
          </table:table-cell>
          <table:table-cell table:style-name="ce107" table:formula="of:=[.J5]/([.J5]+[.M5])" office:value-type="float" office:value="0.726175349428208" calcext:value-type="float">
            <text:p>0.7262</text:p>
          </table:table-cell>
          <table:table-cell table:style-name="ce107" table:formula="of:=[.L5]/([.L5]+[.K5])" office:value-type="float" office:value="0.677576941866146" calcext:value-type="float">
            <text:p>0.6776</text:p>
          </table:table-cell>
          <table:table-cell table:style-name="ce107" table:formula="of:=(2*[.J5])/((2*[.J5])+[.K5]+[.M5])" office:value-type="float" office:value="0.771124978917187" calcext:value-type="float">
            <text:p>0.7711</text:p>
          </table:table-cell>
          <table:table-cell table:style-name="ce107" table:formula="of:=(5*[.J5])/((5*[.J5])+(4*[.M5])+[.K5])" office:value-type="float" office:value="0.743511351070058" calcext:value-type="float">
            <text:p>0.7435</text:p>
          </table:table-cell>
          <table:table-cell office:value-type="float" office:value="0.944444439197531" calcext:value-type="float">
            <text:p>0.944444439197531</text:p>
          </table:table-cell>
          <table:table-cell office:value-type="float" office:value="0.2" calcext:value-type="float">
            <text:p>0.2</text:p>
          </table:table-cell>
          <table:table-cell office:value-type="float" office:value="6381" calcext:value-type="float">
            <text:p>6381</text:p>
          </table:table-cell>
          <table:table-cell office:value-type="float" office:value="4743" calcext:value-type="float">
            <text:p>4743</text:p>
          </table:table-cell>
          <table:table-cell office:value-type="float" office:value="4161" calcext:value-type="float">
            <text:p>4161</text:p>
          </table:table-cell>
          <table:table-cell office:value-type="float" office:value="6299" calcext:value-type="float">
            <text:p>6299</text:p>
          </table:table-cell>
          <table:table-cell table:style-name="ce108" table:formula="of:=([.V5]+[.X5])/([.V5]+[.W5]+[.X5]+[.Y5])" office:value-type="float" office:value="0.488417346182357" calcext:value-type="float">
            <text:p>0.4884</text:p>
          </table:table-cell>
          <table:table-cell table:style-name="ce107" table:formula="of:=[.V5]/([.V5]+[.W5])" office:value-type="float" office:value="0.573624595469256" calcext:value-type="float">
            <text:p>0.5736</text:p>
          </table:table-cell>
          <table:table-cell table:style-name="ce107" table:formula="of:=[.V5]/([.V5]+[.Y5])" office:value-type="float" office:value="0.503233438485804" calcext:value-type="float">
            <text:p>0.5032</text:p>
          </table:table-cell>
          <table:table-cell table:style-name="ce107" table:formula="of:=[.X5]/([.X5]+[.W5])" office:value-type="float" office:value="0.467318059299191" calcext:value-type="float">
            <text:p>0.4673</text:p>
          </table:table-cell>
          <table:table-cell table:style-name="ce107" table:formula="of:=(2*[.V5])/((2*[.V5])+[.W5]+[.Y5])" office:value-type="float" office:value="0.536128381784574" calcext:value-type="float">
            <text:p>0.5361</text:p>
          </table:table-cell>
          <table:table-cell table:style-name="ce107" table:formula="of:=(5*[.V5])/((5*[.V5])+(4*[.Y5])+[.W5])" office:value-type="float" office:value="0.515894832158334" calcext:value-type="float">
            <text:p>0.5159</text:p>
          </table:table-cell>
          <table:table-cell office:value-type="float" office:value="6.83333329537037" calcext:value-type="float">
            <text:p>6.83333329537037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354" calcext:value-type="float">
            <text:p>7354</text:p>
          </table:table-cell>
          <table:table-cell office:value-type="float" office:value="1240" calcext:value-type="float">
            <text:p>1240</text:p>
          </table:table-cell>
          <table:table-cell office:value-type="float" office:value="4901" calcext:value-type="float">
            <text:p>4901</text:p>
          </table:table-cell>
          <table:table-cell office:value-type="float" office:value="5238" calcext:value-type="float">
            <text:p>5238</text:p>
          </table:table-cell>
          <table:table-cell table:style-name="ce106" table:formula="of:=([.J6]+[.L6])/([.J6]+[.K6]+[.L6]+[.M6])" office:value-type="float" office:value="0.654193135109166" calcext:value-type="float">
            <text:p>0.6542</text:p>
          </table:table-cell>
          <table:table-cell table:style-name="ce106" table:formula="of:=[.J6]/([.J6]+[.K6])" office:value-type="float" office:value="0.855713288340703" calcext:value-type="float">
            <text:p>0.8557</text:p>
          </table:table-cell>
          <table:table-cell table:style-name="ce106" table:formula="of:=[.J6]/([.J6]+[.M6])" office:value-type="float" office:value="0.584021601016518" calcext:value-type="float">
            <text:p>0.5840</text:p>
          </table:table-cell>
          <table:table-cell table:style-name="ce106" table:formula="of:=[.L6]/([.L6]+[.K6])" office:value-type="float" office:value="0.798078488845465" calcext:value-type="float">
            <text:p>0.7981</text:p>
          </table:table-cell>
          <table:table-cell table:style-name="ce106" table:formula="of:=(2*[.J6])/((2*[.J6])+[.K6]+[.M6])" office:value-type="float" office:value="0.694232040026433" calcext:value-type="float">
            <text:p>0.6942</text:p>
          </table:table-cell>
          <table:table-cell table:style-name="ce106" table:formula="of:=(5*[.J6])/((5*[.J6])+(4*[.M6])+[.K6])" office:value-type="float" office:value="0.623621993826532" calcext:value-type="float">
            <text:p>0.6236</text:p>
          </table:table-cell>
          <table:table-cell office:value-type="float" office:value="2.27777776512346" calcext:value-type="float">
            <text:p>2.27777776512346</text:p>
          </table:table-cell>
          <table:table-cell office:value-type="float" office:value="0.3" calcext:value-type="float">
            <text:p>0.3</text:p>
          </table:table-cell>
          <table:table-cell office:value-type="float" office:value="5403" calcext:value-type="float">
            <text:p>5403</text:p>
          </table:table-cell>
          <table:table-cell office:value-type="float" office:value="3191" calcext:value-type="float">
            <text:p>3191</text:p>
          </table:table-cell>
          <table:table-cell office:value-type="float" office:value="4901" calcext:value-type="float">
            <text:p>4901</text:p>
          </table:table-cell>
          <table:table-cell office:value-type="float" office:value="7277" calcext:value-type="float">
            <text:p>7277</text:p>
          </table:table-cell>
          <table:table-cell table:style-name="ce117" table:formula="of:=([.V6]+[.X6])/([.V6]+[.W6]+[.X6]+[.Y6])" office:value-type="float" office:value="0.496052378201425" calcext:value-type="float">
            <text:p>0.4961</text:p>
          </table:table-cell>
          <table:table-cell table:style-name="ce106" table:formula="of:=[.V6]/([.V6]+[.W6])" office:value-type="float" office:value="0.628694437979986" calcext:value-type="float">
            <text:p>0.6287</text:p>
          </table:table-cell>
          <table:table-cell table:style-name="ce106" table:formula="of:=[.V6]/([.V6]+[.Y6])" office:value-type="float" office:value="0.426104100946372" calcext:value-type="float">
            <text:p>0.4261</text:p>
          </table:table-cell>
          <table:table-cell table:style-name="ce106" table:formula="of:=[.X6]/([.X6]+[.W6])" office:value-type="float" office:value="0.605659911023233" calcext:value-type="float">
            <text:p>0.6057</text:p>
          </table:table-cell>
          <table:table-cell table:style-name="ce106" table:formula="of:=(2*[.V6])/((2*[.V6])+[.W6]+[.Y6])" office:value-type="float" office:value="0.507943969164238" calcext:value-type="float">
            <text:p>0.5079</text:p>
          </table:table-cell>
          <table:table-cell table:style-name="ce106" table:formula="of:=(5*[.V6])/((5*[.V6])+(4*[.Y6])+[.W6])" office:value-type="float" office:value="0.455457396230232" calcext:value-type="float">
            <text:p>0.4555</text:p>
          </table:table-cell>
          <table:table-cell office:value-type="float" office:value="10.8333332731481" calcext:value-type="float">
            <text:p>10.833333273148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01" calcext:value-type="float">
            <text:p>5901</text:p>
          </table:table-cell>
          <table:table-cell office:value-type="float" office:value="811" calcext:value-type="float">
            <text:p>811</text:p>
          </table:table-cell>
          <table:table-cell office:value-type="float" office:value="5330" calcext:value-type="float">
            <text:p>5330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7]+[.L7])/([.J7]+[.K7]+[.L7]+[.M7])" office:value-type="float" office:value="0.599530240751615" calcext:value-type="float">
            <text:p>0.5995</text:p>
          </table:table-cell>
          <table:table-cell table:style-name="ce107" table:formula="of:=[.J7]/([.J7]+[.K7])" office:value-type="float" office:value="0.879171632896305" calcext:value-type="float">
            <text:p>0.8792</text:p>
          </table:table-cell>
          <table:table-cell table:style-name="ce107" table:formula="of:=[.J7]/([.J7]+[.M7])" office:value-type="float" office:value="0.468630876747141" calcext:value-type="float">
            <text:p>0.4686</text:p>
          </table:table-cell>
          <table:table-cell table:style-name="ce107" table:formula="of:=[.L7]/([.L7]+[.K7])" office:value-type="float" office:value="0.8679368181078" calcext:value-type="float">
            <text:p>0.8679</text:p>
          </table:table-cell>
          <table:table-cell table:style-name="ce107" table:formula="of:=(2*[.J7])/((2*[.J7])+[.K7]+[.M7])" office:value-type="float" office:value="0.611375880646498" calcext:value-type="float">
            <text:p>0.6114</text:p>
          </table:table-cell>
          <table:table-cell table:style-name="ce107" table:formula="of:=(5*[.J7])/((5*[.J7])+(4*[.M7])+[.K7])" office:value-type="float" office:value="0.516906096706377" calcext:value-type="float">
            <text:p>0.5169</text:p>
          </table:table-cell>
          <table:table-cell office:value-type="float" office:value="3.49999998055556" calcext:value-type="float">
            <text:p>3.49999998055556</text:p>
          </table:table-cell>
          <table:table-cell office:value-type="float" office:value="0.4" calcext:value-type="float">
            <text:p>0.4</text:p>
          </table:table-cell>
          <table:table-cell office:value-type="float" office:value="4514" calcext:value-type="float">
            <text:p>4514</text:p>
          </table:table-cell>
          <table:table-cell office:value-type="float" office:value="2198" calcext:value-type="float">
            <text:p>2198</text:p>
          </table:table-cell>
          <table:table-cell office:value-type="float" office:value="5330" calcext:value-type="float">
            <text:p>5330</text:p>
          </table:table-cell>
          <table:table-cell office:value-type="float" office:value="8166" calcext:value-type="float">
            <text:p>8166</text:p>
          </table:table-cell>
          <table:table-cell table:style-name="ce108" table:formula="of:=([.V7]+[.X7])/([.V7]+[.W7]+[.X7]+[.Y7])" office:value-type="float" office:value="0.487133808392716" calcext:value-type="float">
            <text:p>0.4871</text:p>
          </table:table-cell>
          <table:table-cell table:style-name="ce107" table:formula="of:=[.V7]/([.V7]+[.W7])" office:value-type="float" office:value="0.672526817640048" calcext:value-type="float">
            <text:p>0.6725</text:p>
          </table:table-cell>
          <table:table-cell table:style-name="ce107" table:formula="of:=[.V7]/([.V7]+[.Y7])" office:value-type="float" office:value="0.355993690851735" calcext:value-type="float">
            <text:p>0.3560</text:p>
          </table:table-cell>
          <table:table-cell table:style-name="ce107" table:formula="of:=[.X7]/([.X7]+[.W7])" office:value-type="float" office:value="0.708023379383634" calcext:value-type="float">
            <text:p>0.7080</text:p>
          </table:table-cell>
          <table:table-cell table:style-name="ce107" table:formula="of:=(2*[.V7])/((2*[.V7])+[.W7]+[.Y7])" office:value-type="float" office:value="0.465552805280528" calcext:value-type="float">
            <text:p>0.4656</text:p>
          </table:table-cell>
          <table:table-cell table:style-name="ce107" table:formula="of:=(5*[.V7])/((5*[.V7])+(4*[.Y7])+[.W7])" office:value-type="float" office:value="0.392986488368854" calcext:value-type="float">
            <text:p>0.3930</text:p>
          </table:table-cell>
          <table:table-cell office:value-type="float" office:value="12.1666665990741" calcext:value-type="float">
            <text:p>12.1666665990741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4</text:p>
          </table:table-cell>
          <table:table-cell table:style-name="ce7" office:value-type="string" calcext:value-type="string">
            <text:p>elipses</text:p>
          </table:table-cell>
          <table:table-cell table:style-name="ce29" office:value-type="float" office:value="50" calcext:value-type="float">
            <text:p>50</text:p>
          </table:table-cell>
          <table:table-cell table:style-name="ce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29" calcext:value-type="float">
            <text:p>11329</text:p>
          </table:table-cell>
          <table:table-cell office:value-type="float" office:value="3186" calcext:value-type="float">
            <text:p>3186</text:p>
          </table:table-cell>
          <table:table-cell office:value-type="float" office:value="2955" calcext:value-type="float">
            <text:p>2955</text:p>
          </table:table-cell>
          <table:table-cell office:value-type="float" office:value="1263" calcext:value-type="float">
            <text:p>1263</text:p>
          </table:table-cell>
          <table:table-cell table:style-name="ce106" table:formula="of:=([.J9]+[.L9])/([.J9]+[.K9]+[.L9]+[.M9])" office:value-type="float" office:value="0.762504670901617" calcext:value-type="float">
            <text:p>0.7625</text:p>
          </table:table-cell>
          <table:table-cell table:style-name="ce106" table:formula="of:=[.J9]/([.J9]+[.K9])" office:value-type="float" office:value="0.780502928005512" calcext:value-type="float">
            <text:p>0.7805</text:p>
          </table:table-cell>
          <table:table-cell table:style-name="ce106" table:formula="of:=[.J9]/([.J9]+[.M9])" office:value-type="float" office:value="0.899698221092757" calcext:value-type="float">
            <text:p>0.8997</text:p>
          </table:table-cell>
          <table:table-cell table:style-name="ce106" table:formula="of:=[.L9]/([.L9]+[.K9])" office:value-type="float" office:value="0.481191988275525" calcext:value-type="float">
            <text:p>0.4812</text:p>
          </table:table-cell>
          <table:table-cell table:style-name="ce106" table:formula="of:=(2*[.J9])/((2*[.J9])+[.K9]+[.M9])" office:value-type="float" office:value="0.835872652820305" calcext:value-type="float">
            <text:p>0.8359</text:p>
          </table:table-cell>
          <table:table-cell table:style-name="ce106" table:formula="of:=(5*[.J9])/((5*[.J9])+(4*[.M9])+[.K9])" office:value-type="float" office:value="0.873032997857682" calcext:value-type="float">
            <text:p>0.8730</text:p>
          </table:table-cell>
          <table:table-cell office:value-type="float" office:value="0.388888886728395" calcext:value-type="float">
            <text:p>0.388888886728395</text:p>
          </table:table-cell>
          <table:table-cell office:value-type="float" office:value="0.1" calcext:value-type="float">
            <text:p>0.1</text:p>
          </table:table-cell>
          <table:table-cell office:value-type="float" office:value="7299" calcext:value-type="float">
            <text:p>7299</text:p>
          </table:table-cell>
          <table:table-cell office:value-type="float" office:value="7216" calcext:value-type="float">
            <text:p>7216</text:p>
          </table:table-cell>
          <table:table-cell office:value-type="float" office:value="2955" calcext:value-type="float">
            <text:p>2955</text:p>
          </table:table-cell>
          <table:table-cell office:value-type="float" office:value="5381" calcext:value-type="float">
            <text:p>5381</text:p>
          </table:table-cell>
          <table:table-cell table:style-name="ce106" table:formula="of:=([.V9]+[.X9])/([.V9]+[.W9]+[.X9]+[.Y9])" office:value-type="float" office:value="0.448733097019824" calcext:value-type="float">
            <text:p>0.4487</text:p>
          </table:table-cell>
          <table:table-cell table:style-name="ce106" table:formula="of:=[.V9]/([.V9]+[.W9])" office:value-type="float" office:value="0.502859111264209" calcext:value-type="float">
            <text:p>0.5029</text:p>
          </table:table-cell>
          <table:table-cell table:style-name="ce106" table:formula="of:=[.V9]/([.V9]+[.Y9])" office:value-type="float" office:value="0.575630914826498" calcext:value-type="float">
            <text:p>0.5756</text:p>
          </table:table-cell>
          <table:table-cell table:style-name="ce106" table:formula="of:=[.X9]/([.X9]+[.W9])" office:value-type="float" office:value="0.290531904434176" calcext:value-type="float">
            <text:p>0.2905</text:p>
          </table:table-cell>
          <table:table-cell table:style-name="ce106" table:formula="of:=(2*[.V9])/((2*[.V9])+[.W9]+[.Y9])" office:value-type="float" office:value="0.536789851075565" calcext:value-type="float">
            <text:p>0.5368</text:p>
          </table:table-cell>
          <table:table-cell table:style-name="ce106" table:formula="of:=(5*[.V9])/((5*[.V9])+(4*[.Y9])+[.W9])" office:value-type="float" office:value="0.5594389514831" calcext:value-type="float">
            <text:p>0.5594</text:p>
          </table:table-cell>
          <table:table-cell office:value-type="float" office:value="7.05555551635803" calcext:value-type="float">
            <text:p>7.05555551635803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106" table:number-columns-repeated="2"/>
          <table:table-cell table:number-columns-repeated="985"/>
        </table:table-row>
        <table:table-row table:style-name="ro1">
          <table:table-cell table:style-name="ce84" office:value-type="string" calcext:value-type="string">
            <text:p>yolov3</text:p>
          </table:table-cell>
          <table:table-cell table:style-name="ce89"/>
          <table:table-cell table:style-name="ce30"/>
          <table:table-cell table:style-name="ce84" office:value-type="string" calcext:value-type="string">
            <text:p>ACORDADO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254" calcext:value-type="float">
            <text:p>9254</text:p>
          </table:table-cell>
          <table:table-cell office:value-type="float" office:value="1920" calcext:value-type="float">
            <text:p>1920</text:p>
          </table:table-cell>
          <table:table-cell office:value-type="float" office:value="4221" calcext:value-type="float">
            <text:p>4221</text:p>
          </table:table-cell>
          <table:table-cell office:value-type="float" office:value="3338" calcext:value-type="float">
            <text:p>3338</text:p>
          </table:table-cell>
          <table:table-cell table:style-name="ce107" table:formula="of:=([.J10]+[.L10])/([.J10]+[.K10]+[.L10]+[.M10])" office:value-type="float" office:value="0.719318849089841" calcext:value-type="float">
            <text:p>0.7193</text:p>
          </table:table-cell>
          <table:table-cell table:style-name="ce107" table:formula="of:=[.J10]/([.J10]+[.K10])" office:value-type="float" office:value="0.828172543404331" calcext:value-type="float">
            <text:p>0.8282</text:p>
          </table:table-cell>
          <table:table-cell table:style-name="ce107" table:formula="of:=[.J10]/([.J10]+[.M10])" office:value-type="float" office:value="0.734911054637865" calcext:value-type="float">
            <text:p>0.7349</text:p>
          </table:table-cell>
          <table:table-cell table:style-name="ce107" table:formula="of:=[.L10]/([.L10]+[.K10])" office:value-type="float" office:value="0.687347337567172" calcext:value-type="float">
            <text:p>0.6873</text:p>
          </table:table-cell>
          <table:table-cell table:style-name="ce107" table:formula="of:=(2*[.J10])/((2*[.J10])+[.K10]+[.M10])" office:value-type="float" office:value="0.778759572498527" calcext:value-type="float">
            <text:p>0.7788</text:p>
          </table:table-cell>
          <table:table-cell table:style-name="ce107" table:formula="of:=(5*[.J10])/((5*[.J10])+(4*[.M10])+[.K10])" office:value-type="float" office:value="0.751844268954535" calcext:value-type="float">
            <text:p>0.7518</text:p>
          </table:table-cell>
          <table:table-cell office:value-type="float" office:value="1.11111110493827" calcext:value-type="float">
            <text:p>1.11111110493827</text:p>
          </table:table-cell>
          <table:table-cell office:value-type="float" office:value="0.2" calcext:value-type="float">
            <text:p>0.2</text:p>
          </table:table-cell>
          <table:table-cell office:value-type="float" office:value="6383" calcext:value-type="float">
            <text:p>6383</text:p>
          </table:table-cell>
          <table:table-cell office:value-type="float" office:value="4791" calcext:value-type="float">
            <text:p>4791</text:p>
          </table:table-cell>
          <table:table-cell office:value-type="float" office:value="4221" calcext:value-type="float">
            <text:p>4221</text:p>
          </table:table-cell>
          <table:table-cell office:value-type="float" office:value="6297" calcext:value-type="float">
            <text:p>6297</text:p>
          </table:table-cell>
          <table:table-cell table:style-name="ce107" table:formula="of:=([.V10]+[.X10])/([.V10]+[.W10]+[.X10]+[.Y10])" office:value-type="float" office:value="0.488843813387424" calcext:value-type="float">
            <text:p>0.4888</text:p>
          </table:table-cell>
          <table:table-cell table:style-name="ce107" table:formula="of:=[.V10]/([.V10]+[.W10])" office:value-type="float" office:value="0.571236799713621" calcext:value-type="float">
            <text:p>0.5712</text:p>
          </table:table-cell>
          <table:table-cell table:style-name="ce107" table:formula="of:=[.V10]/([.V10]+[.Y10])" office:value-type="float" office:value="0.503391167192429" calcext:value-type="float">
            <text:p>0.5034</text:p>
          </table:table-cell>
          <table:table-cell table:style-name="ce107" table:formula="of:=[.X10]/([.X10]+[.W10])" office:value-type="float" office:value="0.468375499334221" calcext:value-type="float">
            <text:p>0.4684</text:p>
          </table:table-cell>
          <table:table-cell table:style-name="ce107" table:formula="of:=(2*[.V10])/((2*[.V10])+[.W10]+[.Y10])" office:value-type="float" office:value="0.535172298147061" calcext:value-type="float">
            <text:p>0.5352</text:p>
          </table:table-cell>
          <table:table-cell table:style-name="ce107" table:formula="of:=(5*[.V10])/((5*[.V10])+(4*[.Y10])+[.W10])" office:value-type="float" office:value="0.515639641968527" calcext:value-type="float">
            <text:p>0.5156</text:p>
          </table:table-cell>
          <table:table-cell office:value-type="float" office:value="7.49999995833333" calcext:value-type="float">
            <text:p>7.49999995833333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number-columns-repeated="2"/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394" calcext:value-type="float">
            <text:p>7394</text:p>
          </table:table-cell>
          <table:table-cell office:value-type="float" office:value="1209" calcext:value-type="float">
            <text:p>1209</text:p>
          </table:table-cell>
          <table:table-cell office:value-type="float" office:value="4932" calcext:value-type="float">
            <text:p>4932</text:p>
          </table:table-cell>
          <table:table-cell office:value-type="float" office:value="5198" calcext:value-type="float">
            <text:p>5198</text:p>
          </table:table-cell>
          <table:table-cell table:style-name="ce106" table:formula="of:=([.J11]+[.L11])/([.J11]+[.K11]+[.L11]+[.M11])" office:value-type="float" office:value="0.65798323813591" calcext:value-type="float">
            <text:p>0.6580</text:p>
          </table:table-cell>
          <table:table-cell table:style-name="ce106" table:formula="of:=[.J11]/([.J11]+[.K11])" office:value-type="float" office:value="0.859467627571777" calcext:value-type="float">
            <text:p>0.8595</text:p>
          </table:table-cell>
          <table:table-cell table:style-name="ce106" table:formula="of:=[.J11]/([.J11]+[.M11])" office:value-type="float" office:value="0.587198221092757" calcext:value-type="float">
            <text:p>0.5872</text:p>
          </table:table-cell>
          <table:table-cell table:style-name="ce106" table:formula="of:=[.L11]/([.L11]+[.K11])" office:value-type="float" office:value="0.803126526624328" calcext:value-type="float">
            <text:p>0.8031</text:p>
          </table:table-cell>
          <table:table-cell table:style-name="ce106" table:formula="of:=(2*[.J11])/((2*[.J11])+[.K11]+[.M11])" office:value-type="float" office:value="0.697711724463317" calcext:value-type="float">
            <text:p>0.6977</text:p>
          </table:table-cell>
          <table:table-cell table:style-name="ce106" table:formula="of:=(5*[.J11])/((5*[.J11])+(4*[.M11])+[.K11])" office:value-type="float" office:value="0.626918315782334" calcext:value-type="float">
            <text:p>0.6269</text:p>
          </table:table-cell>
          <table:table-cell office:value-type="float" office:value="1.44444443641975" calcext:value-type="float">
            <text:p>1.44444443641975</text:p>
          </table:table-cell>
          <table:table-cell office:value-type="float" office:value="0.3" calcext:value-type="float">
            <text:p>0.3</text:p>
          </table:table-cell>
          <table:table-cell office:value-type="float" office:value="5339" calcext:value-type="float">
            <text:p>5339</text:p>
          </table:table-cell>
          <table:table-cell office:value-type="float" office:value="3264" calcext:value-type="float">
            <text:p>3264</text:p>
          </table:table-cell>
          <table:table-cell office:value-type="float" office:value="4932" calcext:value-type="float">
            <text:p>4932</text:p>
          </table:table-cell>
          <table:table-cell office:value-type="float" office:value="7341" calcext:value-type="float">
            <text:p>7341</text:p>
          </table:table-cell>
          <table:table-cell table:style-name="ce106" table:formula="of:=([.V11]+[.X11])/([.V11]+[.W11]+[.X11]+[.Y11])" office:value-type="float" office:value="0.492000383215175" calcext:value-type="float">
            <text:p>0.4920</text:p>
          </table:table-cell>
          <table:table-cell table:style-name="ce106" table:formula="of:=[.V11]/([.V11]+[.W11])" office:value-type="float" office:value="0.620597466000232" calcext:value-type="float">
            <text:p>0.6206</text:p>
          </table:table-cell>
          <table:table-cell table:style-name="ce106" table:formula="of:=[.V11]/([.V11]+[.Y11])" office:value-type="float" office:value="0.421056782334385" calcext:value-type="float">
            <text:p>0.4211</text:p>
          </table:table-cell>
          <table:table-cell table:style-name="ce106" table:formula="of:=[.X11]/([.X11]+[.W11])" office:value-type="float" office:value="0.601756954612006" calcext:value-type="float">
            <text:p>0.6018</text:p>
          </table:table-cell>
          <table:table-cell table:style-name="ce106" table:formula="of:=(2*[.V11])/((2*[.V11])+[.W11]+[.Y11])" office:value-type="float" office:value="0.501714983789879" calcext:value-type="float">
            <text:p>0.5017</text:p>
          </table:table-cell>
          <table:table-cell table:style-name="ce106" table:formula="of:=(5*[.V11])/((5*[.V11])+(4*[.Y11])+[.W11])" office:value-type="float" office:value="0.449994100096084" calcext:value-type="float">
            <text:p>0.4500</text:p>
          </table:table-cell>
          <table:table-cell office:value-type="float" office:value="9.66666661296296" calcext:value-type="float">
            <text:p>9.66666661296296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06" table:number-columns-repeated="2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34" calcext:value-type="float">
            <text:p>5934</text:p>
          </table:table-cell>
          <table:table-cell office:value-type="float" office:value="804" calcext:value-type="float">
            <text:p>804</text:p>
          </table:table-cell>
          <table:table-cell office:value-type="float" office:value="5337" calcext:value-type="float">
            <text:p>5337</text:p>
          </table:table-cell>
          <table:table-cell office:value-type="float" office:value="6658" calcext:value-type="float">
            <text:p>6658</text:p>
          </table:table-cell>
          <table:table-cell table:style-name="ce108" table:formula="of:=([.J12]+[.L12])/([.J12]+[.K12]+[.L12]+[.M12])" office:value-type="float" office:value="0.601665510062457" calcext:value-type="float">
            <text:p>0.6017</text:p>
          </table:table-cell>
          <table:table-cell table:style-name="ce107" table:formula="of:=[.J12]/([.J12]+[.K12])" office:value-type="float" office:value="0.880676758682101" calcext:value-type="float">
            <text:p>0.8807</text:p>
          </table:table-cell>
          <table:table-cell table:style-name="ce107" table:formula="of:=[.J12]/([.J12]+[.M12])" office:value-type="float" office:value="0.471251588310038" calcext:value-type="float">
            <text:p>0.4713</text:p>
          </table:table-cell>
          <table:table-cell table:style-name="ce107" table:formula="of:=[.L12]/([.L12]+[.K12])" office:value-type="float" office:value="0.869076697606253" calcext:value-type="float">
            <text:p>0.8691</text:p>
          </table:table-cell>
          <table:table-cell table:style-name="ce107" table:formula="of:=(2*[.J12])/((2*[.J12])+[.K12]+[.M12])" office:value-type="float" office:value="0.613967925504397" calcext:value-type="float">
            <text:p>0.6140</text:p>
          </table:table-cell>
          <table:table-cell table:style-name="ce107" table:formula="of:=(5*[.J12])/((5*[.J12])+(4*[.M12])+[.K12])" office:value-type="float" office:value="0.519560116274997" calcext:value-type="float">
            <text:p>0.5196</text:p>
          </table:table-cell>
          <table:table-cell office:value-type="float" office:value="2.77777776234568" calcext:value-type="float">
            <text:p>2.77777776234568</text:p>
          </table:table-cell>
          <table:table-cell office:value-type="float" office:value="0.4" calcext:value-type="float">
            <text:p>0.4</text:p>
          </table:table-cell>
          <table:table-cell office:value-type="float" office:value="4467" calcext:value-type="float">
            <text:p>4467</text:p>
          </table:table-cell>
          <table:table-cell office:value-type="float" office:value="2271" calcext:value-type="float">
            <text:p>2271</text:p>
          </table:table-cell>
          <table:table-cell office:value-type="float" office:value="5337" calcext:value-type="float">
            <text:p>5337</text:p>
          </table:table-cell>
          <table:table-cell office:value-type="float" office:value="8213" calcext:value-type="float">
            <text:p>8213</text:p>
          </table:table-cell>
          <table:table-cell table:style-name="ce108" table:formula="of:=([.V12]+[.X12])/([.V12]+[.W12]+[.X12]+[.Y12])" office:value-type="float" office:value="0.483241324921136" calcext:value-type="float">
            <text:p>0.4832</text:p>
          </table:table-cell>
          <table:table-cell table:style-name="ce107" table:formula="of:=[.V12]/([.V12]+[.W12])" office:value-type="float" office:value="0.662956366874443" calcext:value-type="float">
            <text:p>0.6630</text:p>
          </table:table-cell>
          <table:table-cell table:style-name="ce107" table:formula="of:=[.V12]/([.V12]+[.Y12])" office:value-type="float" office:value="0.352287066246057" calcext:value-type="float">
            <text:p>0.3523</text:p>
          </table:table-cell>
          <table:table-cell table:style-name="ce107" table:formula="of:=[.X12]/([.X12]+[.W12])" office:value-type="float" office:value="0.701498422712934" calcext:value-type="float">
            <text:p>0.7015</text:p>
          </table:table-cell>
          <table:table-cell table:style-name="ce107" table:formula="of:=(2*[.V12])/((2*[.V12])+[.W12]+[.Y12])" office:value-type="float" office:value="0.460088577608405" calcext:value-type="float">
            <text:p>0.4601</text:p>
          </table:table-cell>
          <table:table-cell table:style-name="ce107" table:formula="of:=(5*[.V12])/((5*[.V12])+(4*[.Y12])+[.W12])" office:value-type="float" office:value="0.388718716279717" calcext:value-type="float">
            <text:p>0.3887</text:p>
          </table:table-cell>
          <table:table-cell office:value-type="float" office:value="11.2777777151235" calcext:value-type="float">
            <text:p>11.2777777151235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vanilla2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1564" calcext:value-type="float">
            <text:p>11564</text:p>
          </table:table-cell>
          <table:table-cell office:value-type="float" office:value="3497" calcext:value-type="float">
            <text:p>3497</text:p>
          </table:table-cell>
          <table:table-cell office:value-type="float" office:value="2644" calcext:value-type="float">
            <text:p>2644</text:p>
          </table:table-cell>
          <table:table-cell office:value-type="float" office:value="1028" calcext:value-type="float">
            <text:p>1028</text:p>
          </table:table-cell>
          <table:table-cell table:style-name="ce106" table:formula="of:=([.J14]+[.L14])/([.J14]+[.K14]+[.L14]+[.M14])" office:value-type="float" office:value="0.758447659211018" calcext:value-type="float">
            <text:p>0.7584</text:p>
          </table:table-cell>
          <table:table-cell table:style-name="ce106" table:formula="of:=[.J14]/([.J14]+[.K14])" office:value-type="float" office:value="0.767810902330522" calcext:value-type="float">
            <text:p>0.7678</text:p>
          </table:table-cell>
          <table:table-cell table:style-name="ce106" table:formula="of:=[.J14]/([.J14]+[.M14])" office:value-type="float" office:value="0.918360864040661" calcext:value-type="float">
            <text:p>0.9184</text:p>
          </table:table-cell>
          <table:table-cell table:style-name="ce106" table:formula="of:=[.L14]/([.L14]+[.K14])" office:value-type="float" office:value="0.430548770558541" calcext:value-type="float">
            <text:p>0.4305</text:p>
          </table:table-cell>
          <table:table-cell table:style-name="ce106" table:formula="of:=(2*[.J14])/((2*[.J14])+[.K14]+[.M14])" office:value-type="float" office:value="0.836364951361516" calcext:value-type="float">
            <text:p>0.8364</text:p>
          </table:table-cell>
          <table:table-cell table:style-name="ce106" table:formula="of:=(5*[.J14])/((5*[.J14])+(4*[.M14])+[.K14])" office:value-type="float" office:value="0.883706001925752" calcext:value-type="float">
            <text:p>0.8837</text:p>
          </table:table-cell>
          <table:table-cell office:value-type="float" office:value="0.111111110493827" calcext:value-type="float">
            <text:p>0.111111110493827</text:p>
          </table:table-cell>
          <table:table-cell office:value-type="float" office:value="0.1" calcext:value-type="float">
            <text:p>0.1</text:p>
          </table:table-cell>
          <table:table-cell office:value-type="float" office:value="9853" calcext:value-type="float">
            <text:p>9853</text:p>
          </table:table-cell>
          <table:table-cell office:value-type="float" office:value="18002" calcext:value-type="float">
            <text:p>18002</text:p>
          </table:table-cell>
          <table:table-cell office:value-type="float" office:value="2644" calcext:value-type="float">
            <text:p>2644</text:p>
          </table:table-cell>
          <table:table-cell office:value-type="float" office:value="2827" calcext:value-type="float">
            <text:p>2827</text:p>
          </table:table-cell>
          <table:table-cell table:style-name="ce106" table:formula="of:=([.V14]+[.X14])/([.V14]+[.W14]+[.X14]+[.Y14])" office:value-type="float" office:value="0.374992498349637" calcext:value-type="float">
            <text:p>0.3750</text:p>
          </table:table-cell>
          <table:table-cell table:style-name="ce106" table:formula="of:=[.V14]/([.V14]+[.W14])" office:value-type="float" office:value="0.35372464548555" calcext:value-type="float">
            <text:p>0.3537</text:p>
          </table:table-cell>
          <table:table-cell table:style-name="ce106" table:formula="of:=[.V14]/([.V14]+[.Y14])" office:value-type="float" office:value="0.77705047318612" calcext:value-type="float">
            <text:p>0.7771</text:p>
          </table:table-cell>
          <table:table-cell table:style-name="ce106" table:formula="of:=[.X14]/([.X14]+[.W14])" office:value-type="float" office:value="0.128063547418386" calcext:value-type="float">
            <text:p>0.1281</text:p>
          </table:table-cell>
          <table:table-cell table:style-name="ce106" table:formula="of:=(2*[.V14])/((2*[.V14])+[.W14]+[.Y14])" office:value-type="float" office:value="0.486147773529049" calcext:value-type="float">
            <text:p>0.4861</text:p>
          </table:table-cell>
          <table:table-cell table:style-name="ce106" table:formula="of:=(5*[.V14])/((5*[.V14])+(4*[.Y14])+[.W14])" office:value-type="float" office:value="0.626980591791282" calcext:value-type="float">
            <text:p>0.6270</text:p>
          </table:table-cell>
          <table:table-cell office:value-type="float" office:value="2.94444442808642" calcext:value-type="float">
            <text:p>2.94444442808642</text:p>
          </table:table-cell>
          <table:table-cell office:value-type="float" office:value="0.1" calcext:value-type="float">
            <text:p>0.1</text:p>
          </table:table-cell>
          <table:table-cell office:value-type="float" office:value="8171" calcext:value-type="float">
            <text:p>8171</text:p>
          </table:table-cell>
          <table:table-cell office:value-type="float" office:value="456" calcext:value-type="float">
            <text:p>456</text:p>
          </table:table-cell>
          <table:table-cell office:value-type="float" office:value="99" calcext:value-type="float">
            <text:p>99</text:p>
          </table:table-cell>
          <table:table-cell office:value-type="float" office:value="915" calcext:value-type="float">
            <text:p>915</text:p>
          </table:table-cell>
          <table:table-cell table:style-name="ce106" table:formula="of:=([.AH14]+[.AJ14])/([.AH14]+[.AI14]+[.AJ14]+[.AK14])" office:value-type="float" office:value="0.85779483456073" calcext:value-type="float">
            <text:p>0.8578</text:p>
          </table:table-cell>
          <table:table-cell office:value-type="float" office:value="0.926443271541631" calcext:value-type="float">
            <text:p>0.926443271541631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VANILLA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542" calcext:value-type="float">
            <text:p>10542</text:p>
          </table:table-cell>
          <table:table-cell office:value-type="float" office:value="2431" calcext:value-type="float">
            <text:p>2431</text:p>
          </table:table-cell>
          <table:table-cell office:value-type="float" office:value="3710" calcext:value-type="float">
            <text:p>3710</text:p>
          </table:table-cell>
          <table:table-cell office:value-type="float" office:value="2050" calcext:value-type="float">
            <text:p>2050</text:p>
          </table:table-cell>
          <table:table-cell table:style-name="ce107" table:formula="of:=([.J15]+[.L15])/([.J15]+[.K15]+[.L15]+[.M15])" office:value-type="float" office:value="0.760796455452944" calcext:value-type="float">
            <text:p>0.7608</text:p>
          </table:table-cell>
          <table:table-cell table:style-name="ce107" table:formula="of:=[.J15]/([.J15]+[.K15])" office:value-type="float" office:value="0.812610807060819" calcext:value-type="float">
            <text:p>0.8126</text:p>
          </table:table-cell>
          <table:table-cell table:style-name="ce107" table:formula="of:=[.J15]/([.J15]+[.M15])" office:value-type="float" office:value="0.837198221092757" calcext:value-type="float">
            <text:p>0.8372</text:p>
          </table:table-cell>
          <table:table-cell table:style-name="ce107" table:formula="of:=[.L15]/([.L15]+[.K15])" office:value-type="float" office:value="0.604136134180101" calcext:value-type="float">
            <text:p>0.6041</text:p>
          </table:table-cell>
          <table:table-cell table:style-name="ce107" table:formula="of:=(2*[.J15])/((2*[.J15])+[.K15]+[.M15])" office:value-type="float" office:value="0.824721298650499" calcext:value-type="float">
            <text:p>0.8247</text:p>
          </table:table-cell>
          <table:table-cell table:style-name="ce107" table:formula="of:=(5*[.J15])/((5*[.J15])+(4*[.M15])+[.K15])" office:value-type="float" office:value="0.832162422443599" calcext:value-type="float">
            <text:p>0.8322</text:p>
          </table:table-cell>
          <table:table-cell office:value-type="float" office:value="0.333333331481481" calcext:value-type="float">
            <text:p>0.3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9375" calcext:value-type="float">
            <text:p>9375</text:p>
          </table:table-cell>
          <table:table-cell office:value-type="float" office:value="8789" calcext:value-type="float">
            <text:p>8789</text:p>
          </table:table-cell>
          <table:table-cell office:value-type="float" office:value="3710" calcext:value-type="float">
            <text:p>3710</text:p>
          </table:table-cell>
          <table:table-cell office:value-type="float" office:value="3305" calcext:value-type="float">
            <text:p>3305</text:p>
          </table:table-cell>
          <table:table-cell table:style-name="ce107" table:formula="of:=([.V15]+[.X15])/([.V15]+[.W15]+[.X15]+[.Y15])" office:value-type="float" office:value="0.519679097660749" calcext:value-type="float">
            <text:p>0.5197</text:p>
          </table:table-cell>
          <table:table-cell table:style-name="ce107" table:formula="of:=[.V15]/([.V15]+[.W15])" office:value-type="float" office:value="0.516130808192028" calcext:value-type="float">
            <text:p>0.5161</text:p>
          </table:table-cell>
          <table:table-cell table:style-name="ce107" table:formula="of:=[.V15]/([.V15]+[.Y15])" office:value-type="float" office:value="0.739353312302839" calcext:value-type="float">
            <text:p>0.7394</text:p>
          </table:table-cell>
          <table:table-cell table:style-name="ce107" table:formula="of:=[.X15]/([.X15]+[.W15])" office:value-type="float" office:value="0.296823745899672" calcext:value-type="float">
            <text:p>0.2968</text:p>
          </table:table-cell>
          <table:table-cell table:style-name="ce107" table:formula="of:=(2*[.V15])/((2*[.V15])+[.W15]+[.Y15])" office:value-type="float" office:value="0.607897808325768" calcext:value-type="float">
            <text:p>0.6079</text:p>
          </table:table-cell>
          <table:table-cell table:style-name="ce107" table:formula="of:=(5*[.V15])/((5*[.V15])+(4*[.Y15])+[.W15])" office:value-type="float" office:value="0.680491841356483" calcext:value-type="float">
            <text:p>0.6805</text:p>
          </table:table-cell>
          <table:table-cell office:value-type="float" office:value="3.33333331481481" calcext:value-type="float">
            <text:p>3.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7725" calcext:value-type="float">
            <text:p>7725</text:p>
          </table:table-cell>
          <table:table-cell office:value-type="float" office:value="347" calcext:value-type="float">
            <text:p>347</text:p>
          </table:table-cell>
          <table:table-cell office:value-type="float" office:value="169" calcext:value-type="float">
            <text:p>169</text:p>
          </table:table-cell>
          <table:table-cell office:value-type="float" office:value="1007" calcext:value-type="float">
            <text:p>1007</text:p>
          </table:table-cell>
          <table:table-cell table:style-name="ce107" table:formula="of:=([.AH15]+[.AJ15])/([.AH15]+[.AI15]+[.AJ15]+[.AK15])" office:value-type="float" office:value="0.853589965397924" calcext:value-type="float">
            <text:p>0.8536</text:p>
          </table:table-cell>
          <table:table-cell office:value-type="float" office:value="0.906079763448061" calcext:value-type="float">
            <text:p>0.90607976344806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9912" calcext:value-type="float">
            <text:p>9912</text:p>
          </table:table-cell>
          <table:table-cell office:value-type="float" office:value="1991" calcext:value-type="float">
            <text:p>1991</text:p>
          </table:table-cell>
          <table:table-cell office:value-type="float" office:value="4150" calcext:value-type="float">
            <text:p>4150</text:p>
          </table:table-cell>
          <table:table-cell office:value-type="float" office:value="2680" calcext:value-type="float">
            <text:p>2680</text:p>
          </table:table-cell>
          <table:table-cell table:style-name="ce106" table:formula="of:=([.J16]+[.L16])/([.J16]+[.K16]+[.L16]+[.M16])" office:value-type="float" office:value="0.750653926226445" calcext:value-type="float">
            <text:p>0.7507</text:p>
          </table:table-cell>
          <table:table-cell table:style-name="ce106" table:formula="of:=[.J16]/([.J16]+[.K16])" office:value-type="float" office:value="0.832731244224145" calcext:value-type="float">
            <text:p>0.8327</text:p>
          </table:table-cell>
          <table:table-cell table:style-name="ce106" table:formula="of:=[.J16]/([.J16]+[.M16])" office:value-type="float" office:value="0.787166454891995" calcext:value-type="float">
            <text:p>0.7872</text:p>
          </table:table-cell>
          <table:table-cell table:style-name="ce106" table:formula="of:=[.L16]/([.L16]+[.K16])" office:value-type="float" office:value="0.675785702654291" calcext:value-type="float">
            <text:p>0.6758</text:p>
          </table:table-cell>
          <table:table-cell table:style-name="ce106" table:formula="of:=(2*[.J16])/((2*[.J16])+[.K16]+[.M16])" office:value-type="float" office:value="0.809308022045315" calcext:value-type="float">
            <text:p>0.8093</text:p>
          </table:table-cell>
          <table:table-cell table:style-name="ce106" table:formula="of:=(5*[.J16])/((5*[.J16])+(4*[.M16])+[.K16])" office:value-type="float" office:value="0.795876089993737" calcext:value-type="float">
            <text:p>0.7959</text:p>
          </table:table-cell>
          <table:table-cell office:value-type="float" office:value="1.16666666018519" calcext:value-type="float">
            <text:p>1.16666666018519</text:p>
          </table:table-cell>
          <table:table-cell office:value-type="float" office:value="0.3" calcext:value-type="float">
            <text:p>0.3</text:p>
          </table:table-cell>
          <table:table-cell office:value-type="float" office:value="8994" calcext:value-type="float">
            <text:p>8994</text:p>
          </table:table-cell>
          <table:table-cell office:value-type="float" office:value="6222" calcext:value-type="float">
            <text:p>6222</text:p>
          </table:table-cell>
          <table:table-cell office:value-type="float" office:value="4150" calcext:value-type="float">
            <text:p>4150</text:p>
          </table:table-cell>
          <table:table-cell office:value-type="float" office:value="3686" calcext:value-type="float">
            <text:p>3686</text:p>
          </table:table-cell>
          <table:table-cell table:style-name="ce106" table:formula="of:=([.V16]+[.X16])/([.V16]+[.W16]+[.X16]+[.Y16])" office:value-type="float" office:value="0.570189137601943" calcext:value-type="float">
            <text:p>0.5702</text:p>
          </table:table-cell>
          <table:table-cell table:style-name="ce106" table:formula="of:=[.V16]/([.V16]+[.W16])" office:value-type="float" office:value="0.59108832807571" calcext:value-type="float">
            <text:p>0.5911</text:p>
          </table:table-cell>
          <table:table-cell table:style-name="ce106" table:formula="of:=[.V16]/([.V16]+[.Y16])" office:value-type="float" office:value="0.709305993690852" calcext:value-type="float">
            <text:p>0.7093</text:p>
          </table:table-cell>
          <table:table-cell table:style-name="ce106" table:formula="of:=[.X16]/([.X16]+[.W16])" office:value-type="float" office:value="0.400115696104898" calcext:value-type="float">
            <text:p>0.4001</text:p>
          </table:table-cell>
          <table:table-cell table:style-name="ce106" table:formula="of:=(2*[.V16])/((2*[.V16])+[.W16]+[.Y16])" office:value-type="float" office:value="0.644823630628047" calcext:value-type="float">
            <text:p>0.6448</text:p>
          </table:table-cell>
          <table:table-cell table:style-name="ce106" table:formula="of:=(5*[.V16])/((5*[.V16])+(4*[.Y16])+[.W16])" office:value-type="float" office:value="0.682024993933511" calcext:value-type="float">
            <text:p>0.6820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3" calcext:value-type="float">
            <text:p>0.3</text:p>
          </table:table-cell>
          <table:table-cell office:value-type="float" office:value="7401" calcext:value-type="float">
            <text:p>7401</text:p>
          </table:table-cell>
          <table:table-cell office:value-type="float" office:value="264" calcext:value-type="float">
            <text:p>264</text:p>
          </table:table-cell>
          <table:table-cell office:value-type="float" office:value="215" calcext:value-type="float">
            <text:p>215</text:p>
          </table:table-cell>
          <table:table-cell office:value-type="float" office:value="1013" calcext:value-type="float">
            <text:p>1013</text:p>
          </table:table-cell>
          <table:table-cell table:style-name="ce106" table:formula="of:=([.AH16]+[.AJ16])/([.AH16]+[.AI16]+[.AJ16]+[.AK16])" office:value-type="float" office:value="0.85640391319015" calcext:value-type="float">
            <text:p>0.8564</text:p>
          </table:table-cell>
          <table:table-cell office:value-type="float" office:value="0.894376667598956" calcext:value-type="float">
            <text:p>0.89437666759895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465" calcext:value-type="float">
            <text:p>9465</text:p>
          </table:table-cell>
          <table:table-cell office:value-type="float" office:value="1733" calcext:value-type="float">
            <text:p>1733</text:p>
          </table:table-cell>
          <table:table-cell office:value-type="float" office:value="4408" calcext:value-type="float">
            <text:p>4408</text:p>
          </table:table-cell>
          <table:table-cell office:value-type="float" office:value="3127" calcext:value-type="float">
            <text:p>3127</text:p>
          </table:table-cell>
          <table:table-cell table:style-name="ce108" table:formula="of:=([.J17]+[.L17])/([.J17]+[.K17]+[.L17]+[.M17])" office:value-type="float" office:value="0.740564778732718" calcext:value-type="float">
            <text:p>0.7406</text:p>
          </table:table-cell>
          <table:table-cell table:style-name="ce107" table:formula="of:=[.J17]/([.J17]+[.K17])" office:value-type="float" office:value="0.845240221468119" calcext:value-type="float">
            <text:p>0.8452</text:p>
          </table:table-cell>
          <table:table-cell table:style-name="ce107" table:formula="of:=[.J17]/([.J17]+[.M17])" office:value-type="float" office:value="0.751667725540025" calcext:value-type="float">
            <text:p>0.7517</text:p>
          </table:table-cell>
          <table:table-cell table:style-name="ce107" table:formula="of:=[.L17]/([.L17]+[.K17])" office:value-type="float" office:value="0.717798404168702" calcext:value-type="float">
            <text:p>0.7178</text:p>
          </table:table-cell>
          <table:table-cell table:style-name="ce107" table:formula="of:=(2*[.J17])/((2*[.J17])+[.K17]+[.M17])" office:value-type="float" office:value="0.795712484237074" calcext:value-type="float">
            <text:p>0.7957</text:p>
          </table:table-cell>
          <table:table-cell table:style-name="ce107" table:formula="of:=(5*[.J17])/((5*[.J17])+(4*[.M17])+[.K17])" office:value-type="float" office:value="0.768687262450054" calcext:value-type="float">
            <text:p>0.7687</text:p>
          </table:table-cell>
          <table:table-cell office:value-type="float" office:value="2.0555555441358" calcext:value-type="float">
            <text:p>2.0555555441358</text:p>
          </table:table-cell>
          <table:table-cell office:value-type="float" office:value="0.4" calcext:value-type="float">
            <text:p>0.4</text:p>
          </table:table-cell>
          <table:table-cell office:value-type="float" office:value="8637" calcext:value-type="float">
            <text:p>8637</text:p>
          </table:table-cell>
          <table:table-cell office:value-type="float" office:value="4947" calcext:value-type="float">
            <text:p>4947</text:p>
          </table:table-cell>
          <table:table-cell office:value-type="float" office:value="4408" calcext:value-type="float">
            <text:p>4408</text:p>
          </table:table-cell>
          <table:table-cell office:value-type="float" office:value="4043" calcext:value-type="float">
            <text:p>4043</text:p>
          </table:table-cell>
          <table:table-cell table:style-name="ce108" table:formula="of:=([.V17]+[.X17])/([.V17]+[.W17]+[.X17]+[.Y17])" office:value-type="float" office:value="0.592012707056955" calcext:value-type="float">
            <text:p>0.5920</text:p>
          </table:table-cell>
          <table:table-cell table:style-name="ce107" table:formula="of:=[.V17]/([.V17]+[.W17])" office:value-type="float" office:value="0.635821554770318" calcext:value-type="float">
            <text:p>0.6358</text:p>
          </table:table-cell>
          <table:table-cell table:style-name="ce107" table:formula="of:=[.V17]/([.V17]+[.Y17])" office:value-type="float" office:value="0.68115141955836" calcext:value-type="float">
            <text:p>0.6812</text:p>
          </table:table-cell>
          <table:table-cell table:style-name="ce107" table:formula="of:=[.X17]/([.X17]+[.W17])" office:value-type="float" office:value="0.471191876002138" calcext:value-type="float">
            <text:p>0.4712</text:p>
          </table:table-cell>
          <table:table-cell table:style-name="ce107" table:formula="of:=(2*[.V17])/((2*[.V17])+[.W17]+[.Y17])" office:value-type="float" office:value="0.657706366128541" calcext:value-type="float">
            <text:p>0.6577</text:p>
          </table:table-cell>
          <table:table-cell table:style-name="ce107" table:formula="of:=(5*[.V17])/((5*[.V17])+(4*[.Y17])+[.W17])" office:value-type="float" office:value="0.671575640706643" calcext:value-type="float">
            <text:p>0.6716</text:p>
          </table:table-cell>
          <table:table-cell office:value-type="float" office:value="4.61111108549383" calcext:value-type="float">
            <text:p>4.61111108549383</text:p>
          </table:table-cell>
          <table:table-cell office:value-type="float" office:value="0.4" calcext:value-type="float">
            <text:p>0.4</text:p>
          </table:table-cell>
          <table:table-cell office:value-type="float" office:value="7140" calcext:value-type="float">
            <text:p>7140</text:p>
          </table:table-cell>
          <table:table-cell office:value-type="float" office:value="193" calcext:value-type="float">
            <text:p>193</text:p>
          </table:table-cell>
          <table:table-cell office:value-type="float" office:value="262" calcext:value-type="float">
            <text:p>262</text:p>
          </table:table-cell>
          <table:table-cell office:value-type="float" office:value="1018" calcext:value-type="float">
            <text:p>1018</text:p>
          </table:table-cell>
          <table:table-cell table:style-name="ce108" table:formula="of:=([.AH17]+[.AJ17])/([.AH17]+[.AI17]+[.AJ17]+[.AK17])" office:value-type="float" office:value="0.859398583536514" calcext:value-type="float">
            <text:p>0.8594</text:p>
          </table:table-cell>
          <table:table-cell office:value-type="float" office:value="0.897545120629382" calcext:value-type="float">
            <text:p>0.89754512062938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9024" calcext:value-type="float">
            <text:p>9024</text:p>
          </table:table-cell>
          <table:table-cell office:value-type="float" office:value="1521" calcext:value-type="float">
            <text:p>1521</text:p>
          </table:table-cell>
          <table:table-cell office:value-type="float" office:value="4620" calcext:value-type="float">
            <text:p>4620</text:p>
          </table:table-cell>
          <table:table-cell office:value-type="float" office:value="3568" calcext:value-type="float">
            <text:p>3568</text:p>
          </table:table-cell>
          <table:table-cell table:style-name="ce106" table:formula="of:=([.J18]+[.L18])/([.J18]+[.K18]+[.L18]+[.M18])" office:value-type="float" office:value="0.728340361928148" calcext:value-type="float">
            <text:p>0.7283</text:p>
          </table:table-cell>
          <table:table-cell table:style-name="ce106" table:formula="of:=[.J18]/([.J18]+[.K18])" office:value-type="float" office:value="0.855761024182077" calcext:value-type="float">
            <text:p>0.8558</text:p>
          </table:table-cell>
          <table:table-cell table:style-name="ce106" table:formula="of:=[.J18]/([.J18]+[.M18])" office:value-type="float" office:value="0.716645489199492" calcext:value-type="float">
            <text:p>0.7166</text:p>
          </table:table-cell>
          <table:table-cell table:style-name="ce106" table:formula="of:=[.L18]/([.L18]+[.K18])" office:value-type="float" office:value="0.752320468978994" calcext:value-type="float">
            <text:p>0.7523</text:p>
          </table:table-cell>
          <table:table-cell table:style-name="ce106" table:formula="of:=(2*[.J18])/((2*[.J18])+[.K18]+[.M18])" office:value-type="float" office:value="0.780049271729265" calcext:value-type="float">
            <text:p>0.7800</text:p>
          </table:table-cell>
          <table:table-cell table:style-name="ce106" table:formula="of:=(5*[.J18])/((5*[.J18])+(4*[.M18])+[.K18])" office:value-type="float" office:value="0.740728580106053" calcext:value-type="float">
            <text:p>0.7407</text:p>
          </table:table-cell>
          <table:table-cell office:value-type="float" office:value="4.33333330925926" calcext:value-type="float">
            <text:p>4.33333330925926</text:p>
          </table:table-cell>
          <table:table-cell office:value-type="float" office:value="0.5" calcext:value-type="float">
            <text:p>0.5</text:p>
          </table:table-cell>
          <table:table-cell office:value-type="float" office:value="8285" calcext:value-type="float">
            <text:p>8285</text:p>
          </table:table-cell>
          <table:table-cell office:value-type="float" office:value="4048" calcext:value-type="float">
            <text:p>4048</text:p>
          </table:table-cell>
          <table:table-cell office:value-type="float" office:value="4620" calcext:value-type="float">
            <text:p>4620</text:p>
          </table:table-cell>
          <table:table-cell office:value-type="float" office:value="4395" calcext:value-type="float">
            <text:p>4395</text:p>
          </table:table-cell>
          <table:table-cell table:style-name="ce106" table:formula="of:=([.V18]+[.X18])/([.V18]+[.W18]+[.X18]+[.Y18])" office:value-type="float" office:value="0.604506276934607" calcext:value-type="float">
            <text:p>0.6045</text:p>
          </table:table-cell>
          <table:table-cell table:style-name="ce106" table:formula="of:=[.V18]/([.V18]+[.W18])" office:value-type="float" office:value="0.671774912835482" calcext:value-type="float">
            <text:p>0.6718</text:p>
          </table:table-cell>
          <table:table-cell table:style-name="ce106" table:formula="of:=[.V18]/([.V18]+[.Y18])" office:value-type="float" office:value="0.653391167192429" calcext:value-type="float">
            <text:p>0.6534</text:p>
          </table:table-cell>
          <table:table-cell table:style-name="ce106" table:formula="of:=[.X18]/([.X18]+[.W18])" office:value-type="float" office:value="0.532994923857868" calcext:value-type="float">
            <text:p>0.5330</text:p>
          </table:table-cell>
          <table:table-cell table:style-name="ce106" table:formula="of:=(2*[.V18])/((2*[.V18])+[.W18]+[.Y18])" office:value-type="float" office:value="0.662455523127973" calcext:value-type="float">
            <text:p>0.6625</text:p>
          </table:table-cell>
          <table:table-cell table:style-name="ce106" table:formula="of:=(5*[.V18])/((5*[.V18])+(4*[.Y18])+[.W18])" office:value-type="float" office:value="0.656986979207968" calcext:value-type="float">
            <text:p>0.6570</text:p>
          </table:table-cell>
          <table:table-cell office:value-type="float" office:value="13.8333332564815" calcext:value-type="float">
            <text:p>13.8333332564815</text:p>
          </table:table-cell>
          <table:table-cell office:value-type="float" office:value="0.5" calcext:value-type="float">
            <text:p>0.5</text:p>
          </table:table-cell>
          <table:table-cell office:value-type="float" office:value="6811" calcext:value-type="float">
            <text:p>6811</text:p>
          </table:table-cell>
          <table:table-cell office:value-type="float" office:value="143" calcext:value-type="float">
            <text:p>143</text:p>
          </table:table-cell>
          <table:table-cell office:value-type="float" office:value="284" calcext:value-type="float">
            <text:p>284</text:p>
          </table:table-cell>
          <table:table-cell office:value-type="float" office:value="969" calcext:value-type="float">
            <text:p>969</text:p>
          </table:table-cell>
          <table:table-cell table:style-name="ce106" table:formula="of:=([.AH18]+[.AJ18])/([.AH18]+[.AI18]+[.AJ18]+[.AK18])" office:value-type="float" office:value="0.864505909589375" calcext:value-type="float">
            <text:p>0.8645</text:p>
          </table:table-cell>
          <table:table-cell office:value-type="float" office:value="0.897990823738342" calcext:value-type="float">
            <text:p>0.89799082373834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501" calcext:value-type="float">
            <text:p>8501</text:p>
          </table:table-cell>
          <table:table-cell office:value-type="float" office:value="1333" calcext:value-type="float">
            <text:p>1333</text:p>
          </table:table-cell>
          <table:table-cell office:value-type="float" office:value="4808" calcext:value-type="float">
            <text:p>4808</text:p>
          </table:table-cell>
          <table:table-cell office:value-type="float" office:value="4091" calcext:value-type="float">
            <text:p>4091</text:p>
          </table:table-cell>
          <table:table-cell table:style-name="ce107" table:formula="of:=([.J19]+[.L19])/([.J19]+[.K19]+[.L19]+[.M19])" office:value-type="float" office:value="0.710457481449848" calcext:value-type="float">
            <text:p>0.7105</text:p>
          </table:table-cell>
          <table:table-cell table:style-name="ce107" table:formula="of:=[.J19]/([.J19]+[.K19])" office:value-type="float" office:value="0.864449867805572" calcext:value-type="float">
            <text:p>0.8644</text:p>
          </table:table-cell>
          <table:table-cell table:style-name="ce107" table:formula="of:=[.J19]/([.J19]+[.M19])" office:value-type="float" office:value="0.675111181702668" calcext:value-type="float">
            <text:p>0.6751</text:p>
          </table:table-cell>
          <table:table-cell table:style-name="ce107" table:formula="of:=[.L19]/([.L19]+[.K19])" office:value-type="float" office:value="0.782934375508875" calcext:value-type="float">
            <text:p>0.7829</text:p>
          </table:table-cell>
          <table:table-cell table:style-name="ce107" table:formula="of:=(2*[.J19])/((2*[.J19])+[.K19]+[.M19])" office:value-type="float" office:value="0.758137875680014" calcext:value-type="float">
            <text:p>0.7581</text:p>
          </table:table-cell>
          <table:table-cell table:style-name="ce107" table:formula="of:=(5*[.J19])/((5*[.J19])+(4*[.M19])+[.K19])" office:value-type="float" office:value="0.706039666456264" calcext:value-type="float">
            <text:p>0.7060</text:p>
          </table:table-cell>
          <table:table-cell office:value-type="float" office:value="7.27777773734568" calcext:value-type="float">
            <text:p>7.27777773734568</text:p>
          </table:table-cell>
          <table:table-cell office:value-type="float" office:value="0.6" calcext:value-type="float">
            <text:p>0.6</text:p>
          </table:table-cell>
          <table:table-cell office:value-type="float" office:value="7854" calcext:value-type="float">
            <text:p>7854</text:p>
          </table:table-cell>
          <table:table-cell office:value-type="float" office:value="3238" calcext:value-type="float">
            <text:p>3238</text:p>
          </table:table-cell>
          <table:table-cell office:value-type="float" office:value="4808" calcext:value-type="float">
            <text:p>4808</text:p>
          </table:table-cell>
          <table:table-cell office:value-type="float" office:value="4826" calcext:value-type="float">
            <text:p>4826</text:p>
          </table:table-cell>
          <table:table-cell table:style-name="ce107" table:formula="of:=([.V19]+[.X19])/([.V19]+[.W19]+[.X19]+[.Y19])" office:value-type="float" office:value="0.610923477757406" calcext:value-type="float">
            <text:p>0.6109</text:p>
          </table:table-cell>
          <table:table-cell table:style-name="ce107" table:formula="of:=[.V19]/([.V19]+[.W19])" office:value-type="float" office:value="0.708077893977642" calcext:value-type="float">
            <text:p>0.7081</text:p>
          </table:table-cell>
          <table:table-cell table:style-name="ce107" table:formula="of:=[.V19]/([.V19]+[.Y19])" office:value-type="float" office:value="0.619400630914826" calcext:value-type="float">
            <text:p>0.6194</text:p>
          </table:table-cell>
          <table:table-cell table:style-name="ce107" table:formula="of:=[.X19]/([.X19]+[.W19])" office:value-type="float" office:value="0.59756400695998" calcext:value-type="float">
            <text:p>0.5976</text:p>
          </table:table-cell>
          <table:table-cell table:style-name="ce107" table:formula="of:=(2*[.V19])/((2*[.V19])+[.W19]+[.Y19])" office:value-type="float" office:value="0.660777385159011" calcext:value-type="float">
            <text:p>0.6608</text:p>
          </table:table-cell>
          <table:table-cell table:style-name="ce107" table:formula="of:=(5*[.V19])/((5*[.V19])+(4*[.Y19])+[.W19])" office:value-type="float" office:value="0.635313531353135" calcext:value-type="float">
            <text:p>0.6353</text:p>
          </table:table-cell>
          <table:table-cell office:value-type="float" office:value="18.3888887867284" calcext:value-type="float">
            <text:p>18.3888887867284</text:p>
          </table:table-cell>
          <table:table-cell office:value-type="float" office:value="0.6" calcext:value-type="float">
            <text:p>0.6</text:p>
          </table:table-cell>
          <table:table-cell office:value-type="float" office:value="6497" calcext:value-type="float">
            <text:p>6497</text:p>
          </table:table-cell>
          <table:table-cell office:value-type="float" office:value="109" calcext:value-type="float">
            <text:p>109</text:p>
          </table:table-cell>
          <table:table-cell office:value-type="float" office:value="258" calcext:value-type="float">
            <text:p>258</text:p>
          </table:table-cell>
          <table:table-cell office:value-type="float" office:value="839" calcext:value-type="float">
            <text:p>839</text:p>
          </table:table-cell>
          <table:table-cell table:style-name="ce107" table:formula="of:=([.AH19]+[.AJ19])/([.AH19]+[.AI19]+[.AJ19]+[.AK19])" office:value-type="float" office:value="0.876931065818512" calcext:value-type="float">
            <text:p>0.8769</text:p>
          </table:table-cell>
          <table:table-cell office:value-type="float" office:value="0.905296189154354" calcext:value-type="float">
            <text:p>0.905296189154354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834" calcext:value-type="float">
            <text:p>7834</text:p>
          </table:table-cell>
          <table:table-cell office:value-type="float" office:value="1106" calcext:value-type="float">
            <text:p>1106</text:p>
          </table:table-cell>
          <table:table-cell office:value-type="float" office:value="5035" calcext:value-type="float">
            <text:p>5035</text:p>
          </table:table-cell>
          <table:table-cell office:value-type="float" office:value="4758" calcext:value-type="float">
            <text:p>4758</text:p>
          </table:table-cell>
          <table:table-cell table:style-name="ce106" table:formula="of:=([.J20]+[.L20])/([.J20]+[.K20]+[.L20]+[.M20])" office:value-type="float" office:value="0.686969519030588" calcext:value-type="float">
            <text:p>0.6870</text:p>
          </table:table-cell>
          <table:table-cell table:style-name="ce106" table:formula="of:=[.J20]/([.J20]+[.K20])" office:value-type="float" office:value="0.876286353467562" calcext:value-type="float">
            <text:p>0.8763</text:p>
          </table:table-cell>
          <table:table-cell table:style-name="ce106" table:formula="of:=[.J20]/([.J20]+[.M20])" office:value-type="float" office:value="0.622141041931385" calcext:value-type="float">
            <text:p>0.6221</text:p>
          </table:table-cell>
          <table:table-cell table:style-name="ce106" table:formula="of:=[.L20]/([.L20]+[.K20])" office:value-type="float" office:value="0.819899039244423" calcext:value-type="float">
            <text:p>0.8199</text:p>
          </table:table-cell>
          <table:table-cell table:style-name="ce106" table:formula="of:=(2*[.J20])/((2*[.J20])+[.K20]+[.M20])" office:value-type="float" office:value="0.727661155489504" calcext:value-type="float">
            <text:p>0.7277</text:p>
          </table:table-cell>
          <table:table-cell table:style-name="ce106" table:formula="of:=(5*[.J20])/((5*[.J20])+(4*[.M20])+[.K20])" office:value-type="float" office:value="0.660450529439536" calcext:value-type="float">
            <text:p>0.6605</text:p>
          </table:table-cell>
          <table:table-cell office:value-type="float" office:value="7.99999995555556" calcext:value-type="float">
            <text:p>7.99999995555556</text:p>
          </table:table-cell>
          <table:table-cell office:value-type="float" office:value="0.7" calcext:value-type="float">
            <text:p>0.7</text:p>
          </table:table-cell>
          <table:table-cell office:value-type="float" office:value="7305" calcext:value-type="float">
            <text:p>7305</text:p>
          </table:table-cell>
          <table:table-cell office:value-type="float" office:value="2510" calcext:value-type="float">
            <text:p>2510</text:p>
          </table:table-cell>
          <table:table-cell office:value-type="float" office:value="5035" calcext:value-type="float">
            <text:p>5035</text:p>
          </table:table-cell>
          <table:table-cell office:value-type="float" office:value="5375" calcext:value-type="float">
            <text:p>5375</text:p>
          </table:table-cell>
          <table:table-cell table:style-name="ce106" table:formula="of:=([.V20]+[.X20])/([.V20]+[.W20]+[.X20]+[.Y20])" office:value-type="float" office:value="0.610135970333745" calcext:value-type="float">
            <text:p>0.6101</text:p>
          </table:table-cell>
          <table:table-cell table:style-name="ce106" table:formula="of:=[.V20]/([.V20]+[.W20])" office:value-type="float" office:value="0.744268976057056" calcext:value-type="float">
            <text:p>0.7443</text:p>
          </table:table-cell>
          <table:table-cell table:style-name="ce106" table:formula="of:=[.V20]/([.V20]+[.Y20])" office:value-type="float" office:value="0.576104100946372" calcext:value-type="float">
            <text:p>0.5761</text:p>
          </table:table-cell>
          <table:table-cell table:style-name="ce106" table:formula="of:=[.X20]/([.X20]+[.W20])" office:value-type="float" office:value="0.667329357190192" calcext:value-type="float">
            <text:p>0.6673</text:p>
          </table:table-cell>
          <table:table-cell table:style-name="ce106" table:formula="of:=(2*[.V20])/((2*[.V20])+[.W20]+[.Y20])" office:value-type="float" office:value="0.649477661702601" calcext:value-type="float">
            <text:p>0.6495</text:p>
          </table:table-cell>
          <table:table-cell table:style-name="ce106" table:formula="of:=(5*[.V20])/((5*[.V20])+(4*[.Y20])+[.W20])" office:value-type="float" office:value="0.603369951267861" calcext:value-type="float">
            <text:p>0.6034</text:p>
          </table:table-cell>
          <table:table-cell office:value-type="float" office:value="18.7222221182099" calcext:value-type="float">
            <text:p>18.7222221182099</text:p>
          </table:table-cell>
          <table:table-cell office:value-type="float" office:value="0.7" calcext:value-type="float">
            <text:p>0.7</text:p>
          </table:table-cell>
          <table:table-cell office:value-type="float" office:value="6085" calcext:value-type="float">
            <text:p>6085</text:p>
          </table:table-cell>
          <table:table-cell office:value-type="float" office:value="84" calcext:value-type="float">
            <text:p>84</text:p>
          </table:table-cell>
          <table:table-cell office:value-type="float" office:value="178" calcext:value-type="float">
            <text:p>178</text:p>
          </table:table-cell>
          <table:table-cell office:value-type="float" office:value="609" calcext:value-type="float">
            <text:p>609</text:p>
          </table:table-cell>
          <table:table-cell table:style-name="ce106" table:formula="of:=([.AH20]+[.AJ20])/([.AH20]+[.AI20]+[.AJ20]+[.AK20])" office:value-type="float" office:value="0.900373778033353" calcext:value-type="float">
            <text:p>0.9004</text:p>
          </table:table-cell>
          <table:table-cell office:value-type="float" office:value="0.93345287162648" calcext:value-type="float">
            <text:p>0.9334528716264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6934" calcext:value-type="float">
            <text:p>6934</text:p>
          </table:table-cell>
          <table:table-cell office:value-type="float" office:value="854" calcext:value-type="float">
            <text:p>854</text:p>
          </table:table-cell>
          <table:table-cell office:value-type="float" office:value="5287" calcext:value-type="float">
            <text:p>5287</text:p>
          </table:table-cell>
          <table:table-cell office:value-type="float" office:value="5658" calcext:value-type="float">
            <text:p>5658</text:p>
          </table:table-cell>
          <table:table-cell table:style-name="ce108" table:formula="of:=([.J21]+[.L21])/([.J21]+[.K21]+[.L21]+[.M21])" office:value-type="float" office:value="0.65237815619495" calcext:value-type="float">
            <text:p>0.6524</text:p>
          </table:table-cell>
          <table:table-cell table:style-name="ce107" table:formula="of:=[.J21]/([.J21]+[.K21])" office:value-type="float" office:value="0.890344119157679" calcext:value-type="float">
            <text:p>0.8903</text:p>
          </table:table-cell>
          <table:table-cell table:style-name="ce107" table:formula="of:=[.J21]/([.J21]+[.M21])" office:value-type="float" office:value="0.55066709021601" calcext:value-type="float">
            <text:p>0.5507</text:p>
          </table:table-cell>
          <table:table-cell table:style-name="ce107" table:formula="of:=[.L21]/([.L21]+[.K21])" office:value-type="float" office:value="0.860934701188731" calcext:value-type="float">
            <text:p>0.8609</text:p>
          </table:table-cell>
          <table:table-cell table:style-name="ce107" table:formula="of:=(2*[.J21])/((2*[.J21])+[.K21]+[.M21])" office:value-type="float" office:value="0.680471050049068" calcext:value-type="float">
            <text:p>0.6805</text:p>
          </table:table-cell>
          <table:table-cell table:style-name="ce107" table:formula="of:=(5*[.J21])/((5*[.J21])+(4*[.M21])+[.K21])" office:value-type="float" office:value="0.59615516885618" calcext:value-type="float">
            <text:p>0.5962</text:p>
          </table:table-cell>
          <table:table-cell office:value-type="float" office:value="15.5555554691358" calcext:value-type="float">
            <text:p>15.5555554691358</text:p>
          </table:table-cell>
          <table:table-cell office:value-type="float" office:value="0.8" calcext:value-type="float">
            <text:p>0.8</text:p>
          </table:table-cell>
          <table:table-cell office:value-type="float" office:value="6488" calcext:value-type="float">
            <text:p>6488</text:p>
          </table:table-cell>
          <table:table-cell office:value-type="float" office:value="1861" calcext:value-type="float">
            <text:p>1861</text:p>
          </table:table-cell>
          <table:table-cell office:value-type="float" office:value="5287" calcext:value-type="float">
            <text:p>5287</text:p>
          </table:table-cell>
          <table:table-cell office:value-type="float" office:value="6192" calcext:value-type="float">
            <text:p>6192</text:p>
          </table:table-cell>
          <table:table-cell table:style-name="ce108" table:formula="of:=([.V21]+[.X21])/([.V21]+[.W21]+[.X21]+[.Y21])" office:value-type="float" office:value="0.593857171676417" calcext:value-type="float">
            <text:p>0.5939</text:p>
          </table:table-cell>
          <table:table-cell table:style-name="ce107" table:formula="of:=[.V21]/([.V21]+[.W21])" office:value-type="float" office:value="0.777099053778896" calcext:value-type="float">
            <text:p>0.7771</text:p>
          </table:table-cell>
          <table:table-cell table:style-name="ce107" table:formula="of:=[.V21]/([.V21]+[.Y21])" office:value-type="float" office:value="0.511671924290221" calcext:value-type="float">
            <text:p>0.5117</text:p>
          </table:table-cell>
          <table:table-cell table:style-name="ce107" table:formula="of:=[.X21]/([.X21]+[.W21])" office:value-type="float" office:value="0.73964745383324" calcext:value-type="float">
            <text:p>0.7396</text:p>
          </table:table-cell>
          <table:table-cell table:style-name="ce107" table:formula="of:=(2*[.V21])/((2*[.V21])+[.W21]+[.Y21])" office:value-type="float" office:value="0.617052641590185" calcext:value-type="float">
            <text:p>0.6171</text:p>
          </table:table-cell>
          <table:table-cell table:style-name="ce107" table:formula="of:=(5*[.V21])/((5*[.V21])+(4*[.Y21])+[.W21])" office:value-type="float" office:value="0.549188237484975" calcext:value-type="float">
            <text:p>0.5492</text:p>
          </table:table-cell>
          <table:table-cell office:value-type="float" office:value="31.2222220487654" calcext:value-type="float">
            <text:p>31.2222220487654</text:p>
          </table:table-cell>
          <table:table-cell office:value-type="float" office:value="0.8" calcext:value-type="float">
            <text:p>0.8</text:p>
          </table:table-cell>
          <table:table-cell office:value-type="float" office:value="5305" calcext:value-type="float">
            <text:p>5305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303" calcext:value-type="float">
            <text:p>303</text:p>
          </table:table-cell>
          <table:table-cell table:style-name="ce108" table:formula="of:=([.AH21]+[.AJ21])/([.AH21]+[.AI21]+[.AJ21]+[.AK21])" office:value-type="float" office:value="0.935154763963341" calcext:value-type="float">
            <text:p>0.9352</text:p>
          </table:table-cell>
          <table:table-cell office:value-type="float" office:value="0.952377402479408" calcext:value-type="float">
            <text:p>0.95237740247940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5534" calcext:value-type="float">
            <text:p>5534</text:p>
          </table:table-cell>
          <table:table-cell office:value-type="float" office:value="521" calcext:value-type="float">
            <text:p>521</text:p>
          </table:table-cell>
          <table:table-cell office:value-type="float" office:value="5620" calcext:value-type="float">
            <text:p>5620</text:p>
          </table:table-cell>
          <table:table-cell office:value-type="float" office:value="7058" calcext:value-type="float">
            <text:p>7058</text:p>
          </table:table-cell>
          <table:table-cell table:style-name="ce106" table:formula="of:=([.J22]+[.L22])/([.J22]+[.K22]+[.L22]+[.M22])" office:value-type="float" office:value="0.595419847328244" calcext:value-type="float">
            <text:p>0.5954</text:p>
          </table:table-cell>
          <table:table-cell table:style-name="ce106" table:formula="of:=[.J22]/([.J22]+[.K22])" office:value-type="float" office:value="0.913955408753097" calcext:value-type="float">
            <text:p>0.9140</text:p>
          </table:table-cell>
          <table:table-cell table:style-name="ce106" table:formula="of:=[.J22]/([.J22]+[.M22])" office:value-type="float" office:value="0.439485387547649" calcext:value-type="float">
            <text:p>0.4395</text:p>
          </table:table-cell>
          <table:table-cell table:style-name="ce106" table:formula="of:=[.L22]/([.L22]+[.K22])" office:value-type="float" office:value="0.915160397329425" calcext:value-type="float">
            <text:p>0.9152</text:p>
          </table:table-cell>
          <table:table-cell table:style-name="ce106" table:formula="of:=(2*[.J22])/((2*[.J22])+[.K22]+[.M22])" office:value-type="float" office:value="0.593553922883037" calcext:value-type="float">
            <text:p>0.5936</text:p>
          </table:table-cell>
          <table:table-cell table:style-name="ce106" table:formula="of:=(5*[.J22])/((5*[.J22])+(4*[.M22])+[.K22])" office:value-type="float" office:value="0.490402849901636" calcext:value-type="float">
            <text:p>0.4904</text:p>
          </table:table-cell>
          <table:table-cell office:value-type="float" office:value="21.4444443253086" calcext:value-type="float">
            <text:p>21.4444443253086</text:p>
          </table:table-cell>
          <table:table-cell office:value-type="float" office:value="0.9" calcext:value-type="float">
            <text:p>0.9</text:p>
          </table:table-cell>
          <table:table-cell office:value-type="float" office:value="5242" calcext:value-type="float">
            <text:p>5242</text:p>
          </table:table-cell>
          <table:table-cell office:value-type="float" office:value="1088" calcext:value-type="float">
            <text:p>1088</text:p>
          </table:table-cell>
          <table:table-cell office:value-type="float" office:value="5620" calcext:value-type="float">
            <text:p>5620</text:p>
          </table:table-cell>
          <table:table-cell office:value-type="float" office:value="7438" calcext:value-type="float">
            <text:p>7438</text:p>
          </table:table-cell>
          <table:table-cell table:style-name="ce106" table:formula="of:=([.V22]+[.X22])/([.V22]+[.W22]+[.X22]+[.Y22])" office:value-type="float" office:value="0.560243449556427" calcext:value-type="float">
            <text:p>0.5602</text:p>
          </table:table-cell>
          <table:table-cell table:style-name="ce106" table:formula="of:=[.V22]/([.V22]+[.W22])" office:value-type="float" office:value="0.828120063191153" calcext:value-type="float">
            <text:p>0.8281</text:p>
          </table:table-cell>
          <table:table-cell table:style-name="ce106" table:formula="of:=[.V22]/([.V22]+[.Y22])" office:value-type="float" office:value="0.413406940063091" calcext:value-type="float">
            <text:p>0.4134</text:p>
          </table:table-cell>
          <table:table-cell table:style-name="ce106" table:formula="of:=[.X22]/([.X22]+[.W22])" office:value-type="float" office:value="0.837805605247466" calcext:value-type="float">
            <text:p>0.8378</text:p>
          </table:table-cell>
          <table:table-cell table:style-name="ce106" table:formula="of:=(2*[.V22])/((2*[.V22])+[.W22]+[.Y22])" office:value-type="float" office:value="0.55149921094161" calcext:value-type="float">
            <text:p>0.5515</text:p>
          </table:table-cell>
          <table:table-cell table:style-name="ce106" table:formula="of:=(5*[.V22])/((5*[.V22])+(4*[.Y22])+[.W22])" office:value-type="float" office:value="0.459421560035057" calcext:value-type="float">
            <text:p>0.4594</text:p>
          </table:table-cell>
          <table:table-cell office:value-type="float" office:value="38.6666664518519" calcext:value-type="float">
            <text:p>38.6666664518519</text:p>
          </table:table-cell>
          <table:table-cell office:value-type="float" office:value="0.9" calcext:value-type="float">
            <text:p>0.9</text:p>
          </table:table-cell>
          <table:table-cell office:value-type="float" office:value="3663" calcext:value-type="float">
            <text:p>366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style-name="ce106" table:formula="of:=([.AH22]+[.AJ22])/([.AH22]+[.AI22]+[.AJ22]+[.AK22])" office:value-type="float" office:value="0.977937267410952" calcext:value-type="float">
            <text:p>0.9779</text:p>
          </table:table-cell>
          <table:table-cell office:value-type="float" office:value="0.955687830687831" calcext:value-type="float">
            <text:p>0.95568783068783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0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0587" calcext:value-type="float">
            <text:p>10587</text:p>
          </table:table-cell>
          <table:table-cell office:value-type="float" office:value="2511" calcext:value-type="float">
            <text:p>2511</text:p>
          </table:table-cell>
          <table:table-cell office:value-type="float" office:value="3630" calcext:value-type="float">
            <text:p>3630</text:p>
          </table:table-cell>
          <table:table-cell office:value-type="float" office:value="2005" calcext:value-type="float">
            <text:p>2005</text:p>
          </table:table-cell>
          <table:table-cell table:style-name="ce106" table:formula="of:=([.J24]+[.L24])/([.J24]+[.K24]+[.L24]+[.M24])" office:value-type="float" office:value="0.758928094805957" calcext:value-type="float">
            <text:p>0.7589</text:p>
          </table:table-cell>
          <table:table-cell table:style-name="ce106" table:formula="of:=[.J24]/([.J24]+[.K24])" office:value-type="float" office:value="0.808291342189647" calcext:value-type="float">
            <text:p>0.8083</text:p>
          </table:table-cell>
          <table:table-cell table:style-name="ce106" table:formula="of:=[.J24]/([.J24]+[.M24])" office:value-type="float" office:value="0.840771918678526" calcext:value-type="float">
            <text:p>0.8408</text:p>
          </table:table-cell>
          <table:table-cell table:style-name="ce106" table:formula="of:=[.L24]/([.L24]+[.K24])" office:value-type="float" office:value="0.591108939912066" calcext:value-type="float">
            <text:p>0.5911</text:p>
          </table:table-cell>
          <table:table-cell table:style-name="ce106" table:formula="of:=(2*[.J24])/((2*[.J24])+[.K24]+[.M24])" office:value-type="float" office:value="0.824211755546905" calcext:value-type="float">
            <text:p>0.8242</text:p>
          </table:table-cell>
          <table:table-cell table:style-name="ce106" table:formula="of:=(5*[.J24])/((5*[.J24])+(4*[.M24])+[.K24])" office:value-type="float" office:value="0.834068635174739" calcext:value-type="float">
            <text:p>0.8341</text:p>
          </table:table-cell>
          <table:table-cell office:value-type="float" office:value="1.2222222154321" calcext:value-type="float">
            <text:p>1.2222222154321</text:p>
          </table:table-cell>
          <table:table-cell office:value-type="float" office:value="0.1" calcext:value-type="float">
            <text:p>0.1</text:p>
          </table:table-cell>
          <table:table-cell office:value-type="float" office:value="9641" calcext:value-type="float">
            <text:p>9641</text:p>
          </table:table-cell>
          <table:table-cell office:value-type="float" office:value="9658" calcext:value-type="float">
            <text:p>9658</text:p>
          </table:table-cell>
          <table:table-cell office:value-type="float" office:value="3630" calcext:value-type="float">
            <text:p>3630</text:p>
          </table:table-cell>
          <table:table-cell office:value-type="float" office:value="3039" calcext:value-type="float">
            <text:p>3039</text:p>
          </table:table-cell>
          <table:table-cell table:style-name="ce106" table:formula="of:=([.V24]+[.X24])/([.V24]+[.W24]+[.X24]+[.Y24])" office:value-type="float" office:value="0.511052064078866" calcext:value-type="float">
            <text:p>0.5111</text:p>
          </table:table-cell>
          <table:table-cell table:style-name="ce106" table:formula="of:=[.V24]/([.V24]+[.W24])" office:value-type="float" office:value="0.499559562671641" calcext:value-type="float">
            <text:p>0.4996</text:p>
          </table:table-cell>
          <table:table-cell table:style-name="ce106" table:formula="of:=[.V24]/([.V24]+[.Y24])" office:value-type="float" office:value="0.760331230283912" calcext:value-type="float">
            <text:p>0.7603</text:p>
          </table:table-cell>
          <table:table-cell table:style-name="ce106" table:formula="of:=[.X24]/([.X24]+[.W24])" office:value-type="float" office:value="0.27317880794702" calcext:value-type="float">
            <text:p>0.2732</text:p>
          </table:table-cell>
          <table:table-cell table:style-name="ce106" table:formula="of:=(2*[.V24])/((2*[.V24])+[.W24]+[.Y24])" office:value-type="float" office:value="0.602958191313049" calcext:value-type="float">
            <text:p>0.6030</text:p>
          </table:table-cell>
          <table:table-cell table:style-name="ce106" table:formula="of:=(5*[.V24])/((5*[.V24])+(4*[.Y24])+[.W24])" office:value-type="float" office:value="0.68845599051686" calcext:value-type="float">
            <text:p>0.6885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1" calcext:value-type="float">
            <text:p>0.1</text:p>
          </table:table-cell>
          <table:table-cell office:value-type="float" office:value="8464" calcext:value-type="float">
            <text:p>8464</text:p>
          </table:table-cell>
          <table:table-cell office:value-type="float" office:value="403" calcext:value-type="float">
            <text:p>403</text:p>
          </table:table-cell>
          <table:table-cell office:value-type="float" office:value="310" calcext:value-type="float">
            <text:p>310</text:p>
          </table:table-cell>
          <table:table-cell office:value-type="float" office:value="676" calcext:value-type="float">
            <text:p>676</text:p>
          </table:table-cell>
          <table:table-cell table:style-name="ce106" table:formula="of:=([.AH24]+[.AJ24])/([.AH24]+[.AI24]+[.AJ24]+[.AK24])" office:value-type="float" office:value="0.890490206028621" calcext:value-type="float">
            <text:p>0.8905</text:p>
          </table:table-cell>
          <table:table-cell office:value-type="float" office:value="0.914318954416301" calcext:value-type="float">
            <text:p>0.914318954416301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048" calcext:value-type="float">
            <text:p>10048</text:p>
          </table:table-cell>
          <table:table-cell office:value-type="float" office:value="1942" calcext:value-type="float">
            <text:p>1942</text:p>
          </table:table-cell>
          <table:table-cell office:value-type="float" office:value="4199" calcext:value-type="float">
            <text:p>4199</text:p>
          </table:table-cell>
          <table:table-cell office:value-type="float" office:value="2544" calcext:value-type="float">
            <text:p>2544</text:p>
          </table:table-cell>
          <table:table-cell table:style-name="ce107" table:formula="of:=([.J25]+[.L25])/([.J25]+[.K25]+[.L25]+[.M25])" office:value-type="float" office:value="0.760529546789089" calcext:value-type="float">
            <text:p>0.7605</text:p>
          </table:table-cell>
          <table:table-cell table:style-name="ce107" table:formula="of:=[.J25]/([.J25]+[.K25])" office:value-type="float" office:value="0.838031693077565" calcext:value-type="float">
            <text:p>0.8380</text:p>
          </table:table-cell>
          <table:table-cell table:style-name="ce107" table:formula="of:=[.J25]/([.J25]+[.M25])" office:value-type="float" office:value="0.797966963151207" calcext:value-type="float">
            <text:p>0.7980</text:p>
          </table:table-cell>
          <table:table-cell table:style-name="ce107" table:formula="of:=[.L25]/([.L25]+[.K25])" office:value-type="float" office:value="0.683764859143462" calcext:value-type="float">
            <text:p>0.6838</text:p>
          </table:table-cell>
          <table:table-cell table:style-name="ce107" table:formula="of:=(2*[.J25])/((2*[.J25])+[.K25]+[.M25])" office:value-type="float" office:value="0.817508746237084" calcext:value-type="float">
            <text:p>0.8175</text:p>
          </table:table-cell>
          <table:table-cell table:style-name="ce107" table:formula="of:=(5*[.J25])/((5*[.J25])+(4*[.M25])+[.K25])" office:value-type="float" office:value="0.805670483338144" calcext:value-type="float">
            <text:p>0.8057</text:p>
          </table:table-cell>
          <table:table-cell office:value-type="float" office:value="1.77777776790123" calcext:value-type="float">
            <text:p>1.77777776790123</text:p>
          </table:table-cell>
          <table:table-cell office:value-type="float" office:value="0.2" calcext:value-type="float">
            <text:p>0.2</text:p>
          </table:table-cell>
          <table:table-cell office:value-type="float" office:value="9248" calcext:value-type="float">
            <text:p>9248</text:p>
          </table:table-cell>
          <table:table-cell office:value-type="float" office:value="5609" calcext:value-type="float">
            <text:p>5609</text:p>
          </table:table-cell>
          <table:table-cell office:value-type="float" office:value="4199" calcext:value-type="float">
            <text:p>4199</text:p>
          </table:table-cell>
          <table:table-cell office:value-type="float" office:value="3432" calcext:value-type="float">
            <text:p>3432</text:p>
          </table:table-cell>
          <table:table-cell table:style-name="ce107" table:formula="of:=([.V25]+[.X25])/([.V25]+[.W25]+[.X25]+[.Y25])" office:value-type="float" office:value="0.597963358235503" calcext:value-type="float">
            <text:p>0.5980</text:p>
          </table:table-cell>
          <table:table-cell table:style-name="ce107" table:formula="of:=[.V25]/([.V25]+[.W25])" office:value-type="float" office:value="0.62246752372619" calcext:value-type="float">
            <text:p>0.6225</text:p>
          </table:table-cell>
          <table:table-cell table:style-name="ce107" table:formula="of:=[.V25]/([.V25]+[.Y25])" office:value-type="float" office:value="0.729337539432177" calcext:value-type="float">
            <text:p>0.7293</text:p>
          </table:table-cell>
          <table:table-cell table:style-name="ce107" table:formula="of:=[.X25]/([.X25]+[.W25])" office:value-type="float" office:value="0.428119902120718" calcext:value-type="float">
            <text:p>0.4281</text:p>
          </table:table-cell>
          <table:table-cell table:style-name="ce107" table:formula="of:=(2*[.V25])/((2*[.V25])+[.W25]+[.Y25])" office:value-type="float" office:value="0.671678105821259" calcext:value-type="float">
            <text:p>0.6717</text:p>
          </table:table-cell>
          <table:table-cell table:style-name="ce107" table:formula="of:=(5*[.V25])/((5*[.V25])+(4*[.Y25])+[.W25])" office:value-type="float" office:value="0.705125272580325" calcext:value-type="float">
            <text:p>0.7051</text:p>
          </table:table-cell>
          <table:table-cell office:value-type="float" office:value="3.88888886728395" calcext:value-type="float">
            <text:p>3.88888886728395</text:p>
          </table:table-cell>
          <table:table-cell office:value-type="float" office:value="0.2" calcext:value-type="float">
            <text:p>0.2</text:p>
          </table:table-cell>
          <table:table-cell office:value-type="float" office:value="7888" calcext:value-type="float">
            <text:p>7888</text:p>
          </table:table-cell>
          <table:table-cell office:value-type="float" office:value="317" calcext:value-type="float">
            <text:p>317</text:p>
          </table:table-cell>
          <table:table-cell office:value-type="float" office:value="344" calcext:value-type="float">
            <text:p>344</text:p>
          </table:table-cell>
          <table:table-cell office:value-type="float" office:value="826" calcext:value-type="float">
            <text:p>826</text:p>
          </table:table-cell>
          <table:table-cell table:style-name="ce107" table:formula="of:=([.AH25]+[.AJ25])/([.AH25]+[.AI25]+[.AJ25]+[.AK25])" office:value-type="float" office:value="0.87808" calcext:value-type="float">
            <text:p>0.8781</text:p>
          </table:table-cell>
          <table:table-cell office:value-type="float" office:value="0.905584263986992" calcext:value-type="float">
            <text:p>0.90558426398699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9575" calcext:value-type="float">
            <text:p>9575</text:p>
          </table:table-cell>
          <table:table-cell office:value-type="float" office:value="1629" calcext:value-type="float">
            <text:p>1629</text:p>
          </table:table-cell>
          <table:table-cell office:value-type="float" office:value="4512" calcext:value-type="float">
            <text:p>4512</text:p>
          </table:table-cell>
          <table:table-cell office:value-type="float" office:value="3017" calcext:value-type="float">
            <text:p>3017</text:p>
          </table:table-cell>
          <table:table-cell table:style-name="ce106" table:formula="of:=([.J26]+[.L26])/([.J26]+[.K26]+[.L26]+[.M26])" office:value-type="float" office:value="0.751988469545721" calcext:value-type="float">
            <text:p>0.7520</text:p>
          </table:table-cell>
          <table:table-cell table:style-name="ce106" table:formula="of:=[.J26]/([.J26]+[.K26])" office:value-type="float" office:value="0.854605498036416" calcext:value-type="float">
            <text:p>0.8546</text:p>
          </table:table-cell>
          <table:table-cell table:style-name="ce106" table:formula="of:=[.J26]/([.J26]+[.M26])" office:value-type="float" office:value="0.760403430749682" calcext:value-type="float">
            <text:p>0.7604</text:p>
          </table:table-cell>
          <table:table-cell table:style-name="ce106" table:formula="of:=[.L26]/([.L26]+[.K26])" office:value-type="float" office:value="0.734733756717147" calcext:value-type="float">
            <text:p>0.7347</text:p>
          </table:table-cell>
          <table:table-cell table:style-name="ce106" table:formula="of:=(2*[.J26])/((2*[.J26])+[.K26]+[.M26])" office:value-type="float" office:value="0.804757102033955" calcext:value-type="float">
            <text:p>0.8048</text:p>
          </table:table-cell>
          <table:table-cell table:style-name="ce106" table:formula="of:=(5*[.J26])/((5*[.J26])+(4*[.M26])+[.K26])" office:value-type="float" office:value="0.77754498798155" calcext:value-type="float">
            <text:p>0.7775</text:p>
          </table:table-cell>
          <table:table-cell office:value-type="float" office:value="3.38888887006173" calcext:value-type="float">
            <text:p>3.38888887006173</text:p>
          </table:table-cell>
          <table:table-cell office:value-type="float" office:value="0.3" calcext:value-type="float">
            <text:p>0.3</text:p>
          </table:table-cell>
          <table:table-cell office:value-type="float" office:value="8893" calcext:value-type="float">
            <text:p>8893</text:p>
          </table:table-cell>
          <table:table-cell office:value-type="float" office:value="3992" calcext:value-type="float">
            <text:p>3992</text:p>
          </table:table-cell>
          <table:table-cell office:value-type="float" office:value="4512" calcext:value-type="float">
            <text:p>4512</text:p>
          </table:table-cell>
          <table:table-cell office:value-type="float" office:value="3787" calcext:value-type="float">
            <text:p>3787</text:p>
          </table:table-cell>
          <table:table-cell table:style-name="ce106" table:formula="of:=([.V26]+[.X26])/([.V26]+[.W26]+[.X26]+[.Y26])" office:value-type="float" office:value="0.632788897280967" calcext:value-type="float">
            <text:p>0.6328</text:p>
          </table:table-cell>
          <table:table-cell table:style-name="ce106" table:formula="of:=[.V26]/([.V26]+[.W26])" office:value-type="float" office:value="0.690182382615444" calcext:value-type="float">
            <text:p>0.6902</text:p>
          </table:table-cell>
          <table:table-cell table:style-name="ce106" table:formula="of:=[.V26]/([.V26]+[.Y26])" office:value-type="float" office:value="0.701340694006309" calcext:value-type="float">
            <text:p>0.7013</text:p>
          </table:table-cell>
          <table:table-cell table:style-name="ce106" table:formula="of:=[.X26]/([.X26]+[.W26])" office:value-type="float" office:value="0.530573847601129" calcext:value-type="float">
            <text:p>0.5306</text:p>
          </table:table-cell>
          <table:table-cell table:style-name="ce106" table:formula="of:=(2*[.V26])/((2*[.V26])+[.W26]+[.Y26])" office:value-type="float" office:value="0.695716800312928" calcext:value-type="float">
            <text:p>0.6957</text:p>
          </table:table-cell>
          <table:table-cell table:style-name="ce106" table:formula="of:=(5*[.V26])/((5*[.V26])+(4*[.Y26])+[.W26])" office:value-type="float" office:value="0.699080260985772" calcext:value-type="float">
            <text:p>0.6991</text:p>
          </table:table-cell>
          <table:table-cell office:value-type="float" office:value="5.27777774845679" calcext:value-type="float">
            <text:p>5.27777774845679</text:p>
          </table:table-cell>
          <table:table-cell office:value-type="float" office:value="0.3" calcext:value-type="float">
            <text:p>0.3</text:p>
          </table:table-cell>
          <table:table-cell office:value-type="float" office:value="7525" calcext:value-type="float">
            <text:p>7525</text:p>
          </table:table-cell>
          <table:table-cell office:value-type="float" office:value="260" calcext:value-type="float">
            <text:p>260</text:p>
          </table:table-cell>
          <table:table-cell office:value-type="float" office:value="348" calcext:value-type="float">
            <text:p>348</text:p>
          </table:table-cell>
          <table:table-cell office:value-type="float" office:value="861" calcext:value-type="float">
            <text:p>861</text:p>
          </table:table-cell>
          <table:table-cell table:style-name="ce106" table:formula="of:=([.AH26]+[.AJ26])/([.AH26]+[.AI26]+[.AJ26]+[.AK26])" office:value-type="float" office:value="0.875361352012453" calcext:value-type="float">
            <text:p>0.8754</text:p>
          </table:table-cell>
          <table:table-cell office:value-type="float" office:value="0.904618648175261" calcext:value-type="float">
            <text:p>0.9046186481752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193" calcext:value-type="float">
            <text:p>9193</text:p>
          </table:table-cell>
          <table:table-cell office:value-type="float" office:value="1350" calcext:value-type="float">
            <text:p>1350</text:p>
          </table:table-cell>
          <table:table-cell office:value-type="float" office:value="4791" calcext:value-type="float">
            <text:p>4791</text:p>
          </table:table-cell>
          <table:table-cell office:value-type="float" office:value="3399" calcext:value-type="float">
            <text:p>3399</text:p>
          </table:table-cell>
          <table:table-cell table:style-name="ce108" table:formula="of:=([.J27]+[.L27])/([.J27]+[.K27]+[.L27]+[.M27])" office:value-type="float" office:value="0.746490151070304" calcext:value-type="float">
            <text:p>0.7465</text:p>
          </table:table-cell>
          <table:table-cell table:style-name="ce107" table:formula="of:=[.J27]/([.J27]+[.K27])" office:value-type="float" office:value="0.871952954567011" calcext:value-type="float">
            <text:p>0.8720</text:p>
          </table:table-cell>
          <table:table-cell table:style-name="ce107" table:formula="of:=[.J27]/([.J27]+[.M27])" office:value-type="float" office:value="0.730066709021601" calcext:value-type="float">
            <text:p>0.7301</text:p>
          </table:table-cell>
          <table:table-cell table:style-name="ce107" table:formula="of:=[.L27]/([.L27]+[.K27])" office:value-type="float" office:value="0.780166096726917" calcext:value-type="float">
            <text:p>0.7802</text:p>
          </table:table-cell>
          <table:table-cell table:style-name="ce107" table:formula="of:=(2*[.J27])/((2*[.J27])+[.K27]+[.M27])" office:value-type="float" office:value="0.794726604711476" calcext:value-type="float">
            <text:p>0.7947</text:p>
          </table:table-cell>
          <table:table-cell table:style-name="ce107" table:formula="of:=(5*[.J27])/((5*[.J27])+(4*[.M27])+[.K27])" office:value-type="float" office:value="0.754625601287124" calcext:value-type="float">
            <text:p>0.7546</text:p>
          </table:table-cell>
          <table:table-cell office:value-type="float" office:value="4.38888886450617" calcext:value-type="float">
            <text:p>4.38888886450617</text:p>
          </table:table-cell>
          <table:table-cell office:value-type="float" office:value="0.4" calcext:value-type="float">
            <text:p>0.4</text:p>
          </table:table-cell>
          <table:table-cell office:value-type="float" office:value="8613" calcext:value-type="float">
            <text:p>8613</text:p>
          </table:table-cell>
          <table:table-cell office:value-type="float" office:value="2977" calcext:value-type="float">
            <text:p>2977</text:p>
          </table:table-cell>
          <table:table-cell office:value-type="float" office:value="4791" calcext:value-type="float">
            <text:p>4791</text:p>
          </table:table-cell>
          <table:table-cell office:value-type="float" office:value="4067" calcext:value-type="float">
            <text:p>4067</text:p>
          </table:table-cell>
          <table:table-cell table:style-name="ce108" table:formula="of:=([.V27]+[.X27])/([.V27]+[.W27]+[.X27]+[.Y27])" office:value-type="float" office:value="0.655516431924883" calcext:value-type="float">
            <text:p>0.6555</text:p>
          </table:table-cell>
          <table:table-cell table:style-name="ce107" table:formula="of:=[.V27]/([.V27]+[.W27])" office:value-type="float" office:value="0.74314063848145" calcext:value-type="float">
            <text:p>0.7431</text:p>
          </table:table-cell>
          <table:table-cell table:style-name="ce107" table:formula="of:=[.V27]/([.V27]+[.Y27])" office:value-type="float" office:value="0.679258675078864" calcext:value-type="float">
            <text:p>0.6793</text:p>
          </table:table-cell>
          <table:table-cell table:style-name="ce107" table:formula="of:=[.X27]/([.X27]+[.W27])" office:value-type="float" office:value="0.616761071060762" calcext:value-type="float">
            <text:p>0.6168</text:p>
          </table:table-cell>
          <table:table-cell table:style-name="ce107" table:formula="of:=(2*[.V27])/((2*[.V27])+[.W27]+[.Y27])" office:value-type="float" office:value="0.709765142150803" calcext:value-type="float">
            <text:p>0.7098</text:p>
          </table:table-cell>
          <table:table-cell table:style-name="ce107" table:formula="of:=(5*[.V27])/((5*[.V27])+(4*[.Y27])+[.W27])" office:value-type="float" office:value="0.691141068849302" calcext:value-type="float">
            <text:p>0.6911</text:p>
          </table:table-cell>
          <table:table-cell office:value-type="float" office:value="7.11111107160494" calcext:value-type="float">
            <text:p>7.11111107160494</text:p>
          </table:table-cell>
          <table:table-cell office:value-type="float" office:value="0.4" calcext:value-type="float">
            <text:p>0.4</text:p>
          </table:table-cell>
          <table:table-cell office:value-type="float" office:value="7192" calcext:value-type="float">
            <text:p>7192</text:p>
          </table:table-cell>
          <table:table-cell office:value-type="float" office:value="220" calcext:value-type="float">
            <text:p>220</text:p>
          </table:table-cell>
          <table:table-cell office:value-type="float" office:value="346" calcext:value-type="float">
            <text:p>346</text:p>
          </table:table-cell>
          <table:table-cell office:value-type="float" office:value="879" calcext:value-type="float">
            <text:p>879</text:p>
          </table:table-cell>
          <table:table-cell table:style-name="ce108" table:formula="of:=([.AH27]+[.AJ27])/([.AH27]+[.AI27]+[.AJ27]+[.AK27])" office:value-type="float" office:value="0.872756744239898" calcext:value-type="float">
            <text:p>0.8728</text:p>
          </table:table-cell>
          <table:table-cell office:value-type="float" office:value="0.904517560062024" calcext:value-type="float">
            <text:p>0.904517560062024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8697" calcext:value-type="float">
            <text:p>8697</text:p>
          </table:table-cell>
          <table:table-cell office:value-type="float" office:value="1101" calcext:value-type="float">
            <text:p>1101</text:p>
          </table:table-cell>
          <table:table-cell office:value-type="float" office:value="5040" calcext:value-type="float">
            <text:p>5040</text:p>
          </table:table-cell>
          <table:table-cell office:value-type="float" office:value="3895" calcext:value-type="float">
            <text:p>3895</text:p>
          </table:table-cell>
          <table:table-cell table:style-name="ce106" table:formula="of:=([.J28]+[.L28])/([.J28]+[.K28]+[.L28]+[.M28])" office:value-type="float" office:value="0.733304863075855" calcext:value-type="float">
            <text:p>0.7333</text:p>
          </table:table-cell>
          <table:table-cell table:style-name="ce106" table:formula="of:=[.J28]/([.J28]+[.K28])" office:value-type="float" office:value="0.887630128597673" calcext:value-type="float">
            <text:p>0.8876</text:p>
          </table:table-cell>
          <table:table-cell table:style-name="ce106" table:formula="of:=[.J28]/([.J28]+[.M28])" office:value-type="float" office:value="0.690676620076239" calcext:value-type="float">
            <text:p>0.6907</text:p>
          </table:table-cell>
          <table:table-cell table:style-name="ce106" table:formula="of:=[.L28]/([.L28]+[.K28])" office:value-type="float" office:value="0.820713238886175" calcext:value-type="float">
            <text:p>0.8207</text:p>
          </table:table-cell>
          <table:table-cell table:style-name="ce106" table:formula="of:=(2*[.J28])/((2*[.J28])+[.K28]+[.M28])" office:value-type="float" office:value="0.77686467172845" calcext:value-type="float">
            <text:p>0.7769</text:p>
          </table:table-cell>
          <table:table-cell table:style-name="ce106" table:formula="of:=(5*[.J28])/((5*[.J28])+(4*[.M28])+[.K28])" office:value-type="float" office:value="0.722750390586045" calcext:value-type="float">
            <text:p>0.7228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5" calcext:value-type="float">
            <text:p>0.5</text:p>
          </table:table-cell>
          <table:table-cell office:value-type="float" office:value="8207" calcext:value-type="float">
            <text:p>8207</text:p>
          </table:table-cell>
          <table:table-cell office:value-type="float" office:value="2179" calcext:value-type="float">
            <text:p>2179</text:p>
          </table:table-cell>
          <table:table-cell office:value-type="float" office:value="5040" calcext:value-type="float">
            <text:p>5040</text:p>
          </table:table-cell>
          <table:table-cell office:value-type="float" office:value="4473" calcext:value-type="float">
            <text:p>4473</text:p>
          </table:table-cell>
          <table:table-cell table:style-name="ce106" table:formula="of:=([.V28]+[.X28])/([.V28]+[.W28]+[.X28]+[.Y28])" office:value-type="float" office:value="0.665711844816322" calcext:value-type="float">
            <text:p>0.6657</text:p>
          </table:table-cell>
          <table:table-cell table:style-name="ce106" table:formula="of:=[.V28]/([.V28]+[.W28])" office:value-type="float" office:value="0.790198343924514" calcext:value-type="float">
            <text:p>0.7902</text:p>
          </table:table-cell>
          <table:table-cell table:style-name="ce106" table:formula="of:=[.V28]/([.V28]+[.Y28])" office:value-type="float" office:value="0.647239747634069" calcext:value-type="float">
            <text:p>0.6472</text:p>
          </table:table-cell>
          <table:table-cell table:style-name="ce106" table:formula="of:=[.X28]/([.X28]+[.W28])" office:value-type="float" office:value="0.698157639562266" calcext:value-type="float">
            <text:p>0.6982</text:p>
          </table:table-cell>
          <table:table-cell table:style-name="ce106" table:formula="of:=(2*[.V28])/((2*[.V28])+[.W28]+[.Y28])" office:value-type="float" office:value="0.711610162143415" calcext:value-type="float">
            <text:p>0.7116</text:p>
          </table:table-cell>
          <table:table-cell table:style-name="ce106" table:formula="of:=(5*[.V28])/((5*[.V28])+(4*[.Y28])+[.W28])" office:value-type="float" office:value="0.671537983176775" calcext:value-type="float">
            <text:p>0.6715</text:p>
          </table:table-cell>
          <table:table-cell office:value-type="float" office:value="10.277777720679" calcext:value-type="float">
            <text:p>10.277777720679</text:p>
          </table:table-cell>
          <table:table-cell office:value-type="float" office:value="0.5" calcext:value-type="float">
            <text:p>0.5</text:p>
          </table:table-cell>
          <table:table-cell office:value-type="float" office:value="6884" calcext:value-type="float">
            <text:p>6884</text:p>
          </table:table-cell>
          <table:table-cell office:value-type="float" office:value="177" calcext:value-type="float">
            <text:p>177</text:p>
          </table:table-cell>
          <table:table-cell office:value-type="float" office:value="349" calcext:value-type="float">
            <text:p>349</text:p>
          </table:table-cell>
          <table:table-cell office:value-type="float" office:value="875" calcext:value-type="float">
            <text:p>875</text:p>
          </table:table-cell>
          <table:table-cell table:style-name="ce106" table:formula="of:=([.AH28]+[.AJ28])/([.AH28]+[.AI28]+[.AJ28]+[.AK28])" office:value-type="float" office:value="0.873023536511768" calcext:value-type="float">
            <text:p>0.8730</text:p>
          </table:table-cell>
          <table:table-cell office:value-type="float" office:value="0.900346179524223" calcext:value-type="float">
            <text:p>0.900346179524223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081" calcext:value-type="float">
            <text:p>8081</text:p>
          </table:table-cell>
          <table:table-cell office:value-type="float" office:value="823" calcext:value-type="float">
            <text:p>823</text:p>
          </table:table-cell>
          <table:table-cell office:value-type="float" office:value="5318" calcext:value-type="float">
            <text:p>5318</text:p>
          </table:table-cell>
          <table:table-cell office:value-type="float" office:value="4511" calcext:value-type="float">
            <text:p>4511</text:p>
          </table:table-cell>
          <table:table-cell table:style-name="ce107" table:formula="of:=([.J29]+[.L29])/([.J29]+[.K29]+[.L29]+[.M29])" office:value-type="float" office:value="0.715261837399242" calcext:value-type="float">
            <text:p>0.7153</text:p>
          </table:table-cell>
          <table:table-cell table:style-name="ce107" table:formula="of:=[.J29]/([.J29]+[.K29])" office:value-type="float" office:value="0.907569631626235" calcext:value-type="float">
            <text:p>0.9076</text:p>
          </table:table-cell>
          <table:table-cell table:style-name="ce107" table:formula="of:=[.J29]/([.J29]+[.M29])" office:value-type="float" office:value="0.64175667090216" calcext:value-type="float">
            <text:p>0.6418</text:p>
          </table:table-cell>
          <table:table-cell table:style-name="ce107" table:formula="of:=[.L29]/([.L29]+[.K29])" office:value-type="float" office:value="0.865982738967595" calcext:value-type="float">
            <text:p>0.8660</text:p>
          </table:table-cell>
          <table:table-cell table:style-name="ce107" table:formula="of:=(2*[.J29])/((2*[.J29])+[.K29]+[.M29])" office:value-type="float" office:value="0.751860811313733" calcext:value-type="float">
            <text:p>0.7519</text:p>
          </table:table-cell>
          <table:table-cell table:style-name="ce107" table:formula="of:=(5*[.J29])/((5*[.J29])+(4*[.M29])+[.K29])" office:value-type="float" office:value="0.681687812120394" calcext:value-type="float">
            <text:p>0.6817</text:p>
          </table:table-cell>
          <table:table-cell office:value-type="float" office:value="12.4999999305556" calcext:value-type="float">
            <text:p>12.4999999305556</text:p>
          </table:table-cell>
          <table:table-cell office:value-type="float" office:value="0.6" calcext:value-type="float">
            <text:p>0.6</text:p>
          </table:table-cell>
          <table:table-cell office:value-type="float" office:value="7703" calcext:value-type="float">
            <text:p>7703</text:p>
          </table:table-cell>
          <table:table-cell office:value-type="float" office:value="1531" calcext:value-type="float">
            <text:p>1531</text:p>
          </table:table-cell>
          <table:table-cell office:value-type="float" office:value="5318" calcext:value-type="float">
            <text:p>5318</text:p>
          </table:table-cell>
          <table:table-cell office:value-type="float" office:value="4977" calcext:value-type="float">
            <text:p>4977</text:p>
          </table:table-cell>
          <table:table-cell table:style-name="ce107" table:formula="of:=([.V29]+[.X29])/([.V29]+[.W29]+[.X29]+[.Y29])" office:value-type="float" office:value="0.666752009831533" calcext:value-type="float">
            <text:p>0.6668</text:p>
          </table:table-cell>
          <table:table-cell table:style-name="ce107" table:formula="of:=[.V29]/([.V29]+[.W29])" office:value-type="float" office:value="0.834199696772796" calcext:value-type="float">
            <text:p>0.8342</text:p>
          </table:table-cell>
          <table:table-cell table:style-name="ce107" table:formula="of:=[.V29]/([.V29]+[.Y29])" office:value-type="float" office:value="0.607492113564669" calcext:value-type="float">
            <text:p>0.6075</text:p>
          </table:table-cell>
          <table:table-cell table:style-name="ce107" table:formula="of:=[.X29]/([.X29]+[.W29])" office:value-type="float" office:value="0.776463717330997" calcext:value-type="float">
            <text:p>0.7765</text:p>
          </table:table-cell>
          <table:table-cell table:style-name="ce107" table:formula="of:=(2*[.V29])/((2*[.V29])+[.W29]+[.Y29])" office:value-type="float" office:value="0.703020899881354" calcext:value-type="float">
            <text:p>0.7030</text:p>
          </table:table-cell>
          <table:table-cell table:style-name="ce107" table:formula="of:=(5*[.V29])/((5*[.V29])+(4*[.Y29])+[.W29])" office:value-type="float" office:value="0.642409180371618" calcext:value-type="float">
            <text:p>0.6424</text:p>
          </table:table-cell>
          <table:table-cell office:value-type="float" office:value="14.8888888061728" calcext:value-type="float">
            <text:p>14.8888888061728</text:p>
          </table:table-cell>
          <table:table-cell office:value-type="float" office:value="0.6" calcext:value-type="float">
            <text:p>0.6</text:p>
          </table:table-cell>
          <table:table-cell office:value-type="float" office:value="6562" calcext:value-type="float">
            <text:p>6562</text:p>
          </table:table-cell>
          <table:table-cell office:value-type="float" office:value="137" calcext:value-type="float">
            <text:p>137</text:p>
          </table:table-cell>
          <table:table-cell office:value-type="float" office:value="339" calcext:value-type="float">
            <text:p>339</text:p>
          </table:table-cell>
          <table:table-cell office:value-type="float" office:value="816" calcext:value-type="float">
            <text:p>816</text:p>
          </table:table-cell>
          <table:table-cell table:style-name="ce107" table:formula="of:=([.AH29]+[.AJ29])/([.AH29]+[.AI29]+[.AJ29]+[.AK29])" office:value-type="float" office:value="0.878660555131143" calcext:value-type="float">
            <text:p>0.8787</text:p>
          </table:table-cell>
          <table:table-cell office:value-type="float" office:value="0.899124904498368" calcext:value-type="float">
            <text:p>0.89912490449836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213" calcext:value-type="float">
            <text:p>7213</text:p>
          </table:table-cell>
          <table:table-cell office:value-type="float" office:value="575" calcext:value-type="float">
            <text:p>575</text:p>
          </table:table-cell>
          <table:table-cell office:value-type="float" office:value="5566" calcext:value-type="float">
            <text:p>5566</text:p>
          </table:table-cell>
          <table:table-cell office:value-type="float" office:value="5379" calcext:value-type="float">
            <text:p>5379</text:p>
          </table:table-cell>
          <table:table-cell table:style-name="ce106" table:formula="of:=([.J30]+[.L30])/([.J30]+[.K30]+[.L30]+[.M30])" office:value-type="float" office:value="0.682165163081194" calcext:value-type="float">
            <text:p>0.6822</text:p>
          </table:table-cell>
          <table:table-cell table:style-name="ce106" table:formula="of:=[.J30]/([.J30]+[.K30])" office:value-type="float" office:value="0.926168464304057" calcext:value-type="float">
            <text:p>0.9262</text:p>
          </table:table-cell>
          <table:table-cell table:style-name="ce106" table:formula="of:=[.J30]/([.J30]+[.M30])" office:value-type="float" office:value="0.572824015247776" calcext:value-type="float">
            <text:p>0.5728</text:p>
          </table:table-cell>
          <table:table-cell table:style-name="ce106" table:formula="of:=[.L30]/([.L30]+[.K30])" office:value-type="float" office:value="0.906367041198502" calcext:value-type="float">
            <text:p>0.9064</text:p>
          </table:table-cell>
          <table:table-cell table:style-name="ce106" table:formula="of:=(2*[.J30])/((2*[.J30])+[.K30]+[.M30])" office:value-type="float" office:value="0.707850834151129" calcext:value-type="float">
            <text:p>0.7079</text:p>
          </table:table-cell>
          <table:table-cell table:style-name="ce106" table:formula="of:=(5*[.J30])/((5*[.J30])+(4*[.M30])+[.K30])" office:value-type="float" office:value="0.620142375679208" calcext:value-type="float">
            <text:p>0.6201</text:p>
          </table:table-cell>
          <table:table-cell office:value-type="float" office:value="13.9999999222222" calcext:value-type="float">
            <text:p>13.9999999222222</text:p>
          </table:table-cell>
          <table:table-cell office:value-type="float" office:value="0.7" calcext:value-type="float">
            <text:p>0.7</text:p>
          </table:table-cell>
          <table:table-cell office:value-type="float" office:value="6956" calcext:value-type="float">
            <text:p>6956</text:p>
          </table:table-cell>
          <table:table-cell office:value-type="float" office:value="998" calcext:value-type="float">
            <text:p>998</text:p>
          </table:table-cell>
          <table:table-cell office:value-type="float" office:value="5566" calcext:value-type="float">
            <text:p>5566</text:p>
          </table:table-cell>
          <table:table-cell office:value-type="float" office:value="5724" calcext:value-type="float">
            <text:p>5724</text:p>
          </table:table-cell>
          <table:table-cell table:style-name="ce106" table:formula="of:=([.V30]+[.X30])/([.V30]+[.W30]+[.X30]+[.Y30])" office:value-type="float" office:value="0.650696320931199" calcext:value-type="float">
            <text:p>0.6507</text:p>
          </table:table-cell>
          <table:table-cell table:style-name="ce106" table:formula="of:=[.V30]/([.V30]+[.W30])" office:value-type="float" office:value="0.874528539099824" calcext:value-type="float">
            <text:p>0.8745</text:p>
          </table:table-cell>
          <table:table-cell table:style-name="ce106" table:formula="of:=[.V30]/([.V30]+[.Y30])" office:value-type="float" office:value="0.548580441640379" calcext:value-type="float">
            <text:p>0.5486</text:p>
          </table:table-cell>
          <table:table-cell table:style-name="ce106" table:formula="of:=[.X30]/([.X30]+[.W30])" office:value-type="float" office:value="0.847958561852529" calcext:value-type="float">
            <text:p>0.8480</text:p>
          </table:table-cell>
          <table:table-cell table:style-name="ce106" table:formula="of:=(2*[.V30])/((2*[.V30])+[.W30]+[.Y30])" office:value-type="float" office:value="0.674227003974023" calcext:value-type="float">
            <text:p>0.6742</text:p>
          </table:table-cell>
          <table:table-cell table:style-name="ce106" table:formula="of:=(5*[.V30])/((5*[.V30])+(4*[.Y30])+[.W30])" office:value-type="float" office:value="0.592766813239254" calcext:value-type="float">
            <text:p>0.5928</text:p>
          </table:table-cell>
          <table:table-cell office:value-type="float" office:value="16.055555466358" calcext:value-type="float">
            <text:p>16.055555466358</text:p>
          </table:table-cell>
          <table:table-cell office:value-type="float" office:value="0.7" calcext:value-type="float">
            <text:p>0.7</text:p>
          </table:table-cell>
          <table:table-cell office:value-type="float" office:value="6195" calcext:value-type="float">
            <text:p>6195</text:p>
          </table:table-cell>
          <table:table-cell office:value-type="float" office:value="95" calcext:value-type="float">
            <text:p>95</text:p>
          </table:table-cell>
          <table:table-cell office:value-type="float" office:value="324" calcext:value-type="float">
            <text:p>324</text:p>
          </table:table-cell>
          <table:table-cell office:value-type="float" office:value="691" calcext:value-type="float">
            <text:p>691</text:p>
          </table:table-cell>
          <table:table-cell table:style-name="ce106" table:formula="of:=([.AH30]+[.AJ30])/([.AH30]+[.AI30]+[.AJ30]+[.AK30])" office:value-type="float" office:value="0.892402464065708" calcext:value-type="float">
            <text:p>0.8924</text:p>
          </table:table-cell>
          <table:table-cell office:value-type="float" office:value="0.900990898371222" calcext:value-type="float">
            <text:p>0.90099089837122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5901" calcext:value-type="float">
            <text:p>5901</text:p>
          </table:table-cell>
          <table:table-cell office:value-type="float" office:value="318" calcext:value-type="float">
            <text:p>318</text:p>
          </table:table-cell>
          <table:table-cell office:value-type="float" office:value="5823" calcext:value-type="float">
            <text:p>5823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31]+[.L31])/([.J31]+[.K31]+[.L31]+[.M31])" office:value-type="float" office:value="0.62584743500774" calcext:value-type="float">
            <text:p>0.6258</text:p>
          </table:table-cell>
          <table:table-cell table:style-name="ce107" table:formula="of:=[.J31]/([.J31]+[.K31])" office:value-type="float" office:value="0.948866377231066" calcext:value-type="float">
            <text:p>0.9489</text:p>
          </table:table-cell>
          <table:table-cell table:style-name="ce107" table:formula="of:=[.J31]/([.J31]+[.M31])" office:value-type="float" office:value="0.468630876747141" calcext:value-type="float">
            <text:p>0.4686</text:p>
          </table:table-cell>
          <table:table-cell table:style-name="ce107" table:formula="of:=[.L31]/([.L31]+[.K31])" office:value-type="float" office:value="0.948216902784563" calcext:value-type="float">
            <text:p>0.9482</text:p>
          </table:table-cell>
          <table:table-cell table:style-name="ce107" table:formula="of:=(2*[.J31])/((2*[.J31])+[.K31]+[.M31])" office:value-type="float" office:value="0.627398862367764" calcext:value-type="float">
            <text:p>0.6274</text:p>
          </table:table-cell>
          <table:table-cell table:style-name="ce107" table:formula="of:=(5*[.J31])/((5*[.J31])+(4*[.M31])+[.K31])" office:value-type="float" office:value="0.521409511018432" calcext:value-type="float">
            <text:p>0.5214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783" calcext:value-type="float">
            <text:p>5783</text:p>
          </table:table-cell>
          <table:table-cell office:value-type="float" office:value="498" calcext:value-type="float">
            <text:p>498</text:p>
          </table:table-cell>
          <table:table-cell office:value-type="float" office:value="5823" calcext:value-type="float">
            <text:p>5823</text:p>
          </table:table-cell>
          <table:table-cell office:value-type="float" office:value="6897" calcext:value-type="float">
            <text:p>6897</text:p>
          </table:table-cell>
          <table:table-cell table:style-name="ce108" table:formula="of:=([.V31]+[.X31])/([.V31]+[.W31]+[.X31]+[.Y31])" office:value-type="float" office:value="0.610809957370665" calcext:value-type="float">
            <text:p>0.6108</text:p>
          </table:table-cell>
          <table:table-cell table:style-name="ce107" table:formula="of:=[.V31]/([.V31]+[.W31])" office:value-type="float" office:value="0.920713262219392" calcext:value-type="float">
            <text:p>0.9207</text:p>
          </table:table-cell>
          <table:table-cell table:style-name="ce107" table:formula="of:=[.V31]/([.V31]+[.Y31])" office:value-type="float" office:value="0.456072555205047" calcext:value-type="float">
            <text:p>0.4561</text:p>
          </table:table-cell>
          <table:table-cell table:style-name="ce107" table:formula="of:=[.X31]/([.X31]+[.W31])" office:value-type="float" office:value="0.921214997626958" calcext:value-type="float">
            <text:p>0.9212</text:p>
          </table:table-cell>
          <table:table-cell table:style-name="ce107" table:formula="of:=(2*[.V31])/((2*[.V31])+[.W31]+[.Y31])" office:value-type="float" office:value="0.609988924634777" calcext:value-type="float">
            <text:p>0.6100</text:p>
          </table:table-cell>
          <table:table-cell table:style-name="ce107" table:formula="of:=(5*[.V31])/((5*[.V31])+(4*[.Y31])+[.W31])" office:value-type="float" office:value="0.507271802249083" calcext:value-type="float">
            <text:p>0.5073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698" calcext:value-type="float">
            <text:p>5698</text:p>
          </table:table-cell>
          <table:table-cell office:value-type="float" office:value="52" calcext:value-type="float">
            <text:p>52</text:p>
          </table:table-cell>
          <table:table-cell office:value-type="float" office:value="292" calcext:value-type="float">
            <text:p>292</text:p>
          </table:table-cell>
          <table:table-cell office:value-type="float" office:value="446" calcext:value-type="float">
            <text:p>446</text:p>
          </table:table-cell>
          <table:table-cell table:style-name="ce108" table:formula="of:=([.AH31]+[.AJ31])/([.AH31]+[.AI31]+[.AJ31]+[.AK31])" office:value-type="float" office:value="0.92324290998767" calcext:value-type="float">
            <text:p>0.9232</text:p>
          </table:table-cell>
          <table:table-cell office:value-type="float" office:value="0.913730651283415" calcext:value-type="float">
            <text:p>0.913730651283415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3803" calcext:value-type="float">
            <text:p>3803</text:p>
          </table:table-cell>
          <table:table-cell office:value-type="float" office:value="117" calcext:value-type="float">
            <text:p>117</text:p>
          </table:table-cell>
          <table:table-cell office:value-type="float" office:value="6024" calcext:value-type="float">
            <text:p>6024</text:p>
          </table:table-cell>
          <table:table-cell office:value-type="float" office:value="8789" calcext:value-type="float">
            <text:p>8789</text:p>
          </table:table-cell>
          <table:table-cell table:style-name="ce106" table:formula="of:=([.J32]+[.L32])/([.J32]+[.K32]+[.L32]+[.M32])" office:value-type="float" office:value="0.524582287941067" calcext:value-type="float">
            <text:p>0.5246</text:p>
          </table:table-cell>
          <table:table-cell table:style-name="ce106" table:formula="of:=[.J32]/([.J32]+[.K32])" office:value-type="float" office:value="0.97015306122449" calcext:value-type="float">
            <text:p>0.9702</text:p>
          </table:table-cell>
          <table:table-cell table:style-name="ce106" table:formula="of:=[.J32]/([.J32]+[.M32])" office:value-type="float" office:value="0.302017153748412" calcext:value-type="float">
            <text:p>0.3020</text:p>
          </table:table-cell>
          <table:table-cell table:style-name="ce106" table:formula="of:=[.L32]/([.L32]+[.K32])" office:value-type="float" office:value="0.980947728382999" calcext:value-type="float">
            <text:p>0.9809</text:p>
          </table:table-cell>
          <table:table-cell table:style-name="ce106" table:formula="of:=(2*[.J32])/((2*[.J32])+[.K32]+[.M32])" office:value-type="float" office:value="0.460634689922481" calcext:value-type="float">
            <text:p>0.4606</text:p>
          </table:table-cell>
          <table:table-cell table:style-name="ce106" table:formula="of:=(5*[.J32])/((5*[.J32])+(4*[.M32])+[.K32])" office:value-type="float" office:value="0.350261567933982" calcext:value-type="float">
            <text:p>0.3503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3762" calcext:value-type="float">
            <text:p>3762</text:p>
          </table:table-cell>
          <table:table-cell office:value-type="float" office:value="178" calcext:value-type="float">
            <text:p>178</text:p>
          </table:table-cell>
          <table:table-cell office:value-type="float" office:value="6024" calcext:value-type="float">
            <text:p>6024</text:p>
          </table:table-cell>
          <table:table-cell office:value-type="float" office:value="8918" calcext:value-type="float">
            <text:p>8918</text:p>
          </table:table-cell>
          <table:table-cell table:style-name="ce106" table:formula="of:=([.V32]+[.X32])/([.V32]+[.W32]+[.X32]+[.Y32])" office:value-type="float" office:value="0.51827136955831" calcext:value-type="float">
            <text:p>0.5183</text:p>
          </table:table-cell>
          <table:table-cell table:style-name="ce106" table:formula="of:=[.V32]/([.V32]+[.W32])" office:value-type="float" office:value="0.954822335025381" calcext:value-type="float">
            <text:p>0.9548</text:p>
          </table:table-cell>
          <table:table-cell table:style-name="ce106" table:formula="of:=[.V32]/([.V32]+[.Y32])" office:value-type="float" office:value="0.296687697160883" calcext:value-type="float">
            <text:p>0.2967</text:p>
          </table:table-cell>
          <table:table-cell table:style-name="ce106" table:formula="of:=[.X32]/([.X32]+[.W32])" office:value-type="float" office:value="0.971299580780393" calcext:value-type="float">
            <text:p>0.9713</text:p>
          </table:table-cell>
          <table:table-cell table:style-name="ce106" table:formula="of:=(2*[.V32])/((2*[.V32])+[.W32]+[.Y32])" office:value-type="float" office:value="0.452707581227437" calcext:value-type="float">
            <text:p>0.4527</text:p>
          </table:table-cell>
          <table:table-cell table:style-name="ce106" table:formula="of:=(5*[.V32])/((5*[.V32])+(4*[.Y32])+[.W32])" office:value-type="float" office:value="0.344127332601537" calcext:value-type="float">
            <text:p>0.3441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4840" calcext:value-type="float">
            <text:p>4840</text:p>
          </table:table-cell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119" calcext:value-type="float">
            <text:p>119</text:p>
          </table:table-cell>
          <table:table-cell table:style-name="ce106" table:formula="of:=([.AH32]+[.AJ32])/([.AH32]+[.AI32]+[.AJ32]+[.AK32])" office:value-type="float" office:value="0.971766501335368" calcext:value-type="float">
            <text:p>0.9718</text:p>
          </table:table-cell>
          <table:table-cell office:value-type="float" office:value="0.9472221330803" calcext:value-type="float">
            <text:p>0.9472221330803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3</text:p>
          </table:table-cell>
          <table:table-cell table:style-name="ce7"/>
          <table:table-cell table:style-name="ce29" office:value-type="float" office:value="30" calcext:value-type="float">
            <text:p>3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048" calcext:value-type="float">
            <text:p>9048</text:p>
          </table:table-cell>
          <table:table-cell office:value-type="float" office:value="1610" calcext:value-type="float">
            <text:p>1610</text:p>
          </table:table-cell>
          <table:table-cell office:value-type="float" office:value="4531" calcext:value-type="float">
            <text:p>4531</text:p>
          </table:table-cell>
          <table:table-cell office:value-type="float" office:value="3544" calcext:value-type="float">
            <text:p>3544</text:p>
          </table:table-cell>
          <table:table-cell table:style-name="ce106" table:formula="of:=([.J34]+[.L34])/([.J34]+[.K34]+[.L34]+[.M34])" office:value-type="float" office:value="0.72487054929803" calcext:value-type="float">
            <text:p>0.7249</text:p>
          </table:table-cell>
          <table:table-cell table:style-name="ce106" table:formula="of:=[.J34]/([.J34]+[.K34])" office:value-type="float" office:value="0.848939763557891" calcext:value-type="float">
            <text:p>0.8489</text:p>
          </table:table-cell>
          <table:table-cell table:style-name="ce106" table:formula="of:=[.J34]/([.J34]+[.M34])" office:value-type="float" office:value="0.718551461245235" calcext:value-type="float">
            <text:p>0.7186</text:p>
          </table:table-cell>
          <table:table-cell table:style-name="ce106" table:formula="of:=[.L34]/([.L34]+[.K34])" office:value-type="float" office:value="0.737827715355805" calcext:value-type="float">
            <text:p>0.7378</text:p>
          </table:table-cell>
          <table:table-cell table:style-name="ce106" table:formula="of:=(2*[.J34])/((2*[.J34])+[.K34]+[.M34])" office:value-type="float" office:value="0.778322580645161" calcext:value-type="float">
            <text:p>0.7783</text:p>
          </table:table-cell>
          <table:table-cell table:style-name="ce106" table:formula="of:=(5*[.J34])/((5*[.J34])+(4*[.M34])+[.K34])" office:value-type="float" office:value="0.741323370366729" calcext:value-type="float">
            <text:p>0.7413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1" calcext:value-type="float">
            <text:p>0.1</text:p>
          </table:table-cell>
          <table:table-cell office:value-type="float" office:value="8193" calcext:value-type="float">
            <text:p>8193</text:p>
          </table:table-cell>
          <table:table-cell office:value-type="float" office:value="4193" calcext:value-type="float">
            <text:p>4193</text:p>
          </table:table-cell>
          <table:table-cell office:value-type="float" office:value="4531" calcext:value-type="float">
            <text:p>4531</text:p>
          </table:table-cell>
          <table:table-cell office:value-type="float" office:value="4487" calcext:value-type="float">
            <text:p>4487</text:p>
          </table:table-cell>
          <table:table-cell table:style-name="ce106" table:formula="of:=([.V34]+[.X34])/([.V34]+[.W34]+[.X34]+[.Y34])" office:value-type="float" office:value="0.594468323677817" calcext:value-type="float">
            <text:p>0.5945</text:p>
          </table:table-cell>
          <table:table-cell table:style-name="ce106" table:formula="of:=[.V34]/([.V34]+[.W34])" office:value-type="float" office:value="0.661472630389149" calcext:value-type="float">
            <text:p>0.6615</text:p>
          </table:table-cell>
          <table:table-cell table:style-name="ce106" table:formula="of:=[.V34]/([.V34]+[.Y34])" office:value-type="float" office:value="0.646135646687697" calcext:value-type="float">
            <text:p>0.6461</text:p>
          </table:table-cell>
          <table:table-cell table:style-name="ce106" table:formula="of:=[.X34]/([.X34]+[.W34])" office:value-type="float" office:value="0.519371847776249" calcext:value-type="float">
            <text:p>0.5194</text:p>
          </table:table-cell>
          <table:table-cell table:style-name="ce106" table:formula="of:=(2*[.V34])/((2*[.V34])+[.W34]+[.Y34])" office:value-type="float" office:value="0.65371419452645" calcext:value-type="float">
            <text:p>0.6537</text:p>
          </table:table-cell>
          <table:table-cell table:style-name="ce106" table:formula="of:=(5*[.V34])/((5*[.V34])+(4*[.Y34])+[.W34])" office:value-type="float" office:value="0.649145881532659" calcext:value-type="float">
            <text:p>0.6491</text:p>
          </table:table-cell>
          <table:table-cell office:value-type="float" office:value="10.4999999416667" calcext:value-type="float">
            <text:p>10.4999999416667</text:p>
          </table:table-cell>
          <table:table-cell office:value-type="float" office:value="0.1" calcext:value-type="float">
            <text:p>0.1</text:p>
          </table:table-cell>
          <table:table-cell office:value-type="float" office:value="6465" calcext:value-type="float">
            <text:p>6465</text:p>
          </table:table-cell>
          <table:table-cell office:value-type="float" office:value="109" calcext:value-type="float">
            <text:p>109</text:p>
          </table:table-cell>
          <table:table-cell office:value-type="float" office:value="391" calcext:value-type="float">
            <text:p>391</text:p>
          </table:table-cell>
          <table:table-cell office:value-type="float" office:value="1228" calcext:value-type="float">
            <text:p>1228</text:p>
          </table:table-cell>
          <table:table-cell table:style-name="ce106" table:formula="of:=([.AH34]+[.AJ34])/([.AH34]+[.AI34]+[.AJ34]+[.AK34])" office:value-type="float" office:value="0.836811912608324" calcext:value-type="float">
            <text:p>0.8368</text:p>
          </table:table-cell>
          <table:table-cell office:value-type="float" office:value="0.860432435963117" calcext:value-type="float">
            <text:p>0.860432435963117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75" calcext:value-type="float">
            <text:p>8575</text:p>
          </table:table-cell>
          <table:table-cell office:value-type="float" office:value="1191" calcext:value-type="float">
            <text:p>1191</text:p>
          </table:table-cell>
          <table:table-cell office:value-type="float" office:value="4950" calcext:value-type="float">
            <text:p>4950</text:p>
          </table:table-cell>
          <table:table-cell office:value-type="float" office:value="4017" calcext:value-type="float">
            <text:p>4017</text:p>
          </table:table-cell>
          <table:table-cell table:style-name="ce107" table:formula="of:=([.J35]+[.L35])/([.J35]+[.K35]+[.L35]+[.M35])" office:value-type="float" office:value="0.721987935728394" calcext:value-type="float">
            <text:p>0.7220</text:p>
          </table:table-cell>
          <table:table-cell table:style-name="ce107" table:formula="of:=[.J35]/([.J35]+[.K35])" office:value-type="float" office:value="0.878046283022732" calcext:value-type="float">
            <text:p>0.8780</text:p>
          </table:table-cell>
          <table:table-cell table:style-name="ce107" table:formula="of:=[.J35]/([.J35]+[.M35])" office:value-type="float" office:value="0.68098792884371" calcext:value-type="float">
            <text:p>0.6810</text:p>
          </table:table-cell>
          <table:table-cell table:style-name="ce107" table:formula="of:=[.L35]/([.L35]+[.K35])" office:value-type="float" office:value="0.806057645334636" calcext:value-type="float">
            <text:p>0.8061</text:p>
          </table:table-cell>
          <table:table-cell table:style-name="ce107" table:formula="of:=(2*[.J35])/((2*[.J35])+[.K35]+[.M35])" office:value-type="float" office:value="0.767063243581716" calcext:value-type="float">
            <text:p>0.7671</text:p>
          </table:table-cell>
          <table:table-cell table:style-name="ce107" table:formula="of:=(5*[.J35])/((5*[.J35])+(4*[.M35])+[.K35])" office:value-type="float" office:value="0.712990986796155" calcext:value-type="float">
            <text:p>0.7130</text:p>
          </table:table-cell>
          <table:table-cell office:value-type="float" office:value="6.16666663240741" calcext:value-type="float">
            <text:p>6.16666663240741</text:p>
          </table:table-cell>
          <table:table-cell office:value-type="float" office:value="0.2" calcext:value-type="float">
            <text:p>0.2</text:p>
          </table:table-cell>
          <table:table-cell office:value-type="float" office:value="7902" calcext:value-type="float">
            <text:p>7902</text:p>
          </table:table-cell>
          <table:table-cell office:value-type="float" office:value="2869" calcext:value-type="float">
            <text:p>2869</text:p>
          </table:table-cell>
          <table:table-cell office:value-type="float" office:value="4950" calcext:value-type="float">
            <text:p>4950</text:p>
          </table:table-cell>
          <table:table-cell office:value-type="float" office:value="4778" calcext:value-type="float">
            <text:p>4778</text:p>
          </table:table-cell>
          <table:table-cell table:style-name="ce107" table:formula="of:=([.V35]+[.X35])/([.V35]+[.W35]+[.X35]+[.Y35])" office:value-type="float" office:value="0.62695741255671" calcext:value-type="float">
            <text:p>0.6270</text:p>
          </table:table-cell>
          <table:table-cell table:style-name="ce107" table:formula="of:=[.V35]/([.V35]+[.W35])" office:value-type="float" office:value="0.733636616841519" calcext:value-type="float">
            <text:p>0.7336</text:p>
          </table:table-cell>
          <table:table-cell table:style-name="ce107" table:formula="of:=[.V35]/([.V35]+[.Y35])" office:value-type="float" office:value="0.623186119873817" calcext:value-type="float">
            <text:p>0.6232</text:p>
          </table:table-cell>
          <table:table-cell table:style-name="ce107" table:formula="of:=[.X35]/([.X35]+[.W35])" office:value-type="float" office:value="0.63307328302852" calcext:value-type="float">
            <text:p>0.6331</text:p>
          </table:table-cell>
          <table:table-cell table:style-name="ce107" table:formula="of:=(2*[.V35])/((2*[.V35])+[.W35]+[.Y35])" office:value-type="float" office:value="0.673915824485097" calcext:value-type="float">
            <text:p>0.6739</text:p>
          </table:table-cell>
          <table:table-cell table:style-name="ce107" table:formula="of:=(5*[.V35])/((5*[.V35])+(4*[.Y35])+[.W35])" office:value-type="float" office:value="0.642533053617603" calcext:value-type="float">
            <text:p>0.6425</text:p>
          </table:table-cell>
          <table:table-cell office:value-type="float" office:value="10.5555554969136" calcext:value-type="float">
            <text:p>10.5555554969136</text:p>
          </table:table-cell>
          <table:table-cell office:value-type="float" office:value="0.2" calcext:value-type="float">
            <text:p>0.2</text:p>
          </table:table-cell>
          <table:table-cell office:value-type="float" office:value="6198" calcext:value-type="float">
            <text:p>6198</text:p>
          </table:table-cell>
          <table:table-cell office:value-type="float" office:value="90" calcext:value-type="float">
            <text:p>90</text:p>
          </table:table-cell>
          <table:table-cell office:value-type="float" office:value="393" calcext:value-type="float">
            <text:p>393</text:p>
          </table:table-cell>
          <table:table-cell office:value-type="float" office:value="1221" calcext:value-type="float">
            <text:p>1221</text:p>
          </table:table-cell>
          <table:table-cell table:style-name="ce107" table:formula="of:=([.AH35]+[.AJ35])/([.AH35]+[.AI35]+[.AJ35]+[.AK35])" office:value-type="float" office:value="0.834092634776006" calcext:value-type="float">
            <text:p>0.8341</text:p>
          </table:table-cell>
          <table:table-cell office:value-type="float" office:value="0.849338616937238" calcext:value-type="float">
            <text:p>0.84933861693723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322" calcext:value-type="float">
            <text:p>8322</text:p>
          </table:table-cell>
          <table:table-cell office:value-type="float" office:value="1018" calcext:value-type="float">
            <text:p>1018</text:p>
          </table:table-cell>
          <table:table-cell office:value-type="float" office:value="5123" calcext:value-type="float">
            <text:p>5123</text:p>
          </table:table-cell>
          <table:table-cell office:value-type="float" office:value="4270" calcext:value-type="float">
            <text:p>4270</text:p>
          </table:table-cell>
          <table:table-cell table:style-name="ce106" table:formula="of:=([.J36]+[.L36])/([.J36]+[.K36]+[.L36]+[.M36])" office:value-type="float" office:value="0.71771739710671" calcext:value-type="float">
            <text:p>0.7177</text:p>
          </table:table-cell>
          <table:table-cell table:style-name="ce106" table:formula="of:=[.J36]/([.J36]+[.K36])" office:value-type="float" office:value="0.891006423982869" calcext:value-type="float">
            <text:p>0.8910</text:p>
          </table:table-cell>
          <table:table-cell table:style-name="ce106" table:formula="of:=[.J36]/([.J36]+[.M36])" office:value-type="float" office:value="0.660895806861499" calcext:value-type="float">
            <text:p>0.6609</text:p>
          </table:table-cell>
          <table:table-cell table:style-name="ce106" table:formula="of:=[.L36]/([.L36]+[.K36])" office:value-type="float" office:value="0.834228952939261" calcext:value-type="float">
            <text:p>0.8342</text:p>
          </table:table-cell>
          <table:table-cell table:style-name="ce106" table:formula="of:=(2*[.J36])/((2*[.J36])+[.K36]+[.M36])" office:value-type="float" office:value="0.758891118001094" calcext:value-type="float">
            <text:p>0.7589</text:p>
          </table:table-cell>
          <table:table-cell table:style-name="ce106" table:formula="of:=(5*[.J36])/((5*[.J36])+(4*[.M36])+[.K36])" office:value-type="float" office:value="0.696891538822268" calcext:value-type="float">
            <text:p>0.6969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3" calcext:value-type="float">
            <text:p>0.3</text:p>
          </table:table-cell>
          <table:table-cell office:value-type="float" office:value="7703" calcext:value-type="float">
            <text:p>7703</text:p>
          </table:table-cell>
          <table:table-cell office:value-type="float" office:value="2326" calcext:value-type="float">
            <text:p>2326</text:p>
          </table:table-cell>
          <table:table-cell office:value-type="float" office:value="5123" calcext:value-type="float">
            <text:p>5123</text:p>
          </table:table-cell>
          <table:table-cell office:value-type="float" office:value="4977" calcext:value-type="float">
            <text:p>4977</text:p>
          </table:table-cell>
          <table:table-cell table:style-name="ce106" table:formula="of:=([.V36]+[.X36])/([.V36]+[.W36]+[.X36]+[.Y36])" office:value-type="float" office:value="0.637190123702121" calcext:value-type="float">
            <text:p>0.6372</text:p>
          </table:table-cell>
          <table:table-cell table:style-name="ce106" table:formula="of:=[.V36]/([.V36]+[.W36])" office:value-type="float" office:value="0.768072589490478" calcext:value-type="float">
            <text:p>0.7681</text:p>
          </table:table-cell>
          <table:table-cell table:style-name="ce106" table:formula="of:=[.V36]/([.V36]+[.Y36])" office:value-type="float" office:value="0.607492113564669" calcext:value-type="float">
            <text:p>0.6075</text:p>
          </table:table-cell>
          <table:table-cell table:style-name="ce106" table:formula="of:=[.X36]/([.X36]+[.W36])" office:value-type="float" office:value="0.687743321251175" calcext:value-type="float">
            <text:p>0.6877</text:p>
          </table:table-cell>
          <table:table-cell table:style-name="ce106" table:formula="of:=(2*[.V36])/((2*[.V36])+[.W36]+[.Y36])" office:value-type="float" office:value="0.678409441190717" calcext:value-type="float">
            <text:p>0.6784</text:p>
          </table:table-cell>
          <table:table-cell table:style-name="ce106" table:formula="of:=(5*[.V36])/((5*[.V36])+(4*[.Y36])+[.W36])" office:value-type="float" office:value="0.634002205797626" calcext:value-type="float">
            <text:p>0.6340</text:p>
          </table:table-cell>
          <table:table-cell office:value-type="float" office:value="10.6666666074074" calcext:value-type="float">
            <text:p>10.6666666074074</text:p>
          </table:table-cell>
          <table:table-cell office:value-type="float" office:value="0.3" calcext:value-type="float">
            <text:p>0.3</text:p>
          </table:table-cell>
          <table:table-cell office:value-type="float" office:value="6037" calcext:value-type="float">
            <text:p>6037</text:p>
          </table:table-cell>
          <table:table-cell office:value-type="float" office:value="80" calcext:value-type="float">
            <text:p>80</text:p>
          </table:table-cell>
          <table:table-cell office:value-type="float" office:value="393" calcext:value-type="float">
            <text:p>393</text:p>
          </table:table-cell>
          <table:table-cell office:value-type="float" office:value="1193" calcext:value-type="float">
            <text:p>1193</text:p>
          </table:table-cell>
          <table:table-cell table:style-name="ce106" table:formula="of:=([.AH36]+[.AJ36])/([.AH36]+[.AI36]+[.AJ36]+[.AK36])" office:value-type="float" office:value="0.834739711800597" calcext:value-type="float">
            <text:p>0.8347</text:p>
          </table:table-cell>
          <table:table-cell office:value-type="float" office:value="0.845709542117659" calcext:value-type="float">
            <text:p>0.84570954211765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8092" calcext:value-type="float">
            <text:p>8092</text:p>
          </table:table-cell>
          <table:table-cell office:value-type="float" office:value="911" calcext:value-type="float">
            <text:p>911</text:p>
          </table:table-cell>
          <table:table-cell office:value-type="float" office:value="5230" calcext:value-type="float">
            <text:p>5230</text:p>
          </table:table-cell>
          <table:table-cell office:value-type="float" office:value="4500" calcext:value-type="float">
            <text:p>4500</text:p>
          </table:table-cell>
          <table:table-cell table:style-name="ce108" table:formula="of:=([.J37]+[.L37])/([.J37]+[.K37]+[.L37]+[.M37])" office:value-type="float" office:value="0.711151443975871" calcext:value-type="float">
            <text:p>0.7112</text:p>
          </table:table-cell>
          <table:table-cell table:style-name="ce107" table:formula="of:=[.J37]/([.J37]+[.K37])" office:value-type="float" office:value="0.898811507275353" calcext:value-type="float">
            <text:p>0.8988</text:p>
          </table:table-cell>
          <table:table-cell table:style-name="ce107" table:formula="of:=[.J37]/([.J37]+[.M37])" office:value-type="float" office:value="0.642630241423126" calcext:value-type="float">
            <text:p>0.6426</text:p>
          </table:table-cell>
          <table:table-cell table:style-name="ce107" table:formula="of:=[.L37]/([.L37]+[.K37])" office:value-type="float" office:value="0.851652825272757" calcext:value-type="float">
            <text:p>0.8517</text:p>
          </table:table-cell>
          <table:table-cell table:style-name="ce107" table:formula="of:=(2*[.J37])/((2*[.J37])+[.K37]+[.M37])" office:value-type="float" office:value="0.749432739059968" calcext:value-type="float">
            <text:p>0.7494</text:p>
          </table:table-cell>
          <table:table-cell table:style-name="ce107" table:formula="of:=(5*[.J37])/((5*[.J37])+(4*[.M37])+[.K37])" office:value-type="float" office:value="0.681477489009786" calcext:value-type="float">
            <text:p>0.6815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4" calcext:value-type="float">
            <text:p>0.4</text:p>
          </table:table-cell>
          <table:table-cell office:value-type="float" office:value="7531" calcext:value-type="float">
            <text:p>7531</text:p>
          </table:table-cell>
          <table:table-cell office:value-type="float" office:value="1974" calcext:value-type="float">
            <text:p>1974</text:p>
          </table:table-cell>
          <table:table-cell office:value-type="float" office:value="5230" calcext:value-type="float">
            <text:p>5230</text:p>
          </table:table-cell>
          <table:table-cell office:value-type="float" office:value="5149" calcext:value-type="float">
            <text:p>5149</text:p>
          </table:table-cell>
          <table:table-cell table:style-name="ce108" table:formula="of:=([.V37]+[.X37])/([.V37]+[.W37]+[.X37]+[.Y37])" office:value-type="float" office:value="0.641772279219473" calcext:value-type="float">
            <text:p>0.6418</text:p>
          </table:table-cell>
          <table:table-cell table:style-name="ce107" table:formula="of:=[.V37]/([.V37]+[.W37])" office:value-type="float" office:value="0.792319831667543" calcext:value-type="float">
            <text:p>0.7923</text:p>
          </table:table-cell>
          <table:table-cell table:style-name="ce107" table:formula="of:=[.V37]/([.V37]+[.Y37])" office:value-type="float" office:value="0.593927444794953" calcext:value-type="float">
            <text:p>0.5939</text:p>
          </table:table-cell>
          <table:table-cell table:style-name="ce107" table:formula="of:=[.X37]/([.X37]+[.W37])" office:value-type="float" office:value="0.725985563575791" calcext:value-type="float">
            <text:p>0.7260</text:p>
          </table:table-cell>
          <table:table-cell table:style-name="ce107" table:formula="of:=(2*[.V37])/((2*[.V37])+[.W37]+[.Y37])" office:value-type="float" office:value="0.678927203065134" calcext:value-type="float">
            <text:p>0.6789</text:p>
          </table:table-cell>
          <table:table-cell table:style-name="ce107" table:formula="of:=(5*[.V37])/((5*[.V37])+(4*[.Y37])+[.W37])" office:value-type="float" office:value="0.625238688252387" calcext:value-type="float">
            <text:p>0.6252</text:p>
          </table:table-cell>
          <table:table-cell office:value-type="float" office:value="11.1111110493827" calcext:value-type="float">
            <text:p>11.1111110493827</text:p>
          </table:table-cell>
          <table:table-cell office:value-type="float" office:value="0.4" calcext:value-type="float">
            <text:p>0.4</text:p>
          </table:table-cell>
          <table:table-cell office:value-type="float" office:value="5900" calcext:value-type="float">
            <text:p>5900</text:p>
          </table:table-cell>
          <table:table-cell office:value-type="float" office:value="72" calcext:value-type="float">
            <text:p>72</text:p>
          </table:table-cell>
          <table:table-cell office:value-type="float" office:value="383" calcext:value-type="float">
            <text:p>383</text:p>
          </table:table-cell>
          <table:table-cell office:value-type="float" office:value="1176" calcext:value-type="float">
            <text:p>1176</text:p>
          </table:table-cell>
          <table:table-cell table:style-name="ce108" table:formula="of:=([.AH37]+[.AJ37])/([.AH37]+[.AI37]+[.AJ37]+[.AK37])" office:value-type="float" office:value="0.834284955517196" calcext:value-type="float">
            <text:p>0.8343</text:p>
          </table:table-cell>
          <table:table-cell office:value-type="float" office:value="0.841115240616956" calcext:value-type="float">
            <text:p>0.84111524061695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7856" calcext:value-type="float">
            <text:p>7856</text:p>
          </table:table-cell>
          <table:table-cell office:value-type="float" office:value="806" calcext:value-type="float">
            <text:p>806</text:p>
          </table:table-cell>
          <table:table-cell office:value-type="float" office:value="5335" calcext:value-type="float">
            <text:p>5335</text:p>
          </table:table-cell>
          <table:table-cell office:value-type="float" office:value="4736" calcext:value-type="float">
            <text:p>4736</text:p>
          </table:table-cell>
          <table:table-cell table:style-name="ce106" table:formula="of:=([.J38]+[.L38])/([.J38]+[.K38]+[.L38]+[.M38])" office:value-type="float" office:value="0.704158436982864" calcext:value-type="float">
            <text:p>0.7042</text:p>
          </table:table-cell>
          <table:table-cell table:style-name="ce106" table:formula="of:=[.J38]/([.J38]+[.K38])" office:value-type="float" office:value="0.906949896097899" calcext:value-type="float">
            <text:p>0.9069</text:p>
          </table:table-cell>
          <table:table-cell table:style-name="ce106" table:formula="of:=[.J38]/([.J38]+[.M38])" office:value-type="float" office:value="0.623888182973316" calcext:value-type="float">
            <text:p>0.6239</text:p>
          </table:table-cell>
          <table:table-cell table:style-name="ce106" table:formula="of:=[.L38]/([.L38]+[.K38])" office:value-type="float" office:value="0.868751017749552" calcext:value-type="float">
            <text:p>0.8688</text:p>
          </table:table-cell>
          <table:table-cell table:style-name="ce106" table:formula="of:=(2*[.J38])/((2*[.J38])+[.K38]+[.M38])" office:value-type="float" office:value="0.739249082525642" calcext:value-type="float">
            <text:p>0.7392</text:p>
          </table:table-cell>
          <table:table-cell table:style-name="ce106" table:formula="of:=(5*[.J38])/((5*[.J38])+(4*[.M38])+[.K38])" office:value-type="float" office:value="0.665424360494664" calcext:value-type="float">
            <text:p>0.6654</text:p>
          </table:table-cell>
          <table:table-cell office:value-type="float" office:value="6.49999996388889" calcext:value-type="float">
            <text:p>6.49999996388889</text:p>
          </table:table-cell>
          <table:table-cell office:value-type="float" office:value="0.5" calcext:value-type="float">
            <text:p>0.5</text:p>
          </table:table-cell>
          <table:table-cell office:value-type="float" office:value="7343" calcext:value-type="float">
            <text:p>7343</text:p>
          </table:table-cell>
          <table:table-cell office:value-type="float" office:value="1691" calcext:value-type="float">
            <text:p>1691</text:p>
          </table:table-cell>
          <table:table-cell office:value-type="float" office:value="5335" calcext:value-type="float">
            <text:p>5335</text:p>
          </table:table-cell>
          <table:table-cell office:value-type="float" office:value="5337" calcext:value-type="float">
            <text:p>5337</text:p>
          </table:table-cell>
          <table:table-cell table:style-name="ce106" table:formula="of:=([.V38]+[.X38])/([.V38]+[.W38]+[.X38]+[.Y38])" office:value-type="float" office:value="0.643357353090429" calcext:value-type="float">
            <text:p>0.6434</text:p>
          </table:table-cell>
          <table:table-cell table:style-name="ce106" table:formula="of:=[.V38]/([.V38]+[.W38])" office:value-type="float" office:value="0.812818242196148" calcext:value-type="float">
            <text:p>0.8128</text:p>
          </table:table-cell>
          <table:table-cell table:style-name="ce106" table:formula="of:=[.V38]/([.V38]+[.Y38])" office:value-type="float" office:value="0.57910094637224" calcext:value-type="float">
            <text:p>0.5791</text:p>
          </table:table-cell>
          <table:table-cell table:style-name="ce106" table:formula="of:=[.X38]/([.X38]+[.W38])" office:value-type="float" office:value="0.759322516367777" calcext:value-type="float">
            <text:p>0.7593</text:p>
          </table:table-cell>
          <table:table-cell table:style-name="ce106" table:formula="of:=(2*[.V38])/((2*[.V38])+[.W38]+[.Y38])" office:value-type="float" office:value="0.676337846550612" calcext:value-type="float">
            <text:p>0.6763</text:p>
          </table:table-cell>
          <table:table-cell table:style-name="ce106" table:formula="of:=(5*[.V38])/((5*[.V38])+(4*[.Y38])+[.W38])" office:value-type="float" office:value="0.6144358536667" calcext:value-type="float">
            <text:p>0.6144</text:p>
          </table:table-cell>
          <table:table-cell office:value-type="float" office:value="11.4444443808642" calcext:value-type="float">
            <text:p>11.4444443808642</text:p>
          </table:table-cell>
          <table:table-cell office:value-type="float" office:value="0.5" calcext:value-type="float">
            <text:p>0.5</text:p>
          </table:table-cell>
          <table:table-cell office:value-type="float" office:value="5747" calcext:value-type="float">
            <text:p>5747</text:p>
          </table:table-cell>
          <table:table-cell office:value-type="float" office:value="62" calcext:value-type="float">
            <text:p>62</text:p>
          </table:table-cell>
          <table:table-cell office:value-type="float" office:value="383" calcext:value-type="float">
            <text:p>383</text:p>
          </table:table-cell>
          <table:table-cell office:value-type="float" office:value="1151" calcext:value-type="float">
            <text:p>1151</text:p>
          </table:table-cell>
          <table:table-cell table:style-name="ce106" table:formula="of:=([.AH38]+[.AJ38])/([.AH38]+[.AI38]+[.AJ38]+[.AK38])" office:value-type="float" office:value="0.834808661310091" calcext:value-type="float">
            <text:p>0.8348</text:p>
          </table:table-cell>
          <table:table-cell office:value-type="float" office:value="0.838392241690409" calcext:value-type="float">
            <text:p>0.83839224169040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620" calcext:value-type="float">
            <text:p>7620</text:p>
          </table:table-cell>
          <table:table-cell office:value-type="float" office:value="726" calcext:value-type="float">
            <text:p>726</text:p>
          </table:table-cell>
          <table:table-cell office:value-type="float" office:value="5415" calcext:value-type="float">
            <text:p>5415</text:p>
          </table:table-cell>
          <table:table-cell office:value-type="float" office:value="4972" calcext:value-type="float">
            <text:p>4972</text:p>
          </table:table-cell>
          <table:table-cell table:style-name="ce107" table:formula="of:=([.J39]+[.L39])/([.J39]+[.K39]+[.L39]+[.M39])" office:value-type="float" office:value="0.695830886670581" calcext:value-type="float">
            <text:p>0.6958</text:p>
          </table:table-cell>
          <table:table-cell table:style-name="ce107" table:formula="of:=[.J39]/([.J39]+[.K39])" office:value-type="float" office:value="0.913012221423436" calcext:value-type="float">
            <text:p>0.9130</text:p>
          </table:table-cell>
          <table:table-cell table:style-name="ce107" table:formula="of:=[.J39]/([.J39]+[.M39])" office:value-type="float" office:value="0.605146124523507" calcext:value-type="float">
            <text:p>0.6051</text:p>
          </table:table-cell>
          <table:table-cell table:style-name="ce107" table:formula="of:=[.L39]/([.L39]+[.K39])" office:value-type="float" office:value="0.881778212017587" calcext:value-type="float">
            <text:p>0.8818</text:p>
          </table:table-cell>
          <table:table-cell table:style-name="ce107" table:formula="of:=(2*[.J39])/((2*[.J39])+[.K39]+[.M39])" office:value-type="float" office:value="0.727863215206801" calcext:value-type="float">
            <text:p>0.7279</text:p>
          </table:table-cell>
          <table:table-cell table:style-name="ce107" table:formula="of:=(5*[.J39])/((5*[.J39])+(4*[.M39])+[.K39])" office:value-type="float" office:value="0.648908267193514" calcext:value-type="float">
            <text:p>0.648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6" calcext:value-type="float">
            <text:p>0.6</text:p>
          </table:table-cell>
          <table:table-cell office:value-type="float" office:value="7161" calcext:value-type="float">
            <text:p>7161</text:p>
          </table:table-cell>
          <table:table-cell office:value-type="float" office:value="1482" calcext:value-type="float">
            <text:p>1482</text:p>
          </table:table-cell>
          <table:table-cell office:value-type="float" office:value="5415" calcext:value-type="float">
            <text:p>5415</text:p>
          </table:table-cell>
          <table:table-cell office:value-type="float" office:value="5519" calcext:value-type="float">
            <text:p>5519</text:p>
          </table:table-cell>
          <table:table-cell table:style-name="ce107" table:formula="of:=([.V39]+[.X39])/([.V39]+[.W39]+[.X39]+[.Y39])" office:value-type="float" office:value="0.642386473923482" calcext:value-type="float">
            <text:p>0.6424</text:p>
          </table:table-cell>
          <table:table-cell table:style-name="ce107" table:formula="of:=[.V39]/([.V39]+[.W39])" office:value-type="float" office:value="0.828531759805623" calcext:value-type="float">
            <text:p>0.8285</text:p>
          </table:table-cell>
          <table:table-cell table:style-name="ce107" table:formula="of:=[.V39]/([.V39]+[.Y39])" office:value-type="float" office:value="0.564747634069401" calcext:value-type="float">
            <text:p>0.5647</text:p>
          </table:table-cell>
          <table:table-cell table:style-name="ce107" table:formula="of:=[.X39]/([.X39]+[.W39])" office:value-type="float" office:value="0.785123966942149" calcext:value-type="float">
            <text:p>0.7851</text:p>
          </table:table-cell>
          <table:table-cell table:style-name="ce107" table:formula="of:=(2*[.V39])/((2*[.V39])+[.W39]+[.Y39])" office:value-type="float" office:value="0.671669089715331" calcext:value-type="float">
            <text:p>0.6717</text:p>
          </table:table-cell>
          <table:table-cell table:style-name="ce107" table:formula="of:=(5*[.V39])/((5*[.V39])+(4*[.Y39])+[.W39])" office:value-type="float" office:value="0.603153479440055" calcext:value-type="float">
            <text:p>0.6032</text:p>
          </table:table-cell>
          <table:table-cell office:value-type="float" office:value="11.8888888228395" calcext:value-type="float">
            <text:p>11.8888888228395</text:p>
          </table:table-cell>
          <table:table-cell office:value-type="float" office:value="0.6" calcext:value-type="float">
            <text:p>0.6</text:p>
          </table:table-cell>
          <table:table-cell office:value-type="float" office:value="5602" calcext:value-type="float">
            <text:p>5602</text:p>
          </table:table-cell>
          <table:table-cell office:value-type="float" office:value="54" calcext:value-type="float">
            <text:p>54</text:p>
          </table:table-cell>
          <table:table-cell office:value-type="float" office:value="372" calcext:value-type="float">
            <text:p>372</text:p>
          </table:table-cell>
          <table:table-cell office:value-type="float" office:value="1133" calcext:value-type="float">
            <text:p>1133</text:p>
          </table:table-cell>
          <table:table-cell table:style-name="ce107" table:formula="of:=([.AH39]+[.AJ39])/([.AH39]+[.AI39]+[.AJ39]+[.AK39])" office:value-type="float" office:value="0.834241027789415" calcext:value-type="float">
            <text:p>0.8342</text:p>
          </table:table-cell>
          <table:table-cell office:value-type="float" office:value="0.834068174324031" calcext:value-type="float">
            <text:p>0.83406817432403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391" calcext:value-type="float">
            <text:p>7391</text:p>
          </table:table-cell>
          <table:table-cell office:value-type="float" office:value="618" calcext:value-type="float">
            <text:p>618</text:p>
          </table:table-cell>
          <table:table-cell office:value-type="float" office:value="5523" calcext:value-type="float">
            <text:p>5523</text:p>
          </table:table-cell>
          <table:table-cell office:value-type="float" office:value="5201" calcext:value-type="float">
            <text:p>5201</text:p>
          </table:table-cell>
          <table:table-cell table:style-name="ce106" table:formula="of:=([.J40]+[.L40])/([.J40]+[.K40]+[.L40]+[.M40])" office:value-type="float" office:value="0.689371697005285" calcext:value-type="float">
            <text:p>0.6894</text:p>
          </table:table-cell>
          <table:table-cell table:style-name="ce106" table:formula="of:=[.J40]/([.J40]+[.K40])" office:value-type="float" office:value="0.922836808590336" calcext:value-type="float">
            <text:p>0.9228</text:p>
          </table:table-cell>
          <table:table-cell table:style-name="ce106" table:formula="of:=[.J40]/([.J40]+[.M40])" office:value-type="float" office:value="0.586959974587039" calcext:value-type="float">
            <text:p>0.5870</text:p>
          </table:table-cell>
          <table:table-cell table:style-name="ce106" table:formula="of:=[.L40]/([.L40]+[.K40])" office:value-type="float" office:value="0.899364924279433" calcext:value-type="float">
            <text:p>0.8994</text:p>
          </table:table-cell>
          <table:table-cell table:style-name="ce106" table:formula="of:=(2*[.J40])/((2*[.J40])+[.K40]+[.M40])" office:value-type="float" office:value="0.717537983593029" calcext:value-type="float">
            <text:p>0.7175</text:p>
          </table:table-cell>
          <table:table-cell table:style-name="ce106" table:formula="of:=(5*[.J40])/((5*[.J40])+(4*[.M40])+[.K40])" office:value-type="float" office:value="0.633040409750415" calcext:value-type="float">
            <text:p>0.6330</text:p>
          </table:table-cell>
          <table:table-cell office:value-type="float" office:value="6.77777774012346" calcext:value-type="float">
            <text:p>6.77777774012346</text:p>
          </table:table-cell>
          <table:table-cell office:value-type="float" office:value="0.7" calcext:value-type="float">
            <text:p>0.7</text:p>
          </table:table-cell>
          <table:table-cell office:value-type="float" office:value="6977" calcext:value-type="float">
            <text:p>6977</text:p>
          </table:table-cell>
          <table:table-cell office:value-type="float" office:value="1248" calcext:value-type="float">
            <text:p>1248</text:p>
          </table:table-cell>
          <table:table-cell office:value-type="float" office:value="5523" calcext:value-type="float">
            <text:p>5523</text:p>
          </table:table-cell>
          <table:table-cell office:value-type="float" office:value="5703" calcext:value-type="float">
            <text:p>5703</text:p>
          </table:table-cell>
          <table:table-cell table:style-name="ce106" table:formula="of:=([.V40]+[.X40])/([.V40]+[.W40]+[.X40]+[.Y40])" office:value-type="float" office:value="0.642640481209192" calcext:value-type="float">
            <text:p>0.6426</text:p>
          </table:table-cell>
          <table:table-cell table:style-name="ce106" table:formula="of:=[.V40]/([.V40]+[.W40])" office:value-type="float" office:value="0.848267477203647" calcext:value-type="float">
            <text:p>0.8483</text:p>
          </table:table-cell>
          <table:table-cell table:style-name="ce106" table:formula="of:=[.V40]/([.V40]+[.Y40])" office:value-type="float" office:value="0.550236593059937" calcext:value-type="float">
            <text:p>0.5502</text:p>
          </table:table-cell>
          <table:table-cell table:style-name="ce106" table:formula="of:=[.X40]/([.X40]+[.W40])" office:value-type="float" office:value="0.815684536996012" calcext:value-type="float">
            <text:p>0.8157</text:p>
          </table:table-cell>
          <table:table-cell table:style-name="ce106" table:formula="of:=(2*[.V40])/((2*[.V40])+[.W40]+[.Y40])" office:value-type="float" office:value="0.667495814398469" calcext:value-type="float">
            <text:p>0.6675</text:p>
          </table:table-cell>
          <table:table-cell table:style-name="ce106" table:formula="of:=(5*[.V40])/((5*[.V40])+(4*[.Y40])+[.W40])" office:value-type="float" office:value="0.591822885740945" calcext:value-type="float">
            <text:p>0.5918</text:p>
          </table:table-cell>
          <table:table-cell office:value-type="float" office:value="11.9999999333333" calcext:value-type="float">
            <text:p>11.9999999333333</text:p>
          </table:table-cell>
          <table:table-cell office:value-type="float" office:value="0.7" calcext:value-type="float">
            <text:p>0.7</text:p>
          </table:table-cell>
          <table:table-cell office:value-type="float" office:value="5478" calcext:value-type="float">
            <text:p>5478</text:p>
          </table:table-cell>
          <table:table-cell office:value-type="float" office:value="43" calcext:value-type="float">
            <text:p>43</text:p>
          </table:table-cell>
          <table:table-cell office:value-type="float" office:value="369" calcext:value-type="float">
            <text:p>369</text:p>
          </table:table-cell>
          <table:table-cell office:value-type="float" office:value="1087" calcext:value-type="float">
            <text:p>1087</text:p>
          </table:table-cell>
          <table:table-cell table:style-name="ce106" table:formula="of:=([.AH40]+[.AJ40])/([.AH40]+[.AI40]+[.AJ40]+[.AK40])" office:value-type="float" office:value="0.838039271893364" calcext:value-type="float">
            <text:p>0.8380</text:p>
          </table:table-cell>
          <table:table-cell office:value-type="float" office:value="0.834636427189961" calcext:value-type="float">
            <text:p>0.8346364271899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7037" calcext:value-type="float">
            <text:p>7037</text:p>
          </table:table-cell>
          <table:table-cell office:value-type="float" office:value="511" calcext:value-type="float">
            <text:p>511</text:p>
          </table:table-cell>
          <table:table-cell office:value-type="float" office:value="5630" calcext:value-type="float">
            <text:p>5630</text:p>
          </table:table-cell>
          <table:table-cell office:value-type="float" office:value="5555" calcext:value-type="float">
            <text:p>5555</text:p>
          </table:table-cell>
          <table:table-cell table:style-name="ce108" table:formula="of:=([.J41]+[.L41])/([.J41]+[.K41]+[.L41]+[.M41])" office:value-type="float" office:value="0.676186409010836" calcext:value-type="float">
            <text:p>0.6762</text:p>
          </table:table-cell>
          <table:table-cell table:style-name="ce107" table:formula="of:=[.J41]/([.J41]+[.K41])" office:value-type="float" office:value="0.932299947005829" calcext:value-type="float">
            <text:p>0.9323</text:p>
          </table:table-cell>
          <table:table-cell table:style-name="ce107" table:formula="of:=[.J41]/([.J41]+[.M41])" office:value-type="float" office:value="0.558846886912325" calcext:value-type="float">
            <text:p>0.5588</text:p>
          </table:table-cell>
          <table:table-cell table:style-name="ce107" table:formula="of:=[.L41]/([.L41]+[.K41])" office:value-type="float" office:value="0.916788796612929" calcext:value-type="float">
            <text:p>0.9168</text:p>
          </table:table-cell>
          <table:table-cell table:style-name="ce107" table:formula="of:=(2*[.J41])/((2*[.J41])+[.K41]+[.M41])" office:value-type="float" office:value="0.698808341608739" calcext:value-type="float">
            <text:p>0.6988</text:p>
          </table:table-cell>
          <table:table-cell table:style-name="ce107" table:formula="of:=(5*[.J41])/((5*[.J41])+(4*[.M41])+[.K41])" office:value-type="float" office:value="0.607517784377374" calcext:value-type="float">
            <text:p>0.6075</text:p>
          </table:table-cell>
          <table:table-cell office:value-type="float" office:value="11.7222221570988" calcext:value-type="float">
            <text:p>11.7222221570988</text:p>
          </table:table-cell>
          <table:table-cell office:value-type="float" office:value="0.8" calcext:value-type="float">
            <text:p>0.8</text:p>
          </table:table-cell>
          <table:table-cell office:value-type="float" office:value="6682" calcext:value-type="float">
            <text:p>6682</text:p>
          </table:table-cell>
          <table:table-cell office:value-type="float" office:value="1012" calcext:value-type="float">
            <text:p>1012</text:p>
          </table:table-cell>
          <table:table-cell office:value-type="float" office:value="5630" calcext:value-type="float">
            <text:p>5630</text:p>
          </table:table-cell>
          <table:table-cell office:value-type="float" office:value="5998" calcext:value-type="float">
            <text:p>5998</text:p>
          </table:table-cell>
          <table:table-cell table:style-name="ce108" table:formula="of:=([.V41]+[.X41])/([.V41]+[.W41]+[.X41]+[.Y41])" office:value-type="float" office:value="0.637201117896698" calcext:value-type="float">
            <text:p>0.6372</text:p>
          </table:table-cell>
          <table:table-cell table:style-name="ce107" table:formula="of:=[.V41]/([.V41]+[.W41])" office:value-type="float" office:value="0.868468936833897" calcext:value-type="float">
            <text:p>0.8685</text:p>
          </table:table-cell>
          <table:table-cell table:style-name="ce107" table:formula="of:=[.V41]/([.V41]+[.Y41])" office:value-type="float" office:value="0.526971608832808" calcext:value-type="float">
            <text:p>0.5270</text:p>
          </table:table-cell>
          <table:table-cell table:style-name="ce107" table:formula="of:=[.X41]/([.X41]+[.W41])" office:value-type="float" office:value="0.847636254140319" calcext:value-type="float">
            <text:p>0.8476</text:p>
          </table:table-cell>
          <table:table-cell table:style-name="ce107" table:formula="of:=(2*[.V41])/((2*[.V41])+[.W41]+[.Y41])" office:value-type="float" office:value="0.6559340335722" calcext:value-type="float">
            <text:p>0.6559</text:p>
          </table:table-cell>
          <table:table-cell table:style-name="ce107" table:formula="of:=(5*[.V41])/((5*[.V41])+(4*[.Y41])+[.W41])" office:value-type="float" office:value="0.571951929332009" calcext:value-type="float">
            <text:p>0.5720</text:p>
          </table:table-cell>
          <table:table-cell office:value-type="float" office:value="16.8333332398148" calcext:value-type="float">
            <text:p>16.8333332398148</text:p>
          </table:table-cell>
          <table:table-cell office:value-type="float" office:value="0.8" calcext:value-type="float">
            <text:p>0.8</text:p>
          </table:table-cell>
          <table:table-cell office:value-type="float" office:value="5282" calcext:value-type="float">
            <text:p>5282</text:p>
          </table:table-cell>
          <table:table-cell office:value-type="float" office:value="36" calcext:value-type="float">
            <text:p>36</text:p>
          </table:table-cell>
          <table:table-cell office:value-type="float" office:value="354" calcext:value-type="float">
            <text:p>354</text:p>
          </table:table-cell>
          <table:table-cell office:value-type="float" office:value="1010" calcext:value-type="float">
            <text:p>1010</text:p>
          </table:table-cell>
          <table:table-cell table:style-name="ce108" table:formula="of:=([.AH41]+[.AJ41])/([.AH41]+[.AI41]+[.AJ41]+[.AK41])" office:value-type="float" office:value="0.843460041903622" calcext:value-type="float">
            <text:p>0.8435</text:p>
          </table:table-cell>
          <table:table-cell office:value-type="float" office:value="0.833961022836497" calcext:value-type="float">
            <text:p>0.833961022836497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6377" calcext:value-type="float">
            <text:p>6377</text:p>
          </table:table-cell>
          <table:table-cell office:value-type="float" office:value="381" calcext:value-type="float">
            <text:p>381</text:p>
          </table:table-cell>
          <table:table-cell office:value-type="float" office:value="5760" calcext:value-type="float">
            <text:p>5760</text:p>
          </table:table-cell>
          <table:table-cell office:value-type="float" office:value="6215" calcext:value-type="float">
            <text:p>6215</text:p>
          </table:table-cell>
          <table:table-cell table:style-name="ce106" table:formula="of:=([.J42]+[.L42])/([.J42]+[.K42]+[.L42]+[.M42])" office:value-type="float" office:value="0.647894090642182" calcext:value-type="float">
            <text:p>0.6479</text:p>
          </table:table-cell>
          <table:table-cell table:style-name="ce106" table:formula="of:=[.J42]/([.J42]+[.K42])" office:value-type="float" office:value="0.943622373483279" calcext:value-type="float">
            <text:p>0.9436</text:p>
          </table:table-cell>
          <table:table-cell table:style-name="ce106" table:formula="of:=[.J42]/([.J42]+[.M42])" office:value-type="float" office:value="0.506432655654384" calcext:value-type="float">
            <text:p>0.5064</text:p>
          </table:table-cell>
          <table:table-cell table:style-name="ce106" table:formula="of:=[.L42]/([.L42]+[.K42])" office:value-type="float" office:value="0.937957987298486" calcext:value-type="float">
            <text:p>0.9380</text:p>
          </table:table-cell>
          <table:table-cell table:style-name="ce106" table:formula="of:=(2*[.J42])/((2*[.J42])+[.K42]+[.M42])" office:value-type="float" office:value="0.659121447028424" calcext:value-type="float">
            <text:p>0.6591</text:p>
          </table:table-cell>
          <table:table-cell table:style-name="ce106" table:formula="of:=(5*[.J42])/((5*[.J42])+(4*[.M42])+[.K42])" office:value-type="float" office:value="0.558152154885691" calcext:value-type="float">
            <text:p>0.5582</text:p>
          </table:table-cell>
          <table:table-cell office:value-type="float" office:value="12.833333262037" calcext:value-type="float">
            <text:p>12.833333262037</text:p>
          </table:table-cell>
          <table:table-cell office:value-type="float" office:value="0.9" calcext:value-type="float">
            <text:p>0.9</text:p>
          </table:table-cell>
          <table:table-cell office:value-type="float" office:value="6124" calcext:value-type="float">
            <text:p>6124</text:p>
          </table:table-cell>
          <table:table-cell office:value-type="float" office:value="713" calcext:value-type="float">
            <text:p>713</text:p>
          </table:table-cell>
          <table:table-cell office:value-type="float" office:value="5760" calcext:value-type="float">
            <text:p>5760</text:p>
          </table:table-cell>
          <table:table-cell office:value-type="float" office:value="6556" calcext:value-type="float">
            <text:p>6556</text:p>
          </table:table-cell>
          <table:table-cell table:style-name="ce106" table:formula="of:=([.V42]+[.X42])/([.V42]+[.W42]+[.X42]+[.Y42])" office:value-type="float" office:value="0.620477209836579" calcext:value-type="float">
            <text:p>0.6205</text:p>
          </table:table-cell>
          <table:table-cell table:style-name="ce106" table:formula="of:=[.V42]/([.V42]+[.W42])" office:value-type="float" office:value="0.895714494661401" calcext:value-type="float">
            <text:p>0.8957</text:p>
          </table:table-cell>
          <table:table-cell table:style-name="ce106" table:formula="of:=[.V42]/([.V42]+[.Y42])" office:value-type="float" office:value="0.482965299684543" calcext:value-type="float">
            <text:p>0.4830</text:p>
          </table:table-cell>
          <table:table-cell table:style-name="ce106" table:formula="of:=[.X42]/([.X42]+[.W42])" office:value-type="float" office:value="0.889850146763479" calcext:value-type="float">
            <text:p>0.8899</text:p>
          </table:table-cell>
          <table:table-cell table:style-name="ce106" table:formula="of:=(2*[.V42])/((2*[.V42])+[.W42]+[.Y42])" office:value-type="float" office:value="0.627555464466875" calcext:value-type="float">
            <text:p>0.6276</text:p>
          </table:table-cell>
          <table:table-cell table:style-name="ce106" table:formula="of:=(5*[.V42])/((5*[.V42])+(4*[.Y42])+[.W42])" office:value-type="float" office:value="0.531994370797644" calcext:value-type="float">
            <text:p>0.5320</text:p>
          </table:table-cell>
          <table:table-cell office:value-type="float" office:value="17.8888887895062" calcext:value-type="float">
            <text:p>17.8888887895062</text:p>
          </table:table-cell>
          <table:table-cell office:value-type="float" office:value="0.9" calcext:value-type="float">
            <text:p>0.9</text:p>
          </table:table-cell>
          <table:table-cell office:value-type="float" office:value="4977" calcext:value-type="float">
            <text:p>4977</text:p>
          </table:table-cell>
          <table:table-cell office:value-type="float" office:value="27" calcext:value-type="float">
            <text:p>27</text:p>
          </table:table-cell>
          <table:table-cell office:value-type="float" office:value="340" calcext:value-type="float">
            <text:p>340</text:p>
          </table:table-cell>
          <table:table-cell office:value-type="float" office:value="780" calcext:value-type="float">
            <text:p>780</text:p>
          </table:table-cell>
          <table:table-cell table:style-name="ce106" table:formula="of:=([.AH42]+[.AJ42])/([.AH42]+[.AI42]+[.AJ42]+[.AK42])" office:value-type="float" office:value="0.868223383409536" calcext:value-type="float">
            <text:p>0.8682</text:p>
          </table:table-cell>
          <table:table-cell office:value-type="float" office:value="0.848990323147122" calcext:value-type="float">
            <text:p>0.848990323147122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2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466" calcext:value-type="float">
            <text:p>9466</text:p>
          </table:table-cell>
          <table:table-cell office:value-type="float" office:value="2118" calcext:value-type="float">
            <text:p>2118</text:p>
          </table:table-cell>
          <table:table-cell office:value-type="float" office:value="4023" calcext:value-type="float">
            <text:p>4023</text:p>
          </table:table-cell>
          <table:table-cell office:value-type="float" office:value="3126" calcext:value-type="float">
            <text:p>3126</text:p>
          </table:table-cell>
          <table:table-cell table:style-name="ce106" table:formula="of:=([.J44]+[.L44])/([.J44]+[.K44]+[.L44]+[.M44])" office:value-type="float" office:value="0.720066193348636" calcext:value-type="float">
            <text:p>0.7201</text:p>
          </table:table-cell>
          <table:table-cell table:style-name="ce106" table:formula="of:=[.J44]/([.J44]+[.K44])" office:value-type="float" office:value="0.817161602209945" calcext:value-type="float">
            <text:p>0.8172</text:p>
          </table:table-cell>
          <table:table-cell table:style-name="ce106" table:formula="of:=[.J44]/([.J44]+[.M44])" office:value-type="float" office:value="0.751747141041931" calcext:value-type="float">
            <text:p>0.7517</text:p>
          </table:table-cell>
          <table:table-cell table:style-name="ce106" table:formula="of:=[.L44]/([.L44]+[.K44])" office:value-type="float" office:value="0.655105031753786" calcext:value-type="float">
            <text:p>0.6551</text:p>
          </table:table-cell>
          <table:table-cell table:style-name="ce106" table:formula="of:=(2*[.J44])/((2*[.J44])+[.K44]+[.M44])" office:value-type="float" office:value="0.783090668431502" calcext:value-type="float">
            <text:p>0.7831</text:p>
          </table:table-cell>
          <table:table-cell table:style-name="ce106" table:formula="of:=(5*[.J44])/((5*[.J44])+(4*[.M44])+[.K44])" office:value-type="float" office:value="0.763978564049587" calcext:value-type="float">
            <text:p>0.7640</text:p>
          </table:table-cell>
          <table:table-cell office:value-type="float" office:value="3.83333331203704" calcext:value-type="float">
            <text:p>3.83333331203704</text:p>
          </table:table-cell>
          <table:table-cell office:value-type="float" office:value="0.1" calcext:value-type="float">
            <text:p>0.1</text:p>
          </table:table-cell>
          <table:table-cell office:value-type="float" office:value="8679" calcext:value-type="float">
            <text:p>8679</text:p>
          </table:table-cell>
          <table:table-cell office:value-type="float" office:value="5766" calcext:value-type="float">
            <text:p>5766</text:p>
          </table:table-cell>
          <table:table-cell office:value-type="float" office:value="4023" calcext:value-type="float">
            <text:p>4023</text:p>
          </table:table-cell>
          <table:table-cell office:value-type="float" office:value="4001" calcext:value-type="float">
            <text:p>4001</text:p>
          </table:table-cell>
          <table:table-cell table:style-name="ce106" table:formula="of:=([.V44]+[.X44])/([.V44]+[.W44]+[.X44]+[.Y44])" office:value-type="float" office:value="0.565312207930927" calcext:value-type="float">
            <text:p>0.5653</text:p>
          </table:table-cell>
          <table:table-cell table:style-name="ce106" table:formula="of:=[.V44]/([.V44]+[.W44])" office:value-type="float" office:value="0.600830737279335" calcext:value-type="float">
            <text:p>0.6008</text:p>
          </table:table-cell>
          <table:table-cell table:style-name="ce106" table:formula="of:=[.V44]/([.V44]+[.Y44])" office:value-type="float" office:value="0.684463722397476" calcext:value-type="float">
            <text:p>0.6845</text:p>
          </table:table-cell>
          <table:table-cell table:style-name="ce106" table:formula="of:=[.X44]/([.X44]+[.W44])" office:value-type="float" office:value="0.410971498620901" calcext:value-type="float">
            <text:p>0.4110</text:p>
          </table:table-cell>
          <table:table-cell table:style-name="ce106" table:formula="of:=(2*[.V44])/((2*[.V44])+[.W44]+[.Y44])" office:value-type="float" office:value="0.639926267281106" calcext:value-type="float">
            <text:p>0.6399</text:p>
          </table:table-cell>
          <table:table-cell table:style-name="ce106" table:formula="of:=(5*[.V44])/((5*[.V44])+(4*[.Y44])+[.W44])" office:value-type="float" office:value="0.66592495971764" calcext:value-type="float">
            <text:p>0.665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1" calcext:value-type="float">
            <text:p>0.1</text:p>
          </table:table-cell>
          <table:table-cell office:value-type="float" office:value="7746" calcext:value-type="float">
            <text:p>7746</text:p>
          </table:table-cell>
          <table:table-cell office:value-type="float" office:value="183" calcext:value-type="float">
            <text:p>183</text:p>
          </table:table-cell>
          <table:table-cell office:value-type="float" office:value="317" calcext:value-type="float">
            <text:p>317</text:p>
          </table:table-cell>
          <table:table-cell office:value-type="float" office:value="433" calcext:value-type="float">
            <text:p>433</text:p>
          </table:table-cell>
          <table:table-cell table:style-name="ce106" table:formula="of:=([.AH44]+[.AJ44])/([.AH44]+[.AI44]+[.AJ44]+[.AK44])" office:value-type="float" office:value="0.929024081115336" calcext:value-type="float">
            <text:p>0.9290</text:p>
          </table:table-cell>
          <table:table-cell office:value-type="float" office:value="0.959206046600268" calcext:value-type="float">
            <text:p>0.959206046600268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55" calcext:value-type="float">
            <text:p>8555</text:p>
          </table:table-cell>
          <table:table-cell office:value-type="float" office:value="1479" calcext:value-type="float">
            <text:p>1479</text:p>
          </table:table-cell>
          <table:table-cell office:value-type="float" office:value="4662" calcext:value-type="float">
            <text:p>4662</text:p>
          </table:table-cell>
          <table:table-cell office:value-type="float" office:value="4037" calcext:value-type="float">
            <text:p>4037</text:p>
          </table:table-cell>
          <table:table-cell table:style-name="ce107" table:formula="of:=([.J45]+[.L45])/([.J45]+[.K45]+[.L45]+[.M45])" office:value-type="float" office:value="0.705546362034912" calcext:value-type="float">
            <text:p>0.7055</text:p>
          </table:table-cell>
          <table:table-cell table:style-name="ce107" table:formula="of:=[.J45]/([.J45]+[.K45])" office:value-type="float" office:value="0.852601156069364" calcext:value-type="float">
            <text:p>0.8526</text:p>
          </table:table-cell>
          <table:table-cell table:style-name="ce107" table:formula="of:=[.J45]/([.J45]+[.M45])" office:value-type="float" office:value="0.679399618805591" calcext:value-type="float">
            <text:p>0.6794</text:p>
          </table:table-cell>
          <table:table-cell table:style-name="ce107" table:formula="of:=[.L45]/([.L45]+[.K45])" office:value-type="float" office:value="0.759159745969712" calcext:value-type="float">
            <text:p>0.7592</text:p>
          </table:table-cell>
          <table:table-cell table:style-name="ce107" table:formula="of:=(2*[.J45])/((2*[.J45])+[.K45]+[.M45])" office:value-type="float" office:value="0.756209670290816" calcext:value-type="float">
            <text:p>0.7562</text:p>
          </table:table-cell>
          <table:table-cell table:style-name="ce107" table:formula="of:=(5*[.J45])/((5*[.J45])+(4*[.M45])+[.K45])" office:value-type="float" office:value="0.708171914837257" calcext:value-type="float">
            <text:p>0.7082</text:p>
          </table:table-cell>
          <table:table-cell office:value-type="float" office:value="7.88888884506173" calcext:value-type="float">
            <text:p>7.88888884506173</text:p>
          </table:table-cell>
          <table:table-cell office:value-type="float" office:value="0.2" calcext:value-type="float">
            <text:p>0.2</text:p>
          </table:table-cell>
          <table:table-cell office:value-type="float" office:value="8003" calcext:value-type="float">
            <text:p>8003</text:p>
          </table:table-cell>
          <table:table-cell office:value-type="float" office:value="3173" calcext:value-type="float">
            <text:p>3173</text:p>
          </table:table-cell>
          <table:table-cell office:value-type="float" office:value="4662" calcext:value-type="float">
            <text:p>4662</text:p>
          </table:table-cell>
          <table:table-cell office:value-type="float" office:value="4677" calcext:value-type="float">
            <text:p>4677</text:p>
          </table:table-cell>
          <table:table-cell table:style-name="ce107" table:formula="of:=([.V45]+[.X45])/([.V45]+[.W45]+[.X45]+[.Y45])" office:value-type="float" office:value="0.617353156227151" calcext:value-type="float">
            <text:p>0.6174</text:p>
          </table:table-cell>
          <table:table-cell table:style-name="ce107" table:formula="of:=[.V45]/([.V45]+[.W45])" office:value-type="float" office:value="0.716088045812455" calcext:value-type="float">
            <text:p>0.7161</text:p>
          </table:table-cell>
          <table:table-cell table:style-name="ce107" table:formula="of:=[.V45]/([.V45]+[.Y45])" office:value-type="float" office:value="0.63115141955836" calcext:value-type="float">
            <text:p>0.6312</text:p>
          </table:table-cell>
          <table:table-cell table:style-name="ce107" table:formula="of:=[.X45]/([.X45]+[.W45])" office:value-type="float" office:value="0.595022335673261" calcext:value-type="float">
            <text:p>0.5950</text:p>
          </table:table-cell>
          <table:table-cell table:style-name="ce107" table:formula="of:=(2*[.V45])/((2*[.V45])+[.W45]+[.Y45])" office:value-type="float" office:value="0.670942320590208" calcext:value-type="float">
            <text:p>0.6709</text:p>
          </table:table-cell>
          <table:table-cell table:style-name="ce107" table:formula="of:=(5*[.V45])/((5*[.V45])+(4*[.Y45])+[.W45])" office:value-type="float" office:value="0.646487656714489" calcext:value-type="float">
            <text:p>0.6465</text:p>
          </table:table-cell>
          <table:table-cell office:value-type="float" office:value="11.3888888256173" calcext:value-type="float">
            <text:p>11.3888888256173</text:p>
          </table:table-cell>
          <table:table-cell office:value-type="float" office:value="0.2" calcext:value-type="float">
            <text:p>0.2</text:p>
          </table:table-cell>
          <table:table-cell office:value-type="float" office:value="7099" calcext:value-type="float">
            <text:p>7099</text:p>
          </table:table-cell>
          <table:table-cell office:value-type="float" office:value="156" calcext:value-type="float">
            <text:p>156</text:p>
          </table:table-cell>
          <table:table-cell office:value-type="float" office:value="315" calcext:value-type="float">
            <text:p>315</text:p>
          </table:table-cell>
          <table:table-cell office:value-type="float" office:value="433" calcext:value-type="float">
            <text:p>433</text:p>
          </table:table-cell>
          <table:table-cell table:style-name="ce107" table:formula="of:=([.AH45]+[.AJ45])/([.AH45]+[.AI45]+[.AJ45]+[.AK45])" office:value-type="float" office:value="0.926402599025365" calcext:value-type="float">
            <text:p>0.9264</text:p>
          </table:table-cell>
          <table:table-cell office:value-type="float" office:value="0.955805456818206" calcext:value-type="float">
            <text:p>0.95580545681820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951" calcext:value-type="float">
            <text:p>7951</text:p>
          </table:table-cell>
          <table:table-cell office:value-type="float" office:value="1120" calcext:value-type="float">
            <text:p>1120</text:p>
          </table:table-cell>
          <table:table-cell office:value-type="float" office:value="5021" calcext:value-type="float">
            <text:p>5021</text:p>
          </table:table-cell>
          <table:table-cell office:value-type="float" office:value="4641" calcext:value-type="float">
            <text:p>4641</text:p>
          </table:table-cell>
          <table:table-cell table:style-name="ce106" table:formula="of:=([.J46]+[.L46])/([.J46]+[.K46]+[.L46]+[.M46])" office:value-type="float" office:value="0.692467837506005" calcext:value-type="float">
            <text:p>0.6925</text:p>
          </table:table-cell>
          <table:table-cell table:style-name="ce106" table:formula="of:=[.J46]/([.J46]+[.K46])" office:value-type="float" office:value="0.876529599823614" calcext:value-type="float">
            <text:p>0.8765</text:p>
          </table:table-cell>
          <table:table-cell table:style-name="ce106" table:formula="of:=[.J46]/([.J46]+[.M46])" office:value-type="float" office:value="0.631432655654384" calcext:value-type="float">
            <text:p>0.6314</text:p>
          </table:table-cell>
          <table:table-cell table:style-name="ce106" table:formula="of:=[.L46]/([.L46]+[.K46])" office:value-type="float" office:value="0.817619280247517" calcext:value-type="float">
            <text:p>0.8176</text:p>
          </table:table-cell>
          <table:table-cell table:style-name="ce106" table:formula="of:=(2*[.J46])/((2*[.J46])+[.K46]+[.M46])" office:value-type="float" office:value="0.734062687531736" calcext:value-type="float">
            <text:p>0.7341</text:p>
          </table:table-cell>
          <table:table-cell table:style-name="ce106" table:formula="of:=(5*[.J46])/((5*[.J46])+(4*[.M46])+[.K46])" office:value-type="float" office:value="0.668836958899039" calcext:value-type="float">
            <text:p>0.6688</text:p>
          </table:table-cell>
          <table:table-cell office:value-type="float" office:value="15.444444358642" calcext:value-type="float">
            <text:p>15.444444358642</text:p>
          </table:table-cell>
          <table:table-cell office:value-type="float" office:value="0.3" calcext:value-type="float">
            <text:p>0.3</text:p>
          </table:table-cell>
          <table:table-cell office:value-type="float" office:value="7564" calcext:value-type="float">
            <text:p>7564</text:p>
          </table:table-cell>
          <table:table-cell office:value-type="float" office:value="2180" calcext:value-type="float">
            <text:p>2180</text:p>
          </table:table-cell>
          <table:table-cell office:value-type="float" office:value="5021" calcext:value-type="float">
            <text:p>5021</text:p>
          </table:table-cell>
          <table:table-cell office:value-type="float" office:value="5116" calcext:value-type="float">
            <text:p>5116</text:p>
          </table:table-cell>
          <table:table-cell table:style-name="ce106" table:formula="of:=([.V46]+[.X46])/([.V46]+[.W46]+[.X46]+[.Y46])" office:value-type="float" office:value="0.633016447864796" calcext:value-type="float">
            <text:p>0.6330</text:p>
          </table:table-cell>
          <table:table-cell table:style-name="ce106" table:formula="of:=[.V46]/([.V46]+[.W46])" office:value-type="float" office:value="0.776272577996716" calcext:value-type="float">
            <text:p>0.7763</text:p>
          </table:table-cell>
          <table:table-cell table:style-name="ce106" table:formula="of:=[.V46]/([.V46]+[.Y46])" office:value-type="float" office:value="0.596529968454259" calcext:value-type="float">
            <text:p>0.5965</text:p>
          </table:table-cell>
          <table:table-cell table:style-name="ce106" table:formula="of:=[.X46]/([.X46]+[.W46])" office:value-type="float" office:value="0.697264268851548" calcext:value-type="float">
            <text:p>0.6973</text:p>
          </table:table-cell>
          <table:table-cell table:style-name="ce106" table:formula="of:=(2*[.V46])/((2*[.V46])+[.W46]+[.Y46])" office:value-type="float" office:value="0.674634320371031" calcext:value-type="float">
            <text:p>0.6746</text:p>
          </table:table-cell>
          <table:table-cell table:style-name="ce106" table:formula="of:=(5*[.V46])/((5*[.V46])+(4*[.Y46])+[.W46])" office:value-type="float" office:value="0.625496163006086" calcext:value-type="float">
            <text:p>0.6255</text:p>
          </table:table-cell>
          <table:table-cell office:value-type="float" office:value="20.9444443280864" calcext:value-type="float">
            <text:p>20.9444443280864</text:p>
          </table:table-cell>
          <table:table-cell office:value-type="float" office:value="0.3" calcext:value-type="float">
            <text:p>0.3</text:p>
          </table:table-cell>
          <table:table-cell office:value-type="float" office:value="6740" calcext:value-type="float">
            <text:p>6740</text:p>
          </table:table-cell>
          <table:table-cell office:value-type="float" office:value="130" calcext:value-type="float">
            <text:p>130</text:p>
          </table:table-cell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table:style-name="ce106" table:formula="of:=([.AH46]+[.AJ46])/([.AH46]+[.AI46]+[.AJ46]+[.AK46])" office:value-type="float" office:value="0.931782125859334" calcext:value-type="float">
            <text:p>0.9318</text:p>
          </table:table-cell>
          <table:table-cell office:value-type="float" office:value="0.957784473399136" calcext:value-type="float">
            <text:p>0.95778447339913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7425" calcext:value-type="float">
            <text:p>7425</text:p>
          </table:table-cell>
          <table:table-cell office:value-type="float" office:value="860" calcext:value-type="float">
            <text:p>860</text:p>
          </table:table-cell>
          <table:table-cell office:value-type="float" office:value="5281" calcext:value-type="float">
            <text:p>5281</text:p>
          </table:table-cell>
          <table:table-cell office:value-type="float" office:value="5167" calcext:value-type="float">
            <text:p>5167</text:p>
          </table:table-cell>
          <table:table-cell table:style-name="ce108" table:formula="of:=([.J47]+[.L47])/([.J47]+[.K47]+[.L47]+[.M47])" office:value-type="float" office:value="0.678268296588907" calcext:value-type="float">
            <text:p>0.6783</text:p>
          </table:table-cell>
          <table:table-cell table:style-name="ce107" table:formula="of:=[.J47]/([.J47]+[.K47])" office:value-type="float" office:value="0.896197948098974" calcext:value-type="float">
            <text:p>0.8962</text:p>
          </table:table-cell>
          <table:table-cell table:style-name="ce107" table:formula="of:=[.J47]/([.J47]+[.M47])" office:value-type="float" office:value="0.589660101651842" calcext:value-type="float">
            <text:p>0.5897</text:p>
          </table:table-cell>
          <table:table-cell table:style-name="ce107" table:formula="of:=[.L47]/([.L47]+[.K47])" office:value-type="float" office:value="0.859957661618629" calcext:value-type="float">
            <text:p>0.8600</text:p>
          </table:table-cell>
          <table:table-cell table:style-name="ce107" table:formula="of:=(2*[.J47])/((2*[.J47])+[.K47]+[.M47])" office:value-type="float" office:value="0.711309096134502" calcext:value-type="float">
            <text:p>0.7113</text:p>
          </table:table-cell>
          <table:table-cell table:style-name="ce107" table:formula="of:=(5*[.J47])/((5*[.J47])+(4*[.M47])+[.K47])" office:value-type="float" office:value="0.632959950897652" calcext:value-type="float">
            <text:p>0.6330</text:p>
          </table:table-cell>
          <table:table-cell office:value-type="float" office:value="16.4999999083333" calcext:value-type="float">
            <text:p>16.4999999083333</text:p>
          </table:table-cell>
          <table:table-cell office:value-type="float" office:value="0.4" calcext:value-type="float">
            <text:p>0.4</text:p>
          </table:table-cell>
          <table:table-cell office:value-type="float" office:value="7145" calcext:value-type="float">
            <text:p>7145</text:p>
          </table:table-cell>
          <table:table-cell office:value-type="float" office:value="1513" calcext:value-type="float">
            <text:p>1513</text:p>
          </table:table-cell>
          <table:table-cell office:value-type="float" office:value="5281" calcext:value-type="float">
            <text:p>5281</text:p>
          </table:table-cell>
          <table:table-cell office:value-type="float" office:value="5535" calcext:value-type="float">
            <text:p>5535</text:p>
          </table:table-cell>
          <table:table-cell table:style-name="ce108" table:formula="of:=([.V47]+[.X47])/([.V47]+[.W47]+[.X47]+[.Y47])" office:value-type="float" office:value="0.638081544623601" calcext:value-type="float">
            <text:p>0.6381</text:p>
          </table:table-cell>
          <table:table-cell table:style-name="ce107" table:formula="of:=[.V47]/([.V47]+[.W47])" office:value-type="float" office:value="0.825248325248325" calcext:value-type="float">
            <text:p>0.8252</text:p>
          </table:table-cell>
          <table:table-cell table:style-name="ce107" table:formula="of:=[.V47]/([.V47]+[.Y47])" office:value-type="float" office:value="0.563485804416404" calcext:value-type="float">
            <text:p>0.5635</text:p>
          </table:table-cell>
          <table:table-cell table:style-name="ce107" table:formula="of:=[.X47]/([.X47]+[.W47])" office:value-type="float" office:value="0.777303503090963" calcext:value-type="float">
            <text:p>0.7773</text:p>
          </table:table-cell>
          <table:table-cell table:style-name="ce107" table:formula="of:=(2*[.V47])/((2*[.V47])+[.W47]+[.Y47])" office:value-type="float" office:value="0.669697253725747" calcext:value-type="float">
            <text:p>0.6697</text:p>
          </table:table-cell>
          <table:table-cell table:style-name="ce107" table:formula="of:=(5*[.V47])/((5*[.V47])+(4*[.Y47])+[.W47])" office:value-type="float" office:value="0.601653811175856" calcext:value-type="float">
            <text:p>0.6017</text:p>
          </table:table-cell>
          <table:table-cell office:value-type="float" office:value="22.0555554330247" calcext:value-type="float">
            <text:p>22.0555554330247</text:p>
          </table:table-cell>
          <table:table-cell office:value-type="float" office:value="0.4" calcext:value-type="float">
            <text:p>0.4</text:p>
          </table:table-cell>
          <table:table-cell office:value-type="float" office:value="6405" calcext:value-type="float">
            <text:p>6405</text:p>
          </table:table-cell>
          <table:table-cell office:value-type="float" office:value="88" calcext:value-type="float">
            <text:p>88</text:p>
          </table:table-cell>
          <table:table-cell office:value-type="float" office:value="306" calcext:value-type="float">
            <text:p>306</text:p>
          </table:table-cell>
          <table:table-cell office:value-type="float" office:value="346" calcext:value-type="float">
            <text:p>346</text:p>
          </table:table-cell>
          <table:table-cell table:style-name="ce108" table:formula="of:=([.AH47]+[.AJ47])/([.AH47]+[.AI47]+[.AJ47]+[.AK47])" office:value-type="float" office:value="0.93925822253324" calcext:value-type="float">
            <text:p>0.9393</text:p>
          </table:table-cell>
          <table:table-cell office:value-type="float" office:value="0.95425632975221" calcext:value-type="float">
            <text:p>0.9542563297522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[0.9-1.1]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6903" calcext:value-type="float">
            <text:p>6903</text:p>
          </table:table-cell>
          <table:table-cell office:value-type="float" office:value="658" calcext:value-type="float">
            <text:p>658</text:p>
          </table:table-cell>
          <table:table-cell office:value-type="float" office:value="5483" calcext:value-type="float">
            <text:p>5483</text:p>
          </table:table-cell>
          <table:table-cell office:value-type="float" office:value="5689" calcext:value-type="float">
            <text:p>5689</text:p>
          </table:table-cell>
          <table:table-cell table:style-name="ce106" table:formula="of:=([.J48]+[.L48])/([.J48]+[.K48]+[.L48]+[.M48])" office:value-type="float" office:value="0.661186142102173" calcext:value-type="float">
            <text:p>0.6612</text:p>
          </table:table-cell>
          <table:table-cell table:style-name="ce106" table:formula="of:=[.J48]/([.J48]+[.K48])" office:value-type="float" office:value="0.912974474275889" calcext:value-type="float">
            <text:p>0.9130</text:p>
          </table:table-cell>
          <table:table-cell table:style-name="ce106" table:formula="of:=[.J48]/([.J48]+[.M48])" office:value-type="float" office:value="0.548205209656925" calcext:value-type="float">
            <text:p>0.5482</text:p>
          </table:table-cell>
          <table:table-cell table:style-name="ce106" table:formula="of:=[.L48]/([.L48]+[.K48])" office:value-type="float" office:value="0.892851327145416" calcext:value-type="float">
            <text:p>0.8929</text:p>
          </table:table-cell>
          <table:table-cell table:style-name="ce106" table:formula="of:=(2*[.J48])/((2*[.J48])+[.K48]+[.M48])" office:value-type="float" office:value="0.685059296382673" calcext:value-type="float">
            <text:p>0.6851</text:p>
          </table:table-cell>
          <table:table-cell table:style-name="ce106" table:formula="of:=(5*[.J48])/((5*[.J48])+(4*[.M48])+[.K48])" office:value-type="float" office:value="0.595815567332424" calcext:value-type="float">
            <text:p>0.5958</text:p>
          </table:table-cell>
          <table:table-cell office:value-type="float" office:value="25.6111109688272" calcext:value-type="float">
            <text:p>25.6111109688272</text:p>
          </table:table-cell>
          <table:table-cell office:value-type="float" office:value="0.5" calcext:value-type="float">
            <text:p>0.5</text:p>
          </table:table-cell>
          <table:table-cell office:value-type="float" office:value="6703" calcext:value-type="float">
            <text:p>6703</text:p>
          </table:table-cell>
          <table:table-cell office:value-type="float" office:value="1090" calcext:value-type="float">
            <text:p>1090</text:p>
          </table:table-cell>
          <table:table-cell office:value-type="float" office:value="5483" calcext:value-type="float">
            <text:p>5483</text:p>
          </table:table-cell>
          <table:table-cell office:value-type="float" office:value="5977" calcext:value-type="float">
            <text:p>5977</text:p>
          </table:table-cell>
          <table:table-cell table:style-name="ce106" table:formula="of:=([.V48]+[.X48])/([.V48]+[.W48]+[.X48]+[.Y48])" office:value-type="float" office:value="0.632940320988937" calcext:value-type="float">
            <text:p>0.6329</text:p>
          </table:table-cell>
          <table:table-cell table:style-name="ce106" table:formula="of:=[.V48]/([.V48]+[.W48])" office:value-type="float" office:value="0.860130886693186" calcext:value-type="float">
            <text:p>0.8601</text:p>
          </table:table-cell>
          <table:table-cell table:style-name="ce106" table:formula="of:=[.V48]/([.V48]+[.Y48])" office:value-type="float" office:value="0.528627760252366" calcext:value-type="float">
            <text:p>0.5286</text:p>
          </table:table-cell>
          <table:table-cell table:style-name="ce106" table:formula="of:=[.X48]/([.X48]+[.W48])" office:value-type="float" office:value="0.834170089761144" calcext:value-type="float">
            <text:p>0.8342</text:p>
          </table:table-cell>
          <table:table-cell table:style-name="ce106" table:formula="of:=(2*[.V48])/((2*[.V48])+[.W48]+[.Y48])" office:value-type="float" office:value="0.654813657011674" calcext:value-type="float">
            <text:p>0.6548</text:p>
          </table:table-cell>
          <table:table-cell table:style-name="ce106" table:formula="of:=(5*[.V48])/((5*[.V48])+(4*[.Y48])+[.W48])" office:value-type="float" office:value="0.572778698750705" calcext:value-type="float">
            <text:p>0.5728</text:p>
          </table:table-cell>
          <table:table-cell office:value-type="float" office:value="28.1666665101852" calcext:value-type="float">
            <text:p>28.1666665101852</text:p>
          </table:table-cell>
          <table:table-cell office:value-type="float" office:value="0.5" calcext:value-type="float">
            <text:p>0.5</text:p>
          </table:table-cell>
          <table:table-cell office:value-type="float" office:value="6008" calcext:value-type="float">
            <text:p>6008</text:p>
          </table:table-cell>
          <table:table-cell office:value-type="float" office:value="73" calcext:value-type="float">
            <text:p>73</text:p>
          </table:table-cell>
          <table:table-cell office:value-type="float" office:value="303" calcext:value-type="float">
            <text:p>303</text:p>
          </table:table-cell>
          <table:table-cell office:value-type="float" office:value="319" calcext:value-type="float">
            <text:p>319</text:p>
          </table:table-cell>
          <table:table-cell table:style-name="ce106" table:formula="of:=([.AH48]+[.AJ48])/([.AH48]+[.AI48]+[.AJ48]+[.AK48])" office:value-type="float" office:value="0.941518722959869" calcext:value-type="float">
            <text:p>0.9415</text:p>
          </table:table-cell>
          <table:table-cell office:value-type="float" office:value="0.94643077965552" calcext:value-type="float">
            <text:p>0.9464307796555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6336" calcext:value-type="float">
            <text:p>6336</text:p>
          </table:table-cell>
          <table:table-cell office:value-type="float" office:value="459" calcext:value-type="float">
            <text:p>459</text:p>
          </table:table-cell>
          <table:table-cell office:value-type="float" office:value="5682" calcext:value-type="float">
            <text:p>5682</text:p>
          </table:table-cell>
          <table:table-cell office:value-type="float" office:value="6256" calcext:value-type="float">
            <text:p>6256</text:p>
          </table:table-cell>
          <table:table-cell table:style-name="ce107" table:formula="of:=([.J49]+[.L49])/([.J49]+[.K49]+[.L49]+[.M49])" office:value-type="float" office:value="0.641541664442428" calcext:value-type="float">
            <text:p>0.6415</text:p>
          </table:table-cell>
          <table:table-cell table:style-name="ce107" table:formula="of:=[.J49]/([.J49]+[.K49])" office:value-type="float" office:value="0.932450331125828" calcext:value-type="float">
            <text:p>0.9325</text:p>
          </table:table-cell>
          <table:table-cell table:style-name="ce107" table:formula="of:=[.J49]/([.J49]+[.M49])" office:value-type="float" office:value="0.503176620076239" calcext:value-type="float">
            <text:p>0.5032</text:p>
          </table:table-cell>
          <table:table-cell table:style-name="ce107" table:formula="of:=[.L49]/([.L49]+[.K49])" office:value-type="float" office:value="0.925256472887152" calcext:value-type="float">
            <text:p>0.9253</text:p>
          </table:table-cell>
          <table:table-cell table:style-name="ce107" table:formula="of:=(2*[.J49])/((2*[.J49])+[.K49]+[.M49])" office:value-type="float" office:value="0.653633878372105" calcext:value-type="float">
            <text:p>0.6536</text:p>
          </table:table-cell>
          <table:table-cell table:style-name="ce107" table:formula="of:=(5*[.J49])/((5*[.J49])+(4*[.M49])+[.K49])" office:value-type="float" office:value="0.554204642863391" calcext:value-type="float">
            <text:p>0.5542</text:p>
          </table:table-cell>
          <table:table-cell office:value-type="float" office:value="34.1111109216049" calcext:value-type="float">
            <text:p>34.1111109216049</text:p>
          </table:table-cell>
          <table:table-cell office:value-type="float" office:value="0.6" calcext:value-type="float">
            <text:p>0.6</text:p>
          </table:table-cell>
          <table:table-cell office:value-type="float" office:value="6185" calcext:value-type="float">
            <text:p>6185</text:p>
          </table:table-cell>
          <table:table-cell office:value-type="float" office:value="735" calcext:value-type="float">
            <text:p>735</text:p>
          </table:table-cell>
          <table:table-cell office:value-type="float" office:value="5682" calcext:value-type="float">
            <text:p>5682</text:p>
          </table:table-cell>
          <table:table-cell office:value-type="float" office:value="6495" calcext:value-type="float">
            <text:p>6495</text:p>
          </table:table-cell>
          <table:table-cell table:style-name="ce107" table:formula="of:=([.V49]+[.X49])/([.V49]+[.W49]+[.X49]+[.Y49])" office:value-type="float" office:value="0.621406503639315" calcext:value-type="float">
            <text:p>0.6214</text:p>
          </table:table-cell>
          <table:table-cell table:style-name="ce107" table:formula="of:=[.V49]/([.V49]+[.W49])" office:value-type="float" office:value="0.89378612716763" calcext:value-type="float">
            <text:p>0.8938</text:p>
          </table:table-cell>
          <table:table-cell table:style-name="ce107" table:formula="of:=[.V49]/([.V49]+[.Y49])" office:value-type="float" office:value="0.487776025236593" calcext:value-type="float">
            <text:p>0.4878</text:p>
          </table:table-cell>
          <table:table-cell table:style-name="ce107" table:formula="of:=[.X49]/([.X49]+[.W49])" office:value-type="float" office:value="0.885460495558672" calcext:value-type="float">
            <text:p>0.8855</text:p>
          </table:table-cell>
          <table:table-cell table:style-name="ce107" table:formula="of:=(2*[.V49])/((2*[.V49])+[.W49]+[.Y49])" office:value-type="float" office:value="0.631122448979592" calcext:value-type="float">
            <text:p>0.6311</text:p>
          </table:table-cell>
          <table:table-cell table:style-name="ce107" table:formula="of:=(5*[.V49])/((5*[.V49])+(4*[.Y49])+[.W49])" office:value-type="float" office:value="0.536519777931992" calcext:value-type="float">
            <text:p>0.5365</text:p>
          </table:table-cell>
          <table:table-cell office:value-type="float" office:value="38.1666664546296" calcext:value-type="float">
            <text:p>38.1666664546296</text:p>
          </table:table-cell>
          <table:table-cell office:value-type="float" office:value="0.6" calcext:value-type="float">
            <text:p>0.6</text:p>
          </table:table-cell>
          <table:table-cell office:value-type="float" office:value="5569" calcext:value-type="float">
            <text:p>5569</text:p>
          </table:table-cell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262" calcext:value-type="float">
            <text:p>262</text:p>
          </table:table-cell>
          <table:table-cell table:style-name="ce107" table:formula="of:=([.AH49]+[.AJ49])/([.AH49]+[.AI49]+[.AJ49]+[.AK49])" office:value-type="float" office:value="0.949555375909458" calcext:value-type="float">
            <text:p>0.9496</text:p>
          </table:table-cell>
          <table:table-cell office:value-type="float" office:value="0.944886682626161" calcext:value-type="float">
            <text:p>0.94488668262616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5696" calcext:value-type="float">
            <text:p>5696</text:p>
          </table:table-cell>
          <table:table-cell office:value-type="float" office:value="234" calcext:value-type="float">
            <text:p>234</text:p>
          </table:table-cell>
          <table:table-cell office:value-type="float" office:value="5907" calcext:value-type="float">
            <text:p>5907</text:p>
          </table:table-cell>
          <table:table-cell office:value-type="float" office:value="6896" calcext:value-type="float">
            <text:p>6896</text:p>
          </table:table-cell>
          <table:table-cell table:style-name="ce106" table:formula="of:=([.J50]+[.L50])/([.J50]+[.K50]+[.L50]+[.M50])" office:value-type="float" office:value="0.619388245342444" calcext:value-type="float">
            <text:p>0.6194</text:p>
          </table:table-cell>
          <table:table-cell table:style-name="ce106" table:formula="of:=[.J50]/([.J50]+[.K50])" office:value-type="float" office:value="0.960539629005059" calcext:value-type="float">
            <text:p>0.9605</text:p>
          </table:table-cell>
          <table:table-cell table:style-name="ce106" table:formula="of:=[.J50]/([.J50]+[.M50])" office:value-type="float" office:value="0.452350698856417" calcext:value-type="float">
            <text:p>0.4524</text:p>
          </table:table-cell>
          <table:table-cell table:style-name="ce106" table:formula="of:=[.L50]/([.L50]+[.K50])" office:value-type="float" office:value="0.961895456765999" calcext:value-type="float">
            <text:p>0.9619</text:p>
          </table:table-cell>
          <table:table-cell table:style-name="ce106" table:formula="of:=(2*[.J50])/((2*[.J50])+[.K50]+[.M50])" office:value-type="float" office:value="0.615052370154411" calcext:value-type="float">
            <text:p>0.6151</text:p>
          </table:table-cell>
          <table:table-cell table:style-name="ce106" table:formula="of:=(5*[.J50])/((5*[.J50])+(4*[.M50])+[.K50])" office:value-type="float" office:value="0.50587942733312" calcext:value-type="float">
            <text:p>0.5059</text:p>
          </table:table-cell>
          <table:table-cell office:value-type="float" office:value="44.6111108632716" calcext:value-type="float">
            <text:p>44.6111108632716</text:p>
          </table:table-cell>
          <table:table-cell office:value-type="float" office:value="0.7" calcext:value-type="float">
            <text:p>0.7</text:p>
          </table:table-cell>
          <table:table-cell office:value-type="float" office:value="5606" calcext:value-type="float">
            <text:p>5606</text:p>
          </table:table-cell>
          <table:table-cell office:value-type="float" office:value="385" calcext:value-type="float">
            <text:p>385</text:p>
          </table:table-cell>
          <table:table-cell office:value-type="float" office:value="5907" calcext:value-type="float">
            <text:p>5907</text:p>
          </table:table-cell>
          <table:table-cell office:value-type="float" office:value="7074" calcext:value-type="float">
            <text:p>7074</text:p>
          </table:table-cell>
          <table:table-cell table:style-name="ce106" table:formula="of:=([.V50]+[.X50])/([.V50]+[.W50]+[.X50]+[.Y50])" office:value-type="float" office:value="0.606841661395741" calcext:value-type="float">
            <text:p>0.6068</text:p>
          </table:table-cell>
          <table:table-cell table:style-name="ce106" table:formula="of:=[.V50]/([.V50]+[.W50])" office:value-type="float" office:value="0.935736938741445" calcext:value-type="float">
            <text:p>0.9357</text:p>
          </table:table-cell>
          <table:table-cell table:style-name="ce106" table:formula="of:=[.V50]/([.V50]+[.Y50])" office:value-type="float" office:value="0.44211356466877" calcext:value-type="float">
            <text:p>0.4421</text:p>
          </table:table-cell>
          <table:table-cell table:style-name="ce106" table:formula="of:=[.X50]/([.X50]+[.W50])" office:value-type="float" office:value="0.938811188811189" calcext:value-type="float">
            <text:p>0.9388</text:p>
          </table:table-cell>
          <table:table-cell table:style-name="ce106" table:formula="of:=(2*[.V50])/((2*[.V50])+[.W50]+[.Y50])" office:value-type="float" office:value="0.600503454555193" calcext:value-type="float">
            <text:p>0.6005</text:p>
          </table:table-cell>
          <table:table-cell table:style-name="ce106" table:formula="of:=(5*[.V50])/((5*[.V50])+(4*[.Y50])+[.W50])" office:value-type="float" office:value="0.494260372767188" calcext:value-type="float">
            <text:p>0.4943</text:p>
          </table:table-cell>
          <table:table-cell office:value-type="float" office:value="45.9999997444444" calcext:value-type="float">
            <text:p>45.9999997444444</text:p>
          </table:table-cell>
          <table:table-cell office:value-type="float" office:value="0.7" calcext:value-type="float">
            <text:p>0.7</text:p>
          </table:table-cell>
          <table:table-cell office:value-type="float" office:value="5086" calcext:value-type="float">
            <text:p>5086</text:p>
          </table:table-cell>
          <table:table-cell office:value-type="float" office:value="31" calcext:value-type="float">
            <text:p>31</text:p>
          </table:table-cell>
          <table:table-cell office:value-type="float" office:value="304" calcext:value-type="float">
            <text:p>304</text:p>
          </table:table-cell>
          <table:table-cell office:value-type="float" office:value="185" calcext:value-type="float">
            <text:p>185</text:p>
          </table:table-cell>
          <table:table-cell table:style-name="ce106" table:formula="of:=([.AH50]+[.AJ50])/([.AH50]+[.AI50]+[.AJ50]+[.AK50])" office:value-type="float" office:value="0.961469853728148" calcext:value-type="float">
            <text:p>0.9615</text:p>
          </table:table-cell>
          <table:table-cell office:value-type="float" office:value="0.95256325120543" calcext:value-type="float">
            <text:p>0.95256325120543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4721" calcext:value-type="float">
            <text:p>4721</text:p>
          </table:table-cell>
          <table:table-cell office:value-type="float" office:value="95" calcext:value-type="float">
            <text:p>95</text:p>
          </table:table-cell>
          <table:table-cell office:value-type="float" office:value="6046" calcext:value-type="float">
            <text:p>6046</text:p>
          </table:table-cell>
          <table:table-cell office:value-type="float" office:value="7871" calcext:value-type="float">
            <text:p>7871</text:p>
          </table:table-cell>
          <table:table-cell table:style-name="ce108" table:formula="of:=([.J51]+[.L51])/([.J51]+[.K51]+[.L51]+[.M51])" office:value-type="float" office:value="0.57476111674585" calcext:value-type="float">
            <text:p>0.5748</text:p>
          </table:table-cell>
          <table:table-cell table:style-name="ce107" table:formula="of:=[.J51]/([.J51]+[.K51])" office:value-type="float" office:value="0.980274086378738" calcext:value-type="float">
            <text:p>0.9803</text:p>
          </table:table-cell>
          <table:table-cell table:style-name="ce107" table:formula="of:=[.J51]/([.J51]+[.M51])" office:value-type="float" office:value="0.374920584498094" calcext:value-type="float">
            <text:p>0.3749</text:p>
          </table:table-cell>
          <table:table-cell table:style-name="ce107" table:formula="of:=[.L51]/([.L51]+[.K51])" office:value-type="float" office:value="0.984530206806709" calcext:value-type="float">
            <text:p>0.9845</text:p>
          </table:table-cell>
          <table:table-cell table:style-name="ce107" table:formula="of:=(2*[.J51])/((2*[.J51])+[.K51]+[.M51])" office:value-type="float" office:value="0.542394301470588" calcext:value-type="float">
            <text:p>0.5424</text:p>
          </table:table-cell>
          <table:table-cell table:style-name="ce107" table:formula="of:=(5*[.J51])/((5*[.J51])+(4*[.M51])+[.K51])" office:value-type="float" office:value="0.42775079733256" calcext:value-type="float">
            <text:p>0.4278</text:p>
          </table:table-cell>
          <table:table-cell office:value-type="float" office:value="58.499999675" calcext:value-type="float">
            <text:p>58.499999675</text:p>
          </table:table-cell>
          <table:table-cell office:value-type="float" office:value="0.8" calcext:value-type="float">
            <text:p>0.8</text:p>
          </table:table-cell>
          <table:table-cell office:value-type="float" office:value="4672" calcext:value-type="float">
            <text:p>4672</text:p>
          </table:table-cell>
          <table:table-cell office:value-type="float" office:value="152" calcext:value-type="float">
            <text:p>152</text:p>
          </table:table-cell>
          <table:table-cell office:value-type="float" office:value="6046" calcext:value-type="float">
            <text:p>6046</text:p>
          </table:table-cell>
          <table:table-cell office:value-type="float" office:value="8008" calcext:value-type="float">
            <text:p>8008</text:p>
          </table:table-cell>
          <table:table-cell table:style-name="ce108" table:formula="of:=([.V51]+[.X51])/([.V51]+[.W51]+[.X51]+[.Y51])" office:value-type="float" office:value="0.567750821061553" calcext:value-type="float">
            <text:p>0.5678</text:p>
          </table:table-cell>
          <table:table-cell table:style-name="ce107" table:formula="of:=[.V51]/([.V51]+[.W51])" office:value-type="float" office:value="0.96849087893864" calcext:value-type="float">
            <text:p>0.9685</text:p>
          </table:table-cell>
          <table:table-cell table:style-name="ce107" table:formula="of:=[.V51]/([.V51]+[.Y51])" office:value-type="float" office:value="0.368454258675079" calcext:value-type="float">
            <text:p>0.3685</text:p>
          </table:table-cell>
          <table:table-cell table:style-name="ce107" table:formula="of:=[.X51]/([.X51]+[.W51])" office:value-type="float" office:value="0.975475959987092" calcext:value-type="float">
            <text:p>0.9755</text:p>
          </table:table-cell>
          <table:table-cell table:style-name="ce107" table:formula="of:=(2*[.V51])/((2*[.V51])+[.W51]+[.Y51])" office:value-type="float" office:value="0.53382084095064" calcext:value-type="float">
            <text:p>0.5338</text:p>
          </table:table-cell>
          <table:table-cell table:style-name="ce107" table:formula="of:=(5*[.V51])/((5*[.V51])+(4*[.Y51])+[.W51])" office:value-type="float" office:value="0.420567478035431" calcext:value-type="float">
            <text:p>0.4206</text:p>
          </table:table-cell>
          <table:table-cell office:value-type="float" office:value="58.7777774512346" calcext:value-type="float">
            <text:p>58.7777774512346</text:p>
          </table:table-cell>
          <table:table-cell office:value-type="float" office:value="0.8" calcext:value-type="float">
            <text:p>0.8</text:p>
          </table:table-cell>
          <table:table-cell office:value-type="float" office:value="4260" calcext:value-type="float">
            <text:p>4260</text:p>
          </table:table-cell>
          <table:table-cell office:value-type="float" office:value="14" calcext:value-type="float">
            <text:p>14</text:p>
          </table:table-cell>
          <table:table-cell office:value-type="float" office:value="301" calcext:value-type="float">
            <text:p>301</text:p>
          </table:table-cell>
          <table:table-cell office:value-type="float" office:value="97" calcext:value-type="float">
            <text:p>97</text:p>
          </table:table-cell>
          <table:table-cell table:style-name="ce108" table:formula="of:=([.AH51]+[.AJ51])/([.AH51]+[.AI51]+[.AJ51]+[.AK51])" office:value-type="float" office:value="0.976241438356164" calcext:value-type="float">
            <text:p>0.9762</text:p>
          </table:table-cell>
          <table:table-cell office:value-type="float" office:value="0.975156870454136" calcext:value-type="float">
            <text:p>0.97515687045413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2940" calcext:value-type="float">
            <text:p>2940</text:p>
          </table:table-cell>
          <table:table-cell office:value-type="float" office:value="11" calcext:value-type="float">
            <text:p>11</text:p>
          </table:table-cell>
          <table:table-cell office:value-type="float" office:value="6130" calcext:value-type="float">
            <text:p>6130</text:p>
          </table:table-cell>
          <table:table-cell office:value-type="float" office:value="9652" calcext:value-type="float">
            <text:p>9652</text:p>
          </table:table-cell>
          <table:table-cell table:style-name="ce106" table:formula="of:=([.J52]+[.L52])/([.J52]+[.K52]+[.L52]+[.M52])" office:value-type="float" office:value="0.484172316233385" calcext:value-type="float">
            <text:p>0.4842</text:p>
          </table:table-cell>
          <table:table-cell table:style-name="ce106" table:formula="of:=[.J52]/([.J52]+[.K52])" office:value-type="float" office:value="0.996272450016943" calcext:value-type="float">
            <text:p>0.9963</text:p>
          </table:table-cell>
          <table:table-cell table:style-name="ce106" table:formula="of:=[.J52]/([.J52]+[.M52])" office:value-type="float" office:value="0.233481575603558" calcext:value-type="float">
            <text:p>0.2335</text:p>
          </table:table-cell>
          <table:table-cell table:style-name="ce106" table:formula="of:=[.L52]/([.L52]+[.K52])" office:value-type="float" office:value="0.998208760788145" calcext:value-type="float">
            <text:p>0.9982</text:p>
          </table:table-cell>
          <table:table-cell table:style-name="ce106" table:formula="of:=(2*[.J52])/((2*[.J52])+[.K52]+[.M52])" office:value-type="float" office:value="0.378305346458213" calcext:value-type="float">
            <text:p>0.3783</text:p>
          </table:table-cell>
          <table:table-cell table:style-name="ce106" table:formula="of:=(5*[.J52])/((5*[.J52])+(4*[.M52])+[.K52])" office:value-type="float" office:value="0.275699094131548" calcext:value-type="float">
            <text:p>0.2757</text:p>
          </table:table-cell>
          <table:table-cell office:value-type="float" office:value="210.823528171626" calcext:value-type="float">
            <text:p>210.823528171626</text:p>
          </table:table-cell>
          <table:table-cell office:value-type="float" office:value="0.9" calcext:value-type="float">
            <text:p>0.9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office:value-type="float" office:value="6130" calcext:value-type="float">
            <text:p>6130</text:p>
          </table:table-cell>
          <table:table-cell office:value-type="float" office:value="9743" calcext:value-type="float">
            <text:p>9743</text:p>
          </table:table-cell>
          <table:table-cell table:style-name="ce106" table:formula="of:=([.V52]+[.X52])/([.V52]+[.W52]+[.X52]+[.Y52])" office:value-type="float" office:value="0.48167233319167" calcext:value-type="float">
            <text:p>0.4817</text:p>
          </table:table-cell>
          <table:table-cell table:style-name="ce106" table:formula="of:=[.V52]/([.V52]+[.W52])" office:value-type="float" office:value="0.99525584547611" calcext:value-type="float">
            <text:p>0.9953</text:p>
          </table:table-cell>
          <table:table-cell table:style-name="ce106" table:formula="of:=[.V52]/([.V52]+[.Y52])" office:value-type="float" office:value="0.231624605678233" calcext:value-type="float">
            <text:p>0.2316</text:p>
          </table:table-cell>
          <table:table-cell table:style-name="ce106" table:formula="of:=[.X52]/([.X52]+[.W52])" office:value-type="float" office:value="0.997721354166667" calcext:value-type="float">
            <text:p>0.9977</text:p>
          </table:table-cell>
          <table:table-cell table:style-name="ce106" table:formula="of:=(2*[.V52])/((2*[.V52])+[.W52]+[.Y52])" office:value-type="float" office:value="0.37579169598874" calcext:value-type="float">
            <text:p>0.3758</text:p>
          </table:table-cell>
          <table:table-cell table:style-name="ce106" table:formula="of:=(5*[.V52])/((5*[.V52])+(4*[.Y52])+[.W52])" office:value-type="float" office:value="0.273611447522871" calcext:value-type="float">
            <text:p>0.2736</text:p>
          </table:table-cell>
          <table:table-cell office:value-type="float" office:value="211.058822287889" calcext:value-type="float">
            <text:p>211.058822287889</text:p>
          </table:table-cell>
          <table:table-cell office:value-type="float" office:value="0.9" calcext:value-type="float">
            <text:p>0.9</text:p>
          </table:table-cell>
          <table:table-cell office:value-type="float" office:value="2669" calcext:value-type="float">
            <text:p>2669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21" calcext:value-type="float">
            <text:p>21</text:p>
          </table:table-cell>
          <table:table-cell table:style-name="ce106" table:formula="of:=([.AH52]+[.AJ52])/([.AH52]+[.AI52]+[.AJ52]+[.AK52])" office:value-type="float" office:value="0.99250936329588" calcext:value-type="float">
            <text:p>0.9925</text:p>
          </table:table-cell>
          <table:table-cell office:value-type="float" office:value="0.927542621987066" calcext:value-type="float">
            <text:p>0.927542621987066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1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1310" calcext:value-type="float">
            <text:p>11310</text:p>
          </table:table-cell>
          <table:table-cell office:value-type="float" office:value="3740" calcext:value-type="float">
            <text:p>3740</text:p>
          </table:table-cell>
          <table:table-cell office:value-type="float" office:value="2401" calcext:value-type="float">
            <text:p>2401</text:p>
          </table:table-cell>
          <table:table-cell office:value-type="float" office:value="1282" calcext:value-type="float">
            <text:p>1282</text:p>
          </table:table-cell>
          <table:table-cell table:style-name="ce106" table:formula="of:=([.J54]+[.L54])/([.J54]+[.K54]+[.L54]+[.M54])" office:value-type="float" office:value="0.731916938023808" calcext:value-type="float">
            <text:p>0.7319</text:p>
          </table:table-cell>
          <table:table-cell table:style-name="ce106" table:formula="of:=[.J54]/([.J54]+[.K54])" office:value-type="float" office:value="0.751495016611296" calcext:value-type="float">
            <text:p>0.7515</text:p>
          </table:table-cell>
          <table:table-cell table:style-name="ce106" table:formula="of:=[.J54]/([.J54]+[.M54])" office:value-type="float" office:value="0.898189326556544" calcext:value-type="float">
            <text:p>0.8982</text:p>
          </table:table-cell>
          <table:table-cell table:style-name="ce106" table:formula="of:=[.L54]/([.L54]+[.K54])" office:value-type="float" office:value="0.390978667969386" calcext:value-type="float">
            <text:p>0.3910</text:p>
          </table:table-cell>
          <table:table-cell table:style-name="ce106" table:formula="of:=(2*[.J54])/((2*[.J54])+[.K54]+[.M54])" office:value-type="float" office:value="0.818319947905361" calcext:value-type="float">
            <text:p>0.8183</text:p>
          </table:table-cell>
          <table:table-cell table:style-name="ce106" table:formula="of:=(5*[.J54])/((5*[.J54])+(4*[.M54])+[.K54])" office:value-type="float" office:value="0.864440979546914" calcext:value-type="float">
            <text:p>0.8644</text:p>
          </table:table-cell>
          <table:table-cell office:value-type="float" office:value="0.277777776234568" calcext:value-type="float">
            <text:p>0.277777776234568</text:p>
          </table:table-cell>
          <table:table-cell office:value-type="float" office:value="0.1" calcext:value-type="float">
            <text:p>0.1</text:p>
          </table:table-cell>
          <table:table-cell office:value-type="float" office:value="9198" calcext:value-type="float">
            <text:p>9198</text:p>
          </table:table-cell>
          <table:table-cell office:value-type="float" office:value="16459" calcext:value-type="float">
            <text:p>16459</text:p>
          </table:table-cell>
          <table:table-cell office:value-type="float" office:value="2401" calcext:value-type="float">
            <text:p>2401</text:p>
          </table:table-cell>
          <table:table-cell office:value-type="float" office:value="3482" calcext:value-type="float">
            <text:p>3482</text:p>
          </table:table-cell>
          <table:table-cell table:style-name="ce106" table:formula="of:=([.V54]+[.X54])/([.V54]+[.W54]+[.X54]+[.Y54])" office:value-type="float" office:value="0.367755231452124" calcext:value-type="float">
            <text:p>0.3678</text:p>
          </table:table-cell>
          <table:table-cell table:style-name="ce106" table:formula="of:=[.V54]/([.V54]+[.W54])" office:value-type="float" office:value="0.358498655337725" calcext:value-type="float">
            <text:p>0.3585</text:p>
          </table:table-cell>
          <table:table-cell table:style-name="ce106" table:formula="of:=[.V54]/([.V54]+[.Y54])" office:value-type="float" office:value="0.725394321766562" calcext:value-type="float">
            <text:p>0.7254</text:p>
          </table:table-cell>
          <table:table-cell table:style-name="ce106" table:formula="of:=[.X54]/([.X54]+[.W54])" office:value-type="float" office:value="0.127306468716861" calcext:value-type="float">
            <text:p>0.1273</text:p>
          </table:table-cell>
          <table:table-cell table:style-name="ce106" table:formula="of:=(2*[.V54])/((2*[.V54])+[.W54]+[.Y54])" office:value-type="float" office:value="0.479849753501839" calcext:value-type="float">
            <text:p>0.4798</text:p>
          </table:table-cell>
          <table:table-cell table:style-name="ce106" table:formula="of:=(5*[.V54])/((5*[.V54])+(4*[.Y54])+[.W54])" office:value-type="float" office:value="0.602144624690679" calcext:value-type="float">
            <text:p>0.6021</text:p>
          </table:table-cell>
          <table:table-cell office:value-type="float" office:value="1.61111110216049" calcext:value-type="float">
            <text:p>1.61111110216049</text:p>
          </table:table-cell>
          <table:table-cell office:value-type="float" office:value="0.1" calcext:value-type="float">
            <text:p>0.1</text:p>
          </table:table-cell>
          <table:table-cell office:value-type="float" office:value="7346" calcext:value-type="float">
            <text:p>7346</text:p>
          </table:table-cell>
          <table:table-cell office:value-type="float" office:value="287" calcext:value-type="float">
            <text:p>287</text:p>
          </table:table-cell>
          <table:table-cell office:value-type="float" office:value="305" calcext:value-type="float">
            <text:p>305</text:p>
          </table:table-cell>
          <table:table-cell office:value-type="float" office:value="1260" calcext:value-type="float">
            <text:p>1260</text:p>
          </table:table-cell>
          <table:table-cell table:style-name="ce106" table:formula="of:=([.AH54]+[.AJ54])/([.AH54]+[.AI54]+[.AJ54]+[.AK54])" office:value-type="float" office:value="0.831811263318113" calcext:value-type="float">
            <text:p>0.8318</text:p>
          </table:table-cell>
          <table:table-cell office:value-type="float" office:value="0.878543169929194" calcext:value-type="float">
            <text:p>0.878543169929194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383" calcext:value-type="float">
            <text:p>9383</text:p>
          </table:table-cell>
          <table:table-cell office:value-type="float" office:value="1989" calcext:value-type="float">
            <text:p>1989</text:p>
          </table:table-cell>
          <table:table-cell office:value-type="float" office:value="4152" calcext:value-type="float">
            <text:p>4152</text:p>
          </table:table-cell>
          <table:table-cell office:value-type="float" office:value="3209" calcext:value-type="float">
            <text:p>3209</text:p>
          </table:table-cell>
          <table:table-cell table:style-name="ce107" table:formula="of:=([.J55]+[.L55])/([.J55]+[.K55]+[.L55]+[.M55])" office:value-type="float" office:value="0.722521753056104" calcext:value-type="float">
            <text:p>0.7225</text:p>
          </table:table-cell>
          <table:table-cell table:style-name="ce107" table:formula="of:=[.J55]/([.J55]+[.K55])" office:value-type="float" office:value="0.825096728807598" calcext:value-type="float">
            <text:p>0.8251</text:p>
          </table:table-cell>
          <table:table-cell table:style-name="ce107" table:formula="of:=[.J55]/([.J55]+[.M55])" office:value-type="float" office:value="0.745155654383736" calcext:value-type="float">
            <text:p>0.7452</text:p>
          </table:table-cell>
          <table:table-cell table:style-name="ce107" table:formula="of:=[.L55]/([.L55]+[.K55])" office:value-type="float" office:value="0.676111382510992" calcext:value-type="float">
            <text:p>0.6761</text:p>
          </table:table-cell>
          <table:table-cell table:style-name="ce107" table:formula="of:=(2*[.J55])/((2*[.J55])+[.K55]+[.M55])" office:value-type="float" office:value="0.7830913036221" calcext:value-type="float">
            <text:p>0.7831</text:p>
          </table:table-cell>
          <table:table-cell table:style-name="ce107" table:formula="of:=(5*[.J55])/((5*[.J55])+(4*[.M55])+[.K55])" office:value-type="float" office:value="0.759880142533204" calcext:value-type="float">
            <text:p>0.7599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2" calcext:value-type="float">
            <text:p>0.2</text:p>
          </table:table-cell>
          <table:table-cell office:value-type="float" office:value="7977" calcext:value-type="float">
            <text:p>7977</text:p>
          </table:table-cell>
          <table:table-cell office:value-type="float" office:value="5315" calcext:value-type="float">
            <text:p>5315</text:p>
          </table:table-cell>
          <table:table-cell office:value-type="float" office:value="4152" calcext:value-type="float">
            <text:p>4152</text:p>
          </table:table-cell>
          <table:table-cell office:value-type="float" office:value="4703" calcext:value-type="float">
            <text:p>4703</text:p>
          </table:table-cell>
          <table:table-cell table:style-name="ce107" table:formula="of:=([.V55]+[.X55])/([.V55]+[.W55]+[.X55]+[.Y55])" office:value-type="float" office:value="0.547658825123042" calcext:value-type="float">
            <text:p>0.5477</text:p>
          </table:table-cell>
          <table:table-cell table:style-name="ce107" table:formula="of:=[.V55]/([.V55]+[.W55])" office:value-type="float" office:value="0.600135419801384" calcext:value-type="float">
            <text:p>0.6001</text:p>
          </table:table-cell>
          <table:table-cell table:style-name="ce107" table:formula="of:=[.V55]/([.V55]+[.Y55])" office:value-type="float" office:value="0.62910094637224" calcext:value-type="float">
            <text:p>0.6291</text:p>
          </table:table-cell>
          <table:table-cell table:style-name="ce107" table:formula="of:=[.X55]/([.X55]+[.W55])" office:value-type="float" office:value="0.438576106475124" calcext:value-type="float">
            <text:p>0.4386</text:p>
          </table:table-cell>
          <table:table-cell table:style-name="ce107" table:formula="of:=(2*[.V55])/((2*[.V55])+[.W55]+[.Y55])" office:value-type="float" office:value="0.614276913599261" calcext:value-type="float">
            <text:p>0.6143</text:p>
          </table:table-cell>
          <table:table-cell table:style-name="ce107" table:formula="of:=(5*[.V55])/((5*[.V55])+(4*[.Y55])+[.W55])" office:value-type="float" office:value="0.62308629631944" calcext:value-type="float">
            <text:p>0.6231</text:p>
          </table:table-cell>
          <table:table-cell office:value-type="float" office:value="3.16666664907407" calcext:value-type="float">
            <text:p>3.16666664907407</text:p>
          </table:table-cell>
          <table:table-cell office:value-type="float" office:value="0.2" calcext:value-type="float">
            <text:p>0.2</text:p>
          </table:table-cell>
          <table:table-cell office:value-type="float" office:value="5643" calcext:value-type="float">
            <text:p>5643</text:p>
          </table:table-cell>
          <table:table-cell office:value-type="float" office:value="121" calcext:value-type="float">
            <text:p>121</text:p>
          </table:table-cell>
          <table:table-cell office:value-type="float" office:value="386" calcext:value-type="float">
            <text:p>386</text:p>
          </table:table-cell>
          <table:table-cell office:value-type="float" office:value="1827" calcext:value-type="float">
            <text:p>1827</text:p>
          </table:table-cell>
          <table:table-cell table:style-name="ce107" table:formula="of:=([.AH55]+[.AJ55])/([.AH55]+[.AI55]+[.AJ55]+[.AK55])" office:value-type="float" office:value="0.755797919017174" calcext:value-type="float">
            <text:p>0.7558</text:p>
          </table:table-cell>
          <table:table-cell office:value-type="float" office:value="0.82469558547363" calcext:value-type="float">
            <text:p>0.82469558547363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015" calcext:value-type="float">
            <text:p>8015</text:p>
          </table:table-cell>
          <table:table-cell office:value-type="float" office:value="1103" calcext:value-type="float">
            <text:p>1103</text:p>
          </table:table-cell>
          <table:table-cell office:value-type="float" office:value="5038" calcext:value-type="float">
            <text:p>5038</text:p>
          </table:table-cell>
          <table:table-cell office:value-type="float" office:value="4577" calcext:value-type="float">
            <text:p>4577</text:p>
          </table:table-cell>
          <table:table-cell table:style-name="ce106" table:formula="of:=([.J56]+[.L56])/([.J56]+[.K56]+[.L56]+[.M56])" office:value-type="float" office:value="0.69679175786046" calcext:value-type="float">
            <text:p>0.6968</text:p>
          </table:table-cell>
          <table:table-cell table:style-name="ce106" table:formula="of:=[.J56]/([.J56]+[.K56])" office:value-type="float" office:value="0.879030489142356" calcext:value-type="float">
            <text:p>0.8790</text:p>
          </table:table-cell>
          <table:table-cell table:style-name="ce106" table:formula="of:=[.J56]/([.J56]+[.M56])" office:value-type="float" office:value="0.636515247776366" calcext:value-type="float">
            <text:p>0.6365</text:p>
          </table:table-cell>
          <table:table-cell table:style-name="ce106" table:formula="of:=[.L56]/([.L56]+[.K56])" office:value-type="float" office:value="0.820387559029474" calcext:value-type="float">
            <text:p>0.8204</text:p>
          </table:table-cell>
          <table:table-cell table:style-name="ce106" table:formula="of:=(2*[.J56])/((2*[.J56])+[.K56]+[.M56])" office:value-type="float" office:value="0.738369415016122" calcext:value-type="float">
            <text:p>0.7384</text:p>
          </table:table-cell>
          <table:table-cell table:style-name="ce106" table:formula="of:=(5*[.J56])/((5*[.J56])+(4*[.M56])+[.K56])" office:value-type="float" office:value="0.673687926570958" calcext:value-type="float">
            <text:p>0.6737</text:p>
          </table:table-cell>
          <table:table-cell office:value-type="float" office:value="1.05555554969136" calcext:value-type="float">
            <text:p>1.05555554969136</text:p>
          </table:table-cell>
          <table:table-cell office:value-type="float" office:value="0.3" calcext:value-type="float">
            <text:p>0.3</text:p>
          </table:table-cell>
          <table:table-cell office:value-type="float" office:value="7157" calcext:value-type="float">
            <text:p>7157</text:p>
          </table:table-cell>
          <table:table-cell office:value-type="float" office:value="2451" calcext:value-type="float">
            <text:p>2451</text:p>
          </table:table-cell>
          <table:table-cell office:value-type="float" office:value="5038" calcext:value-type="float">
            <text:p>5038</text:p>
          </table:table-cell>
          <table:table-cell office:value-type="float" office:value="5523" calcext:value-type="float">
            <text:p>5523</text:p>
          </table:table-cell>
          <table:table-cell table:style-name="ce106" table:formula="of:=([.V56]+[.X56])/([.V56]+[.W56]+[.X56]+[.Y56])" office:value-type="float" office:value="0.604640785363677" calcext:value-type="float">
            <text:p>0.6046</text:p>
          </table:table-cell>
          <table:table-cell table:style-name="ce106" table:formula="of:=[.V56]/([.V56]+[.W56])" office:value-type="float" office:value="0.744900083263947" calcext:value-type="float">
            <text:p>0.7449</text:p>
          </table:table-cell>
          <table:table-cell table:style-name="ce106" table:formula="of:=[.V56]/([.V56]+[.Y56])" office:value-type="float" office:value="0.564432176656151" calcext:value-type="float">
            <text:p>0.5644</text:p>
          </table:table-cell>
          <table:table-cell table:style-name="ce106" table:formula="of:=[.X56]/([.X56]+[.W56])" office:value-type="float" office:value="0.672719989317666" calcext:value-type="float">
            <text:p>0.6727</text:p>
          </table:table-cell>
          <table:table-cell table:style-name="ce106" table:formula="of:=(2*[.V56])/((2*[.V56])+[.W56]+[.Y56])" office:value-type="float" office:value="0.642229002153625" calcext:value-type="float">
            <text:p>0.6422</text:p>
          </table:table-cell>
          <table:table-cell table:style-name="ce106" table:formula="of:=(5*[.V56])/((5*[.V56])+(4*[.Y56])+[.W56])" office:value-type="float" office:value="0.593173982230473" calcext:value-type="float">
            <text:p>0.5932</text:p>
          </table:table-cell>
          <table:table-cell office:value-type="float" office:value="11.9444443780864" calcext:value-type="float">
            <text:p>11.9444443780864</text:p>
          </table:table-cell>
          <table:table-cell office:value-type="float" office:value="0.3" calcext:value-type="float">
            <text:p>0.3</text:p>
          </table:table-cell>
          <table:table-cell office:value-type="float" office:value="4716" calcext:value-type="float">
            <text:p>4716</text:p>
          </table:table-cell>
          <table:table-cell office:value-type="float" office:value="72" calcext:value-type="float">
            <text:p>72</text:p>
          </table:table-cell>
          <table:table-cell office:value-type="float" office:value="374" calcext:value-type="float">
            <text:p>374</text:p>
          </table:table-cell>
          <table:table-cell office:value-type="float" office:value="1995" calcext:value-type="float">
            <text:p>1995</text:p>
          </table:table-cell>
          <table:table-cell table:style-name="ce106" table:formula="of:=([.AH56]+[.AJ56])/([.AH56]+[.AI56]+[.AJ56]+[.AK56])" office:value-type="float" office:value="0.71119184015649" calcext:value-type="float">
            <text:p>0.7112</text:p>
          </table:table-cell>
          <table:table-cell office:value-type="float" office:value="0.802026856780114" calcext:value-type="float">
            <text:p>0.802026856780114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6900" calcext:value-type="float">
            <text:p>6900</text:p>
          </table:table-cell>
          <table:table-cell office:value-type="float" office:value="629" calcext:value-type="float">
            <text:p>629</text:p>
          </table:table-cell>
          <table:table-cell office:value-type="float" office:value="5512" calcext:value-type="float">
            <text:p>5512</text:p>
          </table:table-cell>
          <table:table-cell office:value-type="float" office:value="5692" calcext:value-type="float">
            <text:p>5692</text:p>
          </table:table-cell>
          <table:table-cell table:style-name="ce108" table:formula="of:=([.J57]+[.L57])/([.J57]+[.K57]+[.L57]+[.M57])" office:value-type="float" office:value="0.66257406715422" calcext:value-type="float">
            <text:p>0.6626</text:p>
          </table:table-cell>
          <table:table-cell table:style-name="ce107" table:formula="of:=[.J57]/([.J57]+[.K57])" office:value-type="float" office:value="0.916456368707664" calcext:value-type="float">
            <text:p>0.9165</text:p>
          </table:table-cell>
          <table:table-cell table:style-name="ce107" table:formula="of:=[.J57]/([.J57]+[.M57])" office:value-type="float" office:value="0.547966963151207" calcext:value-type="float">
            <text:p>0.5480</text:p>
          </table:table-cell>
          <table:table-cell table:style-name="ce107" table:formula="of:=[.L57]/([.L57]+[.K57])" office:value-type="float" office:value="0.897573685067579" calcext:value-type="float">
            <text:p>0.8976</text:p>
          </table:table-cell>
          <table:table-cell table:style-name="ce107" table:formula="of:=(2*[.J57])/((2*[.J57])+[.K57]+[.M57])" office:value-type="float" office:value="0.685850603846727" calcext:value-type="float">
            <text:p>0.6859</text:p>
          </table:table-cell>
          <table:table-cell table:style-name="ce107" table:formula="of:=(5*[.J57])/((5*[.J57])+(4*[.M57])+[.K57])" office:value-type="float" office:value="0.595885797191564" calcext:value-type="float">
            <text:p>0.5959</text:p>
          </table:table-cell>
          <table:table-cell office:value-type="float" office:value="6.5555555191358" calcext:value-type="float">
            <text:p>6.5555555191358</text:p>
          </table:table-cell>
          <table:table-cell office:value-type="float" office:value="0.4" calcext:value-type="float">
            <text:p>0.4</text:p>
          </table:table-cell>
          <table:table-cell office:value-type="float" office:value="6411" calcext:value-type="float">
            <text:p>6411</text:p>
          </table:table-cell>
          <table:table-cell office:value-type="float" office:value="1241" calcext:value-type="float">
            <text:p>1241</text:p>
          </table:table-cell>
          <table:table-cell office:value-type="float" office:value="5512" calcext:value-type="float">
            <text:p>5512</text:p>
          </table:table-cell>
          <table:table-cell office:value-type="float" office:value="6269" calcext:value-type="float">
            <text:p>6269</text:p>
          </table:table-cell>
          <table:table-cell table:style-name="ce108" table:formula="of:=([.V57]+[.X57])/([.V57]+[.W57]+[.X57]+[.Y57])" office:value-type="float" office:value="0.61354397159471" calcext:value-type="float">
            <text:p>0.6135</text:p>
          </table:table-cell>
          <table:table-cell table:style-name="ce107" table:formula="of:=[.V57]/([.V57]+[.W57])" office:value-type="float" office:value="0.837820177731312" calcext:value-type="float">
            <text:p>0.8378</text:p>
          </table:table-cell>
          <table:table-cell table:style-name="ce107" table:formula="of:=[.V57]/([.V57]+[.Y57])" office:value-type="float" office:value="0.505599369085174" calcext:value-type="float">
            <text:p>0.5056</text:p>
          </table:table-cell>
          <table:table-cell table:style-name="ce107" table:formula="of:=[.X57]/([.X57]+[.W57])" office:value-type="float" office:value="0.816229823782023" calcext:value-type="float">
            <text:p>0.8162</text:p>
          </table:table-cell>
          <table:table-cell table:style-name="ce107" table:formula="of:=(2*[.V57])/((2*[.V57])+[.W57]+[.Y57])" office:value-type="float" office:value="0.630631516820775" calcext:value-type="float">
            <text:p>0.6306</text:p>
          </table:table-cell>
          <table:table-cell table:style-name="ce107" table:formula="of:=(5*[.V57])/((5*[.V57])+(4*[.Y57])+[.W57])" office:value-type="float" office:value="0.549150277530323" calcext:value-type="float">
            <text:p>0.5492</text:p>
          </table:table-cell>
          <table:table-cell office:value-type="float" office:value="32.2777775984568" calcext:value-type="float">
            <text:p>32.2777775984568</text:p>
          </table:table-cell>
          <table:table-cell office:value-type="float" office:value="0.4" calcext:value-type="float">
            <text:p>0.4</text:p>
          </table:table-cell>
          <table:table-cell office:value-type="float" office:value="4080" calcext:value-type="float">
            <text:p>4080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office:value-type="float" office:value="1946" calcext:value-type="float">
            <text:p>1946</text:p>
          </table:table-cell>
          <table:table-cell table:style-name="ce108" table:formula="of:=([.AH57]+[.AJ57])/([.AH57]+[.AI57]+[.AJ57]+[.AK57])" office:value-type="float" office:value="0.690999844018094" calcext:value-type="float">
            <text:p>0.6910</text:p>
          </table:table-cell>
          <table:table-cell office:value-type="float" office:value="0.809419825099081" calcext:value-type="float">
            <text:p>0.80941982509908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[1-1.5]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5842" calcext:value-type="float">
            <text:p>5842</text:p>
          </table:table-cell>
          <table:table-cell office:value-type="float" office:value="310" calcext:value-type="float">
            <text:p>310</text:p>
          </table:table-cell>
          <table:table-cell office:value-type="float" office:value="5831" calcext:value-type="float">
            <text:p>5831</text:p>
          </table:table-cell>
          <table:table-cell office:value-type="float" office:value="6750" calcext:value-type="float">
            <text:p>6750</text:p>
          </table:table-cell>
          <table:table-cell table:style-name="ce106" table:formula="of:=([.J58]+[.L58])/([.J58]+[.K58]+[.L58]+[.M58])" office:value-type="float" office:value="0.623124966636417" calcext:value-type="float">
            <text:p>0.6231</text:p>
          </table:table-cell>
          <table:table-cell table:style-name="ce106" table:formula="of:=[.J58]/([.J58]+[.K58])" office:value-type="float" office:value="0.949609882964889" calcext:value-type="float">
            <text:p>0.9496</text:p>
          </table:table-cell>
          <table:table-cell table:style-name="ce106" table:formula="of:=[.J58]/([.J58]+[.M58])" office:value-type="float" office:value="0.463945362134689" calcext:value-type="float">
            <text:p>0.4639</text:p>
          </table:table-cell>
          <table:table-cell table:style-name="ce106" table:formula="of:=[.L58]/([.L58]+[.K58])" office:value-type="float" office:value="0.949519622211366" calcext:value-type="float">
            <text:p>0.9495</text:p>
          </table:table-cell>
          <table:table-cell table:style-name="ce106" table:formula="of:=(2*[.J58])/((2*[.J58])+[.K58]+[.M58])" office:value-type="float" office:value="0.623346137430644" calcext:value-type="float">
            <text:p>0.6233</text:p>
          </table:table-cell>
          <table:table-cell table:style-name="ce106" table:formula="of:=(5*[.J58])/((5*[.J58])+(4*[.M58])+[.K58])" office:value-type="float" office:value="0.516808209483369" calcext:value-type="float">
            <text:p>0.5168</text:p>
          </table:table-cell>
          <table:table-cell office:value-type="float" office:value="13.1666665935185" calcext:value-type="float">
            <text:p>13.1666665935185</text:p>
          </table:table-cell>
          <table:table-cell office:value-type="float" office:value="0.5" calcext:value-type="float">
            <text:p>0.5</text:p>
          </table:table-cell>
          <table:table-cell office:value-type="float" office:value="5595" calcext:value-type="float">
            <text:p>5595</text:p>
          </table:table-cell>
          <table:table-cell office:value-type="float" office:value="574" calcext:value-type="float">
            <text:p>574</text:p>
          </table:table-cell>
          <table:table-cell office:value-type="float" office:value="5831" calcext:value-type="float">
            <text:p>5831</text:p>
          </table:table-cell>
          <table:table-cell office:value-type="float" office:value="7085" calcext:value-type="float">
            <text:p>7085</text:p>
          </table:table-cell>
          <table:table-cell table:style-name="ce106" table:formula="of:=([.V58]+[.X58])/([.V58]+[.W58]+[.X58]+[.Y58])" office:value-type="float" office:value="0.59869007073618" calcext:value-type="float">
            <text:p>0.5987</text:p>
          </table:table-cell>
          <table:table-cell table:style-name="ce106" table:formula="of:=[.V58]/([.V58]+[.W58])" office:value-type="float" office:value="0.90695412546604" calcext:value-type="float">
            <text:p>0.9070</text:p>
          </table:table-cell>
          <table:table-cell table:style-name="ce106" table:formula="of:=[.V58]/([.V58]+[.Y58])" office:value-type="float" office:value="0.441246056782334" calcext:value-type="float">
            <text:p>0.4412</text:p>
          </table:table-cell>
          <table:table-cell table:style-name="ce106" table:formula="of:=[.X58]/([.X58]+[.W58])" office:value-type="float" office:value="0.910382513661202" calcext:value-type="float">
            <text:p>0.9104</text:p>
          </table:table-cell>
          <table:table-cell table:style-name="ce106" table:formula="of:=(2*[.V58])/((2*[.V58])+[.W58]+[.Y58])" office:value-type="float" office:value="0.593665446442782" calcext:value-type="float">
            <text:p>0.5937</text:p>
          </table:table-cell>
          <table:table-cell table:style-name="ce106" table:formula="of:=(5*[.V58])/((5*[.V58])+(4*[.Y58])+[.W58])" office:value-type="float" office:value="0.491747086431472" calcext:value-type="float">
            <text:p>0.4917</text:p>
          </table:table-cell>
          <table:table-cell office:value-type="float" office:value="36.0555553552469" calcext:value-type="float">
            <text:p>36.0555553552469</text:p>
          </table:table-cell>
          <table:table-cell office:value-type="float" office:value="0.5" calcext:value-type="float">
            <text:p>0.5</text:p>
          </table:table-cell>
          <table:table-cell office:value-type="float" office:value="3596" calcext:value-type="float">
            <text:p>3596</text:p>
          </table:table-cell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63" calcext:value-type="float">
            <text:p>1663</text:p>
          </table:table-cell>
          <table:table-cell table:style-name="ce106" table:formula="of:=([.AH58]+[.AJ58])/([.AH58]+[.AI58]+[.AJ58]+[.AK58])" office:value-type="float" office:value="0.700625558534406" calcext:value-type="float">
            <text:p>0.7006</text:p>
          </table:table-cell>
          <table:table-cell office:value-type="float" office:value="0.837303875403516" calcext:value-type="float">
            <text:p>0.83730387540351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4767" calcext:value-type="float">
            <text:p>4767</text:p>
          </table:table-cell>
          <table:table-cell office:value-type="float" office:value="133" calcext:value-type="float">
            <text:p>133</text:p>
          </table:table-cell>
          <table:table-cell office:value-type="float" office:value="6008" calcext:value-type="float">
            <text:p>6008</text:p>
          </table:table-cell>
          <table:table-cell office:value-type="float" office:value="7825" calcext:value-type="float">
            <text:p>7825</text:p>
          </table:table-cell>
          <table:table-cell table:style-name="ce107" table:formula="of:=([.J59]+[.L59])/([.J59]+[.K59]+[.L59]+[.M59])" office:value-type="float" office:value="0.575188170608018" calcext:value-type="float">
            <text:p>0.5752</text:p>
          </table:table-cell>
          <table:table-cell table:style-name="ce107" table:formula="of:=[.J59]/([.J59]+[.K59])" office:value-type="float" office:value="0.972857142857143" calcext:value-type="float">
            <text:p>0.9729</text:p>
          </table:table-cell>
          <table:table-cell table:style-name="ce107" table:formula="of:=[.J59]/([.J59]+[.M59])" office:value-type="float" office:value="0.378573697585769" calcext:value-type="float">
            <text:p>0.3786</text:p>
          </table:table-cell>
          <table:table-cell table:style-name="ce107" table:formula="of:=[.L59]/([.L59]+[.K59])" office:value-type="float" office:value="0.978342289529393" calcext:value-type="float">
            <text:p>0.9783</text:p>
          </table:table-cell>
          <table:table-cell table:style-name="ce107" table:formula="of:=(2*[.J59])/((2*[.J59])+[.K59]+[.M59])" office:value-type="float" office:value="0.545049165332723" calcext:value-type="float">
            <text:p>0.5450</text:p>
          </table:table-cell>
          <table:table-cell table:style-name="ce107" table:formula="of:=(5*[.J59])/((5*[.J59])+(4*[.M59])+[.K59])" office:value-type="float" office:value="0.431262213215604" calcext:value-type="float">
            <text:p>0.4313</text:p>
          </table:table-cell>
          <table:table-cell office:value-type="float" office:value="29.8333331675926" calcext:value-type="float">
            <text:p>29.8333331675926</text:p>
          </table:table-cell>
          <table:table-cell office:value-type="float" office:value="0.6" calcext:value-type="float">
            <text:p>0.6</text:p>
          </table:table-cell>
          <table:table-cell office:value-type="float" office:value="4672" calcext:value-type="float">
            <text:p>4672</text:p>
          </table:table-cell>
          <table:table-cell office:value-type="float" office:value="229" calcext:value-type="float">
            <text:p>229</text:p>
          </table:table-cell>
          <table:table-cell office:value-type="float" office:value="6008" calcext:value-type="float">
            <text:p>6008</text:p>
          </table:table-cell>
          <table:table-cell office:value-type="float" office:value="8008" calcext:value-type="float">
            <text:p>8008</text:p>
          </table:table-cell>
          <table:table-cell table:style-name="ce107" table:formula="of:=([.V59]+[.X59])/([.V59]+[.W59]+[.X59]+[.Y59])" office:value-type="float" office:value="0.564571549400011" calcext:value-type="float">
            <text:p>0.5646</text:p>
          </table:table-cell>
          <table:table-cell table:style-name="ce107" table:formula="of:=[.V59]/([.V59]+[.W59])" office:value-type="float" office:value="0.953274841869006" calcext:value-type="float">
            <text:p>0.9533</text:p>
          </table:table-cell>
          <table:table-cell table:style-name="ce107" table:formula="of:=[.V59]/([.V59]+[.Y59])" office:value-type="float" office:value="0.368454258675079" calcext:value-type="float">
            <text:p>0.3685</text:p>
          </table:table-cell>
          <table:table-cell table:style-name="ce107" table:formula="of:=[.X59]/([.X59]+[.W59])" office:value-type="float" office:value="0.963283629950297" calcext:value-type="float">
            <text:p>0.9633</text:p>
          </table:table-cell>
          <table:table-cell table:style-name="ce107" table:formula="of:=(2*[.V59])/((2*[.V59])+[.W59]+[.Y59])" office:value-type="float" office:value="0.531482850804846" calcext:value-type="float">
            <text:p>0.5315</text:p>
          </table:table-cell>
          <table:table-cell table:style-name="ce107" table:formula="of:=(5*[.V59])/((5*[.V59])+(4*[.Y59])+[.W59])" office:value-type="float" office:value="0.419985257366822" calcext:value-type="float">
            <text:p>0.4200</text:p>
          </table:table-cell>
          <table:table-cell office:value-type="float" office:value="56.9999996647059" calcext:value-type="float">
            <text:p>56.9999996647059</text:p>
          </table:table-cell>
          <table:table-cell office:value-type="float" office:value="0.6" calcext:value-type="float">
            <text:p>0.6</text:p>
          </table:table-cell>
          <table:table-cell office:value-type="float" office:value="3102" calcext:value-type="float">
            <text:p>3102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265" calcext:value-type="float">
            <text:p>1265</text:p>
          </table:table-cell>
          <table:table-cell table:style-name="ce107" table:formula="of:=([.AH59]+[.AJ59])/([.AH59]+[.AI59]+[.AJ59]+[.AK59])" office:value-type="float" office:value="0.728381849315068" calcext:value-type="float">
            <text:p>0.7284</text:p>
          </table:table-cell>
          <table:table-cell office:value-type="float" office:value="0.784296427255758" calcext:value-type="float">
            <text:p>0.78429642725575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3727" calcext:value-type="float">
            <text:p>3727</text:p>
          </table:table-cell>
          <table:table-cell office:value-type="float" office:value="49" calcext:value-type="float">
            <text:p>49</text:p>
          </table:table-cell>
          <table:table-cell office:value-type="float" office:value="6092" calcext:value-type="float">
            <text:p>6092</text:p>
          </table:table-cell>
          <table:table-cell office:value-type="float" office:value="8865" calcext:value-type="float">
            <text:p>8865</text:p>
          </table:table-cell>
          <table:table-cell table:style-name="ce106" table:formula="of:=([.J60]+[.L60])/([.J60]+[.K60]+[.L60]+[.M60])" office:value-type="float" office:value="0.524155234078898" calcext:value-type="float">
            <text:p>0.5242</text:p>
          </table:table-cell>
          <table:table-cell table:style-name="ce106" table:formula="of:=[.J60]/([.J60]+[.K60])" office:value-type="float" office:value="0.987023305084746" calcext:value-type="float">
            <text:p>0.9870</text:p>
          </table:table-cell>
          <table:table-cell table:style-name="ce106" table:formula="of:=[.J60]/([.J60]+[.M60])" office:value-type="float" office:value="0.295981575603558" calcext:value-type="float">
            <text:p>0.2960</text:p>
          </table:table-cell>
          <table:table-cell table:style-name="ce106" table:formula="of:=[.L60]/([.L60]+[.K60])" office:value-type="float" office:value="0.992020843510829" calcext:value-type="float">
            <text:p>0.9920</text:p>
          </table:table-cell>
          <table:table-cell table:style-name="ce106" table:formula="of:=(2*[.J60])/((2*[.J60])+[.K60]+[.M60])" office:value-type="float" office:value="0.455400782013685" calcext:value-type="float">
            <text:p>0.4554</text:p>
          </table:table-cell>
          <table:table-cell table:style-name="ce106" table:formula="of:=(5*[.J60])/((5*[.J60])+(4*[.M60])+[.K60])" office:value-type="float" office:value="0.344174793144208" calcext:value-type="float">
            <text:p>0.3442</text:p>
          </table:table-cell>
          <table:table-cell office:value-type="float" office:value="156.833332462037" calcext:value-type="float">
            <text:p>156.833332462037</text:p>
          </table:table-cell>
          <table:table-cell office:value-type="float" office:value="0.7" calcext:value-type="float">
            <text:p>0.7</text:p>
          </table:table-cell>
          <table:table-cell office:value-type="float" office:value="3699" calcext:value-type="float">
            <text:p>3699</text:p>
          </table:table-cell>
          <table:table-cell office:value-type="float" office:value="77" calcext:value-type="float">
            <text:p>77</text:p>
          </table:table-cell>
          <table:table-cell office:value-type="float" office:value="6092" calcext:value-type="float">
            <text:p>6092</text:p>
          </table:table-cell>
          <table:table-cell office:value-type="float" office:value="8981" calcext:value-type="float">
            <text:p>8981</text:p>
          </table:table-cell>
          <table:table-cell table:style-name="ce106" table:formula="of:=([.V60]+[.X60])/([.V60]+[.W60]+[.X60]+[.Y60])" office:value-type="float" office:value="0.519444002334341" calcext:value-type="float">
            <text:p>0.5194</text:p>
          </table:table-cell>
          <table:table-cell table:style-name="ce106" table:formula="of:=[.V60]/([.V60]+[.W60])" office:value-type="float" office:value="0.979608050847458" calcext:value-type="float">
            <text:p>0.9796</text:p>
          </table:table-cell>
          <table:table-cell table:style-name="ce106" table:formula="of:=[.V60]/([.V60]+[.Y60])" office:value-type="float" office:value="0.291719242902208" calcext:value-type="float">
            <text:p>0.2917</text:p>
          </table:table-cell>
          <table:table-cell table:style-name="ce106" table:formula="of:=[.X60]/([.X60]+[.W60])" office:value-type="float" office:value="0.987518236343005" calcext:value-type="float">
            <text:p>0.9875</text:p>
          </table:table-cell>
          <table:table-cell table:style-name="ce106" table:formula="of:=(2*[.V60])/((2*[.V60])+[.W60]+[.Y60])" office:value-type="float" office:value="0.449562469615946" calcext:value-type="float">
            <text:p>0.4496</text:p>
          </table:table-cell>
          <table:table-cell table:style-name="ce106" table:formula="of:=(5*[.V60])/((5*[.V60])+(4*[.Y60])+[.W60])" office:value-type="float" office:value="0.339382706987669" calcext:value-type="float">
            <text:p>0.3394</text:p>
          </table:table-cell>
          <table:table-cell office:value-type="float" office:value="160.352940233218" calcext:value-type="float">
            <text:p>160.352940233218</text:p>
          </table:table-cell>
          <table:table-cell office:value-type="float" office:value="0.7" calcext:value-type="float">
            <text:p>0.7</text:p>
          </table:table-cell>
          <table:table-cell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882" calcext:value-type="float">
            <text:p>882</text:p>
          </table:table-cell>
          <table:table-cell table:style-name="ce106" table:formula="of:=([.AH60]+[.AJ60])/([.AH60]+[.AI60]+[.AJ60]+[.AK60])" office:value-type="float" office:value="0.761286834279535" calcext:value-type="float">
            <text:p>0.7613</text:p>
          </table:table-cell>
          <table:table-cell office:value-type="float" office:value="0.830774291874498" calcext:value-type="float">
            <text:p>0.83077429187449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138" calcext:value-type="float">
            <text:p>10138</text:p>
          </table:table-cell>
          <table:table-cell table:style-name="ce108" table:formula="of:=([.J61]+[.L61])/([.J61]+[.K61]+[.L61]+[.M61])" office:value-type="float" office:value="0.458015267175573" calcext:value-type="float">
            <text:p>0.4580</text:p>
          </table:table-cell>
          <table:table-cell table:style-name="ce107" table:formula="of:=[.J61]/([.J61]+[.K61])" office:value-type="float" office:value="0.993924665856622" calcext:value-type="float">
            <text:p>0.9939</text:p>
          </table:table-cell>
          <table:table-cell table:style-name="ce107" table:formula="of:=[.J61]/([.J61]+[.M61])" office:value-type="float" office:value="0.194885641677255" calcext:value-type="float">
            <text:p>0.1949</text:p>
          </table:table-cell>
          <table:table-cell table:style-name="ce107" table:formula="of:=[.L61]/([.L61]+[.K61])" office:value-type="float" office:value="0.997557401074744" calcext:value-type="float">
            <text:p>0.9976</text:p>
          </table:table-cell>
          <table:table-cell table:style-name="ce107" table:formula="of:=(2*[.J61])/((2*[.J61])+[.K61]+[.M61])" office:value-type="float" office:value="0.325874775911294" calcext:value-type="float">
            <text:p>0.3259</text:p>
          </table:table-cell>
          <table:table-cell table:style-name="ce107" table:formula="of:=(5*[.J61])/((5*[.J61])+(4*[.M61])+[.K61])" office:value-type="float" office:value="0.232223631167553" calcext:value-type="float">
            <text:p>0.2322</text:p>
          </table:table-cell>
          <table:table-cell office:value-type="float" office:value="106.666665955556" calcext:value-type="float">
            <text:p>106.666665955556</text:p>
          </table:table-cell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226" calcext:value-type="float">
            <text:p>10226</text:p>
          </table:table-cell>
          <table:table-cell table:style-name="ce108" table:formula="of:=([.V61]+[.X61])/([.V61]+[.W61]+[.X61]+[.Y61])" office:value-type="float" office:value="0.455873758036236" calcext:value-type="float">
            <text:p>0.4559</text:p>
          </table:table-cell>
          <table:table-cell table:style-name="ce107" table:formula="of:=[.V61]/([.V61]+[.W61])" office:value-type="float" office:value="0.993924665856622" calcext:value-type="float">
            <text:p>0.9939</text:p>
          </table:table-cell>
          <table:table-cell table:style-name="ce107" table:formula="of:=[.V61]/([.V61]+[.Y61])" office:value-type="float" office:value="0.193533123028391" calcext:value-type="float">
            <text:p>0.1935</text:p>
          </table:table-cell>
          <table:table-cell table:style-name="ce107" table:formula="of:=[.X61]/([.X61]+[.W61])" office:value-type="float" office:value="0.997557401074744" calcext:value-type="float">
            <text:p>0.9976</text:p>
          </table:table-cell>
          <table:table-cell table:style-name="ce107" table:formula="of:=(2*[.V61])/((2*[.V61])+[.W61]+[.Y61])" office:value-type="float" office:value="0.323981780975642" calcext:value-type="float">
            <text:p>0.3240</text:p>
          </table:table-cell>
          <table:table-cell table:style-name="ce107" table:formula="of:=(5*[.V61])/((5*[.V61])+(4*[.Y61])+[.W61])" office:value-type="float" office:value="0.230686796142059" calcext:value-type="float">
            <text:p>0.2307</text:p>
          </table:table-cell>
          <table:table-cell office:value-type="float" office:value="106.666665955556" calcext:value-type="float">
            <text:p>106.666665955556</text:p>
          </table:table-cell>
          <table:table-cell office:value-type="float" office:value="0.8" calcext:value-type="float">
            <text:p>0.8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39" calcext:value-type="float">
            <text:p>339</text:p>
          </table:table-cell>
          <table:table-cell table:style-name="ce108" table:formula="of:=([.AH61]+[.AJ61])/([.AH61]+[.AI61]+[.AJ61]+[.AK61])" office:value-type="float" office:value="0.861858190709046" calcext:value-type="float">
            <text:p>0.8619</text:p>
          </table:table-cell>
          <table:table-cell office:value-type="float" office:value="0.724758116479719" calcext:value-type="float">
            <text:p>0.724758116479719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434" calcext:value-type="float">
            <text:p>11434</text:p>
          </table:table-cell>
          <table:table-cell table:style-name="ce106" table:formula="of:=([.J62]+[.L62])/([.J62]+[.K62]+[.L62]+[.M62])" office:value-type="float" office:value="0.389633267495863" calcext:value-type="float">
            <text:p>0.3896</text:p>
          </table:table-cell>
          <table:table-cell table:style-name="ce106" table:formula="of:=[.J62]/([.J62]+[.K62])" office:value-type="float" office:value="1" calcext:value-type="float">
            <text:p>1.0000</text:p>
          </table:table-cell>
          <table:table-cell table:style-name="ce106" table:formula="of:=[.J62]/([.J62]+[.M62])" office:value-type="float" office:value="0.0919631512071156" calcext:value-type="float">
            <text:p>0.0920</text:p>
          </table:table-cell>
          <table:table-cell table:style-name="ce106" table:formula="of:=[.L62]/([.L62]+[.K62])" office:value-type="float" office:value="1" calcext:value-type="float">
            <text:p>1.0000</text:p>
          </table:table-cell>
          <table:table-cell table:style-name="ce106" table:formula="of:=(2*[.J62])/((2*[.J62])+[.K62]+[.M62])" office:value-type="float" office:value="0.168436363636364" calcext:value-type="float">
            <text:p>0.1684</text:p>
          </table:table-cell>
          <table:table-cell table:style-name="ce106" table:formula="of:=(5*[.J62])/((5*[.J62])+(4*[.M62])+[.K62])" office:value-type="float" office:value="0.112370453751504" calcext:value-type="float">
            <text:p>0.1124</text:p>
          </table:table-cell>
          <table:table-cell office:value-type="float" office:value="234.499998045833" calcext:value-type="float">
            <text:p>234.499998045833</text:p>
          </table:table-cell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522" calcext:value-type="float">
            <text:p>11522</text:p>
          </table:table-cell>
          <table:table-cell table:style-name="ce106" table:formula="of:=([.V62]+[.X62])/([.V62]+[.W62]+[.X62]+[.Y62])" office:value-type="float" office:value="0.387811487168588" calcext:value-type="float">
            <text:p>0.3878</text:p>
          </table:table-cell>
          <table:table-cell table:style-name="ce106" table:formula="of:=[.V62]/([.V62]+[.W62])" office:value-type="float" office:value="1" calcext:value-type="float">
            <text:p>1.0000</text:p>
          </table:table-cell>
          <table:table-cell table:style-name="ce106" table:formula="of:=[.V62]/([.V62]+[.Y62])" office:value-type="float" office:value="0.0913249211356467" calcext:value-type="float">
            <text:p>0.0913</text:p>
          </table:table-cell>
          <table:table-cell table:style-name="ce106" table:formula="of:=[.X62]/([.X62]+[.W62])" office:value-type="float" office:value="1" calcext:value-type="float">
            <text:p>1.0000</text:p>
          </table:table-cell>
          <table:table-cell table:style-name="ce106" table:formula="of:=(2*[.V62])/((2*[.V62])+[.W62]+[.Y62])" office:value-type="float" office:value="0.167365226188756" calcext:value-type="float">
            <text:p>0.1674</text:p>
          </table:table-cell>
          <table:table-cell table:style-name="ce106" table:formula="of:=(5*[.V62])/((5*[.V62])+(4*[.Y62])+[.W62])" office:value-type="float" office:value="0.111608003392575" calcext:value-type="float">
            <text:p>0.1116</text:p>
          </table:table-cell>
          <table:table-cell office:value-type="float" office:value="234.499998045833" calcext:value-type="float">
            <text:p>234.499998045833</text:p>
          </table:table-cell>
          <table:table-cell office:value-type="float" office:value="0.9" calcext:value-type="float">
            <text:p>0.9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6" table:formula="of:=([.AH62]+[.AJ62])/([.AH62]+[.AI62]+[.AJ62]+[.AK62])" office:value-type="float" office:value="1" calcext:value-type="float">
            <text:p>1.0000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5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Cvc-612</text:p>
          </table:table-cell>
          <table:table-cell office:value-type="string" calcext:value-type="string">
            <text:p>Cvc-300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2535" calcext:value-type="float">
            <text:p>12535</text:p>
          </table:table-cell>
          <table:table-cell office:value-type="float" office:value="6070" calcext:value-type="float">
            <text:p>607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style-name="ce106" table:formula="of:=([.J64]+[.L64])/([.J64]+[.K64]+[.L64]+[.M64])" office:value-type="float" office:value="0.672930123311803" calcext:value-type="float">
            <text:p>0.6729</text:p>
          </table:table-cell>
          <table:table-cell table:style-name="ce106" table:formula="of:=[.J64]/([.J64]+[.K64])" office:value-type="float" office:value="0.673743617307175" calcext:value-type="float">
            <text:p>0.6737</text:p>
          </table:table-cell>
          <table:table-cell table:style-name="ce106" table:formula="of:=[.J64]/([.J64]+[.M64])" office:value-type="float" office:value="0.99547331639136" calcext:value-type="float">
            <text:p>0.9955</text:p>
          </table:table-cell>
          <table:table-cell table:style-name="ce106" table:formula="of:=[.L64]/([.L64]+[.K64])" office:value-type="float" office:value="0.0115616349128806" calcext:value-type="float">
            <text:p>0.0116</text:p>
          </table:table-cell>
          <table:table-cell table:style-name="ce106" table:formula="of:=(2*[.J64])/((2*[.J64])+[.K64]+[.M64])" office:value-type="float" office:value="0.80360291053627" calcext:value-type="float">
            <text:p>0.8036</text:p>
          </table:table-cell>
          <table:table-cell table:style-name="ce106" table:formula="of:=(5*[.J64])/((5*[.J64])+(4*[.M64])+[.K64])" office:value-type="float" office:value="0.908688907253563" calcext:value-type="float">
            <text:p>0.908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0384" calcext:value-type="float">
            <text:p>10384</text:p>
          </table:table-cell>
          <table:table-cell office:value-type="float" office:value="30603" calcext:value-type="float">
            <text:p>30603</text:p>
          </table:table-cell>
          <table:table-cell office:value-type="float" office:value="71" calcext:value-type="float">
            <text:p>71</text:p>
          </table:table-cell>
          <table:table-cell office:value-type="float" office:value="2296" calcext:value-type="float">
            <text:p>2296</text:p>
          </table:table-cell>
          <table:table-cell table:style-name="ce106" table:formula="of:=([.V64]+[.X64])/([.V64]+[.W64]+[.X64]+[.Y64])" office:value-type="float" office:value="0.241154218757208" calcext:value-type="float">
            <text:p>0.2412</text:p>
          </table:table-cell>
          <table:table-cell table:style-name="ce106" table:formula="of:=[.V64]/([.V64]+[.W64])" office:value-type="float" office:value="0.253348622734038" calcext:value-type="float">
            <text:p>0.2533</text:p>
          </table:table-cell>
          <table:table-cell table:style-name="ce106" table:formula="of:=[.V64]/([.V64]+[.Y64])" office:value-type="float" office:value="0.818927444794953" calcext:value-type="float">
            <text:p>0.8189</text:p>
          </table:table-cell>
          <table:table-cell table:style-name="ce106" table:formula="of:=[.X64]/([.X64]+[.W64])" office:value-type="float" office:value="0.00231466388472322" calcext:value-type="float">
            <text:p>0.0023</text:p>
          </table:table-cell>
          <table:table-cell table:style-name="ce106" table:formula="of:=(2*[.V64])/((2*[.V64])+[.W64]+[.Y64])" office:value-type="float" office:value="0.386978962863585" calcext:value-type="float">
            <text:p>0.3870</text:p>
          </table:table-cell>
          <table:table-cell table:style-name="ce106" table:formula="of:=(5*[.V64])/((5*[.V64])+(4*[.Y64])+[.W64])" office:value-type="float" office:value="0.566150893606813" calcext:value-type="float">
            <text:p>0.5662</text:p>
          </table:table-cell>
          <table:table-cell office:value-type="float" office:value="1.05555554969136" calcext:value-type="float">
            <text:p>1.0555555496913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2128" calcext:value-type="float">
            <text:p>12128</text:p>
          </table:table-cell>
          <table:table-cell office:value-type="float" office:value="4529" calcext:value-type="float">
            <text:p>4529</text:p>
          </table:table-cell>
          <table:table-cell office:value-type="float" office:value="1612" calcext:value-type="float">
            <text:p>1612</text:p>
          </table:table-cell>
          <table:table-cell office:value-type="float" office:value="464" calcext:value-type="float">
            <text:p>464</text:p>
          </table:table-cell>
          <table:table-cell table:style-name="ce107" table:formula="of:=([.J65]+[.L65])/([.J65]+[.K65]+[.L65]+[.M65])" office:value-type="float" office:value="0.733465008274169" calcext:value-type="float">
            <text:p>0.7335</text:p>
          </table:table-cell>
          <table:table-cell table:style-name="ce107" table:formula="of:=[.J65]/([.J65]+[.K65])" office:value-type="float" office:value="0.728102299333613" calcext:value-type="float">
            <text:p>0.7281</text:p>
          </table:table-cell>
          <table:table-cell table:style-name="ce107" table:formula="of:=[.J65]/([.J65]+[.M65])" office:value-type="float" office:value="0.963151207115629" calcext:value-type="float">
            <text:p>0.9632</text:p>
          </table:table-cell>
          <table:table-cell table:style-name="ce107" table:formula="of:=[.L65]/([.L65]+[.K65])" office:value-type="float" office:value="0.262497964500896" calcext:value-type="float">
            <text:p>0.2625</text:p>
          </table:table-cell>
          <table:table-cell table:style-name="ce107" table:formula="of:=(2*[.J65])/((2*[.J65])+[.K65]+[.M65])" office:value-type="float" office:value="0.829293309172963" calcext:value-type="float">
            <text:p>0.8293</text:p>
          </table:table-cell>
          <table:table-cell table:style-name="ce107" table:formula="of:=(5*[.J65])/((5*[.J65])+(4*[.M65])+[.K65])" office:value-type="float" office:value="0.9047370384185" calcext:value-type="float">
            <text:p>0.904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9715" calcext:value-type="float">
            <text:p>9715</text:p>
          </table:table-cell>
          <table:table-cell office:value-type="float" office:value="14472" calcext:value-type="float">
            <text:p>14472</text:p>
          </table:table-cell>
          <table:table-cell office:value-type="float" office:value="1612" calcext:value-type="float">
            <text:p>1612</text:p>
          </table:table-cell>
          <table:table-cell office:value-type="float" office:value="2965" calcext:value-type="float">
            <text:p>2965</text:p>
          </table:table-cell>
          <table:table-cell table:style-name="ce107" table:formula="of:=([.V65]+[.X65])/([.V65]+[.W65]+[.X65]+[.Y65])" office:value-type="float" office:value="0.393790849673203" calcext:value-type="float">
            <text:p>0.3938</text:p>
          </table:table-cell>
          <table:table-cell table:style-name="ce107" table:formula="of:=[.V65]/([.V65]+[.W65])" office:value-type="float" office:value="0.401662049861496" calcext:value-type="float">
            <text:p>0.4017</text:p>
          </table:table-cell>
          <table:table-cell table:style-name="ce107" table:formula="of:=[.V65]/([.V65]+[.Y65])" office:value-type="float" office:value="0.766167192429022" calcext:value-type="float">
            <text:p>0.7662</text:p>
          </table:table-cell>
          <table:table-cell table:style-name="ce107" table:formula="of:=[.X65]/([.X65]+[.W65])" office:value-type="float" office:value="0.100223824919174" calcext:value-type="float">
            <text:p>0.1002</text:p>
          </table:table-cell>
          <table:table-cell table:style-name="ce107" table:formula="of:=(2*[.V65])/((2*[.V65])+[.W65]+[.Y65])" office:value-type="float" office:value="0.527029592860824" calcext:value-type="float">
            <text:p>0.5270</text:p>
          </table:table-cell>
          <table:table-cell table:style-name="ce107" table:formula="of:=(5*[.V65])/((5*[.V65])+(4*[.Y65])+[.W65])" office:value-type="float" office:value="0.64847077042199" calcext:value-type="float">
            <text:p>0.6485</text:p>
          </table:table-cell>
          <table:table-cell office:value-type="float" office:value="1.33333332592593" calcext:value-type="float">
            <text:p>1.33333332592593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11363" calcext:value-type="float">
            <text:p>11363</text:p>
          </table:table-cell>
          <table:table-cell office:value-type="float" office:value="3239" calcext:value-type="float">
            <text:p>3239</text:p>
          </table:table-cell>
          <table:table-cell office:value-type="float" office:value="2902" calcext:value-type="float">
            <text:p>2902</text:p>
          </table:table-cell>
          <table:table-cell office:value-type="float" office:value="1229" calcext:value-type="float">
            <text:p>1229</text:p>
          </table:table-cell>
          <table:table-cell table:style-name="ce106" table:formula="of:=([.J66]+[.L66])/([.J66]+[.K66]+[.L66]+[.M66])" office:value-type="float" office:value="0.761490417978968" calcext:value-type="float">
            <text:p>0.7615</text:p>
          </table:table-cell>
          <table:table-cell table:style-name="ce106" table:formula="of:=[.J66]/([.J66]+[.K66])" office:value-type="float" office:value="0.778181071086153" calcext:value-type="float">
            <text:p>0.7782</text:p>
          </table:table-cell>
          <table:table-cell table:style-name="ce106" table:formula="of:=[.J66]/([.J66]+[.M66])" office:value-type="float" office:value="0.90239834815756" calcext:value-type="float">
            <text:p>0.9024</text:p>
          </table:table-cell>
          <table:table-cell table:style-name="ce106" table:formula="of:=[.L66]/([.L66]+[.K66])" office:value-type="float" office:value="0.472561472072952" calcext:value-type="float">
            <text:p>0.4726</text:p>
          </table:table-cell>
          <table:table-cell table:style-name="ce106" table:formula="of:=(2*[.J66])/((2*[.J66])+[.K66]+[.M66])" office:value-type="float" office:value="0.835699051261308" calcext:value-type="float">
            <text:p>0.8357</text:p>
          </table:table-cell>
          <table:table-cell table:style-name="ce106" table:formula="of:=(5*[.J66])/((5*[.J66])+(4*[.M66])+[.K66])" office:value-type="float" office:value="0.874480529475142" calcext:value-type="float">
            <text:p>0.874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9134" calcext:value-type="float">
            <text:p>9134</text:p>
          </table:table-cell>
          <table:table-cell office:value-type="float" office:value="8251" calcext:value-type="float">
            <text:p>8251</text:p>
          </table:table-cell>
          <table:table-cell office:value-type="float" office:value="2902" calcext:value-type="float">
            <text:p>2902</text:p>
          </table:table-cell>
          <table:table-cell office:value-type="float" office:value="3546" calcext:value-type="float">
            <text:p>3546</text:p>
          </table:table-cell>
          <table:table-cell table:style-name="ce106" table:formula="of:=([.V66]+[.X66])/([.V66]+[.W66]+[.X66]+[.Y66])" office:value-type="float" office:value="0.505014056140645" calcext:value-type="float">
            <text:p>0.5050</text:p>
          </table:table-cell>
          <table:table-cell table:style-name="ce106" table:formula="of:=[.V66]/([.V66]+[.W66])" office:value-type="float" office:value="0.525395455852747" calcext:value-type="float">
            <text:p>0.5254</text:p>
          </table:table-cell>
          <table:table-cell table:style-name="ce106" table:formula="of:=[.V66]/([.V66]+[.Y66])" office:value-type="float" office:value="0.720347003154574" calcext:value-type="float">
            <text:p>0.7203</text:p>
          </table:table-cell>
          <table:table-cell table:style-name="ce106" table:formula="of:=[.X66]/([.X66]+[.W66])" office:value-type="float" office:value="0.260199049583072" calcext:value-type="float">
            <text:p>0.2602</text:p>
          </table:table-cell>
          <table:table-cell table:style-name="ce106" table:formula="of:=(2*[.V66])/((2*[.V66])+[.W66]+[.Y66])" office:value-type="float" office:value="0.607616830201231" calcext:value-type="float">
            <text:p>0.6076</text:p>
          </table:table-cell>
          <table:table-cell table:style-name="ce106" table:formula="of:=(5*[.V66])/((5*[.V66])+(4*[.Y66])+[.W66])" office:value-type="float" office:value="0.670582189266574" calcext:value-type="float">
            <text:p>0.6706</text:p>
          </table:table-cell>
          <table:table-cell office:value-type="float" office:value="1.55555554691358" calcext:value-type="float">
            <text:p>1.55555554691358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10292" calcext:value-type="float">
            <text:p>10292</text:p>
          </table:table-cell>
          <table:table-cell office:value-type="float" office:value="2131" calcext:value-type="float">
            <text:p>2131</text:p>
          </table:table-cell>
          <table:table-cell office:value-type="float" office:value="4010" calcext:value-type="float">
            <text:p>4010</text:p>
          </table:table-cell>
          <table:table-cell office:value-type="float" office:value="2300" calcext:value-type="float">
            <text:p>2300</text:p>
          </table:table-cell>
          <table:table-cell table:style-name="ce108" table:formula="of:=([.J67]+[.L67])/([.J67]+[.K67]+[.L67]+[.M67])" office:value-type="float" office:value="0.763465542091496" calcext:value-type="float">
            <text:p>0.7635</text:p>
          </table:table-cell>
          <table:table-cell table:style-name="ce107" table:formula="of:=[.J67]/([.J67]+[.K67])" office:value-type="float" office:value="0.828463334138292" calcext:value-type="float">
            <text:p>0.8285</text:p>
          </table:table-cell>
          <table:table-cell table:style-name="ce107" table:formula="of:=[.J67]/([.J67]+[.M67])" office:value-type="float" office:value="0.817344345616264" calcext:value-type="float">
            <text:p>0.8173</text:p>
          </table:table-cell>
          <table:table-cell table:style-name="ce107" table:formula="of:=[.L67]/([.L67]+[.K67])" office:value-type="float" office:value="0.65298811268523" calcext:value-type="float">
            <text:p>0.6530</text:p>
          </table:table-cell>
          <table:table-cell table:style-name="ce107" table:formula="of:=(2*[.J67])/((2*[.J67])+[.K67]+[.M67])" office:value-type="float" office:value="0.822866280231861" calcext:value-type="float">
            <text:p>0.8229</text:p>
          </table:table-cell>
          <table:table-cell table:style-name="ce107" table:formula="of:=(5*[.J67])/((5*[.J67])+(4*[.M67])+[.K67])" office:value-type="float" office:value="0.819544202194582" calcext:value-type="float">
            <text:p>0.8195</text:p>
          </table:table-cell>
          <table:table-cell office:value-type="float" office:value="0.388888886728395" calcext:value-type="float">
            <text:p>0.388888886728395</text:p>
          </table:table-cell>
          <table:table-cell office:value-type="float" office:value="0.4" calcext:value-type="float">
            <text:p>0.4</text:p>
          </table:table-cell>
          <table:table-cell office:value-type="float" office:value="8511" calcext:value-type="float">
            <text:p>8511</text:p>
          </table:table-cell>
          <table:table-cell office:value-type="float" office:value="4766" calcext:value-type="float">
            <text:p>4766</text:p>
          </table:table-cell>
          <table:table-cell office:value-type="float" office:value="4010" calcext:value-type="float">
            <text:p>4010</text:p>
          </table:table-cell>
          <table:table-cell office:value-type="float" office:value="4169" calcext:value-type="float">
            <text:p>4169</text:p>
          </table:table-cell>
          <table:table-cell table:style-name="ce108" table:formula="of:=([.V67]+[.X67])/([.V67]+[.W67]+[.X67]+[.Y67])" office:value-type="float" office:value="0.583566368381805" calcext:value-type="float">
            <text:p>0.5836</text:p>
          </table:table-cell>
          <table:table-cell table:style-name="ce107" table:formula="of:=[.V67]/([.V67]+[.W67])" office:value-type="float" office:value="0.641033365971228" calcext:value-type="float">
            <text:p>0.6410</text:p>
          </table:table-cell>
          <table:table-cell table:style-name="ce107" table:formula="of:=[.V67]/([.V67]+[.Y67])" office:value-type="float" office:value="0.67121451104101" calcext:value-type="float">
            <text:p>0.6712</text:p>
          </table:table-cell>
          <table:table-cell table:style-name="ce107" table:formula="of:=[.X67]/([.X67]+[.W67])" office:value-type="float" office:value="0.456927985414768" calcext:value-type="float">
            <text:p>0.4569</text:p>
          </table:table-cell>
          <table:table-cell table:style-name="ce107" table:formula="of:=(2*[.V67])/((2*[.V67])+[.W67]+[.Y67])" office:value-type="float" office:value="0.655776861732866" calcext:value-type="float">
            <text:p>0.6558</text:p>
          </table:table-cell>
          <table:table-cell table:style-name="ce107" table:formula="of:=(5*[.V67])/((5*[.V67])+(4*[.Y67])+[.W67])" office:value-type="float" office:value="0.664953044673969" calcext:value-type="float">
            <text:p>0.6650</text:p>
          </table:table-cell>
          <table:table-cell office:value-type="float" office:value="2.38888887561728" calcext:value-type="float">
            <text:p>2.38888887561728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9021" calcext:value-type="float">
            <text:p>9021</text:p>
          </table:table-cell>
          <table:table-cell office:value-type="float" office:value="1312" calcext:value-type="float">
            <text:p>1312</text:p>
          </table:table-cell>
          <table:table-cell office:value-type="float" office:value="4829" calcext:value-type="float">
            <text:p>4829</text:p>
          </table:table-cell>
          <table:table-cell office:value-type="float" office:value="3571" calcext:value-type="float">
            <text:p>3571</text:p>
          </table:table-cell>
          <table:table-cell table:style-name="ce106" table:formula="of:=([.J68]+[.L68])/([.J68]+[.K68]+[.L68]+[.M68])" office:value-type="float" office:value="0.739336998878984" calcext:value-type="float">
            <text:p>0.7393</text:p>
          </table:table-cell>
          <table:table-cell table:style-name="ce106" table:formula="of:=[.J68]/([.J68]+[.K68])" office:value-type="float" office:value="0.873028162198781" calcext:value-type="float">
            <text:p>0.8730</text:p>
          </table:table-cell>
          <table:table-cell table:style-name="ce106" table:formula="of:=[.J68]/([.J68]+[.M68])" office:value-type="float" office:value="0.716407242693774" calcext:value-type="float">
            <text:p>0.7164</text:p>
          </table:table-cell>
          <table:table-cell table:style-name="ce106" table:formula="of:=[.L68]/([.L68]+[.K68])" office:value-type="float" office:value="0.786354014004234" calcext:value-type="float">
            <text:p>0.7864</text:p>
          </table:table-cell>
          <table:table-cell table:style-name="ce106" table:formula="of:=(2*[.J68])/((2*[.J68])+[.K68]+[.M68])" office:value-type="float" office:value="0.787001090512541" calcext:value-type="float">
            <text:p>0.7870</text:p>
          </table:table-cell>
          <table:table-cell table:style-name="ce106" table:formula="of:=(5*[.J68])/((5*[.J68])+(4*[.M68])+[.K68])" office:value-type="float" office:value="0.743068483221034" calcext:value-type="float">
            <text:p>0.7431</text:p>
          </table:table-cell>
          <table:table-cell office:value-type="float" office:value="3.49999998055556" calcext:value-type="float">
            <text:p>3.49999998055556</text:p>
          </table:table-cell>
          <table:table-cell office:value-type="float" office:value="0.5" calcext:value-type="float">
            <text:p>0.5</text:p>
          </table:table-cell>
          <table:table-cell office:value-type="float" office:value="7675" calcext:value-type="float">
            <text:p>7675</text:p>
          </table:table-cell>
          <table:table-cell office:value-type="float" office:value="2813" calcext:value-type="float">
            <text:p>2813</text:p>
          </table:table-cell>
          <table:table-cell office:value-type="float" office:value="4829" calcext:value-type="float">
            <text:p>4829</text:p>
          </table:table-cell>
          <table:table-cell office:value-type="float" office:value="5005" calcext:value-type="float">
            <text:p>5005</text:p>
          </table:table-cell>
          <table:table-cell table:style-name="ce106" table:formula="of:=([.V68]+[.X68])/([.V68]+[.W68]+[.X68]+[.Y68])" office:value-type="float" office:value="0.615293770298199" calcext:value-type="float">
            <text:p>0.6153</text:p>
          </table:table-cell>
          <table:table-cell table:style-name="ce106" table:formula="of:=[.V68]/([.V68]+[.W68])" office:value-type="float" office:value="0.731788710907704" calcext:value-type="float">
            <text:p>0.7318</text:p>
          </table:table-cell>
          <table:table-cell table:style-name="ce106" table:formula="of:=[.V68]/([.V68]+[.Y68])" office:value-type="float" office:value="0.605283911671924" calcext:value-type="float">
            <text:p>0.6053</text:p>
          </table:table-cell>
          <table:table-cell table:style-name="ce106" table:formula="of:=[.X68]/([.X68]+[.W68])" office:value-type="float" office:value="0.631902643287098" calcext:value-type="float">
            <text:p>0.6319</text:p>
          </table:table-cell>
          <table:table-cell table:style-name="ce106" table:formula="of:=(2*[.V68])/((2*[.V68])+[.W68]+[.Y68])" office:value-type="float" office:value="0.66255179558011" calcext:value-type="float">
            <text:p>0.6626</text:p>
          </table:table-cell>
          <table:table-cell table:style-name="ce106" table:formula="of:=(5*[.V68])/((5*[.V68])+(4*[.Y68])+[.W68])" office:value-type="float" office:value="0.626960528035551" calcext:value-type="float">
            <text:p>0.6270</text:p>
          </table:table-cell>
          <table:table-cell office:value-type="float" office:value="7.83333328981481" calcext:value-type="float">
            <text:p>7.83333328981481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769" calcext:value-type="float">
            <text:p>7769</text:p>
          </table:table-cell>
          <table:table-cell office:value-type="float" office:value="686" calcext:value-type="float">
            <text:p>686</text:p>
          </table:table-cell>
          <table:table-cell office:value-type="float" office:value="5455" calcext:value-type="float">
            <text:p>5455</text:p>
          </table:table-cell>
          <table:table-cell office:value-type="float" office:value="4823" calcext:value-type="float">
            <text:p>4823</text:p>
          </table:table-cell>
          <table:table-cell table:style-name="ce107" table:formula="of:=([.J69]+[.L69])/([.J69]+[.K69]+[.L69]+[.M69])" office:value-type="float" office:value="0.705920034164309" calcext:value-type="float">
            <text:p>0.7059</text:p>
          </table:table-cell>
          <table:table-cell table:style-name="ce107" table:formula="of:=[.J69]/([.J69]+[.K69])" office:value-type="float" office:value="0.91886457717327" calcext:value-type="float">
            <text:p>0.9189</text:p>
          </table:table-cell>
          <table:table-cell table:style-name="ce107" table:formula="of:=[.J69]/([.J69]+[.M69])" office:value-type="float" office:value="0.616979034307497" calcext:value-type="float">
            <text:p>0.6170</text:p>
          </table:table-cell>
          <table:table-cell table:style-name="ce107" table:formula="of:=[.L69]/([.L69]+[.K69])" office:value-type="float" office:value="0.888291809151604" calcext:value-type="float">
            <text:p>0.8883</text:p>
          </table:table-cell>
          <table:table-cell table:style-name="ce107" table:formula="of:=(2*[.J69])/((2*[.J69])+[.K69]+[.M69])" office:value-type="float" office:value="0.738252482539079" calcext:value-type="float">
            <text:p>0.7383</text:p>
          </table:table-cell>
          <table:table-cell table:style-name="ce107" table:formula="of:=(5*[.J69])/((5*[.J69])+(4*[.M69])+[.K69])" office:value-type="float" office:value="0.66037094333849" calcext:value-type="float">
            <text:p>0.6604</text:p>
          </table:table-cell>
          <table:table-cell office:value-type="float" office:value="8.88888883950617" calcext:value-type="float">
            <text:p>8.88888883950617</text:p>
          </table:table-cell>
          <table:table-cell office:value-type="float" office:value="0.6" calcext:value-type="float">
            <text:p>0.6</text:p>
          </table:table-cell>
          <table:table-cell office:value-type="float" office:value="6869" calcext:value-type="float">
            <text:p>6869</text:p>
          </table:table-cell>
          <table:table-cell office:value-type="float" office:value="1602" calcext:value-type="float">
            <text:p>1602</text:p>
          </table:table-cell>
          <table:table-cell office:value-type="float" office:value="5455" calcext:value-type="float">
            <text:p>5455</text:p>
          </table:table-cell>
          <table:table-cell office:value-type="float" office:value="5811" calcext:value-type="float">
            <text:p>5811</text:p>
          </table:table-cell>
          <table:table-cell table:style-name="ce107" table:formula="of:=([.V69]+[.X69])/([.V69]+[.W69]+[.X69]+[.Y69])" office:value-type="float" office:value="0.624411004711962" calcext:value-type="float">
            <text:p>0.6244</text:p>
          </table:table-cell>
          <table:table-cell table:style-name="ce107" table:formula="of:=[.V69]/([.V69]+[.W69])" office:value-type="float" office:value="0.810884193129501" calcext:value-type="float">
            <text:p>0.8109</text:p>
          </table:table-cell>
          <table:table-cell table:style-name="ce107" table:formula="of:=[.V69]/([.V69]+[.Y69])" office:value-type="float" office:value="0.541719242902208" calcext:value-type="float">
            <text:p>0.5417</text:p>
          </table:table-cell>
          <table:table-cell table:style-name="ce107" table:formula="of:=[.X69]/([.X69]+[.W69])" office:value-type="float" office:value="0.772991356100326" calcext:value-type="float">
            <text:p>0.7730</text:p>
          </table:table-cell>
          <table:table-cell table:style-name="ce107" table:formula="of:=(2*[.V69])/((2*[.V69])+[.W69]+[.Y69])" office:value-type="float" office:value="0.649520117252139" calcext:value-type="float">
            <text:p>0.6495</text:p>
          </table:table-cell>
          <table:table-cell table:style-name="ce107" table:formula="of:=(5*[.V69])/((5*[.V69])+(4*[.Y69])+[.W69])" office:value-type="float" office:value="0.580240239225558" calcext:value-type="float">
            <text:p>0.5802</text:p>
          </table:table-cell>
          <table:table-cell office:value-type="float" office:value="15.444444358642" calcext:value-type="float">
            <text:p>15.444444358642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5988" calcext:value-type="float">
            <text:p>5988</text:p>
          </table:table-cell>
          <table:table-cell office:value-type="float" office:value="235" calcext:value-type="float">
            <text:p>235</text:p>
          </table:table-cell>
          <table:table-cell office:value-type="float" office:value="5906" calcext:value-type="float">
            <text:p>5906</text:p>
          </table:table-cell>
          <table:table-cell office:value-type="float" office:value="6604" calcext:value-type="float">
            <text:p>6604</text:p>
          </table:table-cell>
          <table:table-cell table:style-name="ce106" table:formula="of:=([.J70]+[.L70])/([.J70]+[.K70]+[.L70]+[.M70])" office:value-type="float" office:value="0.634922329578818" calcext:value-type="float">
            <text:p>0.6349</text:p>
          </table:table-cell>
          <table:table-cell table:style-name="ce106" table:formula="of:=[.J70]/([.J70]+[.K70])" office:value-type="float" office:value="0.962236863249237" calcext:value-type="float">
            <text:p>0.9622</text:p>
          </table:table-cell>
          <table:table-cell table:style-name="ce106" table:formula="of:=[.J70]/([.J70]+[.M70])" office:value-type="float" office:value="0.475540025412961" calcext:value-type="float">
            <text:p>0.4755</text:p>
          </table:table-cell>
          <table:table-cell table:style-name="ce106" table:formula="of:=[.L70]/([.L70]+[.K70])" office:value-type="float" office:value="0.961732616837648" calcext:value-type="float">
            <text:p>0.9617</text:p>
          </table:table-cell>
          <table:table-cell table:style-name="ce106" table:formula="of:=(2*[.J70])/((2*[.J70])+[.K70]+[.M70])" office:value-type="float" office:value="0.636513420143503" calcext:value-type="float">
            <text:p>0.6365</text:p>
          </table:table-cell>
          <table:table-cell table:style-name="ce106" table:formula="of:=(5*[.J70])/((5*[.J70])+(4*[.M70])+[.K70])" office:value-type="float" office:value="0.529059391069251" calcext:value-type="float">
            <text:p>0.5291</text:p>
          </table:table-cell>
          <table:table-cell office:value-type="float" office:value="21.9999998777778" calcext:value-type="float">
            <text:p>21.9999998777778</text:p>
          </table:table-cell>
          <table:table-cell office:value-type="float" office:value="0.7" calcext:value-type="float">
            <text:p>0.7</text:p>
          </table:table-cell>
          <table:table-cell office:value-type="float" office:value="5517" calcext:value-type="float">
            <text:p>5517</text:p>
          </table:table-cell>
          <table:table-cell office:value-type="float" office:value="706" calcext:value-type="float">
            <text:p>706</text:p>
          </table:table-cell>
          <table:table-cell office:value-type="float" office:value="5906" calcext:value-type="float">
            <text:p>5906</text:p>
          </table:table-cell>
          <table:table-cell office:value-type="float" office:value="7163" calcext:value-type="float">
            <text:p>7163</text:p>
          </table:table-cell>
          <table:table-cell table:style-name="ce106" table:formula="of:=([.V70]+[.X70])/([.V70]+[.W70]+[.X70]+[.Y70])" office:value-type="float" office:value="0.59211071946921" calcext:value-type="float">
            <text:p>0.5921</text:p>
          </table:table-cell>
          <table:table-cell table:style-name="ce106" table:formula="of:=[.V70]/([.V70]+[.W70])" office:value-type="float" office:value="0.886549895548771" calcext:value-type="float">
            <text:p>0.8865</text:p>
          </table:table-cell>
          <table:table-cell table:style-name="ce106" table:formula="of:=[.V70]/([.V70]+[.Y70])" office:value-type="float" office:value="0.435094637223975" calcext:value-type="float">
            <text:p>0.4351</text:p>
          </table:table-cell>
          <table:table-cell table:style-name="ce106" table:formula="of:=[.X70]/([.X70]+[.W70])" office:value-type="float" office:value="0.893224440411373" calcext:value-type="float">
            <text:p>0.8932</text:p>
          </table:table-cell>
          <table:table-cell table:style-name="ce106" table:formula="of:=(2*[.V70])/((2*[.V70])+[.W70]+[.Y70])" office:value-type="float" office:value="0.583716870338042" calcext:value-type="float">
            <text:p>0.5837</text:p>
          </table:table-cell>
          <table:table-cell table:style-name="ce106" table:formula="of:=(5*[.V70])/((5*[.V70])+(4*[.Y70])+[.W70])" office:value-type="float" office:value="0.484431800221274" calcext:value-type="float">
            <text:p>0.4844</text:p>
          </table:table-cell>
          <table:table-cell office:value-type="float" office:value="32.7222220404321" calcext:value-type="float">
            <text:p>32.7222220404321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1990" calcext:value-type="float">
            <text:p>1990</text:p>
          </table:table-cell>
          <table:table-cell office:value-type="float" office:value="42" calcext:value-type="float">
            <text:p>42</text:p>
          </table:table-cell>
          <table:table-cell office:value-type="float" office:value="6099" calcext:value-type="float">
            <text:p>6099</text:p>
          </table:table-cell>
          <table:table-cell office:value-type="float" office:value="10602" calcext:value-type="float">
            <text:p>10602</text:p>
          </table:table-cell>
          <table:table-cell table:style-name="ce108" table:formula="of:=([.J71]+[.L71])/([.J71]+[.K71]+[.L71]+[.M71])" office:value-type="float" office:value="0.431804836384989" calcext:value-type="float">
            <text:p>0.4318</text:p>
          </table:table-cell>
          <table:table-cell table:style-name="ce107" table:formula="of:=[.J71]/([.J71]+[.K71])" office:value-type="float" office:value="0.979330708661417" calcext:value-type="float">
            <text:p>0.9793</text:p>
          </table:table-cell>
          <table:table-cell table:style-name="ce107" table:formula="of:=[.J71]/([.J71]+[.M71])" office:value-type="float" office:value="0.158036848792884" calcext:value-type="float">
            <text:p>0.1580</text:p>
          </table:table-cell>
          <table:table-cell table:style-name="ce107" table:formula="of:=[.L71]/([.L71]+[.K71])" office:value-type="float" office:value="0.993160723009282" calcext:value-type="float">
            <text:p>0.9932</text:p>
          </table:table-cell>
          <table:table-cell table:style-name="ce107" table:formula="of:=(2*[.J71])/((2*[.J71])+[.K71]+[.M71])" office:value-type="float" office:value="0.272155361050328" calcext:value-type="float">
            <text:p>0.2722</text:p>
          </table:table-cell>
          <table:table-cell table:style-name="ce107" table:formula="of:=(5*[.J71])/((5*[.J71])+(4*[.M71])+[.K71])" office:value-type="float" office:value="0.189885496183206" calcext:value-type="float">
            <text:p>0.1899</text:p>
          </table:table-cell>
          <table:table-cell office:value-type="float" office:value="91.5294112262976" calcext:value-type="float">
            <text:p>91.5294112262976</text:p>
          </table:table-cell>
          <table:table-cell office:value-type="float" office:value="0.8" calcext:value-type="float">
            <text:p>0.8</text:p>
          </table:table-cell>
          <table:table-cell office:value-type="float" office:value="1928" calcext:value-type="float">
            <text:p>1928</text:p>
          </table:table-cell>
          <table:table-cell office:value-type="float" office:value="104" calcext:value-type="float">
            <text:p>104</text:p>
          </table:table-cell>
          <table:table-cell office:value-type="float" office:value="6099" calcext:value-type="float">
            <text:p>6099</text:p>
          </table:table-cell>
          <table:table-cell office:value-type="float" office:value="10752" calcext:value-type="float">
            <text:p>10752</text:p>
          </table:table-cell>
          <table:table-cell table:style-name="ce108" table:formula="of:=([.V71]+[.X71])/([.V71]+[.W71]+[.X71]+[.Y71])" office:value-type="float" office:value="0.425091352009744" calcext:value-type="float">
            <text:p>0.4251</text:p>
          </table:table-cell>
          <table:table-cell table:style-name="ce107" table:formula="of:=[.V71]/([.V71]+[.W71])" office:value-type="float" office:value="0.948818897637795" calcext:value-type="float">
            <text:p>0.9488</text:p>
          </table:table-cell>
          <table:table-cell table:style-name="ce107" table:formula="of:=[.V71]/([.V71]+[.Y71])" office:value-type="float" office:value="0.15205047318612" calcext:value-type="float">
            <text:p>0.1521</text:p>
          </table:table-cell>
          <table:table-cell table:style-name="ce107" table:formula="of:=[.X71]/([.X71]+[.W71])" office:value-type="float" office:value="0.983233919071417" calcext:value-type="float">
            <text:p>0.9832</text:p>
          </table:table-cell>
          <table:table-cell table:style-name="ce107" table:formula="of:=(2*[.V71])/((2*[.V71])+[.W71]+[.Y71])" office:value-type="float" office:value="0.262098966829799" calcext:value-type="float">
            <text:p>0.2621</text:p>
          </table:table-cell>
          <table:table-cell table:style-name="ce107" table:formula="of:=(5*[.V71])/((5*[.V71])+(4*[.Y71])+[.W71])" office:value-type="float" office:value="0.182741886563543" calcext:value-type="float">
            <text:p>0.1827</text:p>
          </table:table-cell>
          <table:table-cell office:value-type="float" office:value="48.4666663435556" calcext:value-type="float">
            <text:p>48.4666663435556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6139" calcext:value-type="float">
            <text:p>6139</text:p>
          </table:table-cell>
          <table:table-cell office:value-type="float" office:value="12405" calcext:value-type="float">
            <text:p>12405</text:p>
          </table:table-cell>
          <table:table-cell table:style-name="ce106" table:formula="of:=([.J72]+[.L72])/([.J72]+[.K72]+[.L72]+[.M72])" office:value-type="float" office:value="0.337692841509635" calcext:value-type="float">
            <text:p>0.3377</text:p>
          </table:table-cell>
          <table:table-cell table:style-name="ce106" table:formula="of:=[.J72]/([.J72]+[.K72])" office:value-type="float" office:value="0.989417989417989" calcext:value-type="float">
            <text:p>0.9894</text:p>
          </table:table-cell>
          <table:table-cell table:style-name="ce106" table:formula="of:=[.J72]/([.J72]+[.M72])" office:value-type="float" office:value="0.0148506988564168" calcext:value-type="float">
            <text:p>0.0149</text:p>
          </table:table-cell>
          <table:table-cell table:style-name="ce106" table:formula="of:=[.L72]/([.L72]+[.K72])" office:value-type="float" office:value="0.999674320143299" calcext:value-type="float">
            <text:p>0.9997</text:p>
          </table:table-cell>
          <table:table-cell table:style-name="ce106" table:formula="of:=(2*[.J72])/((2*[.J72])+[.K72]+[.M72])" office:value-type="float" office:value="0.029262186057429" calcext:value-type="float">
            <text:p>0.0293</text:p>
          </table:table-cell>
          <table:table-cell table:style-name="ce106" table:formula="of:=(5*[.J72])/((5*[.J72])+(4*[.M72])+[.K72])" office:value-type="float" office:value="0.0184939770951599" calcext:value-type="float">
            <text:p>0.0185</text:p>
          </table:table-cell>
          <table:table-cell office:value-type="float" office:value="373.399992532" calcext:value-type="float">
            <text:p>373.399992532</text:p>
          </table:table-cell>
          <table:table-cell office:value-type="float" office:value="0.9" calcext:value-type="float">
            <text:p>0.9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6139" calcext:value-type="float">
            <text:p>6139</text:p>
          </table:table-cell>
          <table:table-cell office:value-type="float" office:value="12493" calcext:value-type="float">
            <text:p>12493</text:p>
          </table:table-cell>
          <table:table-cell table:style-name="ce106" table:formula="of:=([.V72]+[.X72])/([.V72]+[.W72]+[.X72]+[.Y72])" office:value-type="float" office:value="0.336113915307369" calcext:value-type="float">
            <text:p>0.3361</text:p>
          </table:table-cell>
          <table:table-cell table:style-name="ce106" table:formula="of:=[.V72]/([.V72]+[.W72])" office:value-type="float" office:value="0.989417989417989" calcext:value-type="float">
            <text:p>0.9894</text:p>
          </table:table-cell>
          <table:table-cell table:style-name="ce106" table:formula="of:=[.V72]/([.V72]+[.Y72])" office:value-type="float" office:value="0.0147476340694006" calcext:value-type="float">
            <text:p>0.0147</text:p>
          </table:table-cell>
          <table:table-cell table:style-name="ce106" table:formula="of:=[.X72]/([.X72]+[.W72])" office:value-type="float" office:value="0.999674320143299" calcext:value-type="float">
            <text:p>0.9997</text:p>
          </table:table-cell>
          <table:table-cell table:style-name="ce106" table:formula="of:=(2*[.V72])/((2*[.V72])+[.W72]+[.Y72])" office:value-type="float" office:value="0.0290620871862616" calcext:value-type="float">
            <text:p>0.0291</text:p>
          </table:table-cell>
          <table:table-cell table:style-name="ce106" table:formula="of:=(5*[.V72])/((5*[.V72])+(4*[.Y72])+[.W72])" office:value-type="float" office:value="0.0183661042251861" calcext:value-type="float">
            <text:p>0.0184</text:p>
          </table:table-cell>
          <table:table-cell office:value-type="float" office:value="373.399992532" calcext:value-type="float">
            <text:p>373.399992532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 table:number-rows-repeated="5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31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/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488" calcext:value-type="float">
            <text:p>9488</text:p>
          </table:table-cell>
          <table:table-cell table:style-name="Default" office:value-type="float" office:value="2580" calcext:value-type="float">
            <text:p>2580</text:p>
          </table:table-cell>
          <table:table-cell table:style-name="Default" office:value-type="float" office:value="3561" calcext:value-type="float">
            <text:p>3561</text:p>
          </table:table-cell>
          <table:table-cell table:style-name="Default" office:value-type="float" office:value="3104" calcext:value-type="float">
            <text:p>3104</text:p>
          </table:table-cell>
          <table:table-cell table:style-name="ce106" table:formula="of:=([.J78]+[.L78])/([.J78]+[.K78]+[.L78]+[.M78])" office:value-type="float" office:value="0.696578230929376" calcext:value-type="float">
            <text:p>0.6966</text:p>
          </table:table-cell>
          <table:table-cell table:style-name="ce106" table:formula="of:=[.J78]/([.J78]+[.K78])" office:value-type="float" office:value="0.786211468346039" calcext:value-type="float">
            <text:p>0.7862</text:p>
          </table:table-cell>
          <table:table-cell table:style-name="ce106" table:formula="of:=[.J78]/([.J78]+[.M78])" office:value-type="float" office:value="0.753494282083863" calcext:value-type="float">
            <text:p>0.7535</text:p>
          </table:table-cell>
          <table:table-cell table:style-name="ce106" table:formula="of:=[.L78]/([.L78]+[.K78])" office:value-type="float" office:value="0.579872984855887" calcext:value-type="float">
            <text:p>0.5799</text:p>
          </table:table-cell>
          <table:table-cell table:style-name="ce106" table:formula="of:=(2*[.J78])/((2*[.J78])+[.K78]+[.M78])" office:value-type="float" office:value="0.769505271695053" calcext:value-type="float">
            <text:p>0.7695</text:p>
          </table:table-cell>
          <table:table-cell table:style-name="ce106" table:formula="of:=(5*[.J78])/((5*[.J78])+(4*[.M78])+[.K78])" office:value-type="float" office:value="0.759818053686975" calcext:value-type="float">
            <text:p>0.7598</text:p>
          </table:table-cell>
          <table:table-cell office:value-type="float" office:value="1.49999999166667" calcext:value-type="float">
            <text:p>1.49999999166667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7852" calcext:value-type="float">
            <text:p>7852</text:p>
          </table:table-cell>
          <table:table-cell table:style-name="Default" office:value-type="float" office:value="8792" calcext:value-type="float">
            <text:p>8792</text:p>
          </table:table-cell>
          <table:table-cell table:style-name="Default" office:value-type="float" office:value="3561" calcext:value-type="float">
            <text:p>3561</text:p>
          </table:table-cell>
          <table:table-cell table:style-name="Default" office:value-type="float" office:value="4828" calcext:value-type="float">
            <text:p>4828</text:p>
          </table:table-cell>
          <table:table-cell table:style-name="ce106" table:formula="of:=([.V78]+[.X78])/([.V78]+[.W78]+[.X78]+[.Y78])" office:value-type="float" office:value="0.455918187991851" calcext:value-type="float">
            <text:p>0.4559</text:p>
          </table:table-cell>
          <table:table-cell table:style-name="ce106" table:formula="of:=[.V78]/([.V78]+[.W78])" office:value-type="float" office:value="0.471761595770248" calcext:value-type="float">
            <text:p>0.4718</text:p>
          </table:table-cell>
          <table:table-cell table:style-name="ce106" table:formula="of:=[.V78]/([.V78]+[.Y78])" office:value-type="float" office:value="0.619242902208202" calcext:value-type="float">
            <text:p>0.6192</text:p>
          </table:table-cell>
          <table:table-cell table:style-name="ce106" table:formula="of:=[.X78]/([.X78]+[.W78])" office:value-type="float" office:value="0.288270055856877" calcext:value-type="float">
            <text:p>0.2883</text:p>
          </table:table-cell>
          <table:table-cell table:style-name="ce106" table:formula="of:=(2*[.V78])/((2*[.V78])+[.W78]+[.Y78])" office:value-type="float" office:value="0.535534033556132" calcext:value-type="float">
            <text:p>0.5355</text:p>
          </table:table-cell>
          <table:table-cell table:style-name="ce106" table:formula="of:=(5*[.V78])/((5*[.V78])+(4*[.Y78])+[.W78])" office:value-type="float" office:value="0.582803871504067" calcext:value-type="float">
            <text:p>0.5828</text:p>
          </table:table-cell>
          <table:table-cell office:value-type="float" office:value="16.2777776873457" calcext:value-type="float">
            <text:p>16.2777776873457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office:value-type="string" calcext:value-type="string">
            <text:p>Cvc-612</text:p>
          </table:table-cell>
          <table:table-cell table:style-name="ce98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864" calcext:value-type="float">
            <text:p>8864</text:p>
          </table:table-cell>
          <table:table-cell table:style-name="Default" office:value-type="float" office:value="1684" calcext:value-type="float">
            <text:p>1684</text:p>
          </table:table-cell>
          <table:table-cell table:style-name="Default" office:value-type="float" office:value="4457" calcext:value-type="float">
            <text:p>4457</text:p>
          </table:table-cell>
          <table:table-cell table:style-name="Default" office:value-type="float" office:value="3728" calcext:value-type="float">
            <text:p>3728</text:p>
          </table:table-cell>
          <table:table-cell table:style-name="ce107" table:formula="of:=([.J79]+[.L79])/([.J79]+[.K79]+[.L79]+[.M79])" office:value-type="float" office:value="0.7110980622431" calcext:value-type="float">
            <text:p>0.7111</text:p>
          </table:table-cell>
          <table:table-cell table:style-name="ce107" table:formula="of:=[.J79]/([.J79]+[.K79])" office:value-type="float" office:value="0.840348881304513" calcext:value-type="float">
            <text:p>0.8403</text:p>
          </table:table-cell>
          <table:table-cell table:style-name="ce107" table:formula="of:=[.J79]/([.J79]+[.M79])" office:value-type="float" office:value="0.703939008894536" calcext:value-type="float">
            <text:p>0.7039</text:p>
          </table:table-cell>
          <table:table-cell table:style-name="ce107" table:formula="of:=[.L79]/([.L79]+[.K79])" office:value-type="float" office:value="0.725777560657873" calcext:value-type="float">
            <text:p>0.7258</text:p>
          </table:table-cell>
          <table:table-cell table:style-name="ce107" table:formula="of:=(2*[.J79])/((2*[.J79])+[.K79]+[.M79])" office:value-type="float" office:value="0.766119273984443" calcext:value-type="float">
            <text:p>0.7661</text:p>
          </table:table-cell>
          <table:table-cell table:style-name="ce107" table:formula="of:=(5*[.J79])/((5*[.J79])+(4*[.M79])+[.K79])" office:value-type="float" office:value="0.727559261934467" calcext:value-type="float">
            <text:p>0.7276</text:p>
          </table:table-cell>
          <table:table-cell office:value-type="float" office:value="1.66666665740741" calcext:value-type="float">
            <text:p>1.66666665740741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7399" calcext:value-type="float">
            <text:p>7399</text:p>
          </table:table-cell>
          <table:table-cell table:style-name="Default" office:value-type="float" office:value="4665" calcext:value-type="float">
            <text:p>4665</text:p>
          </table:table-cell>
          <table:table-cell table:style-name="Default" office:value-type="float" office:value="4457" calcext:value-type="float">
            <text:p>4457</text:p>
          </table:table-cell>
          <table:table-cell table:style-name="Default" office:value-type="float" office:value="5281" calcext:value-type="float">
            <text:p>5281</text:p>
          </table:table-cell>
          <table:table-cell table:style-name="ce107" table:formula="of:=([.V79]+[.X79])/([.V79]+[.W79]+[.X79]+[.Y79])" office:value-type="float" office:value="0.543803320796257" calcext:value-type="float">
            <text:p>0.5438</text:p>
          </table:table-cell>
          <table:table-cell table:style-name="ce107" table:formula="of:=[.V79]/([.V79]+[.W79])" office:value-type="float" office:value="0.613312334217507" calcext:value-type="float">
            <text:p>0.6133</text:p>
          </table:table-cell>
          <table:table-cell table:style-name="ce107" table:formula="of:=[.V79]/([.V79]+[.Y79])" office:value-type="float" office:value="0.583517350157729" calcext:value-type="float">
            <text:p>0.5835</text:p>
          </table:table-cell>
          <table:table-cell table:style-name="ce107" table:formula="of:=[.X79]/([.X79]+[.W79])" office:value-type="float" office:value="0.488598991449244" calcext:value-type="float">
            <text:p>0.4886</text:p>
          </table:table-cell>
          <table:table-cell table:style-name="ce107" table:formula="of:=(2*[.V79])/((2*[.V79])+[.W79]+[.Y79])" office:value-type="float" office:value="0.598043970255415" calcext:value-type="float">
            <text:p>0.5980</text:p>
          </table:table-cell>
          <table:table-cell table:style-name="ce107" table:formula="of:=(5*[.V79])/((5*[.V79])+(4*[.Y79])+[.W79])" office:value-type="float" office:value="0.58924248216106" calcext:value-type="float">
            <text:p>0.5892</text:p>
          </table:table-cell>
          <table:table-cell office:value-type="float" office:value="17.4444443475309" calcext:value-type="float">
            <text:p>17.4444443475309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office:value-type="string" calcext:value-type="string">
            <text:p>Cvc-30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style-name="Default" office:value-type="float" office:value="8416" calcext:value-type="float">
            <text:p>8416</text:p>
          </table:table-cell>
          <table:table-cell table:style-name="Default" office:value-type="float" office:value="1262" calcext:value-type="float">
            <text:p>1262</text:p>
          </table:table-cell>
          <table:table-cell table:style-name="Default" office:value-type="float" office:value="4879" calcext:value-type="float">
            <text:p>4879</text:p>
          </table:table-cell>
          <table:table-cell table:style-name="Default" office:value-type="float" office:value="4176" calcext:value-type="float">
            <text:p>4176</text:p>
          </table:table-cell>
          <table:table-cell table:style-name="ce106" table:formula="of:=([.J80]+[.L80])/([.J80]+[.K80]+[.L80]+[.M80])" office:value-type="float" office:value="0.709710137191053" calcext:value-type="float">
            <text:p>0.7097</text:p>
          </table:table-cell>
          <table:table-cell table:style-name="ce106" table:formula="of:=[.J80]/([.J80]+[.K80])" office:value-type="float" office:value="0.869601157263898" calcext:value-type="float">
            <text:p>0.8696</text:p>
          </table:table-cell>
          <table:table-cell table:style-name="ce106" table:formula="of:=[.J80]/([.J80]+[.M80])" office:value-type="float" office:value="0.668360864040661" calcext:value-type="float">
            <text:p>0.6684</text:p>
          </table:table-cell>
          <table:table-cell table:style-name="ce106" table:formula="of:=[.L80]/([.L80]+[.K80])" office:value-type="float" office:value="0.794496010421755" calcext:value-type="float">
            <text:p>0.7945</text:p>
          </table:table-cell>
          <table:table-cell table:style-name="ce106" table:formula="of:=(2*[.J80])/((2*[.J80])+[.K80]+[.M80])" office:value-type="float" office:value="0.755814997754827" calcext:value-type="float">
            <text:p>0.7558</text:p>
          </table:table-cell>
          <table:table-cell table:style-name="ce106" table:formula="of:=(5*[.J80])/((5*[.J80])+(4*[.M80])+[.K80])" office:value-type="float" office:value="0.700796056356793" calcext:value-type="float">
            <text:p>0.7008</text:p>
          </table:table-cell>
          <table:table-cell office:value-type="float" office:value="1.66666665740741" calcext:value-type="float">
            <text:p>1.6666666574074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7124" calcext:value-type="float">
            <text:p>7124</text:p>
          </table:table-cell>
          <table:table-cell table:style-name="Default" office:value-type="float" office:value="3408" calcext:value-type="float">
            <text:p>3408</text:p>
          </table:table-cell>
          <table:table-cell table:style-name="Default" office:value-type="float" office:value="4879" calcext:value-type="float">
            <text:p>4879</text:p>
          </table:table-cell>
          <table:table-cell table:style-name="Default" office:value-type="float" office:value="5556" calcext:value-type="float">
            <text:p>5556</text:p>
          </table:table-cell>
          <table:table-cell table:style-name="ce106" table:formula="of:=([.V80]+[.X80])/([.V80]+[.W80]+[.X80]+[.Y80])" office:value-type="float" office:value="0.572471025897839" calcext:value-type="float">
            <text:p>0.5725</text:p>
          </table:table-cell>
          <table:table-cell table:style-name="ce106" table:formula="of:=[.V80]/([.V80]+[.W80])" office:value-type="float" office:value="0.676414736042537" calcext:value-type="float">
            <text:p>0.6764</text:p>
          </table:table-cell>
          <table:table-cell table:style-name="ce106" table:formula="of:=[.V80]/([.V80]+[.Y80])" office:value-type="float" office:value="0.561829652996845" calcext:value-type="float">
            <text:p>0.5618</text:p>
          </table:table-cell>
          <table:table-cell table:style-name="ce106" table:formula="of:=[.X80]/([.X80]+[.W80])" office:value-type="float" office:value="0.588753469289248" calcext:value-type="float">
            <text:p>0.5888</text:p>
          </table:table-cell>
          <table:table-cell table:style-name="ce106" table:formula="of:=(2*[.V80])/((2*[.V80])+[.W80]+[.Y80])" office:value-type="float" office:value="0.613820437704636" calcext:value-type="float">
            <text:p>0.6138</text:p>
          </table:table-cell>
          <table:table-cell table:style-name="ce106" table:formula="of:=(5*[.V80])/((5*[.V80])+(4*[.Y80])+[.W80])" office:value-type="float" office:value="0.581532031607131" calcext:value-type="float">
            <text:p>0.5815</text:p>
          </table:table-cell>
          <table:table-cell office:value-type="float" office:value="20.9444443280864" calcext:value-type="float">
            <text:p>20.9444443280864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8077" calcext:value-type="float">
            <text:p>8077</text:p>
          </table:table-cell>
          <table:table-cell table:style-name="Default" office:value-type="float" office:value="1025" calcext:value-type="float">
            <text:p>1025</text:p>
          </table:table-cell>
          <table:table-cell table:style-name="Default" office:value-type="float" office:value="5116" calcext:value-type="float">
            <text:p>5116</text:p>
          </table:table-cell>
          <table:table-cell table:style-name="Default" office:value-type="float" office:value="4515" calcext:value-type="float">
            <text:p>4515</text:p>
          </table:table-cell>
          <table:table-cell table:style-name="ce108" table:formula="of:=([.J81]+[.L81])/([.J81]+[.K81]+[.L81]+[.M81])" office:value-type="float" office:value="0.704265200448407" calcext:value-type="float">
            <text:p>0.7043</text:p>
          </table:table-cell>
          <table:table-cell table:style-name="ce107" table:formula="of:=[.J81]/([.J81]+[.K81])" office:value-type="float" office:value="0.887387387387387" calcext:value-type="float">
            <text:p>0.8874</text:p>
          </table:table-cell>
          <table:table-cell table:style-name="ce107" table:formula="of:=[.J81]/([.J81]+[.M81])" office:value-type="float" office:value="0.641439008894536" calcext:value-type="float">
            <text:p>0.6414</text:p>
          </table:table-cell>
          <table:table-cell table:style-name="ce107" table:formula="of:=[.L81]/([.L81]+[.K81])" office:value-type="float" office:value="0.833089073440808" calcext:value-type="float">
            <text:p>0.8331</text:p>
          </table:table-cell>
          <table:table-cell table:style-name="ce107" table:formula="of:=(2*[.J81])/((2*[.J81])+[.K81]+[.M81])" office:value-type="float" office:value="0.744629851571863" calcext:value-type="float">
            <text:p>0.7446</text:p>
          </table:table-cell>
          <table:table-cell table:style-name="ce107" table:formula="of:=(5*[.J81])/((5*[.J81])+(4*[.M81])+[.K81])" office:value-type="float" office:value="0.679081890028586" calcext:value-type="float">
            <text:p>0.6791</text:p>
          </table:table-cell>
          <table:table-cell office:value-type="float" office:value="2.16666665462963" calcext:value-type="float">
            <text:p>2.16666665462963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6884" calcext:value-type="float">
            <text:p>6884</text:p>
          </table:table-cell>
          <table:table-cell table:style-name="Default" office:value-type="float" office:value="2800" calcext:value-type="float">
            <text:p>2800</text:p>
          </table:table-cell>
          <table:table-cell table:style-name="Default" office:value-type="float" office:value="5116" calcext:value-type="float">
            <text:p>5116</text:p>
          </table:table-cell>
          <table:table-cell table:style-name="Default" office:value-type="float" office:value="5796" calcext:value-type="float">
            <text:p>5796</text:p>
          </table:table-cell>
          <table:table-cell table:style-name="ce108" table:formula="of:=([.V81]+[.X81])/([.V81]+[.W81]+[.X81]+[.Y81])" office:value-type="float" office:value="0.582637405321422" calcext:value-type="float">
            <text:p>0.5826</text:p>
          </table:table-cell>
          <table:table-cell table:style-name="ce107" table:formula="of:=[.V81]/([.V81]+[.W81])" office:value-type="float" office:value="0.710863279636514" calcext:value-type="float">
            <text:p>0.7109</text:p>
          </table:table-cell>
          <table:table-cell table:style-name="ce107" table:formula="of:=[.V81]/([.V81]+[.Y81])" office:value-type="float" office:value="0.542902208201893" calcext:value-type="float">
            <text:p>0.5429</text:p>
          </table:table-cell>
          <table:table-cell table:style-name="ce107" table:formula="of:=[.X81]/([.X81]+[.W81])" office:value-type="float" office:value="0.646286003031834" calcext:value-type="float">
            <text:p>0.6463</text:p>
          </table:table-cell>
          <table:table-cell table:style-name="ce107" table:formula="of:=(2*[.V81])/((2*[.V81])+[.W81]+[.Y81])" office:value-type="float" office:value="0.615632266142014" calcext:value-type="float">
            <text:p>0.6156</text:p>
          </table:table-cell>
          <table:table-cell table:style-name="ce107" table:formula="of:=(5*[.V81])/((5*[.V81])+(4*[.Y81])+[.W81])" office:value-type="float" office:value="0.569829812595192" calcext:value-type="float">
            <text:p>0.5698</text:p>
          </table:table-cell>
          <table:table-cell office:value-type="float" office:value="24.6111109743827" calcext:value-type="float">
            <text:p>24.6111109743827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748" calcext:value-type="float">
            <text:p>7748</text:p>
          </table:table-cell>
          <table:table-cell table:style-name="Default" office:value-type="float" office:value="844" calcext:value-type="float">
            <text:p>844</text:p>
          </table:table-cell>
          <table:table-cell table:style-name="Default" office:value-type="float" office:value="5297" calcext:value-type="float">
            <text:p>5297</text:p>
          </table:table-cell>
          <table:table-cell table:style-name="Default" office:value-type="float" office:value="4844" calcext:value-type="float">
            <text:p>4844</text:p>
          </table:table-cell>
          <table:table-cell table:style-name="ce106" table:formula="of:=([.J82]+[.L82])/([.J82]+[.K82]+[.L82]+[.M82])" office:value-type="float" office:value="0.696364703998292" calcext:value-type="float">
            <text:p>0.6964</text:p>
          </table:table-cell>
          <table:table-cell table:style-name="ce106" table:formula="of:=[.J82]/([.J82]+[.K82])" office:value-type="float" office:value="0.901769087523277" calcext:value-type="float">
            <text:p>0.9018</text:p>
          </table:table-cell>
          <table:table-cell table:style-name="ce106" table:formula="of:=[.J82]/([.J82]+[.M82])" office:value-type="float" office:value="0.615311308767471" calcext:value-type="float">
            <text:p>0.6153</text:p>
          </table:table-cell>
          <table:table-cell table:style-name="ce106" table:formula="of:=[.L82]/([.L82]+[.K82])" office:value-type="float" office:value="0.862563100472236" calcext:value-type="float">
            <text:p>0.8626</text:p>
          </table:table-cell>
          <table:table-cell table:style-name="ce106" table:formula="of:=(2*[.J82])/((2*[.J82])+[.K82]+[.M82])" office:value-type="float" office:value="0.731495468277946" calcext:value-type="float">
            <text:p>0.7315</text:p>
          </table:table-cell>
          <table:table-cell table:style-name="ce106" table:formula="of:=(5*[.J82])/((5*[.J82])+(4*[.M82])+[.K82])" office:value-type="float" office:value="0.657055630936228" calcext:value-type="float">
            <text:p>0.6571</text:p>
          </table:table-cell>
          <table:table-cell office:value-type="float" office:value="2.27777776512346" calcext:value-type="float">
            <text:p>2.27777776512346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6647" calcext:value-type="float">
            <text:p>6647</text:p>
          </table:table-cell>
          <table:table-cell table:style-name="Default" office:value-type="float" office:value="2360" calcext:value-type="float">
            <text:p>2360</text:p>
          </table:table-cell>
          <table:table-cell table:style-name="Default" office:value-type="float" office:value="5297" calcext:value-type="float">
            <text:p>5297</text:p>
          </table:table-cell>
          <table:table-cell table:style-name="Default" office:value-type="float" office:value="6033" calcext:value-type="float">
            <text:p>6033</text:p>
          </table:table-cell>
          <table:table-cell table:style-name="ce106" table:formula="of:=([.V82]+[.X82])/([.V82]+[.W82]+[.X82]+[.Y82])" office:value-type="float" office:value="0.587303928799725" calcext:value-type="float">
            <text:p>0.5873</text:p>
          </table:table-cell>
          <table:table-cell table:style-name="ce106" table:formula="of:=[.V82]/([.V82]+[.W82])" office:value-type="float" office:value="0.737981569890085" calcext:value-type="float">
            <text:p>0.7380</text:p>
          </table:table-cell>
          <table:table-cell table:style-name="ce106" table:formula="of:=[.V82]/([.V82]+[.Y82])" office:value-type="float" office:value="0.524211356466877" calcext:value-type="float">
            <text:p>0.5242</text:p>
          </table:table-cell>
          <table:table-cell table:style-name="ce106" table:formula="of:=[.X82]/([.X82]+[.W82])" office:value-type="float" office:value="0.691785294501763" calcext:value-type="float">
            <text:p>0.6918</text:p>
          </table:table-cell>
          <table:table-cell table:style-name="ce106" table:formula="of:=(2*[.V82])/((2*[.V82])+[.W82]+[.Y82])" office:value-type="float" office:value="0.612993959514917" calcext:value-type="float">
            <text:p>0.6130</text:p>
          </table:table-cell>
          <table:table-cell table:style-name="ce106" table:formula="of:=(5*[.V82])/((5*[.V82])+(4*[.Y82])+[.W82])" office:value-type="float" office:value="0.556448507375224" calcext:value-type="float">
            <text:p>0.5564</text:p>
          </table:table-cell>
          <table:table-cell office:value-type="float" office:value="25.7777776345679" calcext:value-type="float">
            <text:p>25.7777776345679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7460" calcext:value-type="float">
            <text:p>7460</text:p>
          </table:table-cell>
          <table:table-cell table:style-name="Default" office:value-type="float" office:value="718" calcext:value-type="float">
            <text:p>718</text:p>
          </table:table-cell>
          <table:table-cell table:style-name="Default" office:value-type="float" office:value="5423" calcext:value-type="float">
            <text:p>5423</text:p>
          </table:table-cell>
          <table:table-cell table:style-name="Default" office:value-type="float" office:value="5132" calcext:value-type="float">
            <text:p>5132</text:p>
          </table:table-cell>
          <table:table-cell table:style-name="ce107" table:formula="of:=([.J83]+[.L83])/([.J83]+[.K83]+[.L83]+[.M83])" office:value-type="float" office:value="0.687716863289382" calcext:value-type="float">
            <text:p>0.6877</text:p>
          </table:table-cell>
          <table:table-cell table:style-name="ce107" table:formula="of:=[.J83]/([.J83]+[.K83])" office:value-type="float" office:value="0.912203472731719" calcext:value-type="float">
            <text:p>0.9122</text:p>
          </table:table-cell>
          <table:table-cell table:style-name="ce107" table:formula="of:=[.J83]/([.J83]+[.M83])" office:value-type="float" office:value="0.592439644218551" calcext:value-type="float">
            <text:p>0.5924</text:p>
          </table:table-cell>
          <table:table-cell table:style-name="ce107" table:formula="of:=[.L83]/([.L83]+[.K83])" office:value-type="float" office:value="0.88308093144439" calcext:value-type="float">
            <text:p>0.8831</text:p>
          </table:table-cell>
          <table:table-cell table:style-name="ce107" table:formula="of:=(2*[.J83])/((2*[.J83])+[.K83]+[.M83])" office:value-type="float" office:value="0.718343765045739" calcext:value-type="float">
            <text:p>0.7183</text:p>
          </table:table-cell>
          <table:table-cell table:style-name="ce107" table:formula="of:=(5*[.J83])/((5*[.J83])+(4*[.M83])+[.K83])" office:value-type="float" office:value="0.637105865473303" calcext:value-type="float">
            <text:p>0.6371</text:p>
          </table:table-cell>
          <table:table-cell office:value-type="float" office:value="2.38888887561728" calcext:value-type="float">
            <text:p>2.38888887561728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6419" calcext:value-type="float">
            <text:p>6419</text:p>
          </table:table-cell>
          <table:table-cell table:style-name="Default" office:value-type="float" office:value="2065" calcext:value-type="float">
            <text:p>2065</text:p>
          </table:table-cell>
          <table:table-cell table:style-name="Default" office:value-type="float" office:value="5423" calcext:value-type="float">
            <text:p>5423</text:p>
          </table:table-cell>
          <table:table-cell table:style-name="Default" office:value-type="float" office:value="6261" calcext:value-type="float">
            <text:p>6261</text:p>
          </table:table-cell>
          <table:table-cell table:style-name="ce107" table:formula="of:=([.V83]+[.X83])/([.V83]+[.W83]+[.X83]+[.Y83])" office:value-type="float" office:value="0.587167790559302" calcext:value-type="float">
            <text:p>0.5872</text:p>
          </table:table-cell>
          <table:table-cell table:style-name="ce107" table:formula="of:=[.V83]/([.V83]+[.W83])" office:value-type="float" office:value="0.756600660066007" calcext:value-type="float">
            <text:p>0.7566</text:p>
          </table:table-cell>
          <table:table-cell table:style-name="ce107" table:formula="of:=[.V83]/([.V83]+[.Y83])" office:value-type="float" office:value="0.506230283911672" calcext:value-type="float">
            <text:p>0.5062</text:p>
          </table:table-cell>
          <table:table-cell table:style-name="ce107" table:formula="of:=[.X83]/([.X83]+[.W83])" office:value-type="float" office:value="0.724225427350427" calcext:value-type="float">
            <text:p>0.7242</text:p>
          </table:table-cell>
          <table:table-cell table:style-name="ce107" table:formula="of:=(2*[.V83])/((2*[.V83])+[.W83]+[.Y83])" office:value-type="float" office:value="0.606596106596107" calcext:value-type="float">
            <text:p>0.6066</text:p>
          </table:table-cell>
          <table:table-cell table:style-name="ce107" table:formula="of:=(5*[.V83])/((5*[.V83])+(4*[.Y83])+[.W83])" office:value-type="float" office:value="0.54210864130802" calcext:value-type="float">
            <text:p>0.5421</text:p>
          </table:table-cell>
          <table:table-cell office:value-type="float" office:value="25.8888887450617" calcext:value-type="float">
            <text:p>25.8888887450617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7116" calcext:value-type="float">
            <text:p>7116</text:p>
          </table:table-cell>
          <table:table-cell table:style-name="Default" office:value-type="float" office:value="611" calcext:value-type="float">
            <text:p>611</text:p>
          </table:table-cell>
          <table:table-cell table:style-name="Default" office:value-type="float" office:value="5530" calcext:value-type="float">
            <text:p>5530</text:p>
          </table:table-cell>
          <table:table-cell table:style-name="Default" office:value-type="float" office:value="5476" calcext:value-type="float">
            <text:p>5476</text:p>
          </table:table-cell>
          <table:table-cell table:style-name="ce106" table:formula="of:=([.J84]+[.L84])/([.J84]+[.K84]+[.L84]+[.M84])" office:value-type="float" office:value="0.675065392622644" calcext:value-type="float">
            <text:p>0.6751</text:p>
          </table:table-cell>
          <table:table-cell table:style-name="ce106" table:formula="of:=[.J84]/([.J84]+[.K84])" office:value-type="float" office:value="0.920926620939563" calcext:value-type="float">
            <text:p>0.9209</text:p>
          </table:table-cell>
          <table:table-cell table:style-name="ce106" table:formula="of:=[.J84]/([.J84]+[.M84])" office:value-type="float" office:value="0.565120711562897" calcext:value-type="float">
            <text:p>0.5651</text:p>
          </table:table-cell>
          <table:table-cell table:style-name="ce106" table:formula="of:=[.L84]/([.L84]+[.K84])" office:value-type="float" office:value="0.900504803777886" calcext:value-type="float">
            <text:p>0.9005</text:p>
          </table:table-cell>
          <table:table-cell table:style-name="ce106" table:formula="of:=(2*[.J84])/((2*[.J84])+[.K84]+[.M84])" office:value-type="float" office:value="0.700428170677691" calcext:value-type="float">
            <text:p>0.7004</text:p>
          </table:table-cell>
          <table:table-cell table:style-name="ce106" table:formula="of:=(5*[.J84])/((5*[.J84])+(4*[.M84])+[.K84])" office:value-type="float" office:value="0.612445132971856" calcext:value-type="float">
            <text:p>0.6124</text:p>
          </table:table-cell>
          <table:table-cell office:value-type="float" office:value="2.49999998611111" calcext:value-type="float">
            <text:p>2.49999998611111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6147" calcext:value-type="float">
            <text:p>6147</text:p>
          </table:table-cell>
          <table:table-cell table:style-name="Default" office:value-type="float" office:value="1797" calcext:value-type="float">
            <text:p>1797</text:p>
          </table:table-cell>
          <table:table-cell table:style-name="Default" office:value-type="float" office:value="5530" calcext:value-type="float">
            <text:p>5530</text:p>
          </table:table-cell>
          <table:table-cell table:style-name="Default" office:value-type="float" office:value="6533" calcext:value-type="float">
            <text:p>6533</text:p>
          </table:table-cell>
          <table:table-cell table:style-name="ce106" table:formula="of:=([.V84]+[.X84])/([.V84]+[.W84]+[.X84]+[.Y84])" office:value-type="float" office:value="0.583645723996601" calcext:value-type="float">
            <text:p>0.5836</text:p>
          </table:table-cell>
          <table:table-cell table:style-name="ce106" table:formula="of:=[.V84]/([.V84]+[.W84])" office:value-type="float" office:value="0.773791540785498" calcext:value-type="float">
            <text:p>0.7738</text:p>
          </table:table-cell>
          <table:table-cell table:style-name="ce106" table:formula="of:=[.V84]/([.V84]+[.Y84])" office:value-type="float" office:value="0.484779179810726" calcext:value-type="float">
            <text:p>0.4848</text:p>
          </table:table-cell>
          <table:table-cell table:style-name="ce106" table:formula="of:=[.X84]/([.X84]+[.W84])" office:value-type="float" office:value="0.754742732359765" calcext:value-type="float">
            <text:p>0.7547</text:p>
          </table:table-cell>
          <table:table-cell table:style-name="ce106" table:formula="of:=(2*[.V84])/((2*[.V84])+[.W84]+[.Y84])" office:value-type="float" office:value="0.596101629169899" calcext:value-type="float">
            <text:p>0.5961</text:p>
          </table:table-cell>
          <table:table-cell table:style-name="ce106" table:formula="of:=(5*[.V84])/((5*[.V84])+(4*[.Y84])+[.W84])" office:value-type="float" office:value="0.52391585981181" calcext:value-type="float">
            <text:p>0.5239</text:p>
          </table:table-cell>
          <table:table-cell office:value-type="float" office:value="25.9444443003086" calcext:value-type="float">
            <text:p>25.944444300308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6680" calcext:value-type="float">
            <text:p>6680</text:p>
          </table:table-cell>
          <table:table-cell table:style-name="Default" office:value-type="float" office:value="491" calcext:value-type="float">
            <text:p>491</text:p>
          </table:table-cell>
          <table:table-cell table:style-name="Default" office:value-type="float" office:value="5650" calcext:value-type="float">
            <text:p>5650</text:p>
          </table:table-cell>
          <table:table-cell table:style-name="Default" office:value-type="float" office:value="5912" calcext:value-type="float">
            <text:p>5912</text:p>
          </table:table-cell>
          <table:table-cell table:style-name="ce108" table:formula="of:=([.J85]+[.L85])/([.J85]+[.K85]+[.L85]+[.M85])" office:value-type="float" office:value="0.658196765066994" calcext:value-type="float">
            <text:p>0.6582</text:p>
          </table:table-cell>
          <table:table-cell table:style-name="ce107" table:formula="of:=[.J85]/([.J85]+[.K85])" office:value-type="float" office:value="0.931529772695579" calcext:value-type="float">
            <text:p>0.9315</text:p>
          </table:table-cell>
          <table:table-cell table:style-name="ce107" table:formula="of:=[.J85]/([.J85]+[.M85])" office:value-type="float" office:value="0.530495552731893" calcext:value-type="float">
            <text:p>0.5305</text:p>
          </table:table-cell>
          <table:table-cell table:style-name="ce107" table:formula="of:=[.L85]/([.L85]+[.K85])" office:value-type="float" office:value="0.920045595179938" calcext:value-type="float">
            <text:p>0.9200</text:p>
          </table:table-cell>
          <table:table-cell table:style-name="ce107" table:formula="of:=(2*[.J85])/((2*[.J85])+[.K85]+[.M85])" office:value-type="float" office:value="0.676010727116328" calcext:value-type="float">
            <text:p>0.6760</text:p>
          </table:table-cell>
          <table:table-cell table:style-name="ce107" table:formula="of:=(5*[.J85])/((5*[.J85])+(4*[.M85])+[.K85])" office:value-type="float" office:value="0.580475851161821" calcext:value-type="float">
            <text:p>0.5805</text:p>
          </table:table-cell>
          <table:table-cell office:value-type="float" office:value="11.8888888228395" calcext:value-type="float">
            <text:p>11.8888888228395</text:p>
          </table:table-cell>
          <table:table-cell office:value-type="float" office:value="0.8" calcext:value-type="float">
            <text:p>0.8</text:p>
          </table:table-cell>
          <table:table-cell table:style-name="Default" office:value-type="float" office:value="5817" calcext:value-type="float">
            <text:p>5817</text:p>
          </table:table-cell>
          <table:table-cell table:style-name="Default" office:value-type="float" office:value="1507" calcext:value-type="float">
            <text:p>1507</text:p>
          </table:table-cell>
          <table:table-cell table:style-name="Default" office:value-type="float" office:value="5650" calcext:value-type="float">
            <text:p>5650</text:p>
          </table:table-cell>
          <table:table-cell table:style-name="Default" office:value-type="float" office:value="6863" calcext:value-type="float">
            <text:p>6863</text:p>
          </table:table-cell>
          <table:table-cell table:style-name="ce108" table:formula="of:=([.V85]+[.X85])/([.V85]+[.W85]+[.X85]+[.Y85])" office:value-type="float" office:value="0.578061198769975" calcext:value-type="float">
            <text:p>0.5781</text:p>
          </table:table-cell>
          <table:table-cell table:style-name="ce107" table:formula="of:=[.V85]/([.V85]+[.W85])" office:value-type="float" office:value="0.794238121245221" calcext:value-type="float">
            <text:p>0.7942</text:p>
          </table:table-cell>
          <table:table-cell table:style-name="ce107" table:formula="of:=[.V85]/([.V85]+[.Y85])" office:value-type="float" office:value="0.458753943217666" calcext:value-type="float">
            <text:p>0.4588</text:p>
          </table:table-cell>
          <table:table-cell table:style-name="ce107" table:formula="of:=[.X85]/([.X85]+[.W85])" office:value-type="float" office:value="0.789436914908481" calcext:value-type="float">
            <text:p>0.7894</text:p>
          </table:table-cell>
          <table:table-cell table:style-name="ce107" table:formula="of:=(2*[.V85])/((2*[.V85])+[.W85]+[.Y85])" office:value-type="float" office:value="0.581583683263347" calcext:value-type="float">
            <text:p>0.5816</text:p>
          </table:table-cell>
          <table:table-cell table:style-name="ce107" table:formula="of:=(5*[.V85])/((5*[.V85])+(4*[.Y85])+[.W85])" office:value-type="float" office:value="0.501085383502171" calcext:value-type="float">
            <text:p>0.5011</text:p>
          </table:table-cell>
          <table:table-cell office:value-type="float" office:value="31.7222220459877" calcext:value-type="float">
            <text:p>31.7222220459877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6077" calcext:value-type="float">
            <text:p>6077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5786" calcext:value-type="float">
            <text:p>5786</text:p>
          </table:table-cell>
          <table:table-cell table:style-name="Default" office:value-type="float" office:value="6515" calcext:value-type="float">
            <text:p>6515</text:p>
          </table:table-cell>
          <table:table-cell table:style-name="ce106" table:formula="of:=([.J86]+[.L86])/([.J86]+[.K86]+[.L86]+[.M86])" office:value-type="float" office:value="0.633267495862916" calcext:value-type="float">
            <text:p>0.6333</text:p>
          </table:table-cell>
          <table:table-cell table:style-name="ce106" table:formula="of:=[.J86]/([.J86]+[.K86])" office:value-type="float" office:value="0.944807213930348" calcext:value-type="float">
            <text:p>0.9448</text:p>
          </table:table-cell>
          <table:table-cell table:style-name="ce106" table:formula="of:=[.J86]/([.J86]+[.M86])" office:value-type="float" office:value="0.482608005082592" calcext:value-type="float">
            <text:p>0.4826</text:p>
          </table:table-cell>
          <table:table-cell table:style-name="ce106" table:formula="of:=[.L86]/([.L86]+[.K86])" office:value-type="float" office:value="0.942191825435597" calcext:value-type="float">
            <text:p>0.9422</text:p>
          </table:table-cell>
          <table:table-cell table:style-name="ce106" table:formula="of:=(2*[.J86])/((2*[.J86])+[.K86]+[.M86])" office:value-type="float" office:value="0.638877207737595" calcext:value-type="float">
            <text:p>0.6389</text:p>
          </table:table-cell>
          <table:table-cell table:style-name="ce106" table:formula="of:=(5*[.J86])/((5*[.J86])+(4*[.M86])+[.K86])" office:value-type="float" office:value="0.534947183098592" calcext:value-type="float">
            <text:p>0.5349</text:p>
          </table:table-cell>
          <table:table-cell office:value-type="float" office:value="12.4444443753086" calcext:value-type="float">
            <text:p>12.4444443753086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5332" calcext:value-type="float">
            <text:p>5332</text:p>
          </table:table-cell>
          <table:table-cell table:style-name="Default" office:value-type="float" office:value="1188" calcext:value-type="float">
            <text:p>1188</text:p>
          </table:table-cell>
          <table:table-cell table:style-name="Default" office:value-type="float" office:value="5786" calcext:value-type="float">
            <text:p>5786</text:p>
          </table:table-cell>
          <table:table-cell table:style-name="Default" office:value-type="float" office:value="7348" calcext:value-type="float">
            <text:p>7348</text:p>
          </table:table-cell>
          <table:table-cell table:style-name="ce106" table:formula="of:=([.V86]+[.X86])/([.V86]+[.W86]+[.X86]+[.Y86])" office:value-type="float" office:value="0.565686374274957" calcext:value-type="float">
            <text:p>0.5657</text:p>
          </table:table-cell>
          <table:table-cell table:style-name="ce106" table:formula="of:=[.V86]/([.V86]+[.W86])" office:value-type="float" office:value="0.817791411042945" calcext:value-type="float">
            <text:p>0.8178</text:p>
          </table:table-cell>
          <table:table-cell table:style-name="ce106" table:formula="of:=[.V86]/([.V86]+[.Y86])" office:value-type="float" office:value="0.420504731861199" calcext:value-type="float">
            <text:p>0.4205</text:p>
          </table:table-cell>
          <table:table-cell table:style-name="ce106" table:formula="of:=[.X86]/([.X86]+[.W86])" office:value-type="float" office:value="0.829652996845426" calcext:value-type="float">
            <text:p>0.8297</text:p>
          </table:table-cell>
          <table:table-cell table:style-name="ce106" table:formula="of:=(2*[.V86])/((2*[.V86])+[.W86]+[.Y86])" office:value-type="float" office:value="0.555416666666667" calcext:value-type="float">
            <text:p>0.5554</text:p>
          </table:table-cell>
          <table:table-cell table:style-name="ce106" table:formula="of:=(5*[.V86])/((5*[.V86])+(4*[.Y86])+[.W86])" office:value-type="float" office:value="0.46575821104123" calcext:value-type="float">
            <text:p>0.4658</text:p>
          </table:table-cell>
          <table:table-cell office:value-type="float" office:value="50.8888886061728" calcext:value-type="float">
            <text:p>50.8888886061728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32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/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11996" calcext:value-type="float">
            <text:p>11996</text:p>
          </table:table-cell>
          <table:table-cell table:style-name="Default" office:value-type="float" office:value="4341" calcext:value-type="float">
            <text:p>4341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596" calcext:value-type="float">
            <text:p>596</text:p>
          </table:table-cell>
          <table:table-cell table:style-name="ce106" table:formula="of:=([.J88]+[.L88])/([.J88]+[.K88]+[.L88]+[.M88])" office:value-type="float" office:value="0.736454385309347" calcext:value-type="float">
            <text:p>0.7365</text:p>
          </table:table-cell>
          <table:table-cell table:style-name="ce106" table:formula="of:=[.J88]/([.J88]+[.K88])" office:value-type="float" office:value="0.734284140295036" calcext:value-type="float">
            <text:p>0.7343</text:p>
          </table:table-cell>
          <table:table-cell table:style-name="ce106" table:formula="of:=[.J88]/([.J88]+[.M88])" office:value-type="float" office:value="0.952668360864041" calcext:value-type="float">
            <text:p>0.9527</text:p>
          </table:table-cell>
          <table:table-cell table:style-name="ce106" table:formula="of:=[.L88]/([.L88]+[.K88])" office:value-type="float" office:value="0.293111871030777" calcext:value-type="float">
            <text:p>0.2931</text:p>
          </table:table-cell>
          <table:table-cell table:style-name="ce106" table:formula="of:=(2*[.J88])/((2*[.J88])+[.K88]+[.M88])" office:value-type="float" office:value="0.829340799889384" calcext:value-type="float">
            <text:p>0.8293</text:p>
          </table:table-cell>
          <table:table-cell table:style-name="ce106" table:formula="of:=(5*[.J88])/((5*[.J88])+(4*[.M88])+[.K88])" office:value-type="float" office:value="0.899182969792369" calcext:value-type="float">
            <text:p>0.8992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10658" calcext:value-type="float">
            <text:p>10658</text:p>
          </table:table-cell>
          <table:table-cell table:style-name="Default" office:value-type="float" office:value="86099" calcext:value-type="float">
            <text:p>86099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2022" calcext:value-type="float">
            <text:p>2022</text:p>
          </table:table-cell>
          <table:table-cell table:style-name="ce106" table:formula="of:=([.V88]+[.X88])/([.V88]+[.W88]+[.X88]+[.Y88])" office:value-type="float" office:value="0.12386283419004" calcext:value-type="float">
            <text:p>0.1239</text:p>
          </table:table-cell>
          <table:table-cell table:style-name="ce106" table:formula="of:=[.V88]/([.V88]+[.W88])" office:value-type="float" office:value="0.110152237047449" calcext:value-type="float">
            <text:p>0.1102</text:p>
          </table:table-cell>
          <table:table-cell table:style-name="ce106" table:formula="of:=[.V88]/([.V88]+[.Y88])" office:value-type="float" office:value="0.840536277602524" calcext:value-type="float">
            <text:p>0.8405</text:p>
          </table:table-cell>
          <table:table-cell table:style-name="ce106" table:formula="of:=[.X88]/([.X88]+[.W88])" office:value-type="float" office:value="0.0204780486694957" calcext:value-type="float">
            <text:p>0.0205</text:p>
          </table:table-cell>
          <table:table-cell table:style-name="ce106" table:formula="of:=(2*[.V88])/((2*[.V88])+[.W88]+[.Y88])" office:value-type="float" office:value="0.194778731142118" calcext:value-type="float">
            <text:p>0.1948</text:p>
          </table:table-cell>
          <table:table-cell table:style-name="ce106" table:formula="of:=(5*[.V88])/((5*[.V88])+(4*[.Y88])+[.W88])" office:value-type="float" office:value="0.3613444808343" calcext:value-type="float">
            <text:p>0.3613</text:p>
          </table:table-cell>
          <table:table-cell office:value-type="float" office:value="3.11111109382716" calcext:value-type="float">
            <text:p>3.1111110938271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office:value-type="string" calcext:value-type="string">
            <text:p>Cvc-612</text:p>
          </table:table-cell>
          <table:table-cell table:style-name="ce98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10852" calcext:value-type="float">
            <text:p>10852</text:p>
          </table:table-cell>
          <table:table-cell table:style-name="Default" office:value-type="float" office:value="2978" calcext:value-type="float">
            <text:p>2978</text:p>
          </table:table-cell>
          <table:table-cell table:style-name="Default" office:value-type="float" office:value="3163" calcext:value-type="float">
            <text:p>3163</text:p>
          </table:table-cell>
          <table:table-cell table:style-name="Default" office:value-type="float" office:value="1740" calcext:value-type="float">
            <text:p>1740</text:p>
          </table:table-cell>
          <table:table-cell table:style-name="ce107" table:formula="of:=([.J89]+[.L89])/([.J89]+[.K89]+[.L89]+[.M89])" office:value-type="float" office:value="0.748144984786206" calcext:value-type="float">
            <text:p>0.7481</text:p>
          </table:table-cell>
          <table:table-cell table:style-name="ce107" table:formula="of:=[.J89]/([.J89]+[.K89])" office:value-type="float" office:value="0.784671005061461" calcext:value-type="float">
            <text:p>0.7847</text:p>
          </table:table-cell>
          <table:table-cell table:style-name="ce107" table:formula="of:=[.J89]/([.J89]+[.M89])" office:value-type="float" office:value="0.861817026683609" calcext:value-type="float">
            <text:p>0.8618</text:p>
          </table:table-cell>
          <table:table-cell table:style-name="ce107" table:formula="of:=[.L89]/([.L89]+[.K89])" office:value-type="float" office:value="0.515062693372415" calcext:value-type="float">
            <text:p>0.5151</text:p>
          </table:table-cell>
          <table:table-cell table:style-name="ce107" table:formula="of:=(2*[.J89])/((2*[.J89])+[.K89]+[.M89])" office:value-type="float" office:value="0.821436681553251" calcext:value-type="float">
            <text:p>0.8214</text:p>
          </table:table-cell>
          <table:table-cell table:style-name="ce107" table:formula="of:=(5*[.J89])/((5*[.J89])+(4*[.M89])+[.K89])" office:value-type="float" office:value="0.845197669709337" calcext:value-type="float">
            <text:p>0.8452</text:p>
          </table:table-cell>
          <table:table-cell office:value-type="float" office:value="1.49999999166667" calcext:value-type="float">
            <text:p>1.4999999916666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9564" calcext:value-type="float">
            <text:p>9564</text:p>
          </table:table-cell>
          <table:table-cell table:style-name="Default" office:value-type="float" office:value="18084" calcext:value-type="float">
            <text:p>18084</text:p>
          </table:table-cell>
          <table:table-cell table:style-name="Default" office:value-type="float" office:value="3163" calcext:value-type="float">
            <text:p>3163</text:p>
          </table:table-cell>
          <table:table-cell table:style-name="Default" office:value-type="float" office:value="3116" calcext:value-type="float">
            <text:p>3116</text:p>
          </table:table-cell>
          <table:table-cell table:style-name="ce107" table:formula="of:=([.V89]+[.X89])/([.V89]+[.W89]+[.X89]+[.Y89])" office:value-type="float" office:value="0.375128953340997" calcext:value-type="float">
            <text:p>0.3751</text:p>
          </table:table-cell>
          <table:table-cell table:style-name="ce107" table:formula="of:=[.V89]/([.V89]+[.W89])" office:value-type="float" office:value="0.345920138888889" calcext:value-type="float">
            <text:p>0.3459</text:p>
          </table:table-cell>
          <table:table-cell table:style-name="ce107" table:formula="of:=[.V89]/([.V89]+[.Y89])" office:value-type="float" office:value="0.754258675078864" calcext:value-type="float">
            <text:p>0.7543</text:p>
          </table:table-cell>
          <table:table-cell table:style-name="ce107" table:formula="of:=[.X89]/([.X89]+[.W89])" office:value-type="float" office:value="0.148868075493011" calcext:value-type="float">
            <text:p>0.1489</text:p>
          </table:table-cell>
          <table:table-cell table:style-name="ce107" table:formula="of:=(2*[.V89])/((2*[.V89])+[.W89]+[.Y89])" office:value-type="float" office:value="0.474310652648284" calcext:value-type="float">
            <text:p>0.4743</text:p>
          </table:table-cell>
          <table:table-cell table:style-name="ce107" table:formula="of:=(5*[.V89])/((5*[.V89])+(4*[.Y89])+[.W89])" office:value-type="float" office:value="0.610198040016333" calcext:value-type="float">
            <text:p>0.6102</text:p>
          </table:table-cell>
          <table:table-cell office:value-type="float" office:value="4.05555553302469" calcext:value-type="float">
            <text:p>4.05555553302469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office:value-type="string" calcext:value-type="string">
            <text:p>Cvc-30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style-name="Default" office:value-type="float" office:value="9752" calcext:value-type="float">
            <text:p>9752</text:p>
          </table:table-cell>
          <table:table-cell table:style-name="Default" office:value-type="float" office:value="1960" calcext:value-type="float">
            <text:p>1960</text:p>
          </table:table-cell>
          <table:table-cell table:style-name="Default" office:value-type="float" office:value="4181" calcext:value-type="float">
            <text:p>4181</text:p>
          </table:table-cell>
          <table:table-cell table:style-name="Default" office:value-type="float" office:value="2840" calcext:value-type="float">
            <text:p>2840</text:p>
          </table:table-cell>
          <table:table-cell table:style-name="ce106" table:formula="of:=([.J90]+[.L90])/([.J90]+[.K90]+[.L90]+[.M90])" office:value-type="float" office:value="0.74376768269898" calcext:value-type="float">
            <text:p>0.7438</text:p>
          </table:table-cell>
          <table:table-cell table:style-name="ce106" table:formula="of:=[.J90]/([.J90]+[.K90])" office:value-type="float" office:value="0.832650273224044" calcext:value-type="float">
            <text:p>0.8327</text:p>
          </table:table-cell>
          <table:table-cell table:style-name="ce106" table:formula="of:=[.J90]/([.J90]+[.M90])" office:value-type="float" office:value="0.774459974587039" calcext:value-type="float">
            <text:p>0.7745</text:p>
          </table:table-cell>
          <table:table-cell table:style-name="ce106" table:formula="of:=[.L90]/([.L90]+[.K90])" office:value-type="float" office:value="0.680833740433154" calcext:value-type="float">
            <text:p>0.6808</text:p>
          </table:table-cell>
          <table:table-cell table:style-name="ce106" table:formula="of:=(2*[.J90])/((2*[.J90])+[.K90]+[.M90])" office:value-type="float" office:value="0.802501645819618" calcext:value-type="float">
            <text:p>0.8025</text:p>
          </table:table-cell>
          <table:table-cell table:style-name="ce106" table:formula="of:=(5*[.J90])/((5*[.J90])+(4*[.M90])+[.K90])" office:value-type="float" office:value="0.785438144329897" calcext:value-type="float">
            <text:p>0.7854</text:p>
          </table:table-cell>
          <table:table-cell office:value-type="float" office:value="7.83333328981481" calcext:value-type="float">
            <text:p>7.8333332898148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8558" calcext:value-type="float">
            <text:p>8558</text:p>
          </table:table-cell>
          <table:table-cell table:style-name="Default" office:value-type="float" office:value="5901" calcext:value-type="float">
            <text:p>5901</text:p>
          </table:table-cell>
          <table:table-cell table:style-name="Default" office:value-type="float" office:value="4181" calcext:value-type="float">
            <text:p>4181</text:p>
          </table:table-cell>
          <table:table-cell table:style-name="Default" office:value-type="float" office:value="4122" calcext:value-type="float">
            <text:p>4122</text:p>
          </table:table-cell>
          <table:table-cell table:style-name="ce106" table:formula="of:=([.V90]+[.X90])/([.V90]+[.W90]+[.X90]+[.Y90])" office:value-type="float" office:value="0.559660838239171" calcext:value-type="float">
            <text:p>0.5597</text:p>
          </table:table-cell>
          <table:table-cell table:style-name="ce106" table:formula="of:=[.V90]/([.V90]+[.W90])" office:value-type="float" office:value="0.591880489660419" calcext:value-type="float">
            <text:p>0.5919</text:p>
          </table:table-cell>
          <table:table-cell table:style-name="ce106" table:formula="of:=[.V90]/([.V90]+[.Y90])" office:value-type="float" office:value="0.674921135646688" calcext:value-type="float">
            <text:p>0.6749</text:p>
          </table:table-cell>
          <table:table-cell table:style-name="ce106" table:formula="of:=[.X90]/([.X90]+[.W90])" office:value-type="float" office:value="0.414699464391986" calcext:value-type="float">
            <text:p>0.4147</text:p>
          </table:table-cell>
          <table:table-cell table:style-name="ce106" table:formula="of:=(2*[.V90])/((2*[.V90])+[.W90]+[.Y90])" office:value-type="float" office:value="0.630679096503187" calcext:value-type="float">
            <text:p>0.6307</text:p>
          </table:table-cell>
          <table:table-cell table:style-name="ce106" table:formula="of:=(5*[.V90])/((5*[.V90])+(4*[.Y90])+[.W90])" office:value-type="float" office:value="0.656499792878074" calcext:value-type="float">
            <text:p>0.6565</text:p>
          </table:table-cell>
          <table:table-cell office:value-type="float" office:value="10.3888888311728" calcext:value-type="float">
            <text:p>10.3888888311728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office:value-type="string" calcext:value-type="string">
            <text:p>+</text:p>
          </table:table-cell>
          <table:table-cell table:style-name="ce98" table:number-columns-repeated="2"/>
          <table:table-cell office:value-type="float" office:value="0.4" calcext:value-type="float">
            <text:p>0.4</text:p>
          </table:table-cell>
          <table:table-cell table:style-name="Default" office:value-type="float" office:value="8360" calcext:value-type="float">
            <text:p>8360</text:p>
          </table:table-cell>
          <table:table-cell table:style-name="Default" office:value-type="float" office:value="1150" calcext:value-type="float">
            <text:p>1150</text:p>
          </table:table-cell>
          <table:table-cell table:style-name="Default" office:value-type="float" office:value="4991" calcext:value-type="float">
            <text:p>4991</text:p>
          </table:table-cell>
          <table:table-cell table:style-name="Default" office:value-type="float" office:value="4232" calcext:value-type="float">
            <text:p>4232</text:p>
          </table:table-cell>
          <table:table-cell table:style-name="ce108" table:formula="of:=([.J91]+[.L91])/([.J91]+[.K91]+[.L91]+[.M91])" office:value-type="float" office:value="0.712699514226232" calcext:value-type="float">
            <text:p>0.7127</text:p>
          </table:table-cell>
          <table:table-cell table:style-name="ce107" table:formula="of:=[.J91]/([.J91]+[.K91])" office:value-type="float" office:value="0.879074658254469" calcext:value-type="float">
            <text:p>0.8791</text:p>
          </table:table-cell>
          <table:table-cell table:style-name="ce107" table:formula="of:=[.J91]/([.J91]+[.M91])" office:value-type="float" office:value="0.663913595933926" calcext:value-type="float">
            <text:p>0.6639</text:p>
          </table:table-cell>
          <table:table-cell table:style-name="ce107" table:formula="of:=[.L91]/([.L91]+[.K91])" office:value-type="float" office:value="0.812734082397004" calcext:value-type="float">
            <text:p>0.8127</text:p>
          </table:table-cell>
          <table:table-cell table:style-name="ce107" table:formula="of:=(2*[.J91])/((2*[.J91])+[.K91]+[.M91])" office:value-type="float" office:value="0.756492625101801" calcext:value-type="float">
            <text:p>0.7565</text:p>
          </table:table-cell>
          <table:table-cell table:style-name="ce107" table:formula="of:=(5*[.J91])/((5*[.J91])+(4*[.M91])+[.K91])" office:value-type="float" office:value="0.698086108420455" calcext:value-type="float">
            <text:p>0.6981</text:p>
          </table:table-cell>
          <table:table-cell office:value-type="float" office:value="9.49999994722222" calcext:value-type="float">
            <text:p>9.49999994722222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7589" calcext:value-type="float">
            <text:p>7589</text:p>
          </table:table-cell>
          <table:table-cell table:style-name="Default" office:value-type="float" office:value="2650" calcext:value-type="float">
            <text:p>2650</text:p>
          </table:table-cell>
          <table:table-cell table:style-name="Default" office:value-type="float" office:value="4991" calcext:value-type="float">
            <text:p>4991</text:p>
          </table:table-cell>
          <table:table-cell table:style-name="Default" office:value-type="float" office:value="5091" calcext:value-type="float">
            <text:p>5091</text:p>
          </table:table-cell>
          <table:table-cell table:style-name="ce108" table:formula="of:=([.V91]+[.X91])/([.V91]+[.W91]+[.X91]+[.Y91])" office:value-type="float" office:value="0.619064022439841" calcext:value-type="float">
            <text:p>0.6191</text:p>
          </table:table-cell>
          <table:table-cell table:style-name="ce107" table:formula="of:=[.V91]/([.V91]+[.W91])" office:value-type="float" office:value="0.741185662662369" calcext:value-type="float">
            <text:p>0.7412</text:p>
          </table:table-cell>
          <table:table-cell table:style-name="ce107" table:formula="of:=[.V91]/([.V91]+[.Y91])" office:value-type="float" office:value="0.598501577287066" calcext:value-type="float">
            <text:p>0.5985</text:p>
          </table:table-cell>
          <table:table-cell table:style-name="ce107" table:formula="of:=[.X91]/([.X91]+[.W91])" office:value-type="float" office:value="0.653186755660254" calcext:value-type="float">
            <text:p>0.6532</text:p>
          </table:table-cell>
          <table:table-cell table:style-name="ce107" table:formula="of:=(2*[.V91])/((2*[.V91])+[.W91]+[.Y91])" office:value-type="float" office:value="0.6622452986605" calcext:value-type="float">
            <text:p>0.6622</text:p>
          </table:table-cell>
          <table:table-cell table:style-name="ce107" table:formula="of:=(5*[.V91])/((5*[.V91])+(4*[.Y91])+[.W91])" office:value-type="float" office:value="0.622467560163389" calcext:value-type="float">
            <text:p>0.6225</text:p>
          </table:table-cell>
          <table:table-cell office:value-type="float" office:value="11.4999999361111" calcext:value-type="float">
            <text:p>11.4999999361111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office:value-type="string" calcext:value-type="string">
            <text:p>HDClassif</text:p>
          </table:table-cell>
          <table:table-cell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218" calcext:value-type="float">
            <text:p>7218</text:p>
          </table:table-cell>
          <table:table-cell table:style-name="Default" office:value-type="float" office:value="659" calcext:value-type="float">
            <text:p>659</text:p>
          </table:table-cell>
          <table:table-cell table:style-name="Default" office:value-type="float" office:value="5482" calcext:value-type="float">
            <text:p>5482</text:p>
          </table:table-cell>
          <table:table-cell table:style-name="Default" office:value-type="float" office:value="5374" calcext:value-type="float">
            <text:p>5374</text:p>
          </table:table-cell>
          <table:table-cell table:style-name="ce106" table:formula="of:=([.J92]+[.L92])/([.J92]+[.K92]+[.L92]+[.M92])" office:value-type="float" office:value="0.677948006192281" calcext:value-type="float">
            <text:p>0.6779</text:p>
          </table:table-cell>
          <table:table-cell table:style-name="ce106" table:formula="of:=[.J92]/([.J92]+[.K92])" office:value-type="float" office:value="0.916338707629808" calcext:value-type="float">
            <text:p>0.9163</text:p>
          </table:table-cell>
          <table:table-cell table:style-name="ce106" table:formula="of:=[.J92]/([.J92]+[.M92])" office:value-type="float" office:value="0.573221092757306" calcext:value-type="float">
            <text:p>0.5732</text:p>
          </table:table-cell>
          <table:table-cell table:style-name="ce106" table:formula="of:=[.L92]/([.L92]+[.K92])" office:value-type="float" office:value="0.892688487217066" calcext:value-type="float">
            <text:p>0.8927</text:p>
          </table:table-cell>
          <table:table-cell table:style-name="ce106" table:formula="of:=(2*[.J92])/((2*[.J92])+[.K92]+[.M92])" office:value-type="float" office:value="0.705261615125311" calcext:value-type="float">
            <text:p>0.7053</text:p>
          </table:table-cell>
          <table:table-cell table:style-name="ce106" table:formula="of:=(5*[.J92])/((5*[.J92])+(4*[.M92])+[.K92])" office:value-type="float" office:value="0.619624002060263" calcext:value-type="float">
            <text:p>0.6196</text:p>
          </table:table-cell>
          <table:table-cell office:value-type="float" office:value="10.6111110521605" calcext:value-type="float">
            <text:p>10.6111110521605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6773" calcext:value-type="float">
            <text:p>6773</text:p>
          </table:table-cell>
          <table:table-cell table:style-name="Default" office:value-type="float" office:value="1447" calcext:value-type="float">
            <text:p>1447</text:p>
          </table:table-cell>
          <table:table-cell table:style-name="Default" office:value-type="float" office:value="5482" calcext:value-type="float">
            <text:p>5482</text:p>
          </table:table-cell>
          <table:table-cell table:style-name="Default" office:value-type="float" office:value="5907" calcext:value-type="float">
            <text:p>5907</text:p>
          </table:table-cell>
          <table:table-cell table:style-name="ce106" table:formula="of:=([.V92]+[.X92])/([.V92]+[.W92]+[.X92]+[.Y92])" office:value-type="float" office:value="0.624968126880514" calcext:value-type="float">
            <text:p>0.6250</text:p>
          </table:table-cell>
          <table:table-cell table:style-name="ce106" table:formula="of:=[.V92]/([.V92]+[.W92])" office:value-type="float" office:value="0.823965936739659" calcext:value-type="float">
            <text:p>0.8240</text:p>
          </table:table-cell>
          <table:table-cell table:style-name="ce106" table:formula="of:=[.V92]/([.V92]+[.Y92])" office:value-type="float" office:value="0.534148264984227" calcext:value-type="float">
            <text:p>0.5341</text:p>
          </table:table-cell>
          <table:table-cell table:style-name="ce106" table:formula="of:=[.X92]/([.X92]+[.W92])" office:value-type="float" office:value="0.791167556645981" calcext:value-type="float">
            <text:p>0.7912</text:p>
          </table:table-cell>
          <table:table-cell table:style-name="ce106" table:formula="of:=(2*[.V92])/((2*[.V92])+[.W92]+[.Y92])" office:value-type="float" office:value="0.648133971291866" calcext:value-type="float">
            <text:p>0.6481</text:p>
          </table:table-cell>
          <table:table-cell table:style-name="ce106" table:formula="of:=(5*[.V92])/((5*[.V92])+(4*[.Y92])+[.W92])" office:value-type="float" office:value="0.574567356633865" calcext:value-type="float">
            <text:p>0.5746</text:p>
          </table:table-cell>
          <table:table-cell office:value-type="float" office:value="12.4999999305556" calcext:value-type="float">
            <text:p>12.499999930555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6329" calcext:value-type="float">
            <text:p>6329</text:p>
          </table:table-cell>
          <table:table-cell table:style-name="Default" office:value-type="float" office:value="380" calcext:value-type="float">
            <text:p>380</text:p>
          </table:table-cell>
          <table:table-cell table:style-name="Default" office:value-type="float" office:value="5761" calcext:value-type="float">
            <text:p>5761</text:p>
          </table:table-cell>
          <table:table-cell table:style-name="Default" office:value-type="float" office:value="6263" calcext:value-type="float">
            <text:p>6263</text:p>
          </table:table-cell>
          <table:table-cell table:style-name="ce107" table:formula="of:=([.J93]+[.L93])/([.J93]+[.K93]+[.L93]+[.M93])" office:value-type="float" office:value="0.645385149201943" calcext:value-type="float">
            <text:p>0.6454</text:p>
          </table:table-cell>
          <table:table-cell table:style-name="ce107" table:formula="of:=[.J93]/([.J93]+[.K93])" office:value-type="float" office:value="0.943359666120137" calcext:value-type="float">
            <text:p>0.9434</text:p>
          </table:table-cell>
          <table:table-cell table:style-name="ce107" table:formula="of:=[.J93]/([.J93]+[.M93])" office:value-type="float" office:value="0.502620711562897" calcext:value-type="float">
            <text:p>0.5026</text:p>
          </table:table-cell>
          <table:table-cell table:style-name="ce107" table:formula="of:=[.L93]/([.L93]+[.K93])" office:value-type="float" office:value="0.938120827226836" calcext:value-type="float">
            <text:p>0.9381</text:p>
          </table:table-cell>
          <table:table-cell table:style-name="ce107" table:formula="of:=(2*[.J93])/((2*[.J93])+[.K93]+[.M93])" office:value-type="float" office:value="0.655820941920108" calcext:value-type="float">
            <text:p>0.6558</text:p>
          </table:table-cell>
          <table:table-cell table:style-name="ce107" table:formula="of:=(5*[.J93])/((5*[.J93])+(4*[.M93])+[.K93])" office:value-type="float" office:value="0.554426476514183" calcext:value-type="float">
            <text:p>0.5544</text:p>
          </table:table-cell>
          <table:table-cell office:value-type="float" office:value="12.4999999305556" calcext:value-type="float">
            <text:p>12.4999999305556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6077" calcext:value-type="float">
            <text:p>6077</text:p>
          </table:table-cell>
          <table:table-cell table:style-name="Default" office:value-type="float" office:value="809" calcext:value-type="float">
            <text:p>809</text:p>
          </table:table-cell>
          <table:table-cell table:style-name="Default" office:value-type="float" office:value="5761" calcext:value-type="float">
            <text:p>5761</text:p>
          </table:table-cell>
          <table:table-cell table:style-name="Default" office:value-type="float" office:value="6603" calcext:value-type="float">
            <text:p>6603</text:p>
          </table:table-cell>
          <table:table-cell table:style-name="ce107" table:formula="of:=([.V93]+[.X93])/([.V93]+[.W93]+[.X93]+[.Y93])" office:value-type="float" office:value="0.614961038961039" calcext:value-type="float">
            <text:p>0.6150</text:p>
          </table:table-cell>
          <table:table-cell table:style-name="ce107" table:formula="of:=[.V93]/([.V93]+[.W93])" office:value-type="float" office:value="0.882515248329945" calcext:value-type="float">
            <text:p>0.8825</text:p>
          </table:table-cell>
          <table:table-cell table:style-name="ce107" table:formula="of:=[.V93]/([.V93]+[.Y93])" office:value-type="float" office:value="0.479258675078864" calcext:value-type="float">
            <text:p>0.4793</text:p>
          </table:table-cell>
          <table:table-cell table:style-name="ce107" table:formula="of:=[.X93]/([.X93]+[.W93])" office:value-type="float" office:value="0.876864535768645" calcext:value-type="float">
            <text:p>0.8769</text:p>
          </table:table-cell>
          <table:table-cell table:style-name="ce107" table:formula="of:=(2*[.V93])/((2*[.V93])+[.W93]+[.Y93])" office:value-type="float" office:value="0.621179597260554" calcext:value-type="float">
            <text:p>0.6212</text:p>
          </table:table-cell>
          <table:table-cell table:style-name="ce107" table:formula="of:=(5*[.V93])/((5*[.V93])+(4*[.Y93])+[.W93])" office:value-type="float" office:value="0.527462417109329" calcext:value-type="float">
            <text:p>0.5275</text:p>
          </table:table-cell>
          <table:table-cell office:value-type="float" office:value="17.0555554608025" calcext:value-type="float">
            <text:p>17.0555554608025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5455" calcext:value-type="float">
            <text:p>5455</text:p>
          </table:table-cell>
          <table:table-cell table:style-name="Default" office:value-type="float" office:value="213" calcext:value-type="float">
            <text:p>213</text:p>
          </table:table-cell>
          <table:table-cell table:style-name="Default" office:value-type="float" office:value="5928" calcext:value-type="float">
            <text:p>5928</text:p>
          </table:table-cell>
          <table:table-cell table:style-name="Default" office:value-type="float" office:value="7137" calcext:value-type="float">
            <text:p>7137</text:p>
          </table:table-cell>
          <table:table-cell table:style-name="ce106" table:formula="of:=([.J94]+[.L94])/([.J94]+[.K94]+[.L94]+[.M94])" office:value-type="float" office:value="0.607644264132814" calcext:value-type="float">
            <text:p>0.6076</text:p>
          </table:table-cell>
          <table:table-cell table:style-name="ce106" table:formula="of:=[.J94]/([.J94]+[.K94])" office:value-type="float" office:value="0.96242060691602" calcext:value-type="float">
            <text:p>0.9624</text:p>
          </table:table-cell>
          <table:table-cell table:style-name="ce106" table:formula="of:=[.J94]/([.J94]+[.M94])" office:value-type="float" office:value="0.433211562897078" calcext:value-type="float">
            <text:p>0.4332</text:p>
          </table:table-cell>
          <table:table-cell table:style-name="ce106" table:formula="of:=[.L94]/([.L94]+[.K94])" office:value-type="float" office:value="0.965315095261358" calcext:value-type="float">
            <text:p>0.9653</text:p>
          </table:table-cell>
          <table:table-cell table:style-name="ce106" table:formula="of:=(2*[.J94])/((2*[.J94])+[.K94]+[.M94])" office:value-type="float" office:value="0.597480832420591" calcext:value-type="float">
            <text:p>0.5975</text:p>
          </table:table-cell>
          <table:table-cell table:style-name="ce106" table:formula="of:=(5*[.J94])/((5*[.J94])+(4*[.M94])+[.K94])" office:value-type="float" office:value="0.486740666714255" calcext:value-type="float">
            <text:p>0.4867</text:p>
          </table:table-cell>
          <table:table-cell office:value-type="float" office:value="24.2777776429012" calcext:value-type="float">
            <text:p>24.2777776429012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5329" calcext:value-type="float">
            <text:p>5329</text:p>
          </table:table-cell>
          <table:table-cell table:style-name="Default" office:value-type="float" office:value="399" calcext:value-type="float">
            <text:p>399</text:p>
          </table:table-cell>
          <table:table-cell table:style-name="Default" office:value-type="float" office:value="5928" calcext:value-type="float">
            <text:p>5928</text:p>
          </table:table-cell>
          <table:table-cell table:style-name="Default" office:value-type="float" office:value="7351" calcext:value-type="float">
            <text:p>7351</text:p>
          </table:table-cell>
          <table:table-cell table:style-name="ce106" table:formula="of:=([.V94]+[.X94])/([.V94]+[.W94]+[.X94]+[.Y94])" office:value-type="float" office:value="0.592255484821382" calcext:value-type="float">
            <text:p>0.5923</text:p>
          </table:table-cell>
          <table:table-cell table:style-name="ce106" table:formula="of:=[.V94]/([.V94]+[.W94])" office:value-type="float" office:value="0.93034217877095" calcext:value-type="float">
            <text:p>0.9303</text:p>
          </table:table-cell>
          <table:table-cell table:style-name="ce106" table:formula="of:=[.V94]/([.V94]+[.Y94])" office:value-type="float" office:value="0.420268138801262" calcext:value-type="float">
            <text:p>0.4203</text:p>
          </table:table-cell>
          <table:table-cell table:style-name="ce106" table:formula="of:=[.X94]/([.X94]+[.W94])" office:value-type="float" office:value="0.936936936936937" calcext:value-type="float">
            <text:p>0.9369</text:p>
          </table:table-cell>
          <table:table-cell table:style-name="ce106" table:formula="of:=(2*[.V94])/((2*[.V94])+[.W94]+[.Y94])" office:value-type="float" office:value="0.578987396784007" calcext:value-type="float">
            <text:p>0.5790</text:p>
          </table:table-cell>
          <table:table-cell table:style-name="ce106" table:formula="of:=(5*[.V94])/((5*[.V94])+(4*[.Y94])+[.W94])" office:value-type="float" office:value="0.47202735260771" calcext:value-type="float">
            <text:p>0.4720</text:p>
          </table:table-cell>
          <table:table-cell office:value-type="float" office:value="32.5555553746914" calcext:value-type="float">
            <text:p>32.5555553746914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4467" calcext:value-type="float">
            <text:p>4467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6036" calcext:value-type="float">
            <text:p>6036</text:p>
          </table:table-cell>
          <table:table-cell table:style-name="Default" office:value-type="float" office:value="8125" calcext:value-type="float">
            <text:p>8125</text:p>
          </table:table-cell>
          <table:table-cell table:style-name="ce108" table:formula="of:=([.J95]+[.L95])/([.J95]+[.K95]+[.L95]+[.M95])" office:value-type="float" office:value="0.560668339294293" calcext:value-type="float">
            <text:p>0.5607</text:p>
          </table:table-cell>
          <table:table-cell table:style-name="ce107" table:formula="of:=[.J95]/([.J95]+[.K95])" office:value-type="float" office:value="0.977034120734908" calcext:value-type="float">
            <text:p>0.9770</text:p>
          </table:table-cell>
          <table:table-cell table:style-name="ce107" table:formula="of:=[.J95]/([.J95]+[.M95])" office:value-type="float" office:value="0.354749047013977" calcext:value-type="float">
            <text:p>0.3547</text:p>
          </table:table-cell>
          <table:table-cell table:style-name="ce107" table:formula="of:=[.L95]/([.L95]+[.K95])" office:value-type="float" office:value="0.982901807523205" calcext:value-type="float">
            <text:p>0.9829</text:p>
          </table:table-cell>
          <table:table-cell table:style-name="ce107" table:formula="of:=(2*[.J95])/((2*[.J95])+[.K95]+[.M95])" office:value-type="float" office:value="0.520508040083896" calcext:value-type="float">
            <text:p>0.5205</text:p>
          </table:table-cell>
          <table:table-cell table:style-name="ce107" table:formula="of:=(5*[.J95])/((5*[.J95])+(4*[.M95])+[.K95])" office:value-type="float" office:value="0.406534401164907" calcext:value-type="float">
            <text:p>0.4065</text:p>
          </table:table-cell>
          <table:table-cell office:value-type="float" office:value="30.9999998277778" calcext:value-type="float">
            <text:p>30.9999998277778</text:p>
          </table:table-cell>
          <table:table-cell office:value-type="float" office:value="0.8" calcext:value-type="float">
            <text:p>0.8</text:p>
          </table:table-cell>
          <table:table-cell table:style-name="Default" office:value-type="float" office:value="4429" calcext:value-type="float">
            <text:p>4429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6036" calcext:value-type="float">
            <text:p>6036</text:p>
          </table:table-cell>
          <table:table-cell table:style-name="Default" office:value-type="float" office:value="8251" calcext:value-type="float">
            <text:p>8251</text:p>
          </table:table-cell>
          <table:table-cell table:style-name="ce108" table:formula="of:=([.V95]+[.X95])/([.V95]+[.W95]+[.X95]+[.Y95])" office:value-type="float" office:value="0.554378344016528" calcext:value-type="float">
            <text:p>0.5544</text:p>
          </table:table-cell>
          <table:table-cell table:style-name="ce107" table:formula="of:=[.V95]/([.V95]+[.W95])" office:value-type="float" office:value="0.964923747276688" calcext:value-type="float">
            <text:p>0.9649</text:p>
          </table:table-cell>
          <table:table-cell table:style-name="ce107" table:formula="of:=[.V95]/([.V95]+[.Y95])" office:value-type="float" office:value="0.349290220820189" calcext:value-type="float">
            <text:p>0.3493</text:p>
          </table:table-cell>
          <table:table-cell table:style-name="ce107" table:formula="of:=[.X95]/([.X95]+[.W95])" office:value-type="float" office:value="0.974019686945296" calcext:value-type="float">
            <text:p>0.9740</text:p>
          </table:table-cell>
          <table:table-cell table:style-name="ce107" table:formula="of:=(2*[.V95])/((2*[.V95])+[.W95]+[.Y95])" office:value-type="float" office:value="0.512912565141864" calcext:value-type="float">
            <text:p>0.5129</text:p>
          </table:table-cell>
          <table:table-cell table:style-name="ce107" table:formula="of:=(5*[.V95])/((5*[.V95])+(4*[.Y95])+[.W95])" office:value-type="float" office:value="0.400379678177545" calcext:value-type="float">
            <text:p>0.4004</text:p>
          </table:table-cell>
          <table:table-cell office:value-type="float" office:value="37.6111109021605" calcext:value-type="float">
            <text:p>37.6111109021605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3112" calcext:value-type="float">
            <text:p>311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125" calcext:value-type="float">
            <text:p>6125</text:p>
          </table:table-cell>
          <table:table-cell table:style-name="Default" office:value-type="float" office:value="9480" calcext:value-type="float">
            <text:p>9480</text:p>
          </table:table-cell>
          <table:table-cell table:style-name="ce106" table:formula="of:=([.J96]+[.L96])/([.J96]+[.K96]+[.L96]+[.M96])" office:value-type="float" office:value="0.49308706560615" calcext:value-type="float">
            <text:p>0.4931</text:p>
          </table:table-cell>
          <table:table-cell table:style-name="ce106" table:formula="of:=[.J96]/([.J96]+[.K96])" office:value-type="float" office:value="0.994884910485933" calcext:value-type="float">
            <text:p>0.9949</text:p>
          </table:table-cell>
          <table:table-cell table:style-name="ce106" table:formula="of:=[.J96]/([.J96]+[.M96])" office:value-type="float" office:value="0.247141041931385" calcext:value-type="float">
            <text:p>0.2471</text:p>
          </table:table-cell>
          <table:table-cell table:style-name="ce106" table:formula="of:=[.L96]/([.L96]+[.K96])" office:value-type="float" office:value="0.997394561146393" calcext:value-type="float">
            <text:p>0.9974</text:p>
          </table:table-cell>
          <table:table-cell table:style-name="ce106" table:formula="of:=(2*[.J96])/((2*[.J96])+[.K96]+[.M96])" office:value-type="float" office:value="0.395928753180662" calcext:value-type="float">
            <text:p>0.3959</text:p>
          </table:table-cell>
          <table:table-cell table:style-name="ce106" table:formula="of:=(5*[.J96])/((5*[.J96])+(4*[.M96])+[.K96])" office:value-type="float" office:value="0.290862868251832" calcext:value-type="float">
            <text:p>0.2909</text:p>
          </table:table-cell>
          <table:table-cell office:value-type="float" office:value="68.5294113615917" calcext:value-type="float">
            <text:p>68.5294113615917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3108" calcext:value-type="float">
            <text:p>310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6125" calcext:value-type="float">
            <text:p>6125</text:p>
          </table:table-cell>
          <table:table-cell table:style-name="Default" office:value-type="float" office:value="9572" calcext:value-type="float">
            <text:p>9572</text:p>
          </table:table-cell>
          <table:table-cell table:style-name="ce106" table:formula="of:=([.V96]+[.X96])/([.V96]+[.W96]+[.X96]+[.Y96])" office:value-type="float" office:value="0.490308533800648" calcext:value-type="float">
            <text:p>0.4903</text:p>
          </table:table-cell>
          <table:table-cell table:style-name="ce106" table:formula="of:=[.V96]/([.V96]+[.W96])" office:value-type="float" office:value="0.991703892788768" calcext:value-type="float">
            <text:p>0.9917</text:p>
          </table:table-cell>
          <table:table-cell table:style-name="ce106" table:formula="of:=[.V96]/([.V96]+[.Y96])" office:value-type="float" office:value="0.245110410094637" calcext:value-type="float">
            <text:p>0.2451</text:p>
          </table:table-cell>
          <table:table-cell table:style-name="ce106" table:formula="of:=[.X96]/([.X96]+[.W96])" office:value-type="float" office:value="0.995773045033328" calcext:value-type="float">
            <text:p>0.9958</text:p>
          </table:table-cell>
          <table:table-cell table:style-name="ce106" table:formula="of:=(2*[.V96])/((2*[.V96])+[.W96]+[.Y96])" office:value-type="float" office:value="0.393069432148729" calcext:value-type="float">
            <text:p>0.3931</text:p>
          </table:table-cell>
          <table:table-cell table:style-name="ce106" table:formula="of:=(5*[.V96])/((5*[.V96])+(4*[.Y96])+[.W96])" office:value-type="float" office:value="0.288557952983994" calcext:value-type="float">
            <text:p>0.2886</text:p>
          </table:table-cell>
          <table:table-cell office:value-type="float" office:value="75.2352936750865" calcext:value-type="float">
            <text:p>75.2352936750865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32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/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8853" calcext:value-type="float">
            <text:p>8853</text:p>
          </table:table-cell>
          <table:table-cell table:style-name="Default" office:value-type="float" office:value="1652" calcext:value-type="float">
            <text:p>1652</text:p>
          </table:table-cell>
          <table:table-cell table:style-name="Default" office:value-type="float" office:value="4489" calcext:value-type="float">
            <text:p>4489</text:p>
          </table:table-cell>
          <table:table-cell table:style-name="Default" office:value-type="float" office:value="3739" calcext:value-type="float">
            <text:p>3739</text:p>
          </table:table-cell>
          <table:table-cell table:style-name="ce106" table:formula="of:=([.J98]+[.L98])/([.J98]+[.K98]+[.L98]+[.M98])" office:value-type="float" office:value="0.712219078631292" calcext:value-type="float">
            <text:p>0.7122</text:p>
          </table:table-cell>
          <table:table-cell table:style-name="ce106" table:formula="of:=[.J98]/([.J98]+[.K98])" office:value-type="float" office:value="0.842741551642075" calcext:value-type="float">
            <text:p>0.8427</text:p>
          </table:table-cell>
          <table:table-cell table:style-name="ce106" table:formula="of:=[.J98]/([.J98]+[.M98])" office:value-type="float" office:value="0.703065438373571" calcext:value-type="float">
            <text:p>0.7031</text:p>
          </table:table-cell>
          <table:table-cell table:style-name="ce106" table:formula="of:=[.L98]/([.L98]+[.K98])" office:value-type="float" office:value="0.730988438365087" calcext:value-type="float">
            <text:p>0.7310</text:p>
          </table:table-cell>
          <table:table-cell table:style-name="ce106" table:formula="of:=(2*[.J98])/((2*[.J98])+[.K98]+[.M98])" office:value-type="float" office:value="0.76659306403429" calcext:value-type="float">
            <text:p>0.7666</text:p>
          </table:table-cell>
          <table:table-cell table:style-name="ce106" table:formula="of:=(5*[.J98])/((5*[.J98])+(4*[.M98])+[.K98])" office:value-type="float" office:value="0.727169681139421" calcext:value-type="float">
            <text:p>0.7272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7793" calcext:value-type="float">
            <text:p>7793</text:p>
          </table:table-cell>
          <table:table-cell table:style-name="Default" office:value-type="float" office:value="4461" calcext:value-type="float">
            <text:p>4461</text:p>
          </table:table-cell>
          <table:table-cell table:style-name="Default" office:value-type="float" office:value="4489" calcext:value-type="float">
            <text:p>4489</text:p>
          </table:table-cell>
          <table:table-cell table:style-name="Default" office:value-type="float" office:value="4887" calcext:value-type="float">
            <text:p>4887</text:p>
          </table:table-cell>
          <table:table-cell table:style-name="ce106" table:formula="of:=([.V98]+[.X98])/([.V98]+[.W98]+[.X98]+[.Y98])" office:value-type="float" office:value="0.567822468793343" calcext:value-type="float">
            <text:p>0.5678</text:p>
          </table:table-cell>
          <table:table-cell table:style-name="ce106" table:formula="of:=[.V98]/([.V98]+[.W98])" office:value-type="float" office:value="0.635955606332626" calcext:value-type="float">
            <text:p>0.6360</text:p>
          </table:table-cell>
          <table:table-cell table:style-name="ce106" table:formula="of:=[.V98]/([.V98]+[.Y98])" office:value-type="float" office:value="0.614589905362776" calcext:value-type="float">
            <text:p>0.6146</text:p>
          </table:table-cell>
          <table:table-cell table:style-name="ce106" table:formula="of:=[.X98]/([.X98]+[.W98])" office:value-type="float" office:value="0.501564245810056" calcext:value-type="float">
            <text:p>0.5016</text:p>
          </table:table-cell>
          <table:table-cell table:style-name="ce106" table:formula="of:=(2*[.V98])/((2*[.V98])+[.W98]+[.Y98])" office:value-type="float" office:value="0.625090238228924" calcext:value-type="float">
            <text:p>0.6251</text:p>
          </table:table-cell>
          <table:table-cell table:style-name="ce106" table:formula="of:=(5*[.V98])/((5*[.V98])+(4*[.Y98])+[.W98])" office:value-type="float" office:value="0.618747419569981" calcext:value-type="float">
            <text:p>0.6187</text:p>
          </table:table-cell>
          <table:table-cell office:value-type="float" office:value="3.11111109382716" calcext:value-type="float">
            <text:p>3.1111110938271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office:value-type="string" calcext:value-type="string">
            <text:p>Cvc-612</text:p>
          </table:table-cell>
          <table:table-cell table:style-name="ce98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375" calcext:value-type="float">
            <text:p>8375</text:p>
          </table:table-cell>
          <table:table-cell table:style-name="Default" office:value-type="float" office:value="1343" calcext:value-type="float">
            <text:p>1343</text:p>
          </table:table-cell>
          <table:table-cell table:style-name="Default" office:value-type="float" office:value="4798" calcext:value-type="float">
            <text:p>4798</text:p>
          </table:table-cell>
          <table:table-cell table:style-name="Default" office:value-type="float" office:value="4217" calcext:value-type="float">
            <text:p>4217</text:p>
          </table:table-cell>
          <table:table-cell table:style-name="ce107" table:formula="of:=([.J99]+[.L99])/([.J99]+[.K99]+[.L99]+[.M99])" office:value-type="float" office:value="0.703197565792986" calcext:value-type="float">
            <text:p>0.7032</text:p>
          </table:table-cell>
          <table:table-cell table:style-name="ce107" table:formula="of:=[.J99]/([.J99]+[.K99])" office:value-type="float" office:value="0.861802840090554" calcext:value-type="float">
            <text:p>0.8618</text:p>
          </table:table-cell>
          <table:table-cell table:style-name="ce107" table:formula="of:=[.J99]/([.J99]+[.M99])" office:value-type="float" office:value="0.665104828462516" calcext:value-type="float">
            <text:p>0.6651</text:p>
          </table:table-cell>
          <table:table-cell table:style-name="ce107" table:formula="of:=[.L99]/([.L99]+[.K99])" office:value-type="float" office:value="0.78130597622537" calcext:value-type="float">
            <text:p>0.7813</text:p>
          </table:table-cell>
          <table:table-cell table:style-name="ce107" table:formula="of:=(2*[.J99])/((2*[.J99])+[.K99]+[.M99])" office:value-type="float" office:value="0.750784401613626" calcext:value-type="float">
            <text:p>0.7508</text:p>
          </table:table-cell>
          <table:table-cell table:style-name="ce107" table:formula="of:=(5*[.J99])/((5*[.J99])+(4*[.M99])+[.K99])" office:value-type="float" office:value="0.696917751223247" calcext:value-type="float">
            <text:p>0.6969</text:p>
          </table:table-cell>
          <table:table-cell office:value-type="float" office:value="1.49999999166667" calcext:value-type="float">
            <text:p>1.4999999916666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7468" calcext:value-type="float">
            <text:p>7468</text:p>
          </table:table-cell>
          <table:table-cell table:style-name="Default" office:value-type="float" office:value="3326" calcext:value-type="float">
            <text:p>3326</text:p>
          </table:table-cell>
          <table:table-cell table:style-name="Default" office:value-type="float" office:value="4798" calcext:value-type="float">
            <text:p>4798</text:p>
          </table:table-cell>
          <table:table-cell table:style-name="Default" office:value-type="float" office:value="5212" calcext:value-type="float">
            <text:p>5212</text:p>
          </table:table-cell>
          <table:table-cell table:style-name="ce107" table:formula="of:=([.V99]+[.X99])/([.V99]+[.W99]+[.X99]+[.Y99])" office:value-type="float" office:value="0.589598154201115" calcext:value-type="float">
            <text:p>0.5896</text:p>
          </table:table-cell>
          <table:table-cell table:style-name="ce107" table:formula="of:=[.V99]/([.V99]+[.W99])" office:value-type="float" office:value="0.691865851398925" calcext:value-type="float">
            <text:p>0.6919</text:p>
          </table:table-cell>
          <table:table-cell table:style-name="ce107" table:formula="of:=[.V99]/([.V99]+[.Y99])" office:value-type="float" office:value="0.588958990536278" calcext:value-type="float">
            <text:p>0.5890</text:p>
          </table:table-cell>
          <table:table-cell table:style-name="ce107" table:formula="of:=[.X99]/([.X99]+[.W99])" office:value-type="float" office:value="0.590595765632693" calcext:value-type="float">
            <text:p>0.5906</text:p>
          </table:table-cell>
          <table:table-cell table:style-name="ce107" table:formula="of:=(2*[.V99])/((2*[.V99])+[.W99]+[.Y99])" office:value-type="float" office:value="0.636278435716111" calcext:value-type="float">
            <text:p>0.6363</text:p>
          </table:table-cell>
          <table:table-cell table:style-name="ce107" table:formula="of:=(5*[.V99])/((5*[.V99])+(4*[.Y99])+[.W99])" office:value-type="float" office:value="0.607016288974867" calcext:value-type="float">
            <text:p>0.6070</text:p>
          </table:table-cell>
          <table:table-cell office:value-type="float" office:value="4.05555553302469" calcext:value-type="float">
            <text:p>4.05555553302469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office:value-type="string" calcext:value-type="string">
            <text:p>Cvc-300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style-name="Default" office:value-type="float" office:value="8067" calcext:value-type="float">
            <text:p>8067</text:p>
          </table:table-cell>
          <table:table-cell table:style-name="Default" office:value-type="float" office:value="1164" calcext:value-type="float">
            <text:p>1164</text:p>
          </table:table-cell>
          <table:table-cell table:style-name="Default" office:value-type="float" office:value="4977" calcext:value-type="float">
            <text:p>4977</text:p>
          </table:table-cell>
          <table:table-cell table:style-name="Default" office:value-type="float" office:value="4525" calcext:value-type="float">
            <text:p>4525</text:p>
          </table:table-cell>
          <table:table-cell table:style-name="ce106" table:formula="of:=([.J100]+[.L100])/([.J100]+[.K100]+[.L100]+[.M100])" office:value-type="float" office:value="0.696311322265521" calcext:value-type="float">
            <text:p>0.6963</text:p>
          </table:table-cell>
          <table:table-cell table:style-name="ce106" table:formula="of:=[.J100]/([.J100]+[.K100])" office:value-type="float" office:value="0.873903152421189" calcext:value-type="float">
            <text:p>0.8739</text:p>
          </table:table-cell>
          <table:table-cell table:style-name="ce106" table:formula="of:=[.J100]/([.J100]+[.M100])" office:value-type="float" office:value="0.640644853875477" calcext:value-type="float">
            <text:p>0.6406</text:p>
          </table:table-cell>
          <table:table-cell table:style-name="ce106" table:formula="of:=[.L100]/([.L100]+[.K100])" office:value-type="float" office:value="0.810454323400098" calcext:value-type="float">
            <text:p>0.8105</text:p>
          </table:table-cell>
          <table:table-cell table:style-name="ce106" table:formula="of:=(2*[.J100])/((2*[.J100])+[.K100]+[.M100])" office:value-type="float" office:value="0.739311735325116" calcext:value-type="float">
            <text:p>0.7393</text:p>
          </table:table-cell>
          <table:table-cell table:style-name="ce106" table:formula="of:=(5*[.J100])/((5*[.J100])+(4*[.M100])+[.K100])" office:value-type="float" office:value="0.676773100219802" calcext:value-type="float">
            <text:p>0.6768</text:p>
          </table:table-cell>
          <table:table-cell office:value-type="float" office:value="7.83333328981481" calcext:value-type="float">
            <text:p>7.8333332898148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7247" calcext:value-type="float">
            <text:p>7247</text:p>
          </table:table-cell>
          <table:table-cell table:style-name="Default" office:value-type="float" office:value="2757" calcext:value-type="float">
            <text:p>2757</text:p>
          </table:table-cell>
          <table:table-cell table:style-name="Default" office:value-type="float" office:value="4977" calcext:value-type="float">
            <text:p>4977</text:p>
          </table:table-cell>
          <table:table-cell table:style-name="Default" office:value-type="float" office:value="5433" calcext:value-type="float">
            <text:p>5433</text:p>
          </table:table-cell>
          <table:table-cell table:style-name="ce106" table:formula="of:=([.V100]+[.X100])/([.V100]+[.W100]+[.X100]+[.Y100])" office:value-type="float" office:value="0.598804741843833" calcext:value-type="float">
            <text:p>0.5988</text:p>
          </table:table-cell>
          <table:table-cell table:style-name="ce106" table:formula="of:=[.V100]/([.V100]+[.W100])" office:value-type="float" office:value="0.724410235905638" calcext:value-type="float">
            <text:p>0.7244</text:p>
          </table:table-cell>
          <table:table-cell table:style-name="ce106" table:formula="of:=[.V100]/([.V100]+[.Y100])" office:value-type="float" office:value="0.571529968454259" calcext:value-type="float">
            <text:p>0.5715</text:p>
          </table:table-cell>
          <table:table-cell table:style-name="ce106" table:formula="of:=[.X100]/([.X100]+[.W100])" office:value-type="float" office:value="0.643522110162917" calcext:value-type="float">
            <text:p>0.6435</text:p>
          </table:table-cell>
          <table:table-cell table:style-name="ce106" table:formula="of:=(2*[.V100])/((2*[.V100])+[.W100]+[.Y100])" office:value-type="float" office:value="0.638952565685064" calcext:value-type="float">
            <text:p>0.6390</text:p>
          </table:table-cell>
          <table:table-cell table:style-name="ce106" table:formula="of:=(5*[.V100])/((5*[.V100])+(4*[.Y100])+[.W100])" office:value-type="float" office:value="0.596716290099467" calcext:value-type="float">
            <text:p>0.5967</text:p>
          </table:table-cell>
          <table:table-cell office:value-type="float" office:value="10.3888888311728" calcext:value-type="float">
            <text:p>10.3888888311728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office:value-type="string" calcext:value-type="string">
            <text:p>+</text:p>
          </table:table-cell>
          <table:table-cell table:style-name="ce98" table:number-columns-repeated="2"/>
          <table:table-cell office:value-type="float" office:value="0.4" calcext:value-type="float">
            <text:p>0.4</text:p>
          </table:table-cell>
          <table:table-cell table:style-name="Default" office:value-type="float" office:value="7823" calcext:value-type="float">
            <text:p>7823</text:p>
          </table:table-cell>
          <table:table-cell table:style-name="Default" office:value-type="float" office:value="1033" calcext:value-type="float">
            <text:p>1033</text:p>
          </table:table-cell>
          <table:table-cell table:style-name="Default" office:value-type="float" office:value="5108" calcext:value-type="float">
            <text:p>5108</text:p>
          </table:table-cell>
          <table:table-cell table:style-name="Default" office:value-type="float" office:value="4769" calcext:value-type="float">
            <text:p>4769</text:p>
          </table:table-cell>
          <table:table-cell table:style-name="ce108" table:formula="of:=([.J101]+[.L101])/([.J101]+[.K101]+[.L101]+[.M101])" office:value-type="float" office:value="0.690279186462393" calcext:value-type="float">
            <text:p>0.6903</text:p>
          </table:table-cell>
          <table:table-cell table:style-name="ce107" table:formula="of:=[.J101]/([.J101]+[.K101])" office:value-type="float" office:value="0.883355916892502" calcext:value-type="float">
            <text:p>0.8834</text:p>
          </table:table-cell>
          <table:table-cell table:style-name="ce107" table:formula="of:=[.J101]/([.J101]+[.M101])" office:value-type="float" office:value="0.621267471410419" calcext:value-type="float">
            <text:p>0.6213</text:p>
          </table:table-cell>
          <table:table-cell table:style-name="ce107" table:formula="of:=[.L101]/([.L101]+[.K101])" office:value-type="float" office:value="0.831786354014004" calcext:value-type="float">
            <text:p>0.8318</text:p>
          </table:table-cell>
          <table:table-cell table:style-name="ce107" table:formula="of:=(2*[.J101])/((2*[.J101])+[.K101]+[.M101])" office:value-type="float" office:value="0.729485266691533" calcext:value-type="float">
            <text:p>0.7295</text:p>
          </table:table-cell>
          <table:table-cell table:style-name="ce107" table:formula="of:=(5*[.J101])/((5*[.J101])+(4*[.M101])+[.K101])" office:value-type="float" office:value="0.66045859786573" calcext:value-type="float">
            <text:p>0.6605</text:p>
          </table:table-cell>
          <table:table-cell office:value-type="float" office:value="9.49999994722222" calcext:value-type="float">
            <text:p>9.49999994722222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7079" calcext:value-type="float">
            <text:p>7079</text:p>
          </table:table-cell>
          <table:table-cell table:style-name="Default" office:value-type="float" office:value="2382" calcext:value-type="float">
            <text:p>2382</text:p>
          </table:table-cell>
          <table:table-cell table:style-name="Default" office:value-type="float" office:value="5108" calcext:value-type="float">
            <text:p>5108</text:p>
          </table:table-cell>
          <table:table-cell table:style-name="Default" office:value-type="float" office:value="5601" calcext:value-type="float">
            <text:p>5601</text:p>
          </table:table-cell>
          <table:table-cell table:style-name="ce108" table:formula="of:=([.V101]+[.X101])/([.V101]+[.W101]+[.X101]+[.Y101])" office:value-type="float" office:value="0.604214179474467" calcext:value-type="float">
            <text:p>0.6042</text:p>
          </table:table-cell>
          <table:table-cell table:style-name="ce107" table:formula="of:=[.V101]/([.V101]+[.W101])" office:value-type="float" office:value="0.748229574040799" calcext:value-type="float">
            <text:p>0.7482</text:p>
          </table:table-cell>
          <table:table-cell table:style-name="ce107" table:formula="of:=[.V101]/([.V101]+[.Y101])" office:value-type="float" office:value="0.558280757097792" calcext:value-type="float">
            <text:p>0.5583</text:p>
          </table:table-cell>
          <table:table-cell table:style-name="ce107" table:formula="of:=[.X101]/([.X101]+[.W101])" office:value-type="float" office:value="0.681975967957276" calcext:value-type="float">
            <text:p>0.6820</text:p>
          </table:table-cell>
          <table:table-cell table:style-name="ce107" table:formula="of:=(2*[.V101])/((2*[.V101])+[.W101]+[.Y101])" office:value-type="float" office:value="0.639447179440856" calcext:value-type="float">
            <text:p>0.6394</text:p>
          </table:table-cell>
          <table:table-cell table:style-name="ce107" table:formula="of:=(5*[.V101])/((5*[.V101])+(4*[.Y101])+[.W101])" office:value-type="float" office:value="0.588142436981772" calcext:value-type="float">
            <text:p>0.5881</text:p>
          </table:table-cell>
          <table:table-cell office:value-type="float" office:value="11.4999999361111" calcext:value-type="float">
            <text:p>11.4999999361111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office:value-type="string" calcext:value-type="string">
            <text:p>HDClassif</text:p>
          </table:table-cell>
          <table:table-cell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592" calcext:value-type="float">
            <text:p>7592</text:p>
          </table:table-cell>
          <table:table-cell table:style-name="Default" office:value-type="float" office:value="906" calcext:value-type="float">
            <text:p>906</text:p>
          </table:table-cell>
          <table:table-cell table:style-name="Default" office:value-type="float" office:value="5235" calcext:value-type="float">
            <text:p>523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06" table:formula="of:=([.J102]+[.L102])/([.J102]+[.K102]+[.L102]+[.M102])" office:value-type="float" office:value="0.684727486254204" calcext:value-type="float">
            <text:p>0.6847</text:p>
          </table:table-cell>
          <table:table-cell table:style-name="ce106" table:formula="of:=[.J102]/([.J102]+[.K102])" office:value-type="float" office:value="0.89338667921864" calcext:value-type="float">
            <text:p>0.8934</text:p>
          </table:table-cell>
          <table:table-cell table:style-name="ce106" table:formula="of:=[.J102]/([.J102]+[.M102])" office:value-type="float" office:value="0.60292249047014" calcext:value-type="float">
            <text:p>0.6029</text:p>
          </table:table-cell>
          <table:table-cell table:style-name="ce106" table:formula="of:=[.L102]/([.L102]+[.K102])" office:value-type="float" office:value="0.852467024914509" calcext:value-type="float">
            <text:p>0.8525</text:p>
          </table:table-cell>
          <table:table-cell table:style-name="ce106" table:formula="of:=(2*[.J102])/((2*[.J102])+[.K102]+[.M102])" office:value-type="float" office:value="0.719962067330488" calcext:value-type="float">
            <text:p>0.7200</text:p>
          </table:table-cell>
          <table:table-cell table:style-name="ce106" table:formula="of:=(5*[.J102])/((5*[.J102])+(4*[.M102])+[.K102])" office:value-type="float" office:value="0.644854415112289" calcext:value-type="float">
            <text:p>0.6449</text:p>
          </table:table-cell>
          <table:table-cell office:value-type="float" office:value="10.6111110521605" calcext:value-type="float">
            <text:p>10.6111110521605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6914" calcext:value-type="float">
            <text:p>6914</text:p>
          </table:table-cell>
          <table:table-cell table:style-name="Default" office:value-type="float" office:value="2045" calcext:value-type="float">
            <text:p>2045</text:p>
          </table:table-cell>
          <table:table-cell table:style-name="Default" office:value-type="float" office:value="5235" calcext:value-type="float">
            <text:p>5235</text:p>
          </table:table-cell>
          <table:table-cell table:style-name="Default" office:value-type="float" office:value="5766" calcext:value-type="float">
            <text:p>5766</text:p>
          </table:table-cell>
          <table:table-cell table:style-name="ce106" table:formula="of:=([.V102]+[.X102])/([.V102]+[.W102]+[.X102]+[.Y102])" office:value-type="float" office:value="0.608667334669339" calcext:value-type="float">
            <text:p>0.6087</text:p>
          </table:table-cell>
          <table:table-cell table:style-name="ce106" table:formula="of:=[.V102]/([.V102]+[.W102])" office:value-type="float" office:value="0.771737917178256" calcext:value-type="float">
            <text:p>0.7717</text:p>
          </table:table-cell>
          <table:table-cell table:style-name="ce106" table:formula="of:=[.V102]/([.V102]+[.Y102])" office:value-type="float" office:value="0.545268138801262" calcext:value-type="float">
            <text:p>0.5453</text:p>
          </table:table-cell>
          <table:table-cell table:style-name="ce106" table:formula="of:=[.X102]/([.X102]+[.W102])" office:value-type="float" office:value="0.719093406593407" calcext:value-type="float">
            <text:p>0.7191</text:p>
          </table:table-cell>
          <table:table-cell table:style-name="ce106" table:formula="of:=(2*[.V102])/((2*[.V102])+[.W102]+[.Y102])" office:value-type="float" office:value="0.639031378529507" calcext:value-type="float">
            <text:p>0.6390</text:p>
          </table:table-cell>
          <table:table-cell table:style-name="ce106" table:formula="of:=(5*[.V102])/((5*[.V102])+(4*[.Y102])+[.W102])" office:value-type="float" office:value="0.57926573836693" calcext:value-type="float">
            <text:p>0.5793</text:p>
          </table:table-cell>
          <table:table-cell office:value-type="float" office:value="12.4999999305556" calcext:value-type="float">
            <text:p>12.499999930555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7326" calcext:value-type="float">
            <text:p>7326</text:p>
          </table:table-cell>
          <table:table-cell table:style-name="Default" office:value-type="float" office:value="787" calcext:value-type="float">
            <text:p>787</text:p>
          </table:table-cell>
          <table:table-cell table:style-name="Default" office:value-type="float" office:value="5354" calcext:value-type="float">
            <text:p>5354</text:p>
          </table:table-cell>
          <table:table-cell table:style-name="Default" office:value-type="float" office:value="5266" calcext:value-type="float">
            <text:p>5266</text:p>
          </table:table-cell>
          <table:table-cell table:style-name="ce107" table:formula="of:=([.J103]+[.L103])/([.J103]+[.K103]+[.L103]+[.M103])" office:value-type="float" office:value="0.67688037153686" calcext:value-type="float">
            <text:p>0.6769</text:p>
          </table:table-cell>
          <table:table-cell table:style-name="ce107" table:formula="of:=[.J103]/([.J103]+[.K103])" office:value-type="float" office:value="0.902995192900283" calcext:value-type="float">
            <text:p>0.9030</text:p>
          </table:table-cell>
          <table:table-cell table:style-name="ce107" table:formula="of:=[.J103]/([.J103]+[.M103])" office:value-type="float" office:value="0.581797966963151" calcext:value-type="float">
            <text:p>0.5818</text:p>
          </table:table-cell>
          <table:table-cell table:style-name="ce107" table:formula="of:=[.L103]/([.L103]+[.K103])" office:value-type="float" office:value="0.87184497638821" calcext:value-type="float">
            <text:p>0.8718</text:p>
          </table:table-cell>
          <table:table-cell table:style-name="ce107" table:formula="of:=(2*[.J103])/((2*[.J103])+[.K103]+[.M103])" office:value-type="float" office:value="0.707655155759478" calcext:value-type="float">
            <text:p>0.7077</text:p>
          </table:table-cell>
          <table:table-cell table:style-name="ce107" table:formula="of:=(5*[.J103])/((5*[.J103])+(4*[.M103])+[.K103])" office:value-type="float" office:value="0.626357278432311" calcext:value-type="float">
            <text:p>0.6264</text:p>
          </table:table-cell>
          <table:table-cell office:value-type="float" office:value="12.4999999305556" calcext:value-type="float">
            <text:p>12.4999999305556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6727" calcext:value-type="float">
            <text:p>6727</text:p>
          </table:table-cell>
          <table:table-cell table:style-name="Default" office:value-type="float" office:value="1739" calcext:value-type="float">
            <text:p>1739</text:p>
          </table:table-cell>
          <table:table-cell table:style-name="Default" office:value-type="float" office:value="5354" calcext:value-type="float">
            <text:p>5354</text:p>
          </table:table-cell>
          <table:table-cell table:style-name="Default" office:value-type="float" office:value="5953" calcext:value-type="float">
            <text:p>5953</text:p>
          </table:table-cell>
          <table:table-cell table:style-name="ce107" table:formula="of:=([.V103]+[.X103])/([.V103]+[.W103]+[.X103]+[.Y103])" office:value-type="float" office:value="0.610984676073433" calcext:value-type="float">
            <text:p>0.6110</text:p>
          </table:table-cell>
          <table:table-cell table:style-name="ce107" table:formula="of:=[.V103]/([.V103]+[.W103])" office:value-type="float" office:value="0.794590125206709" calcext:value-type="float">
            <text:p>0.7946</text:p>
          </table:table-cell>
          <table:table-cell table:style-name="ce107" table:formula="of:=[.V103]/([.V103]+[.Y103])" office:value-type="float" office:value="0.530520504731861" calcext:value-type="float">
            <text:p>0.5305</text:p>
          </table:table-cell>
          <table:table-cell table:style-name="ce107" table:formula="of:=[.X103]/([.X103]+[.W103])" office:value-type="float" office:value="0.754828704356408" calcext:value-type="float">
            <text:p>0.7548</text:p>
          </table:table-cell>
          <table:table-cell table:style-name="ce107" table:formula="of:=(2*[.V103])/((2*[.V103])+[.W103]+[.Y103])" office:value-type="float" office:value="0.636243261136858" calcext:value-type="float">
            <text:p>0.6362</text:p>
          </table:table-cell>
          <table:table-cell table:style-name="ce107" table:formula="of:=(5*[.V103])/((5*[.V103])+(4*[.Y103])+[.W103])" office:value-type="float" office:value="0.568293177440611" calcext:value-type="float">
            <text:p>0.5683</text:p>
          </table:table-cell>
          <table:table-cell office:value-type="float" office:value="17.0555554608025" calcext:value-type="float">
            <text:p>17.0555554608025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7053" calcext:value-type="float">
            <text:p>7053</text:p>
          </table:table-cell>
          <table:table-cell table:style-name="Default" office:value-type="float" office:value="672" calcext:value-type="float">
            <text:p>672</text:p>
          </table:table-cell>
          <table:table-cell table:style-name="Default" office:value-type="float" office:value="5469" calcext:value-type="float">
            <text:p>5469</text:p>
          </table:table-cell>
          <table:table-cell table:style-name="Default" office:value-type="float" office:value="5539" calcext:value-type="float">
            <text:p>5539</text:p>
          </table:table-cell>
          <table:table-cell table:style-name="ce106" table:formula="of:=([.J104]+[.L104])/([.J104]+[.K104]+[.L104]+[.M104])" office:value-type="float" office:value="0.668446057759035" calcext:value-type="float">
            <text:p>0.6684</text:p>
          </table:table-cell>
          <table:table-cell table:style-name="ce106" table:formula="of:=[.J104]/([.J104]+[.K104])" office:value-type="float" office:value="0.913009708737864" calcext:value-type="float">
            <text:p>0.9130</text:p>
          </table:table-cell>
          <table:table-cell table:style-name="ce106" table:formula="of:=[.J104]/([.J104]+[.M104])" office:value-type="float" office:value="0.560117534942821" calcext:value-type="float">
            <text:p>0.5601</text:p>
          </table:table-cell>
          <table:table-cell table:style-name="ce106" table:formula="of:=[.L104]/([.L104]+[.K104])" office:value-type="float" office:value="0.89057156814851" calcext:value-type="float">
            <text:p>0.8906</text:p>
          </table:table-cell>
          <table:table-cell table:style-name="ce106" table:formula="of:=(2*[.J104])/((2*[.J104])+[.K104]+[.M104])" office:value-type="float" office:value="0.694295417630556" calcext:value-type="float">
            <text:p>0.6943</text:p>
          </table:table-cell>
          <table:table-cell table:style-name="ce106" table:formula="of:=(5*[.J104])/((5*[.J104])+(4*[.M104])+[.K104])" office:value-type="float" office:value="0.607043877919887" calcext:value-type="float">
            <text:p>0.6070</text:p>
          </table:table-cell>
          <table:table-cell office:value-type="float" office:value="24.2777776429012" calcext:value-type="float">
            <text:p>24.2777776429012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6518" calcext:value-type="float">
            <text:p>6518</text:p>
          </table:table-cell>
          <table:table-cell table:style-name="Default" office:value-type="float" office:value="1482" calcext:value-type="float">
            <text:p>1482</text:p>
          </table:table-cell>
          <table:table-cell table:style-name="Default" office:value-type="float" office:value="5469" calcext:value-type="float">
            <text:p>5469</text:p>
          </table:table-cell>
          <table:table-cell table:style-name="Default" office:value-type="float" office:value="6162" calcext:value-type="float">
            <text:p>6162</text:p>
          </table:table-cell>
          <table:table-cell table:style-name="ce106" table:formula="of:=([.V104]+[.X104])/([.V104]+[.W104]+[.X104]+[.Y104])" office:value-type="float" office:value="0.610615862666191" calcext:value-type="float">
            <text:p>0.6106</text:p>
          </table:table-cell>
          <table:table-cell table:style-name="ce106" table:formula="of:=[.V104]/([.V104]+[.W104])" office:value-type="float" office:value="0.81475" calcext:value-type="float">
            <text:p>0.8148</text:p>
          </table:table-cell>
          <table:table-cell table:style-name="ce106" table:formula="of:=[.V104]/([.V104]+[.Y104])" office:value-type="float" office:value="0.51403785488959" calcext:value-type="float">
            <text:p>0.5140</text:p>
          </table:table-cell>
          <table:table-cell table:style-name="ce106" table:formula="of:=[.X104]/([.X104]+[.W104])" office:value-type="float" office:value="0.786793267155805" calcext:value-type="float">
            <text:p>0.7868</text:p>
          </table:table-cell>
          <table:table-cell table:style-name="ce106" table:formula="of:=(2*[.V104])/((2*[.V104])+[.W104]+[.Y104])" office:value-type="float" office:value="0.63036750483559" calcext:value-type="float">
            <text:p>0.6304</text:p>
          </table:table-cell>
          <table:table-cell table:style-name="ce106" table:formula="of:=(5*[.V104])/((5*[.V104])+(4*[.Y104])+[.W104])" office:value-type="float" office:value="0.555006811989101" calcext:value-type="float">
            <text:p>0.5550</text:p>
          </table:table-cell>
          <table:table-cell office:value-type="float" office:value="32.5555553746914" calcext:value-type="float">
            <text:p>32.5555553746914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6714" calcext:value-type="float">
            <text:p>6714</text:p>
          </table:table-cell>
          <table:table-cell table:style-name="Default" office:value-type="float" office:value="545" calcext:value-type="float">
            <text:p>545</text:p>
          </table:table-cell>
          <table:table-cell table:style-name="Default" office:value-type="float" office:value="5596" calcext:value-type="float">
            <text:p>5596</text:p>
          </table:table-cell>
          <table:table-cell table:style-name="Default" office:value-type="float" office:value="5878" calcext:value-type="float">
            <text:p>5878</text:p>
          </table:table-cell>
          <table:table-cell table:style-name="ce108" table:formula="of:=([.J105]+[.L105])/([.J105]+[.K105]+[.L105]+[.M105])" office:value-type="float" office:value="0.657129130411573" calcext:value-type="float">
            <text:p>0.6571</text:p>
          </table:table-cell>
          <table:table-cell table:style-name="ce107" table:formula="of:=[.J105]/([.J105]+[.K105])" office:value-type="float" office:value="0.924920787987326" calcext:value-type="float">
            <text:p>0.9249</text:p>
          </table:table-cell>
          <table:table-cell table:style-name="ce107" table:formula="of:=[.J105]/([.J105]+[.M105])" office:value-type="float" office:value="0.533195679796696" calcext:value-type="float">
            <text:p>0.5332</text:p>
          </table:table-cell>
          <table:table-cell table:style-name="ce107" table:formula="of:=[.L105]/([.L105]+[.K105])" office:value-type="float" office:value="0.911252239049015" calcext:value-type="float">
            <text:p>0.9113</text:p>
          </table:table-cell>
          <table:table-cell table:style-name="ce107" table:formula="of:=(2*[.J105])/((2*[.J105])+[.K105]+[.M105])" office:value-type="float" office:value="0.67643947408191" calcext:value-type="float">
            <text:p>0.6764</text:p>
          </table:table-cell>
          <table:table-cell table:style-name="ce107" table:formula="of:=(5*[.J105])/((5*[.J105])+(4*[.M105])+[.K105])" office:value-type="float" office:value="0.582539434640012" calcext:value-type="float">
            <text:p>0.5825</text:p>
          </table:table-cell>
          <table:table-cell office:value-type="float" office:value="30.9999998277778" calcext:value-type="float">
            <text:p>30.9999998277778</text:p>
          </table:table-cell>
          <table:table-cell office:value-type="float" office:value="0.8" calcext:value-type="float">
            <text:p>0.8</text:p>
          </table:table-cell>
          <table:table-cell table:style-name="Default" office:value-type="float" office:value="6256" calcext:value-type="float">
            <text:p>6256</text:p>
          </table:table-cell>
          <table:table-cell table:style-name="Default" office:value-type="float" office:value="1192" calcext:value-type="float">
            <text:p>1192</text:p>
          </table:table-cell>
          <table:table-cell table:style-name="Default" office:value-type="float" office:value="5596" calcext:value-type="float">
            <text:p>5596</text:p>
          </table:table-cell>
          <table:table-cell table:style-name="Default" office:value-type="float" office:value="6424" calcext:value-type="float">
            <text:p>6424</text:p>
          </table:table-cell>
          <table:table-cell table:style-name="ce108" table:formula="of:=([.V105]+[.X105])/([.V105]+[.W105]+[.X105]+[.Y105])" office:value-type="float" office:value="0.608793918224779" calcext:value-type="float">
            <text:p>0.6088</text:p>
          </table:table-cell>
          <table:table-cell table:style-name="ce107" table:formula="of:=[.V105]/([.V105]+[.W105])" office:value-type="float" office:value="0.839957035445757" calcext:value-type="float">
            <text:p>0.8400</text:p>
          </table:table-cell>
          <table:table-cell table:style-name="ce107" table:formula="of:=[.V105]/([.V105]+[.Y105])" office:value-type="float" office:value="0.493375394321767" calcext:value-type="float">
            <text:p>0.4934</text:p>
          </table:table-cell>
          <table:table-cell table:style-name="ce107" table:formula="of:=[.X105]/([.X105]+[.W105])" office:value-type="float" office:value="0.824395992928698" calcext:value-type="float">
            <text:p>0.8244</text:p>
          </table:table-cell>
          <table:table-cell table:style-name="ce107" table:formula="of:=(2*[.V105])/((2*[.V105])+[.W105]+[.Y105])" office:value-type="float" office:value="0.621621621621622" calcext:value-type="float">
            <text:p>0.6216</text:p>
          </table:table-cell>
          <table:table-cell table:style-name="ce107" table:formula="of:=(5*[.V105])/((5*[.V105])+(4*[.Y105])+[.W105])" office:value-type="float" office:value="0.537752716270114" calcext:value-type="float">
            <text:p>0.5378</text:p>
          </table:table-cell>
          <table:table-cell office:value-type="float" office:value="37.6111109021605" calcext:value-type="float">
            <text:p>37.6111109021605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6080" calcext:value-type="float">
            <text:p>6080</text:p>
          </table:table-cell>
          <table:table-cell table:style-name="Default" office:value-type="float" office:value="374" calcext:value-type="float">
            <text:p>374</text:p>
          </table:table-cell>
          <table:table-cell table:style-name="Default" office:value-type="float" office:value="5767" calcext:value-type="float">
            <text:p>5767</text:p>
          </table:table-cell>
          <table:table-cell table:style-name="Default" office:value-type="float" office:value="6512" calcext:value-type="float">
            <text:p>6512</text:p>
          </table:table-cell>
          <table:table-cell table:style-name="ce106" table:formula="of:=([.J106]+[.L106])/([.J106]+[.K106]+[.L106]+[.M106])" office:value-type="float" office:value="0.632413388138579" calcext:value-type="float">
            <text:p>0.6324</text:p>
          </table:table-cell>
          <table:table-cell table:style-name="ce106" table:formula="of:=[.J106]/([.J106]+[.K106])" office:value-type="float" office:value="0.942051440966842" calcext:value-type="float">
            <text:p>0.9421</text:p>
          </table:table-cell>
          <table:table-cell table:style-name="ce106" table:formula="of:=[.J106]/([.J106]+[.M106])" office:value-type="float" office:value="0.48284625158831" calcext:value-type="float">
            <text:p>0.4828</text:p>
          </table:table-cell>
          <table:table-cell table:style-name="ce106" table:formula="of:=[.L106]/([.L106]+[.K106])" office:value-type="float" office:value="0.939097866796939" calcext:value-type="float">
            <text:p>0.9391</text:p>
          </table:table-cell>
          <table:table-cell table:style-name="ce106" table:formula="of:=(2*[.J106])/((2*[.J106])+[.K106]+[.M106])" office:value-type="float" office:value="0.638454268612832" calcext:value-type="float">
            <text:p>0.6385</text:p>
          </table:table-cell>
          <table:table-cell table:style-name="ce106" table:formula="of:=(5*[.J106])/((5*[.J106])+(4*[.M106])+[.K106])" office:value-type="float" office:value="0.535004047727993" calcext:value-type="float">
            <text:p>0.5350</text:p>
          </table:table-cell>
          <table:table-cell office:value-type="float" office:value="68.5294113615917" calcext:value-type="float">
            <text:p>68.5294113615917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5735" calcext:value-type="float">
            <text:p>5735</text:p>
          </table:table-cell>
          <table:table-cell table:style-name="Default" office:value-type="float" office:value="828" calcext:value-type="float">
            <text:p>828</text:p>
          </table:table-cell>
          <table:table-cell table:style-name="Default" office:value-type="float" office:value="5767" calcext:value-type="float">
            <text:p>5767</text:p>
          </table:table-cell>
          <table:table-cell table:style-name="Default" office:value-type="float" office:value="6945" calcext:value-type="float">
            <text:p>6945</text:p>
          </table:table-cell>
          <table:table-cell table:style-name="ce106" table:formula="of:=([.V106]+[.X106])/([.V106]+[.W106]+[.X106]+[.Y106])" office:value-type="float" office:value="0.596731517509728" calcext:value-type="float">
            <text:p>0.5967</text:p>
          </table:table-cell>
          <table:table-cell table:style-name="ce106" table:formula="of:=[.V106]/([.V106]+[.W106])" office:value-type="float" office:value="0.873838183757428" calcext:value-type="float">
            <text:p>0.8738</text:p>
          </table:table-cell>
          <table:table-cell table:style-name="ce106" table:formula="of:=[.V106]/([.V106]+[.Y106])" office:value-type="float" office:value="0.452287066246057" calcext:value-type="float">
            <text:p>0.4523</text:p>
          </table:table-cell>
          <table:table-cell table:style-name="ce106" table:formula="of:=[.X106]/([.X106]+[.W106])" office:value-type="float" office:value="0.874450341167551" calcext:value-type="float">
            <text:p>0.8745</text:p>
          </table:table-cell>
          <table:table-cell table:style-name="ce106" table:formula="of:=(2*[.V106])/((2*[.V106])+[.W106]+[.Y106])" office:value-type="float" office:value="0.596060905264252" calcext:value-type="float">
            <text:p>0.5961</text:p>
          </table:table-cell>
          <table:table-cell table:style-name="ce106" table:formula="of:=(5*[.V106])/((5*[.V106])+(4*[.Y106])+[.W106])" office:value-type="float" office:value="0.500584815739399" calcext:value-type="float">
            <text:p>0.5006</text:p>
          </table:table-cell>
          <table:table-cell office:value-type="float" office:value="75.2352936750865" calcext:value-type="float">
            <text:p>75.2352936750865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5"/>
          <table:table-cell table:style-name="Default" table:number-columns-repeated="5"/>
          <table:table-cell table:number-columns-repeated="7"/>
          <table:table-cell table:style-name="Default" table:number-columns-repeated="5"/>
          <table:table-cell table:number-columns-repeated="7"/>
          <table:table-cell table:style-name="Default" table:number-columns-repeated="5"/>
          <table:table-cell table:number-columns-repeated="987"/>
        </table:table-row>
        <table:table-row table:style-name="ro1" table:number-rows-repeated="5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number-columns-repeated="8"/>
          <table:table-cell table:style-name="ce41"/>
          <table:table-cell table:style-name="ce22" office:value-type="string" calcext:value-type="string" table:number-columns-spanned="11" table:number-rows-spanned="1">
            <text:p>DETECTION</text:p>
          </table:table-cell>
          <table:covered-table-cell table:number-columns-repeated="3" table:style-name="ce41"/>
          <table:covered-table-cell table:number-columns-repeated="6" table:style-name="ce103"/>
          <table:covered-table-cell table:style-name="ce110"/>
          <table:table-cell table:style-name="ce41"/>
          <table:table-cell table:style-name="ce34" office:value-type="string" calcext:value-type="string" table:number-columns-spanned="11" table:number-rows-spanned="1">
            <text:p>LOCALIZATION</text:p>
          </table:table-cell>
          <table:covered-table-cell table:number-columns-repeated="3" table:style-name="ce56"/>
          <table:covered-table-cell table:number-columns-repeated="6" table:style-name="ce114"/>
          <table:covered-table-cell table:style-name="ce119"/>
          <table:table-cell table:style-name="ce41"/>
          <table:table-cell table:style-name="ce63" office:value-type="string" calcext:value-type="string" table:number-columns-spanned="6" table:number-rows-spanned="1">
            <text:p>CLASSIFICATION</text:p>
          </table:table-cell>
          <table:covered-table-cell table:number-columns-repeated="3" table:style-name="ce56"/>
          <table:covered-table-cell table:number-columns-repeated="2" table:style-name="ce114"/>
          <table:table-cell table:number-columns-repeated="985"/>
        </table:table-row>
        <table:table-row table:style-name="ro1"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Mask</text:p>
          </table:table-cell>
          <table:table-cell table:style-name="ce20" office:value-type="string" calcext:value-type="string">
            <text:p>Epochs</text:p>
          </table:table-cell>
          <table:table-cell table:style-name="ce14" office:value-type="string" calcext:value-type="string">
            <text:p>Data Aug.</text:p>
          </table:table-cell>
          <table:table-cell table:style-name="ce15" office:value-type="string" calcext:value-type="string">
            <text:p>Posprocesado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val</text:p>
          </table:table-cell>
          <table:table-cell table:style-name="ce16" office:value-type="string" calcext:value-type="string">
            <text:p>test</text:p>
          </table:table-cell>
          <table:table-cell/>
          <table:table-cell table:style-name="ce45" office:value-type="string" calcext:value-type="string">
            <text:p>TP</text:p>
          </table:table-cell>
          <table:table-cell table:style-name="ce45" office:value-type="string" calcext:value-type="string">
            <text:p>FP</text:p>
          </table:table-cell>
          <table:table-cell table:style-name="ce45" office:value-type="string" calcext:value-type="string">
            <text:p>TN</text:p>
          </table:table-cell>
          <table:table-cell table:style-name="ce45" office:value-type="string" calcext:value-type="string">
            <text:p>FN</text:p>
          </table:table-cell>
          <table:table-cell table:style-name="ce26" office:value-type="string" calcext:value-type="string">
            <text:p>Accuracy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 (sensitivity)</text:p>
          </table:table-cell>
          <table:table-cell table:style-name="ce26" office:value-type="string" calcext:value-type="string">
            <text:p>Specificity</text:p>
          </table:table-cell>
          <table:table-cell table:style-name="ce26" office:value-type="string" calcext:value-type="string">
            <text:p>F1</text:p>
          </table:table-cell>
          <table:table-cell table:style-name="ce26" office:value-type="string" calcext:value-type="string">
            <text:p>F2</text:p>
          </table:table-cell>
          <table:table-cell table:style-name="ce33" office:value-type="string" calcext:value-type="string">
            <text:p>Mean RT</text:p>
          </table:table-cell>
          <table:table-cell/>
          <table:table-cell table:style-name="ce55" office:value-type="string" calcext:value-type="string">
            <text:p>TP</text:p>
          </table:table-cell>
          <table:table-cell table:style-name="ce55" office:value-type="string" calcext:value-type="string">
            <text:p>FP</text:p>
          </table:table-cell>
          <table:table-cell table:style-name="ce55" office:value-type="string" calcext:value-type="string">
            <text:p>TN</text:p>
          </table:table-cell>
          <table:table-cell table:style-name="ce55" office:value-type="string" calcext:value-type="string">
            <text:p>FN</text:p>
          </table:table-cell>
          <table:table-cell table:style-name="ce38" office:value-type="string" calcext:value-type="string">
            <text:p>Accuracy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 (sensitivity)</text:p>
          </table:table-cell>
          <table:table-cell table:style-name="ce38" office:value-type="string" calcext:value-type="string">
            <text:p>Specificity</text:p>
          </table:table-cell>
          <table:table-cell table:style-name="ce38" office:value-type="string" calcext:value-type="string">
            <text:p>F1</text:p>
          </table:table-cell>
          <table:table-cell table:style-name="ce38" office:value-type="string" calcext:value-type="string">
            <text:p>F2</text:p>
          </table:table-cell>
          <table:table-cell table:style-name="ce43" office:value-type="string" calcext:value-type="string">
            <text:p>Mean RT</text:p>
          </table:table-cell>
          <table:table-cell/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FP</text:p>
          </table:table-cell>
          <table:table-cell table:style-name="ce69" office:value-type="string" calcext:value-type="string">
            <text:p>TN</text:p>
          </table:table-cell>
          <table:table-cell table:style-name="ce69" office:value-type="string" calcext:value-type="string">
            <text:p>FN</text:p>
          </table:table-cell>
          <table:table-cell table:style-name="ce66" office:value-type="string" calcext:value-type="string">
            <text:p>Accuracy</text:p>
          </table:table-cell>
          <table:table-cell table:style-name="ce66" office:value-type="string" calcext:value-type="string">
            <text:p>Confidence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EXP25</text:p>
          </table:table-cell>
          <table:table-cell table:style-name="ce7"/>
          <table:table-cell table:style-name="ce29" office:value-type="float" office:value="5" calcext:value-type="float">
            <text:p>5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Cvc-612</text:p>
          </table:table-cell>
          <table:table-cell office:value-type="string" calcext:value-type="string">
            <text:p>Cvc-300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number-columns-repeated="4"/>
          <table:table-cell table:style-name="ce106" table:formula="of:=([.J117]+[.L117])/([.J117]+[.K117]+[.L117]+[.M117])" office:value-type="string" office:string-value="" calcext:value-type="error">
            <text:p>#DIV/0!</text:p>
          </table:table-cell>
          <table:table-cell table:style-name="ce106" table:formula="of:=[.J117]/([.J117]+[.K117])" office:value-type="string" office:string-value="" calcext:value-type="error">
            <text:p>#DIV/0!</text:p>
          </table:table-cell>
          <table:table-cell table:style-name="ce106" table:formula="of:=[.J117]/([.J117]+[.M117])" office:value-type="string" office:string-value="" calcext:value-type="error">
            <text:p>#DIV/0!</text:p>
          </table:table-cell>
          <table:table-cell table:style-name="ce106" table:formula="of:=[.L117]/([.L117]+[.K117])" office:value-type="string" office:string-value="" calcext:value-type="error">
            <text:p>#DIV/0!</text:p>
          </table:table-cell>
          <table:table-cell table:style-name="ce106" table:formula="of:=(2*[.J117])/((2*[.J117])+[.K117]+[.M117])" office:value-type="string" office:string-value="" calcext:value-type="error">
            <text:p>#DIV/0!</text:p>
          </table:table-cell>
          <table:table-cell table:style-name="ce106" table:formula="of:=(5*[.J117])/((5*[.J117])+(4*[.M117])+[.K117])" office:value-type="string" office:string-value="" calcext:value-type="error">
            <text:p>#DIV/0!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10055" calcext:value-type="float">
            <text:p>10055</text:p>
          </table:table-cell>
          <table:table-cell table:style-name="Default" office:value-type="float" office:value="25226" calcext:value-type="float">
            <text:p>25226</text:p>
          </table:table-cell>
          <table:table-cell table:style-name="Default" office:value-type="float" office:value="2664" calcext:value-type="float">
            <text:p>2664</text:p>
          </table:table-cell>
          <table:table-cell table:style-name="Default" office:value-type="float" office:value="2625" calcext:value-type="float">
            <text:p>2625</text:p>
          </table:table-cell>
          <table:table-cell table:style-name="ce106" table:formula="of:=([.V117]+[.X117])/([.V117]+[.W117]+[.X117]+[.Y117])" office:value-type="float" office:value="0.313507517870348" calcext:value-type="float">
            <text:p>0.3135</text:p>
          </table:table-cell>
          <table:table-cell table:style-name="ce106" table:formula="of:=[.V117]/([.V117]+[.W117])" office:value-type="float" office:value="0.284997590771237" calcext:value-type="float">
            <text:p>0.2850</text:p>
          </table:table-cell>
          <table:table-cell table:style-name="ce106" table:formula="of:=[.V117]/([.V117]+[.Y117])" office:value-type="float" office:value="0.792981072555205" calcext:value-type="float">
            <text:p>0.7930</text:p>
          </table:table-cell>
          <table:table-cell table:style-name="ce106" table:formula="of:=[.X117]/([.X117]+[.W117])" office:value-type="float" office:value="0.0955181068483327" calcext:value-type="float">
            <text:p>0.0955</text:p>
          </table:table-cell>
          <table:table-cell table:style-name="ce106" table:formula="of:=(2*[.V117])/((2*[.V117])+[.W117]+[.Y117])" office:value-type="float" office:value="0.419299013782031" calcext:value-type="float">
            <text:p>0.4193</text:p>
          </table:table-cell>
          <table:table-cell table:style-name="ce106" table:formula="of:=(5*[.V117])/((5*[.V117])+(4*[.Y117])+[.W117])" office:value-type="float" office:value="0.584586225741561" calcext:value-type="float">
            <text:p>0.5846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formula="of:=([.J118]+[.L118])/([.J118]+[.K118]+[.L118]+[.M118])" office:value-type="string" office:string-value="" calcext:value-type="error">
            <text:p>#DIV/0!</text:p>
          </table:table-cell>
          <table:table-cell table:style-name="ce107" table:formula="of:=[.J118]/([.J118]+[.K118])" office:value-type="string" office:string-value="" calcext:value-type="error">
            <text:p>#DIV/0!</text:p>
          </table:table-cell>
          <table:table-cell table:style-name="ce107" table:formula="of:=[.J118]/([.J118]+[.M118])" office:value-type="string" office:string-value="" calcext:value-type="error">
            <text:p>#DIV/0!</text:p>
          </table:table-cell>
          <table:table-cell table:style-name="ce107" table:formula="of:=[.L118]/([.L118]+[.K118])" office:value-type="string" office:string-value="" calcext:value-type="error">
            <text:p>#DIV/0!</text:p>
          </table:table-cell>
          <table:table-cell table:style-name="ce107" table:formula="of:=(2*[.J118])/((2*[.J118])+[.K118]+[.M118])" office:value-type="string" office:string-value="" calcext:value-type="error">
            <text:p>#DIV/0!</text:p>
          </table:table-cell>
          <table:table-cell table:style-name="ce107" table:formula="of:=(5*[.J118])/((5*[.J118])+(4*[.M118])+[.K118])" office:value-type="string" office:string-value="" calcext:value-type="error">
            <text:p>#DIV/0!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office:value-type="float" office:value="9132" calcext:value-type="float">
            <text:p>9132</text:p>
          </table:table-cell>
          <table:table-cell table:style-name="Default" office:value-type="float" office:value="9717" calcext:value-type="float">
            <text:p>9717</text:p>
          </table:table-cell>
          <table:table-cell table:style-name="Default" office:value-type="float" office:value="3835" calcext:value-type="float">
            <text:p>3835</text:p>
          </table:table-cell>
          <table:table-cell table:style-name="Default" office:value-type="float" office:value="3548" calcext:value-type="float">
            <text:p>3548</text:p>
          </table:table-cell>
          <table:table-cell table:style-name="ce107" table:formula="of:=([.V118]+[.X118])/([.V118]+[.W118]+[.X118]+[.Y118])" office:value-type="float" office:value="0.494319914608112" calcext:value-type="float">
            <text:p>0.4943</text:p>
          </table:table-cell>
          <table:table-cell table:style-name="ce107" table:formula="of:=[.V118]/([.V118]+[.W118])" office:value-type="float" office:value="0.484481935381187" calcext:value-type="float">
            <text:p>0.4845</text:p>
          </table:table-cell>
          <table:table-cell table:style-name="ce107" table:formula="of:=[.V118]/([.V118]+[.Y118])" office:value-type="float" office:value="0.72018927444795" calcext:value-type="float">
            <text:p>0.7202</text:p>
          </table:table-cell>
          <table:table-cell table:style-name="ce107" table:formula="of:=[.X118]/([.X118]+[.W118])" office:value-type="float" office:value="0.282984061393152" calcext:value-type="float">
            <text:p>0.2830</text:p>
          </table:table-cell>
          <table:table-cell table:style-name="ce107" table:formula="of:=(2*[.V118])/((2*[.V118])+[.W118]+[.Y118])" office:value-type="float" office:value="0.579276221890957" calcext:value-type="float">
            <text:p>0.5793</text:p>
          </table:table-cell>
          <table:table-cell table:style-name="ce107" table:formula="of:=(5*[.V118])/((5*[.V118])+(4*[.Y118])+[.W118])" office:value-type="float" office:value="0.656326812229585" calcext:value-type="float">
            <text:p>0.6563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4"/>
          <table:table-cell table:style-name="ce106" table:formula="of:=([.J119]+[.L119])/([.J119]+[.K119]+[.L119]+[.M119])" office:value-type="string" office:string-value="" calcext:value-type="error">
            <text:p>#DIV/0!</text:p>
          </table:table-cell>
          <table:table-cell table:style-name="ce106" table:formula="of:=[.J119]/([.J119]+[.K119])" office:value-type="string" office:string-value="" calcext:value-type="error">
            <text:p>#DIV/0!</text:p>
          </table:table-cell>
          <table:table-cell table:style-name="ce106" table:formula="of:=[.J119]/([.J119]+[.M119])" office:value-type="string" office:string-value="" calcext:value-type="error">
            <text:p>#DIV/0!</text:p>
          </table:table-cell>
          <table:table-cell table:style-name="ce106" table:formula="of:=[.L119]/([.L119]+[.K119])" office:value-type="string" office:string-value="" calcext:value-type="error">
            <text:p>#DIV/0!</text:p>
          </table:table-cell>
          <table:table-cell table:style-name="ce106" table:formula="of:=(2*[.J119])/((2*[.J119])+[.K119]+[.M119])" office:value-type="string" office:string-value="" calcext:value-type="error">
            <text:p>#DIV/0!</text:p>
          </table:table-cell>
          <table:table-cell table:style-name="ce106" table:formula="of:=(5*[.J119])/((5*[.J119])+(4*[.M119])+[.K119])" office:value-type="string" office:string-value="" calcext:value-type="error">
            <text:p>#DIV/0!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office:value-type="float" office:value="8222" calcext:value-type="float">
            <text:p>8222</text:p>
          </table:table-cell>
          <table:table-cell table:style-name="Default" office:value-type="float" office:value="5125" calcext:value-type="float">
            <text:p>5125</text:p>
          </table:table-cell>
          <table:table-cell table:style-name="Default" office:value-type="float" office:value="4506" calcext:value-type="float">
            <text:p>4506</text:p>
          </table:table-cell>
          <table:table-cell table:style-name="Default" office:value-type="float" office:value="4458" calcext:value-type="float">
            <text:p>4458</text:p>
          </table:table-cell>
          <table:table-cell table:style-name="ce106" table:formula="of:=([.V119]+[.X119])/([.V119]+[.W119]+[.X119]+[.Y119])" office:value-type="float" office:value="0.570480928689884" calcext:value-type="float">
            <text:p>0.5705</text:p>
          </table:table-cell>
          <table:table-cell table:style-name="ce106" table:formula="of:=[.V119]/([.V119]+[.W119])" office:value-type="float" office:value="0.616018580954522" calcext:value-type="float">
            <text:p>0.6160</text:p>
          </table:table-cell>
          <table:table-cell table:style-name="ce106" table:formula="of:=[.V119]/([.V119]+[.Y119])" office:value-type="float" office:value="0.648422712933754" calcext:value-type="float">
            <text:p>0.6484</text:p>
          </table:table-cell>
          <table:table-cell table:style-name="ce106" table:formula="of:=[.X119]/([.X119]+[.W119])" office:value-type="float" office:value="0.467864188557782" calcext:value-type="float">
            <text:p>0.4679</text:p>
          </table:table-cell>
          <table:table-cell table:style-name="ce106" table:formula="of:=(2*[.V119])/((2*[.V119])+[.W119]+[.Y119])" office:value-type="float" office:value="0.631805432819764" calcext:value-type="float">
            <text:p>0.6318</text:p>
          </table:table-cell>
          <table:table-cell table:style-name="ce106" table:formula="of:=(5*[.V119])/((5*[.V119])+(4*[.Y119])+[.W119])" office:value-type="float" office:value="0.641671999625392" calcext:value-type="float">
            <text:p>0.6417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 table:formula="of:=([.J120]+[.L120])/([.J120]+[.K120]+[.L120]+[.M120])" office:value-type="string" office:string-value="" calcext:value-type="error">
            <text:p>#DIV/0!</text:p>
          </table:table-cell>
          <table:table-cell table:style-name="ce107" table:formula="of:=[.J120]/([.J120]+[.K120])" office:value-type="string" office:string-value="" calcext:value-type="error">
            <text:p>#DIV/0!</text:p>
          </table:table-cell>
          <table:table-cell table:style-name="ce107" table:formula="of:=[.J120]/([.J120]+[.M120])" office:value-type="string" office:string-value="" calcext:value-type="error">
            <text:p>#DIV/0!</text:p>
          </table:table-cell>
          <table:table-cell table:style-name="ce107" table:formula="of:=[.L120]/([.L120]+[.K120])" office:value-type="string" office:string-value="" calcext:value-type="error">
            <text:p>#DIV/0!</text:p>
          </table:table-cell>
          <table:table-cell table:style-name="ce107" table:formula="of:=(2*[.J120])/((2*[.J120])+[.K120]+[.M120])" office:value-type="string" office:string-value="" calcext:value-type="error">
            <text:p>#DIV/0!</text:p>
          </table:table-cell>
          <table:table-cell table:style-name="ce107" table:formula="of:=(5*[.J120])/((5*[.J120])+(4*[.M120])+[.K120])" office:value-type="string" office:string-value="" calcext:value-type="error">
            <text:p>#DIV/0!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office:value-type="float" office:value="7075" calcext:value-type="float">
            <text:p>7075</text:p>
          </table:table-cell>
          <table:table-cell table:style-name="Default" office:value-type="float" office:value="2618" calcext:value-type="float">
            <text:p>2618</text:p>
          </table:table-cell>
          <table:table-cell table:style-name="Default" office:value-type="float" office:value="5125" calcext:value-type="float">
            <text:p>5125</text:p>
          </table:table-cell>
          <table:table-cell table:style-name="Default" office:value-type="float" office:value="5605" calcext:value-type="float">
            <text:p>5605</text:p>
          </table:table-cell>
          <table:table-cell table:style-name="ce108" table:formula="of:=([.V120]+[.X120])/([.V120]+[.W120]+[.X120]+[.Y120])" office:value-type="float" office:value="0.597365715125104" calcext:value-type="float">
            <text:p>0.5974</text:p>
          </table:table-cell>
          <table:table-cell table:style-name="ce107" table:formula="of:=[.V120]/([.V120]+[.W120])" office:value-type="float" office:value="0.729908181161663" calcext:value-type="float">
            <text:p>0.7299</text:p>
          </table:table-cell>
          <table:table-cell table:style-name="ce107" table:formula="of:=[.V120]/([.V120]+[.Y120])" office:value-type="float" office:value="0.557965299684543" calcext:value-type="float">
            <text:p>0.5580</text:p>
          </table:table-cell>
          <table:table-cell table:style-name="ce107" table:formula="of:=[.X120]/([.X120]+[.W120])" office:value-type="float" office:value="0.661888157045073" calcext:value-type="float">
            <text:p>0.6619</text:p>
          </table:table-cell>
          <table:table-cell table:style-name="ce107" table:formula="of:=(2*[.V120])/((2*[.V120])+[.W120]+[.Y120])" office:value-type="float" office:value="0.632458767264113" calcext:value-type="float">
            <text:p>0.6325</text:p>
          </table:table-cell>
          <table:table-cell table:style-name="ce107" table:formula="of:=(5*[.V120])/((5*[.V120])+(4*[.Y120])+[.W120])" office:value-type="float" office:value="0.585552778375515" calcext:value-type="float">
            <text:p>0.5856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number-columns-repeated="4"/>
          <table:table-cell table:style-name="ce106" table:formula="of:=([.J121]+[.L121])/([.J121]+[.K121]+[.L121]+[.M121])" office:value-type="string" office:string-value="" calcext:value-type="error">
            <text:p>#DIV/0!</text:p>
          </table:table-cell>
          <table:table-cell table:style-name="ce106" table:formula="of:=[.J121]/([.J121]+[.K121])" office:value-type="string" office:string-value="" calcext:value-type="error">
            <text:p>#DIV/0!</text:p>
          </table:table-cell>
          <table:table-cell table:style-name="ce106" table:formula="of:=[.J121]/([.J121]+[.M121])" office:value-type="string" office:string-value="" calcext:value-type="error">
            <text:p>#DIV/0!</text:p>
          </table:table-cell>
          <table:table-cell table:style-name="ce106" table:formula="of:=[.L121]/([.L121]+[.K121])" office:value-type="string" office:string-value="" calcext:value-type="error">
            <text:p>#DIV/0!</text:p>
          </table:table-cell>
          <table:table-cell table:style-name="ce106" table:formula="of:=(2*[.J121])/((2*[.J121])+[.K121]+[.M121])" office:value-type="string" office:string-value="" calcext:value-type="error">
            <text:p>#DIV/0!</text:p>
          </table:table-cell>
          <table:table-cell table:style-name="ce106" table:formula="of:=(5*[.J121])/((5*[.J121])+(4*[.M121])+[.K121])" office:value-type="string" office:string-value="" calcext:value-type="error">
            <text:p>#DIV/0!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5573" calcext:value-type="float">
            <text:p>5573</text:p>
          </table:table-cell>
          <table:table-cell table:style-name="Default" office:value-type="float" office:value="970" calcext:value-type="float">
            <text:p>970</text:p>
          </table:table-cell>
          <table:table-cell table:style-name="Default" office:value-type="float" office:value="5739" calcext:value-type="float">
            <text:p>5739</text:p>
          </table:table-cell>
          <table:table-cell table:style-name="Default" office:value-type="float" office:value="7107" calcext:value-type="float">
            <text:p>7107</text:p>
          </table:table-cell>
          <table:table-cell table:style-name="ce106" table:formula="of:=([.V121]+[.X121])/([.V121]+[.W121]+[.X121]+[.Y121])" office:value-type="float" office:value="0.583423590695755" calcext:value-type="float">
            <text:p>0.5834</text:p>
          </table:table-cell>
          <table:table-cell table:style-name="ce106" table:formula="of:=[.V121]/([.V121]+[.W121])" office:value-type="float" office:value="0.851749961791227" calcext:value-type="float">
            <text:p>0.8517</text:p>
          </table:table-cell>
          <table:table-cell table:style-name="ce106" table:formula="of:=[.V121]/([.V121]+[.Y121])" office:value-type="float" office:value="0.439511041009464" calcext:value-type="float">
            <text:p>0.4395</text:p>
          </table:table-cell>
          <table:table-cell table:style-name="ce106" table:formula="of:=[.X121]/([.X121]+[.W121])" office:value-type="float" office:value="0.85541809509614" calcext:value-type="float">
            <text:p>0.8554</text:p>
          </table:table-cell>
          <table:table-cell table:style-name="ce106" table:formula="of:=(2*[.V121])/((2*[.V121])+[.W121]+[.Y121])" office:value-type="float" office:value="0.579826249804921" calcext:value-type="float">
            <text:p>0.5798</text:p>
          </table:table-cell>
          <table:table-cell table:style-name="ce106" table:formula="of:=(5*[.V121])/((5*[.V121])+(4*[.Y121])+[.W121])" office:value-type="float" office:value="0.486614393238217" calcext:value-type="float">
            <text:p>0.4866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number-columns-repeated="4"/>
          <table:table-cell table:style-name="ce107" table:formula="of:=([.J122]+[.L122])/([.J122]+[.K122]+[.L122]+[.M122])" office:value-type="string" office:string-value="" calcext:value-type="error">
            <text:p>#DIV/0!</text:p>
          </table:table-cell>
          <table:table-cell table:style-name="ce107" table:formula="of:=[.J122]/([.J122]+[.K122])" office:value-type="string" office:string-value="" calcext:value-type="error">
            <text:p>#DIV/0!</text:p>
          </table:table-cell>
          <table:table-cell table:style-name="ce107" table:formula="of:=[.J122]/([.J122]+[.M122])" office:value-type="string" office:string-value="" calcext:value-type="error">
            <text:p>#DIV/0!</text:p>
          </table:table-cell>
          <table:table-cell table:style-name="ce107" table:formula="of:=[.L122]/([.L122]+[.K122])" office:value-type="string" office:string-value="" calcext:value-type="error">
            <text:p>#DIV/0!</text:p>
          </table:table-cell>
          <table:table-cell table:style-name="ce107" table:formula="of:=(2*[.J122])/((2*[.J122])+[.K122]+[.M122])" office:value-type="string" office:string-value="" calcext:value-type="error">
            <text:p>#DIV/0!</text:p>
          </table:table-cell>
          <table:table-cell table:style-name="ce107" table:formula="of:=(5*[.J122])/((5*[.J122])+(4*[.M122])+[.K122])" office:value-type="string" office:string-value="" calcext:value-type="error">
            <text:p>#DIV/0!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office:value-type="float" office:value="3741" calcext:value-type="float">
            <text:p>3741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6047" calcext:value-type="float">
            <text:p>6047</text:p>
          </table:table-cell>
          <table:table-cell table:style-name="Default" office:value-type="float" office:value="8939" calcext:value-type="float">
            <text:p>8939</text:p>
          </table:table-cell>
          <table:table-cell table:style-name="ce107" table:formula="of:=([.V122]+[.X122])/([.V122]+[.W122]+[.X122]+[.Y122])" office:value-type="float" office:value="0.516190275287417" calcext:value-type="float">
            <text:p>0.5162</text:p>
          </table:table-cell>
          <table:table-cell table:style-name="ce107" table:formula="of:=[.V122]/([.V122]+[.W122])" office:value-type="float" office:value="0.9408953722334" calcext:value-type="float">
            <text:p>0.9409</text:p>
          </table:table-cell>
          <table:table-cell table:style-name="ce107" table:formula="of:=[.V122]/([.V122]+[.Y122])" office:value-type="float" office:value="0.295031545741325" calcext:value-type="float">
            <text:p>0.2950</text:p>
          </table:table-cell>
          <table:table-cell table:style-name="ce107" table:formula="of:=[.X122]/([.X122]+[.W122])" office:value-type="float" office:value="0.96259153135944" calcext:value-type="float">
            <text:p>0.9626</text:p>
          </table:table-cell>
          <table:table-cell table:style-name="ce107" table:formula="of:=(2*[.V122])/((2*[.V122])+[.W122]+[.Y122])" office:value-type="float" office:value="0.449207492795389" calcext:value-type="float">
            <text:p>0.4492</text:p>
          </table:table-cell>
          <table:table-cell table:style-name="ce107" table:formula="of:=(5*[.V122])/((5*[.V122])+(4*[.Y122])+[.W122])" office:value-type="float" office:value="0.341981132075472" calcext:value-type="float">
            <text:p>0.3420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4"/>
          <table:table-cell table:style-name="ce106" table:formula="of:=([.J123]+[.L123])/([.J123]+[.K123]+[.L123]+[.M123])" office:value-type="string" office:string-value="" calcext:value-type="error">
            <text:p>#DIV/0!</text:p>
          </table:table-cell>
          <table:table-cell table:style-name="ce106" table:formula="of:=[.J123]/([.J123]+[.K123])" office:value-type="string" office:string-value="" calcext:value-type="error">
            <text:p>#DIV/0!</text:p>
          </table:table-cell>
          <table:table-cell table:style-name="ce106" table:formula="of:=[.J123]/([.J123]+[.M123])" office:value-type="string" office:string-value="" calcext:value-type="error">
            <text:p>#DIV/0!</text:p>
          </table:table-cell>
          <table:table-cell table:style-name="ce106" table:formula="of:=[.L123]/([.L123]+[.K123])" office:value-type="string" office:string-value="" calcext:value-type="error">
            <text:p>#DIV/0!</text:p>
          </table:table-cell>
          <table:table-cell table:style-name="ce106" table:formula="of:=(2*[.J123])/((2*[.J123])+[.K123]+[.M123])" office:value-type="string" office:string-value="" calcext:value-type="error">
            <text:p>#DIV/0!</text:p>
          </table:table-cell>
          <table:table-cell table:style-name="ce106" table:formula="of:=(5*[.J123])/((5*[.J123])+(4*[.M123])+[.K123])" office:value-type="string" office:string-value="" calcext:value-type="error">
            <text:p>#DIV/0!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office:value-type="float" office:value="1660" calcext:value-type="float">
            <text:p>166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134" calcext:value-type="float">
            <text:p>6134</text:p>
          </table:table-cell>
          <table:table-cell table:style-name="Default" office:value-type="float" office:value="11020" calcext:value-type="float">
            <text:p>11020</text:p>
          </table:table-cell>
          <table:table-cell table:style-name="ce106" table:formula="of:=([.V123]+[.X123])/([.V123]+[.W123]+[.X123]+[.Y123])" office:value-type="float" office:value="0.413935949864571" calcext:value-type="float">
            <text:p>0.4139</text:p>
          </table:table-cell>
          <table:table-cell table:style-name="ce106" table:formula="of:=[.V123]/([.V123]+[.W123])" office:value-type="float" office:value="0.991044776119403" calcext:value-type="float">
            <text:p>0.9910</text:p>
          </table:table-cell>
          <table:table-cell table:style-name="ce106" table:formula="of:=[.V123]/([.V123]+[.Y123])" office:value-type="float" office:value="0.130914826498423" calcext:value-type="float">
            <text:p>0.1309</text:p>
          </table:table-cell>
          <table:table-cell table:style-name="ce106" table:formula="of:=[.X123]/([.X123]+[.W123])" office:value-type="float" office:value="0.997560578955928" calcext:value-type="float">
            <text:p>0.9976</text:p>
          </table:table-cell>
          <table:table-cell table:style-name="ce106" table:formula="of:=(2*[.V123])/((2*[.V123])+[.W123]+[.Y123])" office:value-type="float" office:value="0.231278300243817" calcext:value-type="float">
            <text:p>0.2313</text:p>
          </table:table-cell>
          <table:table-cell table:style-name="ce106" table:formula="of:=(5*[.V123])/((5*[.V123])+(4*[.Y123])+[.W123])" office:value-type="float" office:value="0.158412062219677" calcext:value-type="float">
            <text:p>0.1584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number-columns-repeated="4"/>
          <table:table-cell table:style-name="ce108" table:formula="of:=([.J124]+[.L124])/([.J124]+[.K124]+[.L124]+[.M124])" office:value-type="string" office:string-value="" calcext:value-type="error">
            <text:p>#DIV/0!</text:p>
          </table:table-cell>
          <table:table-cell table:style-name="ce107" table:formula="of:=[.J124]/([.J124]+[.K124])" office:value-type="string" office:string-value="" calcext:value-type="error">
            <text:p>#DIV/0!</text:p>
          </table:table-cell>
          <table:table-cell table:style-name="ce107" table:formula="of:=[.J124]/([.J124]+[.M124])" office:value-type="string" office:string-value="" calcext:value-type="error">
            <text:p>#DIV/0!</text:p>
          </table:table-cell>
          <table:table-cell table:style-name="ce107" table:formula="of:=[.L124]/([.L124]+[.K124])" office:value-type="string" office:string-value="" calcext:value-type="error">
            <text:p>#DIV/0!</text:p>
          </table:table-cell>
          <table:table-cell table:style-name="ce107" table:formula="of:=(2*[.J124])/((2*[.J124])+[.K124]+[.M124])" office:value-type="string" office:string-value="" calcext:value-type="error">
            <text:p>#DIV/0!</text:p>
          </table:table-cell>
          <table:table-cell table:style-name="ce107" table:formula="of:=(5*[.J124])/((5*[.J124])+(4*[.M124])+[.K124])" office:value-type="string" office:string-value="" calcext:value-type="error">
            <text:p>#DIV/0!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41" calcext:value-type="float">
            <text:p>6141</text:p>
          </table:table-cell>
          <table:table-cell table:style-name="Default" office:value-type="float" office:value="12528" calcext:value-type="float">
            <text:p>12528</text:p>
          </table:table-cell>
          <table:table-cell table:style-name="ce108" table:formula="of:=([.V124]+[.X124])/([.V124]+[.W124]+[.X124]+[.Y124])" office:value-type="float" office:value="0.334360554699538" calcext:value-type="float">
            <text:p>0.3344</text:p>
          </table:table-cell>
          <table:table-cell table:style-name="ce107" table:formula="of:=[.V124]/([.V124]+[.W124])" office:value-type="float" office:value="1" calcext:value-type="float">
            <text:p>1.0000</text:p>
          </table:table-cell>
          <table:table-cell table:style-name="ce107" table:formula="of:=[.V124]/([.V124]+[.Y124])" office:value-type="float" office:value="0.01198738170347" calcext:value-type="float">
            <text:p>0.0120</text:p>
          </table:table-cell>
          <table:table-cell table:style-name="ce107" table:formula="of:=[.X124]/([.X124]+[.W124])" office:value-type="float" office:value="1" calcext:value-type="float">
            <text:p>1.0000</text:p>
          </table:table-cell>
          <table:table-cell table:style-name="ce107" table:formula="of:=(2*[.V124])/((2*[.V124])+[.W124]+[.Y124])" office:value-type="float" office:value="0.0236907730673317" calcext:value-type="float">
            <text:p>0.0237</text:p>
          </table:table-cell>
          <table:table-cell table:style-name="ce107" table:formula="of:=(5*[.V124])/((5*[.V124])+(4*[.Y124])+[.W124])" office:value-type="float" office:value="0.0149394558892908" calcext:value-type="float">
            <text:p>0.0149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number-columns-repeated="4"/>
          <table:table-cell table:style-name="ce106" table:formula="of:=([.J125]+[.L125])/([.J125]+[.K125]+[.L125]+[.M125])" office:value-type="string" office:string-value="" calcext:value-type="error">
            <text:p>#DIV/0!</text:p>
          </table:table-cell>
          <table:table-cell table:style-name="ce106" table:formula="of:=[.J125]/([.J125]+[.K125])" office:value-type="string" office:string-value="" calcext:value-type="error">
            <text:p>#DIV/0!</text:p>
          </table:table-cell>
          <table:table-cell table:style-name="ce106" table:formula="of:=[.J125]/([.J125]+[.M125])" office:value-type="string" office:string-value="" calcext:value-type="error">
            <text:p>#DIV/0!</text:p>
          </table:table-cell>
          <table:table-cell table:style-name="ce106" table:formula="of:=[.L125]/([.L125]+[.K125])" office:value-type="string" office:string-value="" calcext:value-type="error">
            <text:p>#DIV/0!</text:p>
          </table:table-cell>
          <table:table-cell table:style-name="ce106" table:formula="of:=(2*[.J125])/((2*[.J125])+[.K125]+[.M125])" office:value-type="string" office:string-value="" calcext:value-type="error">
            <text:p>#DIV/0!</text:p>
          </table:table-cell>
          <table:table-cell table:style-name="ce106" table:formula="of:=(5*[.J125])/((5*[.J125])+(4*[.M125])+[.K125])" office:value-type="string" office:string-value="" calcext:value-type="error">
            <text:p>#DIV/0!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41" calcext:value-type="float">
            <text:p>6141</text:p>
          </table:table-cell>
          <table:table-cell table:style-name="Default" office:value-type="float" office:value="12680" calcext:value-type="float">
            <text:p>12680</text:p>
          </table:table-cell>
          <table:table-cell table:style-name="ce106" table:formula="of:=([.V125]+[.X125])/([.V125]+[.W125]+[.X125]+[.Y125])" office:value-type="float" office:value="0.326284469475586" calcext:value-type="float">
            <text:p>0.3263</text:p>
          </table:table-cell>
          <table:table-cell table:style-name="ce106" table:formula="of:=[.V125]/([.V125]+[.W125])" office:value-type="string" office:string-value="" calcext:value-type="error">
            <text:p>#DIV/0!</text:p>
          </table:table-cell>
          <table:table-cell table:style-name="ce106" table:formula="of:=[.V125]/([.V125]+[.Y125])" office:value-type="float" office:value="0" calcext:value-type="float">
            <text:p>0.0000</text:p>
          </table:table-cell>
          <table:table-cell table:style-name="ce106" table:formula="of:=[.X125]/([.X125]+[.W125])" office:value-type="float" office:value="1" calcext:value-type="float">
            <text:p>1.0000</text:p>
          </table:table-cell>
          <table:table-cell table:style-name="ce106" table:formula="of:=(2*[.V125])/((2*[.V125])+[.W125]+[.Y125])" office:value-type="float" office:value="0" calcext:value-type="float">
            <text:p>0.0000</text:p>
          </table:table-cell>
          <table:table-cell table:style-name="ce106" table:formula="of:=(5*[.V125])/((5*[.V125])+(4*[.Y125])+[.W125])" office:value-type="float" office:value="0" calcext:value-type="float">
            <text:p>0.0000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6</text:p>
          </table:table-cell>
          <table:table-cell table:style-name="ce7"/>
          <table:table-cell table:style-name="ce29"/>
          <table:table-cell table:style-name="ce3" office:value-type="string" calcext:value-type="string">
            <text:p>No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number-columns-repeated="4"/>
          <table:table-cell table:style-name="ce106" table:formula="of:=([.J127]+[.L127])/([.J127]+[.K127]+[.L127]+[.M127])" office:value-type="string" office:string-value="" calcext:value-type="error">
            <text:p>#DIV/0!</text:p>
          </table:table-cell>
          <table:table-cell table:style-name="ce106" table:formula="of:=[.J127]/([.J127]+[.K127])" office:value-type="string" office:string-value="" calcext:value-type="error">
            <text:p>#DIV/0!</text:p>
          </table:table-cell>
          <table:table-cell table:style-name="ce106" table:formula="of:=[.J127]/([.J127]+[.M127])" office:value-type="string" office:string-value="" calcext:value-type="error">
            <text:p>#DIV/0!</text:p>
          </table:table-cell>
          <table:table-cell table:style-name="ce106" table:formula="of:=[.L127]/([.L127]+[.K127])" office:value-type="string" office:string-value="" calcext:value-type="error">
            <text:p>#DIV/0!</text:p>
          </table:table-cell>
          <table:table-cell table:style-name="ce106" table:formula="of:=(2*[.J127])/((2*[.J127])+[.K127]+[.M127])" office:value-type="string" office:string-value="" calcext:value-type="error">
            <text:p>#DIV/0!</text:p>
          </table:table-cell>
          <table:table-cell table:style-name="ce106" table:formula="of:=(5*[.J127])/((5*[.J127])+(4*[.M127])+[.K127])" office:value-type="string" office:string-value="" calcext:value-type="error">
            <text:p>#DIV/0!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table:number-columns-repeated="4"/>
          <table:table-cell table:style-name="ce106" table:formula="of:=([.V127]+[.X127])/([.V127]+[.W127]+[.X127]+[.Y127])" office:value-type="string" office:string-value="" calcext:value-type="error">
            <text:p>#DIV/0!</text:p>
          </table:table-cell>
          <table:table-cell table:style-name="ce106" table:formula="of:=[.V127]/([.V127]+[.W127])" office:value-type="string" office:string-value="" calcext:value-type="error">
            <text:p>#DIV/0!</text:p>
          </table:table-cell>
          <table:table-cell table:style-name="ce106" table:formula="of:=[.V127]/([.V127]+[.Y127])" office:value-type="string" office:string-value="" calcext:value-type="error">
            <text:p>#DIV/0!</text:p>
          </table:table-cell>
          <table:table-cell table:style-name="ce106" table:formula="of:=[.X127]/([.X127]+[.W127])" office:value-type="string" office:string-value="" calcext:value-type="error">
            <text:p>#DIV/0!</text:p>
          </table:table-cell>
          <table:table-cell table:style-name="ce106" table:formula="of:=(2*[.V127])/((2*[.V127])+[.W127]+[.Y127])" office:value-type="string" office:string-value="" calcext:value-type="error">
            <text:p>#DIV/0!</text:p>
          </table:table-cell>
          <table:table-cell table:style-name="ce106" table:formula="of:=(5*[.V127])/((5*[.V127])+(4*[.Y127])+[.W127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formula="of:=([.J128]+[.L128])/([.J128]+[.K128]+[.L128]+[.M128])" office:value-type="string" office:string-value="" calcext:value-type="error">
            <text:p>#DIV/0!</text:p>
          </table:table-cell>
          <table:table-cell table:style-name="ce107" table:formula="of:=[.J128]/([.J128]+[.K128])" office:value-type="string" office:string-value="" calcext:value-type="error">
            <text:p>#DIV/0!</text:p>
          </table:table-cell>
          <table:table-cell table:style-name="ce107" table:formula="of:=[.J128]/([.J128]+[.M128])" office:value-type="string" office:string-value="" calcext:value-type="error">
            <text:p>#DIV/0!</text:p>
          </table:table-cell>
          <table:table-cell table:style-name="ce107" table:formula="of:=[.L128]/([.L128]+[.K128])" office:value-type="string" office:string-value="" calcext:value-type="error">
            <text:p>#DIV/0!</text:p>
          </table:table-cell>
          <table:table-cell table:style-name="ce107" table:formula="of:=(2*[.J128])/((2*[.J128])+[.K128]+[.M128])" office:value-type="string" office:string-value="" calcext:value-type="error">
            <text:p>#DIV/0!</text:p>
          </table:table-cell>
          <table:table-cell table:style-name="ce107" table:formula="of:=(5*[.J128])/((5*[.J128])+(4*[.M128])+[.K128])" office:value-type="string" office:string-value="" calcext:value-type="error">
            <text:p>#DIV/0!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table:number-columns-repeated="4"/>
          <table:table-cell table:style-name="ce107" table:formula="of:=([.V128]+[.X128])/([.V128]+[.W128]+[.X128]+[.Y128])" office:value-type="string" office:string-value="" calcext:value-type="error">
            <text:p>#DIV/0!</text:p>
          </table:table-cell>
          <table:table-cell table:style-name="ce107" table:formula="of:=[.V128]/([.V128]+[.W128])" office:value-type="string" office:string-value="" calcext:value-type="error">
            <text:p>#DIV/0!</text:p>
          </table:table-cell>
          <table:table-cell table:style-name="ce107" table:formula="of:=[.V128]/([.V128]+[.Y128])" office:value-type="string" office:string-value="" calcext:value-type="error">
            <text:p>#DIV/0!</text:p>
          </table:table-cell>
          <table:table-cell table:style-name="ce107" table:formula="of:=[.X128]/([.X128]+[.W128])" office:value-type="string" office:string-value="" calcext:value-type="error">
            <text:p>#DIV/0!</text:p>
          </table:table-cell>
          <table:table-cell table:style-name="ce107" table:formula="of:=(2*[.V128])/((2*[.V128])+[.W128]+[.Y128])" office:value-type="string" office:string-value="" calcext:value-type="error">
            <text:p>#DIV/0!</text:p>
          </table:table-cell>
          <table:table-cell table:style-name="ce107" table:formula="of:=(5*[.V128])/((5*[.V128])+(4*[.Y128])+[.W128])" office:value-type="string" office:string-value="" calcext:value-type="error">
            <text:p>#DIV/0!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4"/>
          <table:table-cell table:style-name="ce106" table:formula="of:=([.J129]+[.L129])/([.J129]+[.K129]+[.L129]+[.M129])" office:value-type="string" office:string-value="" calcext:value-type="error">
            <text:p>#DIV/0!</text:p>
          </table:table-cell>
          <table:table-cell table:style-name="ce106" table:formula="of:=[.J129]/([.J129]+[.K129])" office:value-type="string" office:string-value="" calcext:value-type="error">
            <text:p>#DIV/0!</text:p>
          </table:table-cell>
          <table:table-cell table:style-name="ce106" table:formula="of:=[.J129]/([.J129]+[.M129])" office:value-type="string" office:string-value="" calcext:value-type="error">
            <text:p>#DIV/0!</text:p>
          </table:table-cell>
          <table:table-cell table:style-name="ce106" table:formula="of:=[.L129]/([.L129]+[.K129])" office:value-type="string" office:string-value="" calcext:value-type="error">
            <text:p>#DIV/0!</text:p>
          </table:table-cell>
          <table:table-cell table:style-name="ce106" table:formula="of:=(2*[.J129])/((2*[.J129])+[.K129]+[.M129])" office:value-type="string" office:string-value="" calcext:value-type="error">
            <text:p>#DIV/0!</text:p>
          </table:table-cell>
          <table:table-cell table:style-name="ce106" table:formula="of:=(5*[.J129])/((5*[.J129])+(4*[.M129])+[.K129])" office:value-type="string" office:string-value="" calcext:value-type="error">
            <text:p>#DIV/0!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table:number-columns-repeated="4"/>
          <table:table-cell table:style-name="ce106" table:formula="of:=([.V129]+[.X129])/([.V129]+[.W129]+[.X129]+[.Y129])" office:value-type="string" office:string-value="" calcext:value-type="error">
            <text:p>#DIV/0!</text:p>
          </table:table-cell>
          <table:table-cell table:style-name="ce106" table:formula="of:=[.V129]/([.V129]+[.W129])" office:value-type="string" office:string-value="" calcext:value-type="error">
            <text:p>#DIV/0!</text:p>
          </table:table-cell>
          <table:table-cell table:style-name="ce106" table:formula="of:=[.V129]/([.V129]+[.Y129])" office:value-type="string" office:string-value="" calcext:value-type="error">
            <text:p>#DIV/0!</text:p>
          </table:table-cell>
          <table:table-cell table:style-name="ce106" table:formula="of:=[.X129]/([.X129]+[.W129])" office:value-type="string" office:string-value="" calcext:value-type="error">
            <text:p>#DIV/0!</text:p>
          </table:table-cell>
          <table:table-cell table:style-name="ce106" table:formula="of:=(2*[.V129])/((2*[.V129])+[.W129]+[.Y129])" office:value-type="string" office:string-value="" calcext:value-type="error">
            <text:p>#DIV/0!</text:p>
          </table:table-cell>
          <table:table-cell table:style-name="ce106" table:formula="of:=(5*[.V129])/((5*[.V129])+(4*[.Y129])+[.W129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 table:formula="of:=([.J130]+[.L130])/([.J130]+[.K130]+[.L130]+[.M130])" office:value-type="string" office:string-value="" calcext:value-type="error">
            <text:p>#DIV/0!</text:p>
          </table:table-cell>
          <table:table-cell table:style-name="ce107" table:formula="of:=[.J130]/([.J130]+[.K130])" office:value-type="string" office:string-value="" calcext:value-type="error">
            <text:p>#DIV/0!</text:p>
          </table:table-cell>
          <table:table-cell table:style-name="ce107" table:formula="of:=[.J130]/([.J130]+[.M130])" office:value-type="string" office:string-value="" calcext:value-type="error">
            <text:p>#DIV/0!</text:p>
          </table:table-cell>
          <table:table-cell table:style-name="ce107" table:formula="of:=[.L130]/([.L130]+[.K130])" office:value-type="string" office:string-value="" calcext:value-type="error">
            <text:p>#DIV/0!</text:p>
          </table:table-cell>
          <table:table-cell table:style-name="ce107" table:formula="of:=(2*[.J130])/((2*[.J130])+[.K130]+[.M130])" office:value-type="string" office:string-value="" calcext:value-type="error">
            <text:p>#DIV/0!</text:p>
          </table:table-cell>
          <table:table-cell table:style-name="ce107" table:formula="of:=(5*[.J130])/((5*[.J130])+(4*[.M130])+[.K130])" office:value-type="string" office:string-value="" calcext:value-type="error">
            <text:p>#DIV/0!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table:number-columns-repeated="4"/>
          <table:table-cell table:style-name="ce108" table:formula="of:=([.V130]+[.X130])/([.V130]+[.W130]+[.X130]+[.Y130])" office:value-type="string" office:string-value="" calcext:value-type="error">
            <text:p>#DIV/0!</text:p>
          </table:table-cell>
          <table:table-cell table:style-name="ce107" table:formula="of:=[.V130]/([.V130]+[.W130])" office:value-type="string" office:string-value="" calcext:value-type="error">
            <text:p>#DIV/0!</text:p>
          </table:table-cell>
          <table:table-cell table:style-name="ce107" table:formula="of:=[.V130]/([.V130]+[.Y130])" office:value-type="string" office:string-value="" calcext:value-type="error">
            <text:p>#DIV/0!</text:p>
          </table:table-cell>
          <table:table-cell table:style-name="ce107" table:formula="of:=[.X130]/([.X130]+[.W130])" office:value-type="string" office:string-value="" calcext:value-type="error">
            <text:p>#DIV/0!</text:p>
          </table:table-cell>
          <table:table-cell table:style-name="ce107" table:formula="of:=(2*[.V130])/((2*[.V130])+[.W130]+[.Y130])" office:value-type="string" office:string-value="" calcext:value-type="error">
            <text:p>#DIV/0!</text:p>
          </table:table-cell>
          <table:table-cell table:style-name="ce107" table:formula="of:=(5*[.V130])/((5*[.V130])+(4*[.Y130])+[.W130])" office:value-type="string" office:string-value="" calcext:value-type="error">
            <text:p>#DIV/0!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number-columns-repeated="4"/>
          <table:table-cell table:style-name="ce106" table:formula="of:=([.J131]+[.L131])/([.J131]+[.K131]+[.L131]+[.M131])" office:value-type="string" office:string-value="" calcext:value-type="error">
            <text:p>#DIV/0!</text:p>
          </table:table-cell>
          <table:table-cell table:style-name="ce106" table:formula="of:=[.J131]/([.J131]+[.K131])" office:value-type="string" office:string-value="" calcext:value-type="error">
            <text:p>#DIV/0!</text:p>
          </table:table-cell>
          <table:table-cell table:style-name="ce106" table:formula="of:=[.J131]/([.J131]+[.M131])" office:value-type="string" office:string-value="" calcext:value-type="error">
            <text:p>#DIV/0!</text:p>
          </table:table-cell>
          <table:table-cell table:style-name="ce106" table:formula="of:=[.L131]/([.L131]+[.K131])" office:value-type="string" office:string-value="" calcext:value-type="error">
            <text:p>#DIV/0!</text:p>
          </table:table-cell>
          <table:table-cell table:style-name="ce106" table:formula="of:=(2*[.J131])/((2*[.J131])+[.K131]+[.M131])" office:value-type="string" office:string-value="" calcext:value-type="error">
            <text:p>#DIV/0!</text:p>
          </table:table-cell>
          <table:table-cell table:style-name="ce106" table:formula="of:=(5*[.J131])/((5*[.J131])+(4*[.M131])+[.K131])" office:value-type="string" office:string-value="" calcext:value-type="error">
            <text:p>#DIV/0!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table:number-columns-repeated="4"/>
          <table:table-cell table:style-name="ce106" table:formula="of:=([.V131]+[.X131])/([.V131]+[.W131]+[.X131]+[.Y131])" office:value-type="string" office:string-value="" calcext:value-type="error">
            <text:p>#DIV/0!</text:p>
          </table:table-cell>
          <table:table-cell table:style-name="ce106" table:formula="of:=[.V131]/([.V131]+[.W131])" office:value-type="string" office:string-value="" calcext:value-type="error">
            <text:p>#DIV/0!</text:p>
          </table:table-cell>
          <table:table-cell table:style-name="ce106" table:formula="of:=[.V131]/([.V131]+[.Y131])" office:value-type="string" office:string-value="" calcext:value-type="error">
            <text:p>#DIV/0!</text:p>
          </table:table-cell>
          <table:table-cell table:style-name="ce106" table:formula="of:=[.X131]/([.X131]+[.W131])" office:value-type="string" office:string-value="" calcext:value-type="error">
            <text:p>#DIV/0!</text:p>
          </table:table-cell>
          <table:table-cell table:style-name="ce106" table:formula="of:=(2*[.V131])/((2*[.V131])+[.W131]+[.Y131])" office:value-type="string" office:string-value="" calcext:value-type="error">
            <text:p>#DIV/0!</text:p>
          </table:table-cell>
          <table:table-cell table:style-name="ce106" table:formula="of:=(5*[.V131])/((5*[.V131])+(4*[.Y131])+[.W131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number-columns-repeated="4"/>
          <table:table-cell table:style-name="ce107" table:formula="of:=([.J132]+[.L132])/([.J132]+[.K132]+[.L132]+[.M132])" office:value-type="string" office:string-value="" calcext:value-type="error">
            <text:p>#DIV/0!</text:p>
          </table:table-cell>
          <table:table-cell table:style-name="ce107" table:formula="of:=[.J132]/([.J132]+[.K132])" office:value-type="string" office:string-value="" calcext:value-type="error">
            <text:p>#DIV/0!</text:p>
          </table:table-cell>
          <table:table-cell table:style-name="ce107" table:formula="of:=[.J132]/([.J132]+[.M132])" office:value-type="string" office:string-value="" calcext:value-type="error">
            <text:p>#DIV/0!</text:p>
          </table:table-cell>
          <table:table-cell table:style-name="ce107" table:formula="of:=[.L132]/([.L132]+[.K132])" office:value-type="string" office:string-value="" calcext:value-type="error">
            <text:p>#DIV/0!</text:p>
          </table:table-cell>
          <table:table-cell table:style-name="ce107" table:formula="of:=(2*[.J132])/((2*[.J132])+[.K132]+[.M132])" office:value-type="string" office:string-value="" calcext:value-type="error">
            <text:p>#DIV/0!</text:p>
          </table:table-cell>
          <table:table-cell table:style-name="ce107" table:formula="of:=(5*[.J132])/((5*[.J132])+(4*[.M132])+[.K132])" office:value-type="string" office:string-value="" calcext:value-type="error">
            <text:p>#DIV/0!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table:number-columns-repeated="4"/>
          <table:table-cell table:style-name="ce107" table:formula="of:=([.V132]+[.X132])/([.V132]+[.W132]+[.X132]+[.Y132])" office:value-type="string" office:string-value="" calcext:value-type="error">
            <text:p>#DIV/0!</text:p>
          </table:table-cell>
          <table:table-cell table:style-name="ce107" table:formula="of:=[.V132]/([.V132]+[.W132])" office:value-type="string" office:string-value="" calcext:value-type="error">
            <text:p>#DIV/0!</text:p>
          </table:table-cell>
          <table:table-cell table:style-name="ce107" table:formula="of:=[.V132]/([.V132]+[.Y132])" office:value-type="string" office:string-value="" calcext:value-type="error">
            <text:p>#DIV/0!</text:p>
          </table:table-cell>
          <table:table-cell table:style-name="ce107" table:formula="of:=[.X132]/([.X132]+[.W132])" office:value-type="string" office:string-value="" calcext:value-type="error">
            <text:p>#DIV/0!</text:p>
          </table:table-cell>
          <table:table-cell table:style-name="ce107" table:formula="of:=(2*[.V132])/((2*[.V132])+[.W132]+[.Y132])" office:value-type="string" office:string-value="" calcext:value-type="error">
            <text:p>#DIV/0!</text:p>
          </table:table-cell>
          <table:table-cell table:style-name="ce107" table:formula="of:=(5*[.V132])/((5*[.V132])+(4*[.Y132])+[.W132])" office:value-type="string" office:string-value="" calcext:value-type="error">
            <text:p>#DIV/0!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4"/>
          <table:table-cell table:style-name="ce106" table:formula="of:=([.J133]+[.L133])/([.J133]+[.K133]+[.L133]+[.M133])" office:value-type="string" office:string-value="" calcext:value-type="error">
            <text:p>#DIV/0!</text:p>
          </table:table-cell>
          <table:table-cell table:style-name="ce106" table:formula="of:=[.J133]/([.J133]+[.K133])" office:value-type="string" office:string-value="" calcext:value-type="error">
            <text:p>#DIV/0!</text:p>
          </table:table-cell>
          <table:table-cell table:style-name="ce106" table:formula="of:=[.J133]/([.J133]+[.M133])" office:value-type="string" office:string-value="" calcext:value-type="error">
            <text:p>#DIV/0!</text:p>
          </table:table-cell>
          <table:table-cell table:style-name="ce106" table:formula="of:=[.L133]/([.L133]+[.K133])" office:value-type="string" office:string-value="" calcext:value-type="error">
            <text:p>#DIV/0!</text:p>
          </table:table-cell>
          <table:table-cell table:style-name="ce106" table:formula="of:=(2*[.J133])/((2*[.J133])+[.K133]+[.M133])" office:value-type="string" office:string-value="" calcext:value-type="error">
            <text:p>#DIV/0!</text:p>
          </table:table-cell>
          <table:table-cell table:style-name="ce106" table:formula="of:=(5*[.J133])/((5*[.J133])+(4*[.M133])+[.K133])" office:value-type="string" office:string-value="" calcext:value-type="error">
            <text:p>#DIV/0!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table:number-columns-repeated="4"/>
          <table:table-cell table:style-name="ce106" table:formula="of:=([.V133]+[.X133])/([.V133]+[.W133]+[.X133]+[.Y133])" office:value-type="string" office:string-value="" calcext:value-type="error">
            <text:p>#DIV/0!</text:p>
          </table:table-cell>
          <table:table-cell table:style-name="ce106" table:formula="of:=[.V133]/([.V133]+[.W133])" office:value-type="string" office:string-value="" calcext:value-type="error">
            <text:p>#DIV/0!</text:p>
          </table:table-cell>
          <table:table-cell table:style-name="ce106" table:formula="of:=[.V133]/([.V133]+[.Y133])" office:value-type="string" office:string-value="" calcext:value-type="error">
            <text:p>#DIV/0!</text:p>
          </table:table-cell>
          <table:table-cell table:style-name="ce106" table:formula="of:=[.X133]/([.X133]+[.W133])" office:value-type="string" office:string-value="" calcext:value-type="error">
            <text:p>#DIV/0!</text:p>
          </table:table-cell>
          <table:table-cell table:style-name="ce106" table:formula="of:=(2*[.V133])/((2*[.V133])+[.W133]+[.Y133])" office:value-type="string" office:string-value="" calcext:value-type="error">
            <text:p>#DIV/0!</text:p>
          </table:table-cell>
          <table:table-cell table:style-name="ce106" table:formula="of:=(5*[.V133])/((5*[.V133])+(4*[.Y133])+[.W133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number-columns-repeated="4"/>
          <table:table-cell table:style-name="ce108" table:formula="of:=([.J134]+[.L134])/([.J134]+[.K134]+[.L134]+[.M134])" office:value-type="string" office:string-value="" calcext:value-type="error">
            <text:p>#DIV/0!</text:p>
          </table:table-cell>
          <table:table-cell table:style-name="ce107" table:formula="of:=[.J134]/([.J134]+[.K134])" office:value-type="string" office:string-value="" calcext:value-type="error">
            <text:p>#DIV/0!</text:p>
          </table:table-cell>
          <table:table-cell table:style-name="ce107" table:formula="of:=[.J134]/([.J134]+[.M134])" office:value-type="string" office:string-value="" calcext:value-type="error">
            <text:p>#DIV/0!</text:p>
          </table:table-cell>
          <table:table-cell table:style-name="ce107" table:formula="of:=[.L134]/([.L134]+[.K134])" office:value-type="string" office:string-value="" calcext:value-type="error">
            <text:p>#DIV/0!</text:p>
          </table:table-cell>
          <table:table-cell table:style-name="ce107" table:formula="of:=(2*[.J134])/((2*[.J134])+[.K134]+[.M134])" office:value-type="string" office:string-value="" calcext:value-type="error">
            <text:p>#DIV/0!</text:p>
          </table:table-cell>
          <table:table-cell table:style-name="ce107" table:formula="of:=(5*[.J134])/((5*[.J134])+(4*[.M134])+[.K134])" office:value-type="string" office:string-value="" calcext:value-type="error">
            <text:p>#DIV/0!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table:number-columns-repeated="4"/>
          <table:table-cell table:style-name="ce108" table:formula="of:=([.V134]+[.X134])/([.V134]+[.W134]+[.X134]+[.Y134])" office:value-type="string" office:string-value="" calcext:value-type="error">
            <text:p>#DIV/0!</text:p>
          </table:table-cell>
          <table:table-cell table:style-name="ce107" table:formula="of:=[.V134]/([.V134]+[.W134])" office:value-type="string" office:string-value="" calcext:value-type="error">
            <text:p>#DIV/0!</text:p>
          </table:table-cell>
          <table:table-cell table:style-name="ce107" table:formula="of:=[.V134]/([.V134]+[.Y134])" office:value-type="string" office:string-value="" calcext:value-type="error">
            <text:p>#DIV/0!</text:p>
          </table:table-cell>
          <table:table-cell table:style-name="ce107" table:formula="of:=[.X134]/([.X134]+[.W134])" office:value-type="string" office:string-value="" calcext:value-type="error">
            <text:p>#DIV/0!</text:p>
          </table:table-cell>
          <table:table-cell table:style-name="ce107" table:formula="of:=(2*[.V134])/((2*[.V134])+[.W134]+[.Y134])" office:value-type="string" office:string-value="" calcext:value-type="error">
            <text:p>#DIV/0!</text:p>
          </table:table-cell>
          <table:table-cell table:style-name="ce107" table:formula="of:=(5*[.V134])/((5*[.V134])+(4*[.Y134])+[.W134])" office:value-type="string" office:string-value="" calcext:value-type="error">
            <text:p>#DIV/0!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number-columns-repeated="4"/>
          <table:table-cell table:style-name="ce106" table:formula="of:=([.J135]+[.L135])/([.J135]+[.K135]+[.L135]+[.M135])" office:value-type="string" office:string-value="" calcext:value-type="error">
            <text:p>#DIV/0!</text:p>
          </table:table-cell>
          <table:table-cell table:style-name="ce106" table:formula="of:=[.J135]/([.J135]+[.K135])" office:value-type="string" office:string-value="" calcext:value-type="error">
            <text:p>#DIV/0!</text:p>
          </table:table-cell>
          <table:table-cell table:style-name="ce106" table:formula="of:=[.J135]/([.J135]+[.M135])" office:value-type="string" office:string-value="" calcext:value-type="error">
            <text:p>#DIV/0!</text:p>
          </table:table-cell>
          <table:table-cell table:style-name="ce106" table:formula="of:=[.L135]/([.L135]+[.K135])" office:value-type="string" office:string-value="" calcext:value-type="error">
            <text:p>#DIV/0!</text:p>
          </table:table-cell>
          <table:table-cell table:style-name="ce106" table:formula="of:=(2*[.J135])/((2*[.J135])+[.K135]+[.M135])" office:value-type="string" office:string-value="" calcext:value-type="error">
            <text:p>#DIV/0!</text:p>
          </table:table-cell>
          <table:table-cell table:style-name="ce106" table:formula="of:=(5*[.J135])/((5*[.J135])+(4*[.M135])+[.K135])" office:value-type="string" office:string-value="" calcext:value-type="error">
            <text:p>#DIV/0!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table:number-columns-repeated="4"/>
          <table:table-cell table:style-name="ce106" table:formula="of:=([.V135]+[.X135])/([.V135]+[.W135]+[.X135]+[.Y135])" office:value-type="string" office:string-value="" calcext:value-type="error">
            <text:p>#DIV/0!</text:p>
          </table:table-cell>
          <table:table-cell table:style-name="ce106" table:formula="of:=[.V135]/([.V135]+[.W135])" office:value-type="string" office:string-value="" calcext:value-type="error">
            <text:p>#DIV/0!</text:p>
          </table:table-cell>
          <table:table-cell table:style-name="ce106" table:formula="of:=[.V135]/([.V135]+[.Y135])" office:value-type="string" office:string-value="" calcext:value-type="error">
            <text:p>#DIV/0!</text:p>
          </table:table-cell>
          <table:table-cell table:style-name="ce106" table:formula="of:=[.X135]/([.X135]+[.W135])" office:value-type="string" office:string-value="" calcext:value-type="error">
            <text:p>#DIV/0!</text:p>
          </table:table-cell>
          <table:table-cell table:style-name="ce106" table:formula="of:=(2*[.V135])/((2*[.V135])+[.W135]+[.Y135])" office:value-type="string" office:string-value="" calcext:value-type="error">
            <text:p>#DIV/0!</text:p>
          </table:table-cell>
          <table:table-cell table:style-name="ce106" table:formula="of:=(5*[.V135])/((5*[.V135])+(4*[.Y135])+[.W135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9"/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number-columns-repeated="4"/>
          <table:table-cell table:style-name="ce106" table:formula="of:=([.J137]+[.L137])/([.J137]+[.K137]+[.L137]+[.M137])" office:value-type="string" office:string-value="" calcext:value-type="error">
            <text:p>#DIV/0!</text:p>
          </table:table-cell>
          <table:table-cell table:style-name="ce106" table:formula="of:=[.J137]/([.J137]+[.K137])" office:value-type="string" office:string-value="" calcext:value-type="error">
            <text:p>#DIV/0!</text:p>
          </table:table-cell>
          <table:table-cell table:style-name="ce106" table:formula="of:=[.J137]/([.J137]+[.M137])" office:value-type="string" office:string-value="" calcext:value-type="error">
            <text:p>#DIV/0!</text:p>
          </table:table-cell>
          <table:table-cell table:style-name="ce106" table:formula="of:=[.L137]/([.L137]+[.K137])" office:value-type="string" office:string-value="" calcext:value-type="error">
            <text:p>#DIV/0!</text:p>
          </table:table-cell>
          <table:table-cell table:style-name="ce106" table:formula="of:=(2*[.J137])/((2*[.J137])+[.K137]+[.M137])" office:value-type="string" office:string-value="" calcext:value-type="error">
            <text:p>#DIV/0!</text:p>
          </table:table-cell>
          <table:table-cell table:style-name="ce106" table:formula="of:=(5*[.J137])/((5*[.J137])+(4*[.M137])+[.K137])" office:value-type="string" office:string-value="" calcext:value-type="error">
            <text:p>#DIV/0!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table:number-columns-repeated="4"/>
          <table:table-cell table:style-name="ce106" table:formula="of:=([.V137]+[.X137])/([.V137]+[.W137]+[.X137]+[.Y137])" office:value-type="string" office:string-value="" calcext:value-type="error">
            <text:p>#DIV/0!</text:p>
          </table:table-cell>
          <table:table-cell table:style-name="ce106" table:formula="of:=[.V137]/([.V137]+[.W137])" office:value-type="string" office:string-value="" calcext:value-type="error">
            <text:p>#DIV/0!</text:p>
          </table:table-cell>
          <table:table-cell table:style-name="ce106" table:formula="of:=[.V137]/([.V137]+[.Y137])" office:value-type="string" office:string-value="" calcext:value-type="error">
            <text:p>#DIV/0!</text:p>
          </table:table-cell>
          <table:table-cell table:style-name="ce106" table:formula="of:=[.X137]/([.X137]+[.W137])" office:value-type="string" office:string-value="" calcext:value-type="error">
            <text:p>#DIV/0!</text:p>
          </table:table-cell>
          <table:table-cell table:style-name="ce106" table:formula="of:=(2*[.V137])/((2*[.V137])+[.W137]+[.Y137])" office:value-type="string" office:string-value="" calcext:value-type="error">
            <text:p>#DIV/0!</text:p>
          </table:table-cell>
          <table:table-cell table:style-name="ce106" table:formula="of:=(5*[.V137])/((5*[.V137])+(4*[.Y137])+[.W137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formula="of:=([.J138]+[.L138])/([.J138]+[.K138]+[.L138]+[.M138])" office:value-type="string" office:string-value="" calcext:value-type="error">
            <text:p>#DIV/0!</text:p>
          </table:table-cell>
          <table:table-cell table:style-name="ce107" table:formula="of:=[.J138]/([.J138]+[.K138])" office:value-type="string" office:string-value="" calcext:value-type="error">
            <text:p>#DIV/0!</text:p>
          </table:table-cell>
          <table:table-cell table:style-name="ce107" table:formula="of:=[.J138]/([.J138]+[.M138])" office:value-type="string" office:string-value="" calcext:value-type="error">
            <text:p>#DIV/0!</text:p>
          </table:table-cell>
          <table:table-cell table:style-name="ce107" table:formula="of:=[.L138]/([.L138]+[.K138])" office:value-type="string" office:string-value="" calcext:value-type="error">
            <text:p>#DIV/0!</text:p>
          </table:table-cell>
          <table:table-cell table:style-name="ce107" table:formula="of:=(2*[.J138])/((2*[.J138])+[.K138]+[.M138])" office:value-type="string" office:string-value="" calcext:value-type="error">
            <text:p>#DIV/0!</text:p>
          </table:table-cell>
          <table:table-cell table:style-name="ce107" table:formula="of:=(5*[.J138])/((5*[.J138])+(4*[.M138])+[.K138])" office:value-type="string" office:string-value="" calcext:value-type="error">
            <text:p>#DIV/0!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table:number-columns-repeated="4"/>
          <table:table-cell table:style-name="ce107" table:formula="of:=([.V138]+[.X138])/([.V138]+[.W138]+[.X138]+[.Y138])" office:value-type="string" office:string-value="" calcext:value-type="error">
            <text:p>#DIV/0!</text:p>
          </table:table-cell>
          <table:table-cell table:style-name="ce107" table:formula="of:=[.V138]/([.V138]+[.W138])" office:value-type="string" office:string-value="" calcext:value-type="error">
            <text:p>#DIV/0!</text:p>
          </table:table-cell>
          <table:table-cell table:style-name="ce107" table:formula="of:=[.V138]/([.V138]+[.Y138])" office:value-type="string" office:string-value="" calcext:value-type="error">
            <text:p>#DIV/0!</text:p>
          </table:table-cell>
          <table:table-cell table:style-name="ce107" table:formula="of:=[.X138]/([.X138]+[.W138])" office:value-type="string" office:string-value="" calcext:value-type="error">
            <text:p>#DIV/0!</text:p>
          </table:table-cell>
          <table:table-cell table:style-name="ce107" table:formula="of:=(2*[.V138])/((2*[.V138])+[.W138]+[.Y138])" office:value-type="string" office:string-value="" calcext:value-type="error">
            <text:p>#DIV/0!</text:p>
          </table:table-cell>
          <table:table-cell table:style-name="ce107" table:formula="of:=(5*[.V138])/((5*[.V138])+(4*[.Y138])+[.W138])" office:value-type="string" office:string-value="" calcext:value-type="error">
            <text:p>#DIV/0!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4"/>
          <table:table-cell table:style-name="ce106" table:formula="of:=([.J139]+[.L139])/([.J139]+[.K139]+[.L139]+[.M139])" office:value-type="string" office:string-value="" calcext:value-type="error">
            <text:p>#DIV/0!</text:p>
          </table:table-cell>
          <table:table-cell table:style-name="ce106" table:formula="of:=[.J139]/([.J139]+[.K139])" office:value-type="string" office:string-value="" calcext:value-type="error">
            <text:p>#DIV/0!</text:p>
          </table:table-cell>
          <table:table-cell table:style-name="ce106" table:formula="of:=[.J139]/([.J139]+[.M139])" office:value-type="string" office:string-value="" calcext:value-type="error">
            <text:p>#DIV/0!</text:p>
          </table:table-cell>
          <table:table-cell table:style-name="ce106" table:formula="of:=[.L139]/([.L139]+[.K139])" office:value-type="string" office:string-value="" calcext:value-type="error">
            <text:p>#DIV/0!</text:p>
          </table:table-cell>
          <table:table-cell table:style-name="ce106" table:formula="of:=(2*[.J139])/((2*[.J139])+[.K139]+[.M139])" office:value-type="string" office:string-value="" calcext:value-type="error">
            <text:p>#DIV/0!</text:p>
          </table:table-cell>
          <table:table-cell table:style-name="ce106" table:formula="of:=(5*[.J139])/((5*[.J139])+(4*[.M139])+[.K139])" office:value-type="string" office:string-value="" calcext:value-type="error">
            <text:p>#DIV/0!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table:number-columns-repeated="4"/>
          <table:table-cell table:style-name="ce106" table:formula="of:=([.V139]+[.X139])/([.V139]+[.W139]+[.X139]+[.Y139])" office:value-type="string" office:string-value="" calcext:value-type="error">
            <text:p>#DIV/0!</text:p>
          </table:table-cell>
          <table:table-cell table:style-name="ce106" table:formula="of:=[.V139]/([.V139]+[.W139])" office:value-type="string" office:string-value="" calcext:value-type="error">
            <text:p>#DIV/0!</text:p>
          </table:table-cell>
          <table:table-cell table:style-name="ce106" table:formula="of:=[.V139]/([.V139]+[.Y139])" office:value-type="string" office:string-value="" calcext:value-type="error">
            <text:p>#DIV/0!</text:p>
          </table:table-cell>
          <table:table-cell table:style-name="ce106" table:formula="of:=[.X139]/([.X139]+[.W139])" office:value-type="string" office:string-value="" calcext:value-type="error">
            <text:p>#DIV/0!</text:p>
          </table:table-cell>
          <table:table-cell table:style-name="ce106" table:formula="of:=(2*[.V139])/((2*[.V139])+[.W139]+[.Y139])" office:value-type="string" office:string-value="" calcext:value-type="error">
            <text:p>#DIV/0!</text:p>
          </table:table-cell>
          <table:table-cell table:style-name="ce106" table:formula="of:=(5*[.V139])/((5*[.V139])+(4*[.Y139])+[.W139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 table:formula="of:=([.J140]+[.L140])/([.J140]+[.K140]+[.L140]+[.M140])" office:value-type="string" office:string-value="" calcext:value-type="error">
            <text:p>#DIV/0!</text:p>
          </table:table-cell>
          <table:table-cell table:style-name="ce107" table:formula="of:=[.J140]/([.J140]+[.K140])" office:value-type="string" office:string-value="" calcext:value-type="error">
            <text:p>#DIV/0!</text:p>
          </table:table-cell>
          <table:table-cell table:style-name="ce107" table:formula="of:=[.J140]/([.J140]+[.M140])" office:value-type="string" office:string-value="" calcext:value-type="error">
            <text:p>#DIV/0!</text:p>
          </table:table-cell>
          <table:table-cell table:style-name="ce107" table:formula="of:=[.L140]/([.L140]+[.K140])" office:value-type="string" office:string-value="" calcext:value-type="error">
            <text:p>#DIV/0!</text:p>
          </table:table-cell>
          <table:table-cell table:style-name="ce107" table:formula="of:=(2*[.J140])/((2*[.J140])+[.K140]+[.M140])" office:value-type="string" office:string-value="" calcext:value-type="error">
            <text:p>#DIV/0!</text:p>
          </table:table-cell>
          <table:table-cell table:style-name="ce107" table:formula="of:=(5*[.J140])/((5*[.J140])+(4*[.M140])+[.K140])" office:value-type="string" office:string-value="" calcext:value-type="error">
            <text:p>#DIV/0!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table:number-columns-repeated="4"/>
          <table:table-cell table:style-name="ce108" table:formula="of:=([.V140]+[.X140])/([.V140]+[.W140]+[.X140]+[.Y140])" office:value-type="string" office:string-value="" calcext:value-type="error">
            <text:p>#DIV/0!</text:p>
          </table:table-cell>
          <table:table-cell table:style-name="ce107" table:formula="of:=[.V140]/([.V140]+[.W140])" office:value-type="string" office:string-value="" calcext:value-type="error">
            <text:p>#DIV/0!</text:p>
          </table:table-cell>
          <table:table-cell table:style-name="ce107" table:formula="of:=[.V140]/([.V140]+[.Y140])" office:value-type="string" office:string-value="" calcext:value-type="error">
            <text:p>#DIV/0!</text:p>
          </table:table-cell>
          <table:table-cell table:style-name="ce107" table:formula="of:=[.X140]/([.X140]+[.W140])" office:value-type="string" office:string-value="" calcext:value-type="error">
            <text:p>#DIV/0!</text:p>
          </table:table-cell>
          <table:table-cell table:style-name="ce107" table:formula="of:=(2*[.V140])/((2*[.V140])+[.W140]+[.Y140])" office:value-type="string" office:string-value="" calcext:value-type="error">
            <text:p>#DIV/0!</text:p>
          </table:table-cell>
          <table:table-cell table:style-name="ce107" table:formula="of:=(5*[.V140])/((5*[.V140])+(4*[.Y140])+[.W140])" office:value-type="string" office:string-value="" calcext:value-type="error">
            <text:p>#DIV/0!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number-columns-repeated="4"/>
          <table:table-cell table:style-name="ce106" table:formula="of:=([.J141]+[.L141])/([.J141]+[.K141]+[.L141]+[.M141])" office:value-type="string" office:string-value="" calcext:value-type="error">
            <text:p>#DIV/0!</text:p>
          </table:table-cell>
          <table:table-cell table:style-name="ce106" table:formula="of:=[.J141]/([.J141]+[.K141])" office:value-type="string" office:string-value="" calcext:value-type="error">
            <text:p>#DIV/0!</text:p>
          </table:table-cell>
          <table:table-cell table:style-name="ce106" table:formula="of:=[.J141]/([.J141]+[.M141])" office:value-type="string" office:string-value="" calcext:value-type="error">
            <text:p>#DIV/0!</text:p>
          </table:table-cell>
          <table:table-cell table:style-name="ce106" table:formula="of:=[.L141]/([.L141]+[.K141])" office:value-type="string" office:string-value="" calcext:value-type="error">
            <text:p>#DIV/0!</text:p>
          </table:table-cell>
          <table:table-cell table:style-name="ce106" table:formula="of:=(2*[.J141])/((2*[.J141])+[.K141]+[.M141])" office:value-type="string" office:string-value="" calcext:value-type="error">
            <text:p>#DIV/0!</text:p>
          </table:table-cell>
          <table:table-cell table:style-name="ce106" table:formula="of:=(5*[.J141])/((5*[.J141])+(4*[.M141])+[.K141])" office:value-type="string" office:string-value="" calcext:value-type="error">
            <text:p>#DIV/0!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table:number-columns-repeated="4"/>
          <table:table-cell table:style-name="ce106" table:formula="of:=([.V141]+[.X141])/([.V141]+[.W141]+[.X141]+[.Y141])" office:value-type="string" office:string-value="" calcext:value-type="error">
            <text:p>#DIV/0!</text:p>
          </table:table-cell>
          <table:table-cell table:style-name="ce106" table:formula="of:=[.V141]/([.V141]+[.W141])" office:value-type="string" office:string-value="" calcext:value-type="error">
            <text:p>#DIV/0!</text:p>
          </table:table-cell>
          <table:table-cell table:style-name="ce106" table:formula="of:=[.V141]/([.V141]+[.Y141])" office:value-type="string" office:string-value="" calcext:value-type="error">
            <text:p>#DIV/0!</text:p>
          </table:table-cell>
          <table:table-cell table:style-name="ce106" table:formula="of:=[.X141]/([.X141]+[.W141])" office:value-type="string" office:string-value="" calcext:value-type="error">
            <text:p>#DIV/0!</text:p>
          </table:table-cell>
          <table:table-cell table:style-name="ce106" table:formula="of:=(2*[.V141])/((2*[.V141])+[.W141]+[.Y141])" office:value-type="string" office:string-value="" calcext:value-type="error">
            <text:p>#DIV/0!</text:p>
          </table:table-cell>
          <table:table-cell table:style-name="ce106" table:formula="of:=(5*[.V141])/((5*[.V141])+(4*[.Y141])+[.W141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number-columns-repeated="4"/>
          <table:table-cell table:style-name="ce107" table:formula="of:=([.J142]+[.L142])/([.J142]+[.K142]+[.L142]+[.M142])" office:value-type="string" office:string-value="" calcext:value-type="error">
            <text:p>#DIV/0!</text:p>
          </table:table-cell>
          <table:table-cell table:style-name="ce107" table:formula="of:=[.J142]/([.J142]+[.K142])" office:value-type="string" office:string-value="" calcext:value-type="error">
            <text:p>#DIV/0!</text:p>
          </table:table-cell>
          <table:table-cell table:style-name="ce107" table:formula="of:=[.J142]/([.J142]+[.M142])" office:value-type="string" office:string-value="" calcext:value-type="error">
            <text:p>#DIV/0!</text:p>
          </table:table-cell>
          <table:table-cell table:style-name="ce107" table:formula="of:=[.L142]/([.L142]+[.K142])" office:value-type="string" office:string-value="" calcext:value-type="error">
            <text:p>#DIV/0!</text:p>
          </table:table-cell>
          <table:table-cell table:style-name="ce107" table:formula="of:=(2*[.J142])/((2*[.J142])+[.K142]+[.M142])" office:value-type="string" office:string-value="" calcext:value-type="error">
            <text:p>#DIV/0!</text:p>
          </table:table-cell>
          <table:table-cell table:style-name="ce107" table:formula="of:=(5*[.J142])/((5*[.J142])+(4*[.M142])+[.K142])" office:value-type="string" office:string-value="" calcext:value-type="error">
            <text:p>#DIV/0!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table:number-columns-repeated="4"/>
          <table:table-cell table:style-name="ce107" table:formula="of:=([.V142]+[.X142])/([.V142]+[.W142]+[.X142]+[.Y142])" office:value-type="string" office:string-value="" calcext:value-type="error">
            <text:p>#DIV/0!</text:p>
          </table:table-cell>
          <table:table-cell table:style-name="ce107" table:formula="of:=[.V142]/([.V142]+[.W142])" office:value-type="string" office:string-value="" calcext:value-type="error">
            <text:p>#DIV/0!</text:p>
          </table:table-cell>
          <table:table-cell table:style-name="ce107" table:formula="of:=[.V142]/([.V142]+[.Y142])" office:value-type="string" office:string-value="" calcext:value-type="error">
            <text:p>#DIV/0!</text:p>
          </table:table-cell>
          <table:table-cell table:style-name="ce107" table:formula="of:=[.X142]/([.X142]+[.W142])" office:value-type="string" office:string-value="" calcext:value-type="error">
            <text:p>#DIV/0!</text:p>
          </table:table-cell>
          <table:table-cell table:style-name="ce107" table:formula="of:=(2*[.V142])/((2*[.V142])+[.W142]+[.Y142])" office:value-type="string" office:string-value="" calcext:value-type="error">
            <text:p>#DIV/0!</text:p>
          </table:table-cell>
          <table:table-cell table:style-name="ce107" table:formula="of:=(5*[.V142])/((5*[.V142])+(4*[.Y142])+[.W142])" office:value-type="string" office:string-value="" calcext:value-type="error">
            <text:p>#DIV/0!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4"/>
          <table:table-cell table:style-name="ce106" table:formula="of:=([.J143]+[.L143])/([.J143]+[.K143]+[.L143]+[.M143])" office:value-type="string" office:string-value="" calcext:value-type="error">
            <text:p>#DIV/0!</text:p>
          </table:table-cell>
          <table:table-cell table:style-name="ce106" table:formula="of:=[.J143]/([.J143]+[.K143])" office:value-type="string" office:string-value="" calcext:value-type="error">
            <text:p>#DIV/0!</text:p>
          </table:table-cell>
          <table:table-cell table:style-name="ce106" table:formula="of:=[.J143]/([.J143]+[.M143])" office:value-type="string" office:string-value="" calcext:value-type="error">
            <text:p>#DIV/0!</text:p>
          </table:table-cell>
          <table:table-cell table:style-name="ce106" table:formula="of:=[.L143]/([.L143]+[.K143])" office:value-type="string" office:string-value="" calcext:value-type="error">
            <text:p>#DIV/0!</text:p>
          </table:table-cell>
          <table:table-cell table:style-name="ce106" table:formula="of:=(2*[.J143])/((2*[.J143])+[.K143]+[.M143])" office:value-type="string" office:string-value="" calcext:value-type="error">
            <text:p>#DIV/0!</text:p>
          </table:table-cell>
          <table:table-cell table:style-name="ce106" table:formula="of:=(5*[.J143])/((5*[.J143])+(4*[.M143])+[.K143])" office:value-type="string" office:string-value="" calcext:value-type="error">
            <text:p>#DIV/0!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table:number-columns-repeated="4"/>
          <table:table-cell table:style-name="ce106" table:formula="of:=([.V143]+[.X143])/([.V143]+[.W143]+[.X143]+[.Y143])" office:value-type="string" office:string-value="" calcext:value-type="error">
            <text:p>#DIV/0!</text:p>
          </table:table-cell>
          <table:table-cell table:style-name="ce106" table:formula="of:=[.V143]/([.V143]+[.W143])" office:value-type="string" office:string-value="" calcext:value-type="error">
            <text:p>#DIV/0!</text:p>
          </table:table-cell>
          <table:table-cell table:style-name="ce106" table:formula="of:=[.V143]/([.V143]+[.Y143])" office:value-type="string" office:string-value="" calcext:value-type="error">
            <text:p>#DIV/0!</text:p>
          </table:table-cell>
          <table:table-cell table:style-name="ce106" table:formula="of:=[.X143]/([.X143]+[.W143])" office:value-type="string" office:string-value="" calcext:value-type="error">
            <text:p>#DIV/0!</text:p>
          </table:table-cell>
          <table:table-cell table:style-name="ce106" table:formula="of:=(2*[.V143])/((2*[.V143])+[.W143]+[.Y143])" office:value-type="string" office:string-value="" calcext:value-type="error">
            <text:p>#DIV/0!</text:p>
          </table:table-cell>
          <table:table-cell table:style-name="ce106" table:formula="of:=(5*[.V143])/((5*[.V143])+(4*[.Y143])+[.W143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number-columns-repeated="4"/>
          <table:table-cell table:style-name="ce108" table:formula="of:=([.J144]+[.L144])/([.J144]+[.K144]+[.L144]+[.M144])" office:value-type="string" office:string-value="" calcext:value-type="error">
            <text:p>#DIV/0!</text:p>
          </table:table-cell>
          <table:table-cell table:style-name="ce107" table:formula="of:=[.J144]/([.J144]+[.K144])" office:value-type="string" office:string-value="" calcext:value-type="error">
            <text:p>#DIV/0!</text:p>
          </table:table-cell>
          <table:table-cell table:style-name="ce107" table:formula="of:=[.J144]/([.J144]+[.M144])" office:value-type="string" office:string-value="" calcext:value-type="error">
            <text:p>#DIV/0!</text:p>
          </table:table-cell>
          <table:table-cell table:style-name="ce107" table:formula="of:=[.L144]/([.L144]+[.K144])" office:value-type="string" office:string-value="" calcext:value-type="error">
            <text:p>#DIV/0!</text:p>
          </table:table-cell>
          <table:table-cell table:style-name="ce107" table:formula="of:=(2*[.J144])/((2*[.J144])+[.K144]+[.M144])" office:value-type="string" office:string-value="" calcext:value-type="error">
            <text:p>#DIV/0!</text:p>
          </table:table-cell>
          <table:table-cell table:style-name="ce107" table:formula="of:=(5*[.J144])/((5*[.J144])+(4*[.M144])+[.K144])" office:value-type="string" office:string-value="" calcext:value-type="error">
            <text:p>#DIV/0!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table:number-columns-repeated="4"/>
          <table:table-cell table:style-name="ce108" table:formula="of:=([.V144]+[.X144])/([.V144]+[.W144]+[.X144]+[.Y144])" office:value-type="string" office:string-value="" calcext:value-type="error">
            <text:p>#DIV/0!</text:p>
          </table:table-cell>
          <table:table-cell table:style-name="ce107" table:formula="of:=[.V144]/([.V144]+[.W144])" office:value-type="string" office:string-value="" calcext:value-type="error">
            <text:p>#DIV/0!</text:p>
          </table:table-cell>
          <table:table-cell table:style-name="ce107" table:formula="of:=[.V144]/([.V144]+[.Y144])" office:value-type="string" office:string-value="" calcext:value-type="error">
            <text:p>#DIV/0!</text:p>
          </table:table-cell>
          <table:table-cell table:style-name="ce107" table:formula="of:=[.X144]/([.X144]+[.W144])" office:value-type="string" office:string-value="" calcext:value-type="error">
            <text:p>#DIV/0!</text:p>
          </table:table-cell>
          <table:table-cell table:style-name="ce107" table:formula="of:=(2*[.V144])/((2*[.V144])+[.W144]+[.Y144])" office:value-type="string" office:string-value="" calcext:value-type="error">
            <text:p>#DIV/0!</text:p>
          </table:table-cell>
          <table:table-cell table:style-name="ce107" table:formula="of:=(5*[.V144])/((5*[.V144])+(4*[.Y144])+[.W144])" office:value-type="string" office:string-value="" calcext:value-type="error">
            <text:p>#DIV/0!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number-columns-repeated="4"/>
          <table:table-cell table:style-name="ce106" table:formula="of:=([.J145]+[.L145])/([.J145]+[.K145]+[.L145]+[.M145])" office:value-type="string" office:string-value="" calcext:value-type="error">
            <text:p>#DIV/0!</text:p>
          </table:table-cell>
          <table:table-cell table:style-name="ce106" table:formula="of:=[.J145]/([.J145]+[.K145])" office:value-type="string" office:string-value="" calcext:value-type="error">
            <text:p>#DIV/0!</text:p>
          </table:table-cell>
          <table:table-cell table:style-name="ce106" table:formula="of:=[.J145]/([.J145]+[.M145])" office:value-type="string" office:string-value="" calcext:value-type="error">
            <text:p>#DIV/0!</text:p>
          </table:table-cell>
          <table:table-cell table:style-name="ce106" table:formula="of:=[.L145]/([.L145]+[.K145])" office:value-type="string" office:string-value="" calcext:value-type="error">
            <text:p>#DIV/0!</text:p>
          </table:table-cell>
          <table:table-cell table:style-name="ce106" table:formula="of:=(2*[.J145])/((2*[.J145])+[.K145]+[.M145])" office:value-type="string" office:string-value="" calcext:value-type="error">
            <text:p>#DIV/0!</text:p>
          </table:table-cell>
          <table:table-cell table:style-name="ce106" table:formula="of:=(5*[.J145])/((5*[.J145])+(4*[.M145])+[.K145])" office:value-type="string" office:string-value="" calcext:value-type="error">
            <text:p>#DIV/0!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table:number-columns-repeated="4"/>
          <table:table-cell table:style-name="ce106" table:formula="of:=([.V145]+[.X145])/([.V145]+[.W145]+[.X145]+[.Y145])" office:value-type="string" office:string-value="" calcext:value-type="error">
            <text:p>#DIV/0!</text:p>
          </table:table-cell>
          <table:table-cell table:style-name="ce106" table:formula="of:=[.V145]/([.V145]+[.W145])" office:value-type="string" office:string-value="" calcext:value-type="error">
            <text:p>#DIV/0!</text:p>
          </table:table-cell>
          <table:table-cell table:style-name="ce106" table:formula="of:=[.V145]/([.V145]+[.Y145])" office:value-type="string" office:string-value="" calcext:value-type="error">
            <text:p>#DIV/0!</text:p>
          </table:table-cell>
          <table:table-cell table:style-name="ce106" table:formula="of:=[.X145]/([.X145]+[.W145])" office:value-type="string" office:string-value="" calcext:value-type="error">
            <text:p>#DIV/0!</text:p>
          </table:table-cell>
          <table:table-cell table:style-name="ce106" table:formula="of:=(2*[.V145])/((2*[.V145])+[.W145]+[.Y145])" office:value-type="string" office:string-value="" calcext:value-type="error">
            <text:p>#DIV/0!</text:p>
          </table:table-cell>
          <table:table-cell table:style-name="ce106" table:formula="of:=(5*[.V145])/((5*[.V145])+(4*[.Y145])+[.W145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8</text:p>
          </table:table-cell>
          <table:table-cell table:style-name="ce7"/>
          <table:table-cell table:style-name="ce29"/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number-columns-repeated="4"/>
          <table:table-cell table:style-name="ce106" table:formula="of:=([.J147]+[.L147])/([.J147]+[.K147]+[.L147]+[.M147])" office:value-type="string" office:string-value="" calcext:value-type="error">
            <text:p>#DIV/0!</text:p>
          </table:table-cell>
          <table:table-cell table:style-name="ce106" table:formula="of:=[.J147]/([.J147]+[.K147])" office:value-type="string" office:string-value="" calcext:value-type="error">
            <text:p>#DIV/0!</text:p>
          </table:table-cell>
          <table:table-cell table:style-name="ce106" table:formula="of:=[.J147]/([.J147]+[.M147])" office:value-type="string" office:string-value="" calcext:value-type="error">
            <text:p>#DIV/0!</text:p>
          </table:table-cell>
          <table:table-cell table:style-name="ce106" table:formula="of:=[.L147]/([.L147]+[.K147])" office:value-type="string" office:string-value="" calcext:value-type="error">
            <text:p>#DIV/0!</text:p>
          </table:table-cell>
          <table:table-cell table:style-name="ce106" table:formula="of:=(2*[.J147])/((2*[.J147])+[.K147]+[.M147])" office:value-type="string" office:string-value="" calcext:value-type="error">
            <text:p>#DIV/0!</text:p>
          </table:table-cell>
          <table:table-cell table:style-name="ce106" table:formula="of:=(5*[.J147])/((5*[.J147])+(4*[.M147])+[.K147])" office:value-type="string" office:string-value="" calcext:value-type="error">
            <text:p>#DIV/0!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table:number-columns-repeated="4"/>
          <table:table-cell table:style-name="ce106" table:formula="of:=([.V147]+[.X147])/([.V147]+[.W147]+[.X147]+[.Y147])" office:value-type="string" office:string-value="" calcext:value-type="error">
            <text:p>#DIV/0!</text:p>
          </table:table-cell>
          <table:table-cell table:style-name="ce106" table:formula="of:=[.V147]/([.V147]+[.W147])" office:value-type="string" office:string-value="" calcext:value-type="error">
            <text:p>#DIV/0!</text:p>
          </table:table-cell>
          <table:table-cell table:style-name="ce106" table:formula="of:=[.V147]/([.V147]+[.Y147])" office:value-type="string" office:string-value="" calcext:value-type="error">
            <text:p>#DIV/0!</text:p>
          </table:table-cell>
          <table:table-cell table:style-name="ce106" table:formula="of:=[.X147]/([.X147]+[.W147])" office:value-type="string" office:string-value="" calcext:value-type="error">
            <text:p>#DIV/0!</text:p>
          </table:table-cell>
          <table:table-cell table:style-name="ce106" table:formula="of:=(2*[.V147])/((2*[.V147])+[.W147]+[.Y147])" office:value-type="string" office:string-value="" calcext:value-type="error">
            <text:p>#DIV/0!</text:p>
          </table:table-cell>
          <table:table-cell table:style-name="ce106" table:formula="of:=(5*[.V147])/((5*[.V147])+(4*[.Y147])+[.W147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formula="of:=([.J148]+[.L148])/([.J148]+[.K148]+[.L148]+[.M148])" office:value-type="string" office:string-value="" calcext:value-type="error">
            <text:p>#DIV/0!</text:p>
          </table:table-cell>
          <table:table-cell table:style-name="ce107" table:formula="of:=[.J148]/([.J148]+[.K148])" office:value-type="string" office:string-value="" calcext:value-type="error">
            <text:p>#DIV/0!</text:p>
          </table:table-cell>
          <table:table-cell table:style-name="ce107" table:formula="of:=[.J148]/([.J148]+[.M148])" office:value-type="string" office:string-value="" calcext:value-type="error">
            <text:p>#DIV/0!</text:p>
          </table:table-cell>
          <table:table-cell table:style-name="ce107" table:formula="of:=[.L148]/([.L148]+[.K148])" office:value-type="string" office:string-value="" calcext:value-type="error">
            <text:p>#DIV/0!</text:p>
          </table:table-cell>
          <table:table-cell table:style-name="ce107" table:formula="of:=(2*[.J148])/((2*[.J148])+[.K148]+[.M148])" office:value-type="string" office:string-value="" calcext:value-type="error">
            <text:p>#DIV/0!</text:p>
          </table:table-cell>
          <table:table-cell table:style-name="ce107" table:formula="of:=(5*[.J148])/((5*[.J148])+(4*[.M148])+[.K148])" office:value-type="string" office:string-value="" calcext:value-type="error">
            <text:p>#DIV/0!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table:number-columns-repeated="4"/>
          <table:table-cell table:style-name="ce107" table:formula="of:=([.V148]+[.X148])/([.V148]+[.W148]+[.X148]+[.Y148])" office:value-type="string" office:string-value="" calcext:value-type="error">
            <text:p>#DIV/0!</text:p>
          </table:table-cell>
          <table:table-cell table:style-name="ce107" table:formula="of:=[.V148]/([.V148]+[.W148])" office:value-type="string" office:string-value="" calcext:value-type="error">
            <text:p>#DIV/0!</text:p>
          </table:table-cell>
          <table:table-cell table:style-name="ce107" table:formula="of:=[.V148]/([.V148]+[.Y148])" office:value-type="string" office:string-value="" calcext:value-type="error">
            <text:p>#DIV/0!</text:p>
          </table:table-cell>
          <table:table-cell table:style-name="ce107" table:formula="of:=[.X148]/([.X148]+[.W148])" office:value-type="string" office:string-value="" calcext:value-type="error">
            <text:p>#DIV/0!</text:p>
          </table:table-cell>
          <table:table-cell table:style-name="ce107" table:formula="of:=(2*[.V148])/((2*[.V148])+[.W148]+[.Y148])" office:value-type="string" office:string-value="" calcext:value-type="error">
            <text:p>#DIV/0!</text:p>
          </table:table-cell>
          <table:table-cell table:style-name="ce107" table:formula="of:=(5*[.V148])/((5*[.V148])+(4*[.Y148])+[.W148])" office:value-type="string" office:string-value="" calcext:value-type="error">
            <text:p>#DIV/0!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 office:value-type="string" calcext:value-type="string">
            <text:p>scales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4"/>
          <table:table-cell table:style-name="ce106" table:formula="of:=([.J149]+[.L149])/([.J149]+[.K149]+[.L149]+[.M149])" office:value-type="string" office:string-value="" calcext:value-type="error">
            <text:p>#DIV/0!</text:p>
          </table:table-cell>
          <table:table-cell table:style-name="ce106" table:formula="of:=[.J149]/([.J149]+[.K149])" office:value-type="string" office:string-value="" calcext:value-type="error">
            <text:p>#DIV/0!</text:p>
          </table:table-cell>
          <table:table-cell table:style-name="ce106" table:formula="of:=[.J149]/([.J149]+[.M149])" office:value-type="string" office:string-value="" calcext:value-type="error">
            <text:p>#DIV/0!</text:p>
          </table:table-cell>
          <table:table-cell table:style-name="ce106" table:formula="of:=[.L149]/([.L149]+[.K149])" office:value-type="string" office:string-value="" calcext:value-type="error">
            <text:p>#DIV/0!</text:p>
          </table:table-cell>
          <table:table-cell table:style-name="ce106" table:formula="of:=(2*[.J149])/((2*[.J149])+[.K149]+[.M149])" office:value-type="string" office:string-value="" calcext:value-type="error">
            <text:p>#DIV/0!</text:p>
          </table:table-cell>
          <table:table-cell table:style-name="ce106" table:formula="of:=(5*[.J149])/((5*[.J149])+(4*[.M149])+[.K149])" office:value-type="string" office:string-value="" calcext:value-type="error">
            <text:p>#DIV/0!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table:number-columns-repeated="4"/>
          <table:table-cell table:style-name="ce106" table:formula="of:=([.V149]+[.X149])/([.V149]+[.W149]+[.X149]+[.Y149])" office:value-type="string" office:string-value="" calcext:value-type="error">
            <text:p>#DIV/0!</text:p>
          </table:table-cell>
          <table:table-cell table:style-name="ce106" table:formula="of:=[.V149]/([.V149]+[.W149])" office:value-type="string" office:string-value="" calcext:value-type="error">
            <text:p>#DIV/0!</text:p>
          </table:table-cell>
          <table:table-cell table:style-name="ce106" table:formula="of:=[.V149]/([.V149]+[.Y149])" office:value-type="string" office:string-value="" calcext:value-type="error">
            <text:p>#DIV/0!</text:p>
          </table:table-cell>
          <table:table-cell table:style-name="ce106" table:formula="of:=[.X149]/([.X149]+[.W149])" office:value-type="string" office:string-value="" calcext:value-type="error">
            <text:p>#DIV/0!</text:p>
          </table:table-cell>
          <table:table-cell table:style-name="ce106" table:formula="of:=(2*[.V149])/((2*[.V149])+[.W149]+[.Y149])" office:value-type="string" office:string-value="" calcext:value-type="error">
            <text:p>#DIV/0!</text:p>
          </table:table-cell>
          <table:table-cell table:style-name="ce106" table:formula="of:=(5*[.V149])/((5*[.V149])+(4*[.Y149])+[.W149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 table:formula="of:=([.J150]+[.L150])/([.J150]+[.K150]+[.L150]+[.M150])" office:value-type="string" office:string-value="" calcext:value-type="error">
            <text:p>#DIV/0!</text:p>
          </table:table-cell>
          <table:table-cell table:style-name="ce107" table:formula="of:=[.J150]/([.J150]+[.K150])" office:value-type="string" office:string-value="" calcext:value-type="error">
            <text:p>#DIV/0!</text:p>
          </table:table-cell>
          <table:table-cell table:style-name="ce107" table:formula="of:=[.J150]/([.J150]+[.M150])" office:value-type="string" office:string-value="" calcext:value-type="error">
            <text:p>#DIV/0!</text:p>
          </table:table-cell>
          <table:table-cell table:style-name="ce107" table:formula="of:=[.L150]/([.L150]+[.K150])" office:value-type="string" office:string-value="" calcext:value-type="error">
            <text:p>#DIV/0!</text:p>
          </table:table-cell>
          <table:table-cell table:style-name="ce107" table:formula="of:=(2*[.J150])/((2*[.J150])+[.K150]+[.M150])" office:value-type="string" office:string-value="" calcext:value-type="error">
            <text:p>#DIV/0!</text:p>
          </table:table-cell>
          <table:table-cell table:style-name="ce107" table:formula="of:=(5*[.J150])/((5*[.J150])+(4*[.M150])+[.K150])" office:value-type="string" office:string-value="" calcext:value-type="error">
            <text:p>#DIV/0!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table:number-columns-repeated="4"/>
          <table:table-cell table:style-name="ce108" table:formula="of:=([.V150]+[.X150])/([.V150]+[.W150]+[.X150]+[.Y150])" office:value-type="string" office:string-value="" calcext:value-type="error">
            <text:p>#DIV/0!</text:p>
          </table:table-cell>
          <table:table-cell table:style-name="ce107" table:formula="of:=[.V150]/([.V150]+[.W150])" office:value-type="string" office:string-value="" calcext:value-type="error">
            <text:p>#DIV/0!</text:p>
          </table:table-cell>
          <table:table-cell table:style-name="ce107" table:formula="of:=[.V150]/([.V150]+[.Y150])" office:value-type="string" office:string-value="" calcext:value-type="error">
            <text:p>#DIV/0!</text:p>
          </table:table-cell>
          <table:table-cell table:style-name="ce107" table:formula="of:=[.X150]/([.X150]+[.W150])" office:value-type="string" office:string-value="" calcext:value-type="error">
            <text:p>#DIV/0!</text:p>
          </table:table-cell>
          <table:table-cell table:style-name="ce107" table:formula="of:=(2*[.V150])/((2*[.V150])+[.W150]+[.Y150])" office:value-type="string" office:string-value="" calcext:value-type="error">
            <text:p>#DIV/0!</text:p>
          </table:table-cell>
          <table:table-cell table:style-name="ce107" table:formula="of:=(5*[.V150])/((5*[.V150])+(4*[.Y150])+[.W150])" office:value-type="string" office:string-value="" calcext:value-type="error">
            <text:p>#DIV/0!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number-columns-repeated="4"/>
          <table:table-cell table:style-name="ce106" table:formula="of:=([.J151]+[.L151])/([.J151]+[.K151]+[.L151]+[.M151])" office:value-type="string" office:string-value="" calcext:value-type="error">
            <text:p>#DIV/0!</text:p>
          </table:table-cell>
          <table:table-cell table:style-name="ce106" table:formula="of:=[.J151]/([.J151]+[.K151])" office:value-type="string" office:string-value="" calcext:value-type="error">
            <text:p>#DIV/0!</text:p>
          </table:table-cell>
          <table:table-cell table:style-name="ce106" table:formula="of:=[.J151]/([.J151]+[.M151])" office:value-type="string" office:string-value="" calcext:value-type="error">
            <text:p>#DIV/0!</text:p>
          </table:table-cell>
          <table:table-cell table:style-name="ce106" table:formula="of:=[.L151]/([.L151]+[.K151])" office:value-type="string" office:string-value="" calcext:value-type="error">
            <text:p>#DIV/0!</text:p>
          </table:table-cell>
          <table:table-cell table:style-name="ce106" table:formula="of:=(2*[.J151])/((2*[.J151])+[.K151]+[.M151])" office:value-type="string" office:string-value="" calcext:value-type="error">
            <text:p>#DIV/0!</text:p>
          </table:table-cell>
          <table:table-cell table:style-name="ce106" table:formula="of:=(5*[.J151])/((5*[.J151])+(4*[.M151])+[.K151])" office:value-type="string" office:string-value="" calcext:value-type="error">
            <text:p>#DIV/0!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table:number-columns-repeated="4"/>
          <table:table-cell table:style-name="ce106" table:formula="of:=([.V151]+[.X151])/([.V151]+[.W151]+[.X151]+[.Y151])" office:value-type="string" office:string-value="" calcext:value-type="error">
            <text:p>#DIV/0!</text:p>
          </table:table-cell>
          <table:table-cell table:style-name="ce106" table:formula="of:=[.V151]/([.V151]+[.W151])" office:value-type="string" office:string-value="" calcext:value-type="error">
            <text:p>#DIV/0!</text:p>
          </table:table-cell>
          <table:table-cell table:style-name="ce106" table:formula="of:=[.V151]/([.V151]+[.Y151])" office:value-type="string" office:string-value="" calcext:value-type="error">
            <text:p>#DIV/0!</text:p>
          </table:table-cell>
          <table:table-cell table:style-name="ce106" table:formula="of:=[.X151]/([.X151]+[.W151])" office:value-type="string" office:string-value="" calcext:value-type="error">
            <text:p>#DIV/0!</text:p>
          </table:table-cell>
          <table:table-cell table:style-name="ce106" table:formula="of:=(2*[.V151])/((2*[.V151])+[.W151]+[.Y151])" office:value-type="string" office:string-value="" calcext:value-type="error">
            <text:p>#DIV/0!</text:p>
          </table:table-cell>
          <table:table-cell table:style-name="ce106" table:formula="of:=(5*[.V151])/((5*[.V151])+(4*[.Y151])+[.W151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number-columns-repeated="4"/>
          <table:table-cell table:style-name="ce107" table:formula="of:=([.J152]+[.L152])/([.J152]+[.K152]+[.L152]+[.M152])" office:value-type="string" office:string-value="" calcext:value-type="error">
            <text:p>#DIV/0!</text:p>
          </table:table-cell>
          <table:table-cell table:style-name="ce107" table:formula="of:=[.J152]/([.J152]+[.K152])" office:value-type="string" office:string-value="" calcext:value-type="error">
            <text:p>#DIV/0!</text:p>
          </table:table-cell>
          <table:table-cell table:style-name="ce107" table:formula="of:=[.J152]/([.J152]+[.M152])" office:value-type="string" office:string-value="" calcext:value-type="error">
            <text:p>#DIV/0!</text:p>
          </table:table-cell>
          <table:table-cell table:style-name="ce107" table:formula="of:=[.L152]/([.L152]+[.K152])" office:value-type="string" office:string-value="" calcext:value-type="error">
            <text:p>#DIV/0!</text:p>
          </table:table-cell>
          <table:table-cell table:style-name="ce107" table:formula="of:=(2*[.J152])/((2*[.J152])+[.K152]+[.M152])" office:value-type="string" office:string-value="" calcext:value-type="error">
            <text:p>#DIV/0!</text:p>
          </table:table-cell>
          <table:table-cell table:style-name="ce107" table:formula="of:=(5*[.J152])/((5*[.J152])+(4*[.M152])+[.K152])" office:value-type="string" office:string-value="" calcext:value-type="error">
            <text:p>#DIV/0!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table:number-columns-repeated="4"/>
          <table:table-cell table:style-name="ce107" table:formula="of:=([.V152]+[.X152])/([.V152]+[.W152]+[.X152]+[.Y152])" office:value-type="string" office:string-value="" calcext:value-type="error">
            <text:p>#DIV/0!</text:p>
          </table:table-cell>
          <table:table-cell table:style-name="ce107" table:formula="of:=[.V152]/([.V152]+[.W152])" office:value-type="string" office:string-value="" calcext:value-type="error">
            <text:p>#DIV/0!</text:p>
          </table:table-cell>
          <table:table-cell table:style-name="ce107" table:formula="of:=[.V152]/([.V152]+[.Y152])" office:value-type="string" office:string-value="" calcext:value-type="error">
            <text:p>#DIV/0!</text:p>
          </table:table-cell>
          <table:table-cell table:style-name="ce107" table:formula="of:=[.X152]/([.X152]+[.W152])" office:value-type="string" office:string-value="" calcext:value-type="error">
            <text:p>#DIV/0!</text:p>
          </table:table-cell>
          <table:table-cell table:style-name="ce107" table:formula="of:=(2*[.V152])/((2*[.V152])+[.W152]+[.Y152])" office:value-type="string" office:string-value="" calcext:value-type="error">
            <text:p>#DIV/0!</text:p>
          </table:table-cell>
          <table:table-cell table:style-name="ce107" table:formula="of:=(5*[.V152])/((5*[.V152])+(4*[.Y152])+[.W152])" office:value-type="string" office:string-value="" calcext:value-type="error">
            <text:p>#DIV/0!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4"/>
          <table:table-cell table:style-name="ce106" table:formula="of:=([.J153]+[.L153])/([.J153]+[.K153]+[.L153]+[.M153])" office:value-type="string" office:string-value="" calcext:value-type="error">
            <text:p>#DIV/0!</text:p>
          </table:table-cell>
          <table:table-cell table:style-name="ce106" table:formula="of:=[.J153]/([.J153]+[.K153])" office:value-type="string" office:string-value="" calcext:value-type="error">
            <text:p>#DIV/0!</text:p>
          </table:table-cell>
          <table:table-cell table:style-name="ce106" table:formula="of:=[.J153]/([.J153]+[.M153])" office:value-type="string" office:string-value="" calcext:value-type="error">
            <text:p>#DIV/0!</text:p>
          </table:table-cell>
          <table:table-cell table:style-name="ce106" table:formula="of:=[.L153]/([.L153]+[.K153])" office:value-type="string" office:string-value="" calcext:value-type="error">
            <text:p>#DIV/0!</text:p>
          </table:table-cell>
          <table:table-cell table:style-name="ce106" table:formula="of:=(2*[.J153])/((2*[.J153])+[.K153]+[.M153])" office:value-type="string" office:string-value="" calcext:value-type="error">
            <text:p>#DIV/0!</text:p>
          </table:table-cell>
          <table:table-cell table:style-name="ce106" table:formula="of:=(5*[.J153])/((5*[.J153])+(4*[.M153])+[.K153])" office:value-type="string" office:string-value="" calcext:value-type="error">
            <text:p>#DIV/0!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table:number-columns-repeated="4"/>
          <table:table-cell table:style-name="ce106" table:formula="of:=([.V153]+[.X153])/([.V153]+[.W153]+[.X153]+[.Y153])" office:value-type="string" office:string-value="" calcext:value-type="error">
            <text:p>#DIV/0!</text:p>
          </table:table-cell>
          <table:table-cell table:style-name="ce106" table:formula="of:=[.V153]/([.V153]+[.W153])" office:value-type="string" office:string-value="" calcext:value-type="error">
            <text:p>#DIV/0!</text:p>
          </table:table-cell>
          <table:table-cell table:style-name="ce106" table:formula="of:=[.V153]/([.V153]+[.Y153])" office:value-type="string" office:string-value="" calcext:value-type="error">
            <text:p>#DIV/0!</text:p>
          </table:table-cell>
          <table:table-cell table:style-name="ce106" table:formula="of:=[.X153]/([.X153]+[.W153])" office:value-type="string" office:string-value="" calcext:value-type="error">
            <text:p>#DIV/0!</text:p>
          </table:table-cell>
          <table:table-cell table:style-name="ce106" table:formula="of:=(2*[.V153])/((2*[.V153])+[.W153]+[.Y153])" office:value-type="string" office:string-value="" calcext:value-type="error">
            <text:p>#DIV/0!</text:p>
          </table:table-cell>
          <table:table-cell table:style-name="ce106" table:formula="of:=(5*[.V153])/((5*[.V153])+(4*[.Y153])+[.W153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number-columns-repeated="4"/>
          <table:table-cell table:style-name="ce108" table:formula="of:=([.J154]+[.L154])/([.J154]+[.K154]+[.L154]+[.M154])" office:value-type="string" office:string-value="" calcext:value-type="error">
            <text:p>#DIV/0!</text:p>
          </table:table-cell>
          <table:table-cell table:style-name="ce107" table:formula="of:=[.J154]/([.J154]+[.K154])" office:value-type="string" office:string-value="" calcext:value-type="error">
            <text:p>#DIV/0!</text:p>
          </table:table-cell>
          <table:table-cell table:style-name="ce107" table:formula="of:=[.J154]/([.J154]+[.M154])" office:value-type="string" office:string-value="" calcext:value-type="error">
            <text:p>#DIV/0!</text:p>
          </table:table-cell>
          <table:table-cell table:style-name="ce107" table:formula="of:=[.L154]/([.L154]+[.K154])" office:value-type="string" office:string-value="" calcext:value-type="error">
            <text:p>#DIV/0!</text:p>
          </table:table-cell>
          <table:table-cell table:style-name="ce107" table:formula="of:=(2*[.J154])/((2*[.J154])+[.K154]+[.M154])" office:value-type="string" office:string-value="" calcext:value-type="error">
            <text:p>#DIV/0!</text:p>
          </table:table-cell>
          <table:table-cell table:style-name="ce107" table:formula="of:=(5*[.J154])/((5*[.J154])+(4*[.M154])+[.K154])" office:value-type="string" office:string-value="" calcext:value-type="error">
            <text:p>#DIV/0!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table:number-columns-repeated="4"/>
          <table:table-cell table:style-name="ce108" table:formula="of:=([.V154]+[.X154])/([.V154]+[.W154]+[.X154]+[.Y154])" office:value-type="string" office:string-value="" calcext:value-type="error">
            <text:p>#DIV/0!</text:p>
          </table:table-cell>
          <table:table-cell table:style-name="ce107" table:formula="of:=[.V154]/([.V154]+[.W154])" office:value-type="string" office:string-value="" calcext:value-type="error">
            <text:p>#DIV/0!</text:p>
          </table:table-cell>
          <table:table-cell table:style-name="ce107" table:formula="of:=[.V154]/([.V154]+[.Y154])" office:value-type="string" office:string-value="" calcext:value-type="error">
            <text:p>#DIV/0!</text:p>
          </table:table-cell>
          <table:table-cell table:style-name="ce107" table:formula="of:=[.X154]/([.X154]+[.W154])" office:value-type="string" office:string-value="" calcext:value-type="error">
            <text:p>#DIV/0!</text:p>
          </table:table-cell>
          <table:table-cell table:style-name="ce107" table:formula="of:=(2*[.V154])/((2*[.V154])+[.W154]+[.Y154])" office:value-type="string" office:string-value="" calcext:value-type="error">
            <text:p>#DIV/0!</text:p>
          </table:table-cell>
          <table:table-cell table:style-name="ce107" table:formula="of:=(5*[.V154])/((5*[.V154])+(4*[.Y154])+[.W154])" office:value-type="string" office:string-value="" calcext:value-type="error">
            <text:p>#DIV/0!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number-columns-repeated="4"/>
          <table:table-cell table:style-name="ce106" table:formula="of:=([.J155]+[.L155])/([.J155]+[.K155]+[.L155]+[.M155])" office:value-type="string" office:string-value="" calcext:value-type="error">
            <text:p>#DIV/0!</text:p>
          </table:table-cell>
          <table:table-cell table:style-name="ce106" table:formula="of:=[.J155]/([.J155]+[.K155])" office:value-type="string" office:string-value="" calcext:value-type="error">
            <text:p>#DIV/0!</text:p>
          </table:table-cell>
          <table:table-cell table:style-name="ce106" table:formula="of:=[.J155]/([.J155]+[.M155])" office:value-type="string" office:string-value="" calcext:value-type="error">
            <text:p>#DIV/0!</text:p>
          </table:table-cell>
          <table:table-cell table:style-name="ce106" table:formula="of:=[.L155]/([.L155]+[.K155])" office:value-type="string" office:string-value="" calcext:value-type="error">
            <text:p>#DIV/0!</text:p>
          </table:table-cell>
          <table:table-cell table:style-name="ce106" table:formula="of:=(2*[.J155])/((2*[.J155])+[.K155]+[.M155])" office:value-type="string" office:string-value="" calcext:value-type="error">
            <text:p>#DIV/0!</text:p>
          </table:table-cell>
          <table:table-cell table:style-name="ce106" table:formula="of:=(5*[.J155])/((5*[.J155])+(4*[.M155])+[.K155])" office:value-type="string" office:string-value="" calcext:value-type="error">
            <text:p>#DIV/0!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table:number-columns-repeated="4"/>
          <table:table-cell table:style-name="ce106" table:formula="of:=([.V155]+[.X155])/([.V155]+[.W155]+[.X155]+[.Y155])" office:value-type="string" office:string-value="" calcext:value-type="error">
            <text:p>#DIV/0!</text:p>
          </table:table-cell>
          <table:table-cell table:style-name="ce106" table:formula="of:=[.V155]/([.V155]+[.W155])" office:value-type="string" office:string-value="" calcext:value-type="error">
            <text:p>#DIV/0!</text:p>
          </table:table-cell>
          <table:table-cell table:style-name="ce106" table:formula="of:=[.V155]/([.V155]+[.Y155])" office:value-type="string" office:string-value="" calcext:value-type="error">
            <text:p>#DIV/0!</text:p>
          </table:table-cell>
          <table:table-cell table:style-name="ce106" table:formula="of:=[.X155]/([.X155]+[.W155])" office:value-type="string" office:string-value="" calcext:value-type="error">
            <text:p>#DIV/0!</text:p>
          </table:table-cell>
          <table:table-cell table:style-name="ce106" table:formula="of:=(2*[.V155])/((2*[.V155])+[.W155]+[.Y155])" office:value-type="string" office:string-value="" calcext:value-type="error">
            <text:p>#DIV/0!</text:p>
          </table:table-cell>
          <table:table-cell table:style-name="ce106" table:formula="of:=(5*[.V155])/((5*[.V155])+(4*[.Y155])+[.W155])" office:value-type="string" office:string-value="" calcext:value-type="error">
            <text:p>#DIV/0!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 table:number-rows-repeated="5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9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249" calcext:value-type="float">
            <text:p>9249</text:p>
          </table:table-cell>
          <table:table-cell table:style-name="Default" office:value-type="float" office:value="1635" calcext:value-type="float">
            <text:p>1635</text:p>
          </table:table-cell>
          <table:table-cell table:style-name="Default" office:value-type="float" office:value="4506" calcext:value-type="float">
            <text:p>4506</text:p>
          </table:table-cell>
          <table:table-cell table:style-name="Default" office:value-type="float" office:value="3343" calcext:value-type="float">
            <text:p>3343</text:p>
          </table:table-cell>
          <table:table-cell table:style-name="ce106" table:formula="of:=([.J161]+[.L161])/([.J161]+[.K161]+[.L161]+[.M161])" office:value-type="float" office:value="0.734265734265734" calcext:value-type="float">
            <text:p>0.7343</text:p>
          </table:table-cell>
          <table:table-cell table:style-name="ce106" table:formula="of:=[.J161]/([.J161]+[.K161])" office:value-type="float" office:value="0.849779492833517" calcext:value-type="float">
            <text:p>0.8498</text:p>
          </table:table-cell>
          <table:table-cell table:style-name="ce106" table:formula="of:=[.J161]/([.J161]+[.M161])" office:value-type="float" office:value="0.734513977128335" calcext:value-type="float">
            <text:p>0.7345</text:p>
          </table:table-cell>
          <table:table-cell table:style-name="ce106" table:formula="of:=[.L161]/([.L161]+[.K161])" office:value-type="float" office:value="0.733756717147045" calcext:value-type="float">
            <text:p>0.7338</text:p>
          </table:table-cell>
          <table:table-cell table:style-name="ce106" table:formula="of:=(2*[.J161])/((2*[.J161])+[.K161]+[.M161])" office:value-type="float" office:value="0.787953654796388" calcext:value-type="float">
            <text:p>0.7880</text:p>
          </table:table-cell>
          <table:table-cell table:style-name="ce106" table:formula="of:=(5*[.J161])/((5*[.J161])+(4*[.M161])+[.K161])" office:value-type="float" office:value="0.754995755240645" calcext:value-type="float">
            <text:p>0.755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8130" calcext:value-type="float">
            <text:p>8130</text:p>
          </table:table-cell>
          <table:table-cell table:style-name="Default" office:value-type="float" office:value="4568" calcext:value-type="float">
            <text:p>4568</text:p>
          </table:table-cell>
          <table:table-cell table:style-name="Default" office:value-type="float" office:value="4506" calcext:value-type="float">
            <text:p>4506</text:p>
          </table:table-cell>
          <table:table-cell table:style-name="Default" office:value-type="float" office:value="4550" calcext:value-type="float">
            <text:p>4550</text:p>
          </table:table-cell>
          <table:table-cell table:style-name="ce106" table:formula="of:=([.V161]+[.X161])/([.V161]+[.W161]+[.X161]+[.Y161])" office:value-type="float" office:value="0.580858692654225" calcext:value-type="float">
            <text:p>0.5809</text:p>
          </table:table-cell>
          <table:table-cell table:style-name="ce106" table:formula="of:=[.V161]/([.V161]+[.W161])" office:value-type="float" office:value="0.640258308395023" calcext:value-type="float">
            <text:p>0.6403</text:p>
          </table:table-cell>
          <table:table-cell table:style-name="ce106" table:formula="of:=[.V161]/([.V161]+[.Y161])" office:value-type="float" office:value="0.641167192429022" calcext:value-type="float">
            <text:p>0.6412</text:p>
          </table:table-cell>
          <table:table-cell table:style-name="ce106" table:formula="of:=[.X161]/([.X161]+[.W161])" office:value-type="float" office:value="0.49658364558078" calcext:value-type="float">
            <text:p>0.4966</text:p>
          </table:table-cell>
          <table:table-cell table:style-name="ce106" table:formula="of:=(2*[.V161])/((2*[.V161])+[.W161]+[.Y161])" office:value-type="float" office:value="0.64071242808732" calcext:value-type="float">
            <text:p>0.6407</text:p>
          </table:table-cell>
          <table:table-cell table:style-name="ce106" table:formula="of:=(5*[.V161])/((5*[.V161])+(4*[.Y161])+[.W161])" office:value-type="float" office:value="0.640985209246586" calcext:value-type="float">
            <text:p>0.6410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374" calcext:value-type="float">
            <text:p>8374</text:p>
          </table:table-cell>
          <table:table-cell table:style-name="Default" office:value-type="float" office:value="1133" calcext:value-type="float">
            <text:p>1133</text:p>
          </table:table-cell>
          <table:table-cell table:style-name="Default" office:value-type="float" office:value="5008" calcext:value-type="float">
            <text:p>5008</text:p>
          </table:table-cell>
          <table:table-cell table:style-name="Default" office:value-type="float" office:value="4218" calcext:value-type="float">
            <text:p>4218</text:p>
          </table:table-cell>
          <table:table-cell table:style-name="ce107" table:formula="of:=([.J162]+[.L162])/([.J162]+[.K162]+[.L162]+[.M162])" office:value-type="float" office:value="0.714354347942134" calcext:value-type="float">
            <text:p>0.7144</text:p>
          </table:table-cell>
          <table:table-cell table:style-name="ce107" table:formula="of:=[.J162]/([.J162]+[.K162])" office:value-type="float" office:value="0.880824655516988" calcext:value-type="float">
            <text:p>0.8808</text:p>
          </table:table-cell>
          <table:table-cell table:style-name="ce107" table:formula="of:=[.J162]/([.J162]+[.M162])" office:value-type="float" office:value="0.66502541296061" calcext:value-type="float">
            <text:p>0.6650</text:p>
          </table:table-cell>
          <table:table-cell table:style-name="ce107" table:formula="of:=[.L162]/([.L162]+[.K162])" office:value-type="float" office:value="0.815502361178961" calcext:value-type="float">
            <text:p>0.8155</text:p>
          </table:table-cell>
          <table:table-cell table:style-name="ce107" table:formula="of:=(2*[.J162])/((2*[.J162])+[.K162]+[.M162])" office:value-type="float" office:value="0.757862346712521" calcext:value-type="float">
            <text:p>0.7579</text:p>
          </table:table-cell>
          <table:table-cell table:style-name="ce107" table:formula="of:=(5*[.J162])/((5*[.J162])+(4*[.M162])+[.K162])" office:value-type="float" office:value="0.69929018789144" calcext:value-type="float">
            <text:p>0.6993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office:value-type="float" office:value="7503" calcext:value-type="float">
            <text:p>7503</text:p>
          </table:table-cell>
          <table:table-cell table:style-name="Default" office:value-type="float" office:value="2767" calcext:value-type="float">
            <text:p>2767</text:p>
          </table:table-cell>
          <table:table-cell table:style-name="Default" office:value-type="float" office:value="5008" calcext:value-type="float">
            <text:p>5008</text:p>
          </table:table-cell>
          <table:table-cell table:style-name="Default" office:value-type="float" office:value="5177" calcext:value-type="float">
            <text:p>5177</text:p>
          </table:table-cell>
          <table:table-cell table:style-name="ce107" table:formula="of:=([.V162]+[.X162])/([.V162]+[.W162]+[.X162]+[.Y162])" office:value-type="float" office:value="0.6116352969934" calcext:value-type="float">
            <text:p>0.6116</text:p>
          </table:table-cell>
          <table:table-cell table:style-name="ce107" table:formula="of:=[.V162]/([.V162]+[.W162])" office:value-type="float" office:value="0.730574488802337" calcext:value-type="float">
            <text:p>0.7306</text:p>
          </table:table-cell>
          <table:table-cell table:style-name="ce107" table:formula="of:=[.V162]/([.V162]+[.Y162])" office:value-type="float" office:value="0.591719242902208" calcext:value-type="float">
            <text:p>0.5917</text:p>
          </table:table-cell>
          <table:table-cell table:style-name="ce107" table:formula="of:=[.X162]/([.X162]+[.W162])" office:value-type="float" office:value="0.64411575562701" calcext:value-type="float">
            <text:p>0.6441</text:p>
          </table:table-cell>
          <table:table-cell table:style-name="ce107" table:formula="of:=(2*[.V162])/((2*[.V162])+[.W162]+[.Y162])" office:value-type="float" office:value="0.653856209150327" calcext:value-type="float">
            <text:p>0.6539</text:p>
          </table:table-cell>
          <table:table-cell table:style-name="ce107" table:formula="of:=(5*[.V162])/((5*[.V162])+(4*[.Y162])+[.W162])" office:value-type="float" office:value="0.615100836202656" calcext:value-type="float">
            <text:p>0.6151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7747" calcext:value-type="float">
            <text:p>7747</text:p>
          </table:table-cell>
          <table:table-cell table:style-name="Default" office:value-type="float" office:value="884" calcext:value-type="float">
            <text:p>884</text:p>
          </table:table-cell>
          <table:table-cell table:style-name="Default" office:value-type="float" office:value="5257" calcext:value-type="float">
            <text:p>5257</text:p>
          </table:table-cell>
          <table:table-cell table:style-name="Default" office:value-type="float" office:value="4845" calcext:value-type="float">
            <text:p>4845</text:p>
          </table:table-cell>
          <table:table-cell table:style-name="ce106" table:formula="of:=([.J163]+[.L163])/([.J163]+[.K163]+[.L163]+[.M163])" office:value-type="float" office:value="0.694176052954679" calcext:value-type="float">
            <text:p>0.6942</text:p>
          </table:table-cell>
          <table:table-cell table:style-name="ce106" table:formula="of:=[.J163]/([.J163]+[.K163])" office:value-type="float" office:value="0.897578496118642" calcext:value-type="float">
            <text:p>0.8976</text:p>
          </table:table-cell>
          <table:table-cell table:style-name="ce106" table:formula="of:=[.J163]/([.J163]+[.M163])" office:value-type="float" office:value="0.615231893265565" calcext:value-type="float">
            <text:p>0.6152</text:p>
          </table:table-cell>
          <table:table-cell table:style-name="ce106" table:formula="of:=[.L163]/([.L163]+[.K163])" office:value-type="float" office:value="0.856049503338218" calcext:value-type="float">
            <text:p>0.8560</text:p>
          </table:table-cell>
          <table:table-cell table:style-name="ce106" table:formula="of:=(2*[.J163])/((2*[.J163])+[.K163]+[.M163])" office:value-type="float" office:value="0.730057013617302" calcext:value-type="float">
            <text:p>0.7301</text:p>
          </table:table-cell>
          <table:table-cell table:style-name="ce106" table:formula="of:=(5*[.J163])/((5*[.J163])+(4*[.M163])+[.K163])" office:value-type="float" office:value="0.656536551466974" calcext:value-type="float">
            <text:p>0.6565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office:value-type="float" office:value="7012" calcext:value-type="float">
            <text:p>7012</text:p>
          </table:table-cell>
          <table:table-cell table:style-name="Default" office:value-type="float" office:value="2023" calcext:value-type="float">
            <text:p>2023</text:p>
          </table:table-cell>
          <table:table-cell table:style-name="Default" office:value-type="float" office:value="5257" calcext:value-type="float">
            <text:p>5257</text:p>
          </table:table-cell>
          <table:table-cell table:style-name="Default" office:value-type="float" office:value="5668" calcext:value-type="float">
            <text:p>5668</text:p>
          </table:table-cell>
          <table:table-cell table:style-name="ce106" table:formula="of:=([.V163]+[.X163])/([.V163]+[.W163]+[.X163]+[.Y163])" office:value-type="float" office:value="0.614679358717435" calcext:value-type="float">
            <text:p>0.6147</text:p>
          </table:table-cell>
          <table:table-cell table:style-name="ce106" table:formula="of:=[.V163]/([.V163]+[.W163])" office:value-type="float" office:value="0.776092971776425" calcext:value-type="float">
            <text:p>0.7761</text:p>
          </table:table-cell>
          <table:table-cell table:style-name="ce106" table:formula="of:=[.V163]/([.V163]+[.Y163])" office:value-type="float" office:value="0.552996845425867" calcext:value-type="float">
            <text:p>0.5530</text:p>
          </table:table-cell>
          <table:table-cell table:style-name="ce106" table:formula="of:=[.X163]/([.X163]+[.W163])" office:value-type="float" office:value="0.722115384615385" calcext:value-type="float">
            <text:p>0.7221</text:p>
          </table:table-cell>
          <table:table-cell table:style-name="ce106" table:formula="of:=(2*[.V163])/((2*[.V163])+[.W163]+[.Y163])" office:value-type="float" office:value="0.645820861155883" calcext:value-type="float">
            <text:p>0.6458</text:p>
          </table:table-cell>
          <table:table-cell table:style-name="ce106" table:formula="of:=(5*[.V163])/((5*[.V163])+(4*[.Y163])+[.W163])" office:value-type="float" office:value="0.586729144004686" calcext:value-type="float">
            <text:p>0.5867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208" calcext:value-type="float">
            <text:p>7208</text:p>
          </table:table-cell>
          <table:table-cell table:style-name="Default" office:value-type="float" office:value="687" calcext:value-type="float">
            <text:p>687</text:p>
          </table:table-cell>
          <table:table-cell table:style-name="Default" office:value-type="float" office:value="5454" calcext:value-type="float">
            <text:p>5454</text:p>
          </table:table-cell>
          <table:table-cell table:style-name="Default" office:value-type="float" office:value="5384" calcext:value-type="float">
            <text:p>5384</text:p>
          </table:table-cell>
          <table:table-cell table:style-name="ce108" table:formula="of:=([.J164]+[.L164])/([.J164]+[.K164]+[.L164]+[.M164])" office:value-type="float" office:value="0.675919500346981" calcext:value-type="float">
            <text:p>0.6759</text:p>
          </table:table-cell>
          <table:table-cell table:style-name="ce107" table:formula="of:=[.J164]/([.J164]+[.K164])" office:value-type="float" office:value="0.912982900569981" calcext:value-type="float">
            <text:p>0.9130</text:p>
          </table:table-cell>
          <table:table-cell table:style-name="ce107" table:formula="of:=[.J164]/([.J164]+[.M164])" office:value-type="float" office:value="0.572426937738246" calcext:value-type="float">
            <text:p>0.5724</text:p>
          </table:table-cell>
          <table:table-cell table:style-name="ce107" table:formula="of:=[.L164]/([.L164]+[.K164])" office:value-type="float" office:value="0.888128969223254" calcext:value-type="float">
            <text:p>0.8881</text:p>
          </table:table-cell>
          <table:table-cell table:style-name="ce107" table:formula="of:=(2*[.J164])/((2*[.J164])+[.K164]+[.M164])" office:value-type="float" office:value="0.70366573924928" calcext:value-type="float">
            <text:p>0.7037</text:p>
          </table:table-cell>
          <table:table-cell table:style-name="ce107" table:formula="of:=(5*[.J164])/((5*[.J164])+(4*[.M164])+[.K164])" office:value-type="float" office:value="0.618574395413899" calcext:value-type="float">
            <text:p>0.6186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office:value-type="float" office:value="6577" calcext:value-type="float">
            <text:p>6577</text:p>
          </table:table-cell>
          <table:table-cell table:style-name="Default" office:value-type="float" office:value="1563" calcext:value-type="float">
            <text:p>1563</text:p>
          </table:table-cell>
          <table:table-cell table:style-name="Default" office:value-type="float" office:value="5454" calcext:value-type="float">
            <text:p>5454</text:p>
          </table:table-cell>
          <table:table-cell table:style-name="Default" office:value-type="float" office:value="6103" calcext:value-type="float">
            <text:p>6103</text:p>
          </table:table-cell>
          <table:table-cell table:style-name="ce108" table:formula="of:=([.V164]+[.X164])/([.V164]+[.W164]+[.X164]+[.Y164])" office:value-type="float" office:value="0.610803675686653" calcext:value-type="float">
            <text:p>0.6108</text:p>
          </table:table-cell>
          <table:table-cell table:style-name="ce107" table:formula="of:=[.V164]/([.V164]+[.W164])" office:value-type="float" office:value="0.807985257985258" calcext:value-type="float">
            <text:p>0.8080</text:p>
          </table:table-cell>
          <table:table-cell table:style-name="ce107" table:formula="of:=[.V164]/([.V164]+[.Y164])" office:value-type="float" office:value="0.518690851735016" calcext:value-type="float">
            <text:p>0.5187</text:p>
          </table:table-cell>
          <table:table-cell table:style-name="ce107" table:formula="of:=[.X164]/([.X164]+[.W164])" office:value-type="float" office:value="0.777255237280889" calcext:value-type="float">
            <text:p>0.7773</text:p>
          </table:table-cell>
          <table:table-cell table:style-name="ce107" table:formula="of:=(2*[.V164])/((2*[.V164])+[.W164]+[.Y164])" office:value-type="float" office:value="0.631796349663785" calcext:value-type="float">
            <text:p>0.6318</text:p>
          </table:table-cell>
          <table:table-cell table:style-name="ce107" table:formula="of:=(5*[.V164])/((5*[.V164])+(4*[.Y164])+[.W164])" office:value-type="float" office:value="0.558698606863744" calcext:value-type="float">
            <text:p>0.5587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6701" calcext:value-type="float">
            <text:p>6701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5634" calcext:value-type="float">
            <text:p>5634</text:p>
          </table:table-cell>
          <table:table-cell table:style-name="Default" office:value-type="float" office:value="5891" calcext:value-type="float">
            <text:p>5891</text:p>
          </table:table-cell>
          <table:table-cell table:style-name="ce106" table:formula="of:=([.J165]+[.L165])/([.J165]+[.K165]+[.L165]+[.M165])" office:value-type="float" office:value="0.658463673730849" calcext:value-type="float">
            <text:p>0.6585</text:p>
          </table:table-cell>
          <table:table-cell table:style-name="ce106" table:formula="of:=[.J165]/([.J165]+[.K165])" office:value-type="float" office:value="0.929661487236404" calcext:value-type="float">
            <text:p>0.9297</text:p>
          </table:table-cell>
          <table:table-cell table:style-name="ce106" table:formula="of:=[.J165]/([.J165]+[.M165])" office:value-type="float" office:value="0.532163278271919" calcext:value-type="float">
            <text:p>0.5322</text:p>
          </table:table-cell>
          <table:table-cell table:style-name="ce106" table:formula="of:=[.L165]/([.L165]+[.K165])" office:value-type="float" office:value="0.917440156326331" calcext:value-type="float">
            <text:p>0.9174</text:p>
          </table:table-cell>
          <table:table-cell table:style-name="ce106" table:formula="of:=(2*[.J165])/((2*[.J165])+[.K165]+[.M165])" office:value-type="float" office:value="0.676868686868687" calcext:value-type="float">
            <text:p>0.6769</text:p>
          </table:table-cell>
          <table:table-cell table:style-name="ce106" table:formula="of:=(5*[.J165])/((5*[.J165])+(4*[.M165])+[.K165])" office:value-type="float" office:value="0.581926497151591" calcext:value-type="float">
            <text:p>0.5819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6163" calcext:value-type="float">
            <text:p>6163</text:p>
          </table:table-cell>
          <table:table-cell table:style-name="Default" office:value-type="float" office:value="1199" calcext:value-type="float">
            <text:p>1199</text:p>
          </table:table-cell>
          <table:table-cell table:style-name="Default" office:value-type="float" office:value="5634" calcext:value-type="float">
            <text:p>5634</text:p>
          </table:table-cell>
          <table:table-cell table:style-name="Default" office:value-type="float" office:value="6517" calcext:value-type="float">
            <text:p>6517</text:p>
          </table:table-cell>
          <table:table-cell table:style-name="ce106" table:formula="of:=([.V165]+[.X165])/([.V165]+[.W165]+[.X165]+[.Y165])" office:value-type="float" office:value="0.604571311433403" calcext:value-type="float">
            <text:p>0.6046</text:p>
          </table:table-cell>
          <table:table-cell table:style-name="ce106" table:formula="of:=[.V165]/([.V165]+[.W165])" office:value-type="float" office:value="0.837136647650095" calcext:value-type="float">
            <text:p>0.8371</text:p>
          </table:table-cell>
          <table:table-cell table:style-name="ce106" table:formula="of:=[.V165]/([.V165]+[.Y165])" office:value-type="float" office:value="0.486041009463722" calcext:value-type="float">
            <text:p>0.4860</text:p>
          </table:table-cell>
          <table:table-cell table:style-name="ce106" table:formula="of:=[.X165]/([.X165]+[.W165])" office:value-type="float" office:value="0.824528025757354" calcext:value-type="float">
            <text:p>0.8245</text:p>
          </table:table-cell>
          <table:table-cell table:style-name="ce106" table:formula="of:=(2*[.V165])/((2*[.V165])+[.W165]+[.Y165])" office:value-type="float" office:value="0.615008482187406" calcext:value-type="float">
            <text:p>0.6150</text:p>
          </table:table-cell>
          <table:table-cell table:style-name="ce106" table:formula="of:=(5*[.V165])/((5*[.V165])+(4*[.Y165])+[.W165])" office:value-type="float" office:value="0.530543025377914" calcext:value-type="float">
            <text:p>0.5305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6077" calcext:value-type="float">
            <text:p>6077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5731" calcext:value-type="float">
            <text:p>5731</text:p>
          </table:table-cell>
          <table:table-cell table:style-name="Default" office:value-type="float" office:value="6515" calcext:value-type="float">
            <text:p>6515</text:p>
          </table:table-cell>
          <table:table-cell table:style-name="ce107" table:formula="of:=([.J166]+[.L166])/([.J166]+[.K166]+[.L166]+[.M166])" office:value-type="float" office:value="0.630331500560508" calcext:value-type="float">
            <text:p>0.6303</text:p>
          </table:table-cell>
          <table:table-cell table:style-name="ce107" table:formula="of:=[.J166]/([.J166]+[.K166])" office:value-type="float" office:value="0.936796670263604" calcext:value-type="float">
            <text:p>0.9368</text:p>
          </table:table-cell>
          <table:table-cell table:style-name="ce107" table:formula="of:=[.J166]/([.J166]+[.M166])" office:value-type="float" office:value="0.482608005082592" calcext:value-type="float">
            <text:p>0.4826</text:p>
          </table:table-cell>
          <table:table-cell table:style-name="ce107" table:formula="of:=[.L166]/([.L166]+[.K166])" office:value-type="float" office:value="0.933235629376323" calcext:value-type="float">
            <text:p>0.9332</text:p>
          </table:table-cell>
          <table:table-cell table:style-name="ce107" table:formula="of:=(2*[.J166])/((2*[.J166])+[.K166]+[.M166])" office:value-type="float" office:value="0.637035484040044" calcext:value-type="float">
            <text:p>0.6370</text:p>
          </table:table-cell>
          <table:table-cell table:style-name="ce107" table:formula="of:=(5*[.J166])/((5*[.J166])+(4*[.M166])+[.K166])" office:value-type="float" office:value="0.534429689561164" calcext:value-type="float">
            <text:p>0.5344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office:value-type="float" office:value="5635" calcext:value-type="float">
            <text:p>5635</text:p>
          </table:table-cell>
          <table:table-cell table:style-name="Default" office:value-type="float" office:value="937" calcext:value-type="float">
            <text:p>937</text:p>
          </table:table-cell>
          <table:table-cell table:style-name="Default" office:value-type="float" office:value="5731" calcext:value-type="float">
            <text:p>5731</text:p>
          </table:table-cell>
          <table:table-cell table:style-name="Default" office:value-type="float" office:value="7045" calcext:value-type="float">
            <text:p>7045</text:p>
          </table:table-cell>
          <table:table-cell table:style-name="ce107" table:formula="of:=([.V166]+[.X166])/([.V166]+[.W166]+[.X166]+[.Y166])" office:value-type="float" office:value="0.587450899317759" calcext:value-type="float">
            <text:p>0.5875</text:p>
          </table:table-cell>
          <table:table-cell table:style-name="ce107" table:formula="of:=[.V166]/([.V166]+[.W166])" office:value-type="float" office:value="0.857425441265977" calcext:value-type="float">
            <text:p>0.8574</text:p>
          </table:table-cell>
          <table:table-cell table:style-name="ce107" table:formula="of:=[.V166]/([.V166]+[.Y166])" office:value-type="float" office:value="0.444400630914827" calcext:value-type="float">
            <text:p>0.4444</text:p>
          </table:table-cell>
          <table:table-cell table:style-name="ce107" table:formula="of:=[.X166]/([.X166]+[.W166])" office:value-type="float" office:value="0.859478104379124" calcext:value-type="float">
            <text:p>0.8595</text:p>
          </table:table-cell>
          <table:table-cell table:style-name="ce107" table:formula="of:=(2*[.V166])/((2*[.V166])+[.W166]+[.Y166])" office:value-type="float" office:value="0.585393725327239" calcext:value-type="float">
            <text:p>0.5854</text:p>
          </table:table-cell>
          <table:table-cell table:style-name="ce107" table:formula="of:=(5*[.V166])/((5*[.V166])+(4*[.Y166])+[.W166])" office:value-type="float" office:value="0.491778956922432" calcext:value-type="float">
            <text:p>0.4918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5367" calcext:value-type="float">
            <text:p>5367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5866" calcext:value-type="float">
            <text:p>5866</text:p>
          </table:table-cell>
          <table:table-cell table:style-name="Default" office:value-type="float" office:value="7225" calcext:value-type="float">
            <text:p>7225</text:p>
          </table:table-cell>
          <table:table-cell table:style-name="ce106" table:formula="of:=([.J167]+[.L167])/([.J167]+[.K167]+[.L167]+[.M167])" office:value-type="float" office:value="0.599637004217157" calcext:value-type="float">
            <text:p>0.5996</text:p>
          </table:table-cell>
          <table:table-cell table:style-name="ce106" table:formula="of:=[.J167]/([.J167]+[.K167])" office:value-type="float" office:value="0.951258419000354" calcext:value-type="float">
            <text:p>0.9513</text:p>
          </table:table-cell>
          <table:table-cell table:style-name="ce106" table:formula="of:=[.J167]/([.J167]+[.M167])" office:value-type="float" office:value="0.426222998729352" calcext:value-type="float">
            <text:p>0.4262</text:p>
          </table:table-cell>
          <table:table-cell table:style-name="ce106" table:formula="of:=[.L167]/([.L167]+[.K167])" office:value-type="float" office:value="0.955219019703631" calcext:value-type="float">
            <text:p>0.9552</text:p>
          </table:table-cell>
          <table:table-cell table:style-name="ce106" table:formula="of:=(2*[.J167])/((2*[.J167])+[.K167]+[.M167])" office:value-type="float" office:value="0.588680487002303" calcext:value-type="float">
            <text:p>0.5887</text:p>
          </table:table-cell>
          <table:table-cell table:style-name="ce106" table:formula="of:=(5*[.J167])/((5*[.J167])+(4*[.M167])+[.K167])" office:value-type="float" office:value="0.479110873058382" calcext:value-type="float">
            <text:p>0.4791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office:value-type="float" office:value="5034" calcext:value-type="float">
            <text:p>5034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5866" calcext:value-type="float">
            <text:p>5866</text:p>
          </table:table-cell>
          <table:table-cell table:style-name="Default" office:value-type="float" office:value="7646" calcext:value-type="float">
            <text:p>7646</text:p>
          </table:table-cell>
          <table:table-cell table:style-name="ce106" table:formula="of:=([.V167]+[.X167])/([.V167]+[.W167]+[.X167]+[.Y167])" office:value-type="float" office:value="0.567826630548031" calcext:value-type="float">
            <text:p>0.5678</text:p>
          </table:table-cell>
          <table:table-cell table:style-name="ce106" table:formula="of:=[.V167]/([.V167]+[.W167])" office:value-type="float" office:value="0.885643912737509" calcext:value-type="float">
            <text:p>0.8856</text:p>
          </table:table-cell>
          <table:table-cell table:style-name="ce106" table:formula="of:=[.V167]/([.V167]+[.Y167])" office:value-type="float" office:value="0.397003154574132" calcext:value-type="float">
            <text:p>0.3970</text:p>
          </table:table-cell>
          <table:table-cell table:style-name="ce106" table:formula="of:=[.X167]/([.X167]+[.W167])" office:value-type="float" office:value="0.90024554941682" calcext:value-type="float">
            <text:p>0.9002</text:p>
          </table:table-cell>
          <table:table-cell table:style-name="ce106" table:formula="of:=(2*[.V167])/((2*[.V167])+[.W167]+[.Y167])" office:value-type="float" office:value="0.548246569374864" calcext:value-type="float">
            <text:p>0.5482</text:p>
          </table:table-cell>
          <table:table-cell table:style-name="ce106" table:formula="of:=(5*[.V167])/((5*[.V167])+(4*[.Y167])+[.W167])" office:value-type="float" office:value="0.446244947166868" calcext:value-type="float">
            <text:p>0.4462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4521" calcext:value-type="float">
            <text:p>4521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5982" calcext:value-type="float">
            <text:p>5982</text:p>
          </table:table-cell>
          <table:table-cell table:style-name="Default" office:value-type="float" office:value="8071" calcext:value-type="float">
            <text:p>8071</text:p>
          </table:table-cell>
          <table:table-cell table:style-name="ce108" table:formula="of:=([.J168]+[.L168])/([.J168]+[.K168]+[.L168]+[.M168])" office:value-type="float" office:value="0.560668339294293" calcext:value-type="float">
            <text:p>0.5607</text:p>
          </table:table-cell>
          <table:table-cell table:style-name="ce107" table:formula="of:=[.J168]/([.J168]+[.K168])" office:value-type="float" office:value="0.966025641025641" calcext:value-type="float">
            <text:p>0.9660</text:p>
          </table:table-cell>
          <table:table-cell table:style-name="ce107" table:formula="of:=[.J168]/([.J168]+[.M168])" office:value-type="float" office:value="0.3590374841169" calcext:value-type="float">
            <text:p>0.3590</text:p>
          </table:table-cell>
          <table:table-cell table:style-name="ce107" table:formula="of:=[.L168]/([.L168]+[.K168])" office:value-type="float" office:value="0.974108451392281" calcext:value-type="float">
            <text:p>0.9741</text:p>
          </table:table-cell>
          <table:table-cell table:style-name="ce107" table:formula="of:=(2*[.J168])/((2*[.J168])+[.K168]+[.M168])" office:value-type="float" office:value="0.523506252894859" calcext:value-type="float">
            <text:p>0.5235</text:p>
          </table:table-cell>
          <table:table-cell table:style-name="ce107" table:formula="of:=(5*[.J168])/((5*[.J168])+(4*[.M168])+[.K168])" office:value-type="float" office:value="0.410641621857288" calcext:value-type="float">
            <text:p>0.4106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office:value-type="float" office:value="4287" calcext:value-type="float">
            <text:p>4287</text:p>
          </table:table-cell>
          <table:table-cell table:style-name="Default" office:value-type="float" office:value="407" calcext:value-type="float">
            <text:p>407</text:p>
          </table:table-cell>
          <table:table-cell table:style-name="Default" office:value-type="float" office:value="5982" calcext:value-type="float">
            <text:p>5982</text:p>
          </table:table-cell>
          <table:table-cell table:style-name="Default" office:value-type="float" office:value="8393" calcext:value-type="float">
            <text:p>8393</text:p>
          </table:table-cell>
          <table:table-cell table:style-name="ce108" table:formula="of:=([.V168]+[.X168])/([.V168]+[.W168]+[.X168]+[.Y168])" office:value-type="float" office:value="0.538518013529813" calcext:value-type="float">
            <text:p>0.5385</text:p>
          </table:table-cell>
          <table:table-cell table:style-name="ce107" table:formula="of:=[.V168]/([.V168]+[.W168])" office:value-type="float" office:value="0.913293566254793" calcext:value-type="float">
            <text:p>0.9133</text:p>
          </table:table-cell>
          <table:table-cell table:style-name="ce107" table:formula="of:=[.V168]/([.V168]+[.Y168])" office:value-type="float" office:value="0.338091482649842" calcext:value-type="float">
            <text:p>0.3381</text:p>
          </table:table-cell>
          <table:table-cell table:style-name="ce107" table:formula="of:=[.X168]/([.X168]+[.W168])" office:value-type="float" office:value="0.936296760056347" calcext:value-type="float">
            <text:p>0.9363</text:p>
          </table:table-cell>
          <table:table-cell table:style-name="ce107" table:formula="of:=(2*[.V168])/((2*[.V168])+[.W168]+[.Y168])" office:value-type="float" office:value="0.493496028548406" calcext:value-type="float">
            <text:p>0.4935</text:p>
          </table:table-cell>
          <table:table-cell table:style-name="ce107" table:formula="of:=(5*[.V168])/((5*[.V168])+(4*[.Y168])+[.W168])" office:value-type="float" office:value="0.386815606164507" calcext:value-type="float">
            <text:p>0.3868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3157" calcext:value-type="float">
            <text:p>3157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6099" calcext:value-type="float">
            <text:p>6099</text:p>
          </table:table-cell>
          <table:table-cell table:style-name="Default" office:value-type="float" office:value="9435" calcext:value-type="float">
            <text:p>9435</text:p>
          </table:table-cell>
          <table:table-cell table:style-name="ce106" table:formula="of:=([.J169]+[.L169])/([.J169]+[.K169]+[.L169]+[.M169])" office:value-type="float" office:value="0.494101318528799" calcext:value-type="float">
            <text:p>0.4941</text:p>
          </table:table-cell>
          <table:table-cell table:style-name="ce106" table:formula="of:=[.J169]/([.J169]+[.K169])" office:value-type="float" office:value="0.986870897155361" calcext:value-type="float">
            <text:p>0.9869</text:p>
          </table:table-cell>
          <table:table-cell table:style-name="ce106" table:formula="of:=[.J169]/([.J169]+[.M169])" office:value-type="float" office:value="0.250714739517154" calcext:value-type="float">
            <text:p>0.2507</text:p>
          </table:table-cell>
          <table:table-cell table:style-name="ce106" table:formula="of:=[.L169]/([.L169]+[.K169])" office:value-type="float" office:value="0.993160723009282" calcext:value-type="float">
            <text:p>0.9932</text:p>
          </table:table-cell>
          <table:table-cell table:style-name="ce106" table:formula="of:=(2*[.J169])/((2*[.J169])+[.K169]+[.M169])" office:value-type="float" office:value="0.399848014691913" calcext:value-type="float">
            <text:p>0.3998</text:p>
          </table:table-cell>
          <table:table-cell table:style-name="ce106" table:formula="of:=(5*[.J169])/((5*[.J169])+(4*[.M169])+[.K169])" office:value-type="float" office:value="0.294677693355984" calcext:value-type="float">
            <text:p>0.2947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office:value-type="float" office:value="3032" calcext:value-type="float">
            <text:p>3032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6099" calcext:value-type="float">
            <text:p>6099</text:p>
          </table:table-cell>
          <table:table-cell table:style-name="Default" office:value-type="float" office:value="9648" calcext:value-type="float">
            <text:p>9648</text:p>
          </table:table-cell>
          <table:table-cell table:style-name="ce106" table:formula="of:=([.V169]+[.X169])/([.V169]+[.W169]+[.X169]+[.Y169])" office:value-type="float" office:value="0.4818723943216" calcext:value-type="float">
            <text:p>0.4819</text:p>
          </table:table-cell>
          <table:table-cell table:style-name="ce106" table:formula="of:=[.V169]/([.V169]+[.W169])" office:value-type="float" office:value="0.946908182386009" calcext:value-type="float">
            <text:p>0.9469</text:p>
          </table:table-cell>
          <table:table-cell table:style-name="ce106" table:formula="of:=[.V169]/([.V169]+[.Y169])" office:value-type="float" office:value="0.239116719242902" calcext:value-type="float">
            <text:p>0.2391</text:p>
          </table:table-cell>
          <table:table-cell table:style-name="ce106" table:formula="of:=[.X169]/([.X169]+[.W169])" office:value-type="float" office:value="0.972882437390333" calcext:value-type="float">
            <text:p>0.9729</text:p>
          </table:table-cell>
          <table:table-cell table:style-name="ce106" table:formula="of:=(2*[.V169])/((2*[.V169])+[.W169]+[.Y169])" office:value-type="float" office:value="0.381815892205012" calcext:value-type="float">
            <text:p>0.3818</text:p>
          </table:table-cell>
          <table:table-cell table:style-name="ce106" table:formula="of:=(5*[.V169])/((5*[.V169])+(4*[.Y169])+[.W169])" office:value-type="float" office:value="0.281146841734357" calcext:value-type="float">
            <text:p>0.2811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9" office:value-type="float" office:value="15" calcext:value-type="float">
            <text:p>15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096" calcext:value-type="float">
            <text:p>9096</text:p>
          </table:table-cell>
          <table:table-cell table:style-name="Default" office:value-type="float" office:value="1825" calcext:value-type="float">
            <text:p>1825</text:p>
          </table:table-cell>
          <table:table-cell table:style-name="Default" office:value-type="float" office:value="4316" calcext:value-type="float">
            <text:p>4316</text:p>
          </table:table-cell>
          <table:table-cell table:style-name="Default" office:value-type="float" office:value="3496" calcext:value-type="float">
            <text:p>3496</text:p>
          </table:table-cell>
          <table:table-cell table:style-name="ce106" table:formula="of:=([.J171]+[.L171])/([.J171]+[.K171]+[.L171]+[.M171])" office:value-type="float" office:value="0.715955799925266" calcext:value-type="float">
            <text:p>0.7160</text:p>
          </table:table-cell>
          <table:table-cell table:style-name="ce106" table:formula="of:=[.J171]/([.J171]+[.K171])" office:value-type="float" office:value="0.83289076091933" calcext:value-type="float">
            <text:p>0.8329</text:p>
          </table:table-cell>
          <table:table-cell table:style-name="ce106" table:formula="of:=[.J171]/([.J171]+[.M171])" office:value-type="float" office:value="0.722363405336722" calcext:value-type="float">
            <text:p>0.7224</text:p>
          </table:table-cell>
          <table:table-cell table:style-name="ce106" table:formula="of:=[.L171]/([.L171]+[.K171])" office:value-type="float" office:value="0.702817130760463" calcext:value-type="float">
            <text:p>0.7028</text:p>
          </table:table-cell>
          <table:table-cell table:style-name="ce106" table:formula="of:=(2*[.J171])/((2*[.J171])+[.K171]+[.M171])" office:value-type="float" office:value="0.773699655509718" calcext:value-type="float">
            <text:p>0.7737</text:p>
          </table:table-cell>
          <table:table-cell table:style-name="ce106" table:formula="of:=(5*[.J171])/((5*[.J171])+(4*[.M171])+[.K171])" office:value-type="float" office:value="0.742058118096233" calcext:value-type="float">
            <text:p>0.7421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8129" calcext:value-type="float">
            <text:p>8129</text:p>
          </table:table-cell>
          <table:table-cell table:style-name="Default" office:value-type="float" office:value="5065" calcext:value-type="float">
            <text:p>5065</text:p>
          </table:table-cell>
          <table:table-cell table:style-name="Default" office:value-type="float" office:value="4316" calcext:value-type="float">
            <text:p>4316</text:p>
          </table:table-cell>
          <table:table-cell table:style-name="Default" office:value-type="float" office:value="4551" calcext:value-type="float">
            <text:p>4551</text:p>
          </table:table-cell>
          <table:table-cell table:style-name="ce106" table:formula="of:=([.V171]+[.X171])/([.V171]+[.W171]+[.X171]+[.Y171])" office:value-type="float" office:value="0.564117673722859" calcext:value-type="float">
            <text:p>0.5641</text:p>
          </table:table-cell>
          <table:table-cell table:style-name="ce106" table:formula="of:=[.V171]/([.V171]+[.W171])" office:value-type="float" office:value="0.616113384871911" calcext:value-type="float">
            <text:p>0.6161</text:p>
          </table:table-cell>
          <table:table-cell table:style-name="ce106" table:formula="of:=[.V171]/([.V171]+[.Y171])" office:value-type="float" office:value="0.64108832807571" calcext:value-type="float">
            <text:p>0.6411</text:p>
          </table:table-cell>
          <table:table-cell table:style-name="ce106" table:formula="of:=[.X171]/([.X171]+[.W171])" office:value-type="float" office:value="0.46007888284831" calcext:value-type="float">
            <text:p>0.4601</text:p>
          </table:table-cell>
          <table:table-cell table:style-name="ce106" table:formula="of:=(2*[.V171])/((2*[.V171])+[.W171]+[.Y171])" office:value-type="float" office:value="0.628352786581124" calcext:value-type="float">
            <text:p>0.6284</text:p>
          </table:table-cell>
          <table:table-cell table:style-name="ce106" table:formula="of:=(5*[.V171])/((5*[.V171])+(4*[.Y171])+[.W171])" office:value-type="float" office:value="0.635932659511218" calcext:value-type="float">
            <text:p>0.6359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394" calcext:value-type="float">
            <text:p>8394</text:p>
          </table:table-cell>
          <table:table-cell table:style-name="Default" office:value-type="float" office:value="1341" calcext:value-type="float">
            <text:p>1341</text:p>
          </table:table-cell>
          <table:table-cell table:style-name="Default" office:value-type="float" office:value="4800" calcext:value-type="float">
            <text:p>4800</text:p>
          </table:table-cell>
          <table:table-cell table:style-name="Default" office:value-type="float" office:value="4198" calcext:value-type="float">
            <text:p>4198</text:p>
          </table:table-cell>
          <table:table-cell table:style-name="ce107" table:formula="of:=([.J172]+[.L172])/([.J172]+[.K172]+[.L172]+[.M172])" office:value-type="float" office:value="0.704318582181178" calcext:value-type="float">
            <text:p>0.7043</text:p>
          </table:table-cell>
          <table:table-cell table:style-name="ce107" table:formula="of:=[.J172]/([.J172]+[.K172])" office:value-type="float" office:value="0.862249614791988" calcext:value-type="float">
            <text:p>0.8622</text:p>
          </table:table-cell>
          <table:table-cell table:style-name="ce107" table:formula="of:=[.J172]/([.J172]+[.M172])" office:value-type="float" office:value="0.666613722998729" calcext:value-type="float">
            <text:p>0.6666</text:p>
          </table:table-cell>
          <table:table-cell table:style-name="ce107" table:formula="of:=[.L172]/([.L172]+[.K172])" office:value-type="float" office:value="0.781631656082071" calcext:value-type="float">
            <text:p>0.7816</text:p>
          </table:table-cell>
          <table:table-cell table:style-name="ce107" table:formula="of:=(2*[.J172])/((2*[.J172])+[.K172]+[.M172])" office:value-type="float" office:value="0.751914722085367" calcext:value-type="float">
            <text:p>0.7519</text:p>
          </table:table-cell>
          <table:table-cell table:style-name="ce107" table:formula="of:=(5*[.J172])/((5*[.J172])+(4*[.M172])+[.K172])" office:value-type="float" office:value="0.698301249521654" calcext:value-type="float">
            <text:p>0.6983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office:value-type="float" office:value="7592" calcext:value-type="float">
            <text:p>7592</text:p>
          </table:table-cell>
          <table:table-cell table:style-name="Default" office:value-type="float" office:value="3272" calcext:value-type="float">
            <text:p>3272</text:p>
          </table:table-cell>
          <table:table-cell table:style-name="Default" office:value-type="float" office:value="4800" calcext:value-type="float">
            <text:p>4800</text:p>
          </table:table-cell>
          <table:table-cell table:style-name="Default" office:value-type="float" office:value="5088" calcext:value-type="float">
            <text:p>5088</text:p>
          </table:table-cell>
          <table:table-cell table:style-name="ce107" table:formula="of:=([.V172]+[.X172])/([.V172]+[.W172]+[.X172]+[.Y172])" office:value-type="float" office:value="0.597147262914418" calcext:value-type="float">
            <text:p>0.5971</text:p>
          </table:table-cell>
          <table:table-cell table:style-name="ce107" table:formula="of:=[.V172]/([.V172]+[.W172])" office:value-type="float" office:value="0.698821796759941" calcext:value-type="float">
            <text:p>0.6988</text:p>
          </table:table-cell>
          <table:table-cell table:style-name="ce107" table:formula="of:=[.V172]/([.V172]+[.Y172])" office:value-type="float" office:value="0.598738170347003" calcext:value-type="float">
            <text:p>0.5987</text:p>
          </table:table-cell>
          <table:table-cell table:style-name="ce107" table:formula="of:=[.X172]/([.X172]+[.W172])" office:value-type="float" office:value="0.594648166501487" calcext:value-type="float">
            <text:p>0.5946</text:p>
          </table:table-cell>
          <table:table-cell table:style-name="ce107" table:formula="of:=(2*[.V172])/((2*[.V172])+[.W172]+[.Y172])" office:value-type="float" office:value="0.644920149507305" calcext:value-type="float">
            <text:p>0.6449</text:p>
          </table:table-cell>
          <table:table-cell table:style-name="ce107" table:formula="of:=(5*[.V172])/((5*[.V172])+(4*[.Y172])+[.W172])" office:value-type="float" office:value="0.616393868537282" calcext:value-type="float">
            <text:p>0.6164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7976" calcext:value-type="float">
            <text:p>7976</text:p>
          </table:table-cell>
          <table:table-cell table:style-name="Default" office:value-type="float" office:value="1082" calcext:value-type="float">
            <text:p>1082</text:p>
          </table:table-cell>
          <table:table-cell table:style-name="Default" office:value-type="float" office:value="5059" calcext:value-type="float">
            <text:p>5059</text:p>
          </table:table-cell>
          <table:table-cell table:style-name="Default" office:value-type="float" office:value="4616" calcext:value-type="float">
            <text:p>4616</text:p>
          </table:table-cell>
          <table:table-cell table:style-name="ce106" table:formula="of:=([.J173]+[.L173])/([.J173]+[.K173]+[.L173]+[.M173])" office:value-type="float" office:value="0.695830886670581" calcext:value-type="float">
            <text:p>0.6958</text:p>
          </table:table-cell>
          <table:table-cell table:style-name="ce106" table:formula="of:=[.J173]/([.J173]+[.K173])" office:value-type="float" office:value="0.880547582247737" calcext:value-type="float">
            <text:p>0.8805</text:p>
          </table:table-cell>
          <table:table-cell table:style-name="ce106" table:formula="of:=[.J173]/([.J173]+[.M173])" office:value-type="float" office:value="0.633418043202033" calcext:value-type="float">
            <text:p>0.6334</text:p>
          </table:table-cell>
          <table:table-cell table:style-name="ce106" table:formula="of:=[.L173]/([.L173]+[.K173])" office:value-type="float" office:value="0.823807197524833" calcext:value-type="float">
            <text:p>0.8238</text:p>
          </table:table-cell>
          <table:table-cell table:style-name="ce106" table:formula="of:=(2*[.J173])/((2*[.J173])+[.K173]+[.M173])" office:value-type="float" office:value="0.736812933025404" calcext:value-type="float">
            <text:p>0.7368</text:p>
          </table:table-cell>
          <table:table-cell table:style-name="ce106" table:formula="of:=(5*[.J173])/((5*[.J173])+(4*[.M173])+[.K173])" office:value-type="float" office:value="0.671086729714266" calcext:value-type="float">
            <text:p>0.6711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office:value-type="float" office:value="7255" calcext:value-type="float">
            <text:p>7255</text:p>
          </table:table-cell>
          <table:table-cell table:style-name="Default" office:value-type="float" office:value="2505" calcext:value-type="float">
            <text:p>2505</text:p>
          </table:table-cell>
          <table:table-cell table:style-name="Default" office:value-type="float" office:value="5059" calcext:value-type="float">
            <text:p>5059</text:p>
          </table:table-cell>
          <table:table-cell table:style-name="Default" office:value-type="float" office:value="5425" calcext:value-type="float">
            <text:p>5425</text:p>
          </table:table-cell>
          <table:table-cell table:style-name="ce106" table:formula="of:=([.V173]+[.X173])/([.V173]+[.W173]+[.X173]+[.Y173])" office:value-type="float" office:value="0.608278996245801" calcext:value-type="float">
            <text:p>0.6083</text:p>
          </table:table-cell>
          <table:table-cell table:style-name="ce106" table:formula="of:=[.V173]/([.V173]+[.W173])" office:value-type="float" office:value="0.743340163934426" calcext:value-type="float">
            <text:p>0.7433</text:p>
          </table:table-cell>
          <table:table-cell table:style-name="ce106" table:formula="of:=[.V173]/([.V173]+[.Y173])" office:value-type="float" office:value="0.572160883280757" calcext:value-type="float">
            <text:p>0.5722</text:p>
          </table:table-cell>
          <table:table-cell table:style-name="ce106" table:formula="of:=[.X173]/([.X173]+[.W173])" office:value-type="float" office:value="0.668826017979905" calcext:value-type="float">
            <text:p>0.6688</text:p>
          </table:table-cell>
          <table:table-cell table:style-name="ce106" table:formula="of:=(2*[.V173])/((2*[.V173])+[.W173]+[.Y173])" office:value-type="float" office:value="0.646613190730838" calcext:value-type="float">
            <text:p>0.6466</text:p>
          </table:table-cell>
          <table:table-cell table:style-name="ce106" table:formula="of:=(5*[.V173])/((5*[.V173])+(4*[.Y173])+[.W173])" office:value-type="float" office:value="0.599785052910053" calcext:value-type="float">
            <text:p>0.5998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582" calcext:value-type="float">
            <text:p>7582</text:p>
          </table:table-cell>
          <table:table-cell table:style-name="Default" office:value-type="float" office:value="892" calcext:value-type="float">
            <text:p>892</text:p>
          </table:table-cell>
          <table:table-cell table:style-name="Default" office:value-type="float" office:value="5249" calcext:value-type="float">
            <text:p>5249</text:p>
          </table:table-cell>
          <table:table-cell table:style-name="Default" office:value-type="float" office:value="5010" calcext:value-type="float">
            <text:p>5010</text:p>
          </table:table-cell>
          <table:table-cell table:style-name="ce108" table:formula="of:=([.J174]+[.L174])/([.J174]+[.K174]+[.L174]+[.M174])" office:value-type="float" office:value="0.684941013185288" calcext:value-type="float">
            <text:p>0.6849</text:p>
          </table:table-cell>
          <table:table-cell table:style-name="ce107" table:formula="of:=[.J174]/([.J174]+[.K174])" office:value-type="float" office:value="0.894736842105263" calcext:value-type="float">
            <text:p>0.8947</text:p>
          </table:table-cell>
          <table:table-cell table:style-name="ce107" table:formula="of:=[.J174]/([.J174]+[.M174])" office:value-type="float" office:value="0.60212833545108" calcext:value-type="float">
            <text:p>0.6021</text:p>
          </table:table-cell>
          <table:table-cell table:style-name="ce107" table:formula="of:=[.L174]/([.L174]+[.K174])" office:value-type="float" office:value="0.854746783911415" calcext:value-type="float">
            <text:p>0.8547</text:p>
          </table:table-cell>
          <table:table-cell table:style-name="ce107" table:formula="of:=(2*[.J174])/((2*[.J174])+[.K174]+[.M174])" office:value-type="float" office:value="0.719832906104624" calcext:value-type="float">
            <text:p>0.7198</text:p>
          </table:table-cell>
          <table:table-cell table:style-name="ce107" table:formula="of:=(5*[.J174])/((5*[.J174])+(4*[.M174])+[.K174])" office:value-type="float" office:value="0.644267699942218" calcext:value-type="float">
            <text:p>0.6443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office:value-type="float" office:value="6934" calcext:value-type="float">
            <text:p>6934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5249" calcext:value-type="float">
            <text:p>5249</text:p>
          </table:table-cell>
          <table:table-cell table:style-name="Default" office:value-type="float" office:value="5746" calcext:value-type="float">
            <text:p>5746</text:p>
          </table:table-cell>
          <table:table-cell table:style-name="ce108" table:formula="of:=([.V174]+[.X174])/([.V174]+[.W174]+[.X174]+[.Y174])" office:value-type="float" office:value="0.610952309312472" calcext:value-type="float">
            <text:p>0.6110</text:p>
          </table:table-cell>
          <table:table-cell table:style-name="ce107" table:formula="of:=[.V174]/([.V174]+[.W174])" office:value-type="float" office:value="0.775095014531634" calcext:value-type="float">
            <text:p>0.7751</text:p>
          </table:table-cell>
          <table:table-cell table:style-name="ce107" table:formula="of:=[.V174]/([.V174]+[.Y174])" office:value-type="float" office:value="0.546845425867508" calcext:value-type="float">
            <text:p>0.5468</text:p>
          </table:table-cell>
          <table:table-cell table:style-name="ce107" table:formula="of:=[.X174]/([.X174]+[.W174])" office:value-type="float" office:value="0.722903181379975" calcext:value-type="float">
            <text:p>0.7229</text:p>
          </table:table-cell>
          <table:table-cell table:style-name="ce107" table:formula="of:=(2*[.V174])/((2*[.V174])+[.W174]+[.Y174])" office:value-type="float" office:value="0.641265143808379" calcext:value-type="float">
            <text:p>0.6413</text:p>
          </table:table-cell>
          <table:table-cell table:style-name="ce107" table:formula="of:=(5*[.V174])/((5*[.V174])+(4*[.Y174])+[.W174])" office:value-type="float" office:value="0.581067944893239" calcext:value-type="float">
            <text:p>0.5811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214" calcext:value-type="float">
            <text:p>7214</text:p>
          </table:table-cell>
          <table:table-cell table:style-name="Default" office:value-type="float" office:value="754" calcext:value-type="float">
            <text:p>754</text:p>
          </table:table-cell>
          <table:table-cell table:style-name="Default" office:value-type="float" office:value="5387" calcext:value-type="float">
            <text:p>5387</text:p>
          </table:table-cell>
          <table:table-cell table:style-name="Default" office:value-type="float" office:value="5378" calcext:value-type="float">
            <text:p>5378</text:p>
          </table:table-cell>
          <table:table-cell table:style-name="ce106" table:formula="of:=([.J175]+[.L175])/([.J175]+[.K175]+[.L175]+[.M175])" office:value-type="float" office:value="0.672663214647947" calcext:value-type="float">
            <text:p>0.6727</text:p>
          </table:table-cell>
          <table:table-cell table:style-name="ce106" table:formula="of:=[.J175]/([.J175]+[.K175])" office:value-type="float" office:value="0.905371485943775" calcext:value-type="float">
            <text:p>0.9054</text:p>
          </table:table-cell>
          <table:table-cell table:style-name="ce106" table:formula="of:=[.J175]/([.J175]+[.M175])" office:value-type="float" office:value="0.572903430749682" calcext:value-type="float">
            <text:p>0.5729</text:p>
          </table:table-cell>
          <table:table-cell table:style-name="ce106" table:formula="of:=[.L175]/([.L175]+[.K175])" office:value-type="float" office:value="0.877218694023775" calcext:value-type="float">
            <text:p>0.8772</text:p>
          </table:table-cell>
          <table:table-cell table:style-name="ce106" table:formula="of:=(2*[.J175])/((2*[.J175])+[.K175]+[.M175])" office:value-type="float" office:value="0.701750972762646" calcext:value-type="float">
            <text:p>0.7018</text:p>
          </table:table-cell>
          <table:table-cell table:style-name="ce106" table:formula="of:=(5*[.J175])/((5*[.J175])+(4*[.M175])+[.K175])" office:value-type="float" office:value="0.618314591332968" calcext:value-type="float">
            <text:p>0.6183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6619" calcext:value-type="float">
            <text:p>6619</text:p>
          </table:table-cell>
          <table:table-cell table:style-name="Default" office:value-type="float" office:value="1669" calcext:value-type="float">
            <text:p>1669</text:p>
          </table:table-cell>
          <table:table-cell table:style-name="Default" office:value-type="float" office:value="5387" calcext:value-type="float">
            <text:p>5387</text:p>
          </table:table-cell>
          <table:table-cell table:style-name="Default" office:value-type="float" office:value="6061" calcext:value-type="float">
            <text:p>6061</text:p>
          </table:table-cell>
          <table:table-cell table:style-name="ce106" table:formula="of:=([.V175]+[.X175])/([.V175]+[.W175]+[.X175]+[.Y175])" office:value-type="float" office:value="0.608329955411431" calcext:value-type="float">
            <text:p>0.6083</text:p>
          </table:table-cell>
          <table:table-cell table:style-name="ce106" table:formula="of:=[.V175]/([.V175]+[.W175])" office:value-type="float" office:value="0.798624517374517" calcext:value-type="float">
            <text:p>0.7986</text:p>
          </table:table-cell>
          <table:table-cell table:style-name="ce106" table:formula="of:=[.V175]/([.V175]+[.Y175])" office:value-type="float" office:value="0.522003154574132" calcext:value-type="float">
            <text:p>0.5220</text:p>
          </table:table-cell>
          <table:table-cell table:style-name="ce106" table:formula="of:=[.X175]/([.X175]+[.W175])" office:value-type="float" office:value="0.763463718820862" calcext:value-type="float">
            <text:p>0.7635</text:p>
          </table:table-cell>
          <table:table-cell table:style-name="ce106" table:formula="of:=(2*[.V175])/((2*[.V175])+[.W175]+[.Y175])" office:value-type="float" office:value="0.631342998855399" calcext:value-type="float">
            <text:p>0.6313</text:p>
          </table:table-cell>
          <table:table-cell table:style-name="ce106" table:formula="of:=(5*[.V175])/((5*[.V175])+(4*[.Y175])+[.W175])" office:value-type="float" office:value="0.560856155097614" calcext:value-type="float">
            <text:p>0.5609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6823" calcext:value-type="float">
            <text:p>6823</text:p>
          </table:table-cell>
          <table:table-cell table:style-name="Default" office:value-type="float" office:value="594" calcext:value-type="float">
            <text:p>594</text:p>
          </table:table-cell>
          <table:table-cell table:style-name="Default" office:value-type="float" office:value="5547" calcext:value-type="float">
            <text:p>5547</text:p>
          </table:table-cell>
          <table:table-cell table:style-name="Default" office:value-type="float" office:value="5769" calcext:value-type="float">
            <text:p>5769</text:p>
          </table:table-cell>
          <table:table-cell table:style-name="ce107" table:formula="of:=([.J176]+[.L176])/([.J176]+[.K176]+[.L176]+[.M176])" office:value-type="float" office:value="0.660332034377836" calcext:value-type="float">
            <text:p>0.6603</text:p>
          </table:table-cell>
          <table:table-cell table:style-name="ce107" table:formula="of:=[.J176]/([.J176]+[.K176])" office:value-type="float" office:value="0.919913711743292" calcext:value-type="float">
            <text:p>0.9199</text:p>
          </table:table-cell>
          <table:table-cell table:style-name="ce107" table:formula="of:=[.J176]/([.J176]+[.M176])" office:value-type="float" office:value="0.541851969504447" calcext:value-type="float">
            <text:p>0.5419</text:p>
          </table:table-cell>
          <table:table-cell table:style-name="ce107" table:formula="of:=[.L176]/([.L176]+[.K176])" office:value-type="float" office:value="0.903273082559844" calcext:value-type="float">
            <text:p>0.9033</text:p>
          </table:table-cell>
          <table:table-cell table:style-name="ce107" table:formula="of:=(2*[.J176])/((2*[.J176])+[.K176]+[.M176])" office:value-type="float" office:value="0.681993103103603" calcext:value-type="float">
            <text:p>0.6820</text:p>
          </table:table-cell>
          <table:table-cell table:style-name="ce107" table:formula="of:=(5*[.J176])/((5*[.J176])+(4*[.M176])+[.K176])" office:value-type="float" office:value="0.590378125811197" calcext:value-type="float">
            <text:p>0.5904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office:value-type="float" office:value="6284" calcext:value-type="float">
            <text:p>6284</text:p>
          </table:table-cell>
          <table:table-cell table:style-name="Default" office:value-type="float" office:value="1351" calcext:value-type="float">
            <text:p>1351</text:p>
          </table:table-cell>
          <table:table-cell table:style-name="Default" office:value-type="float" office:value="5547" calcext:value-type="float">
            <text:p>5547</text:p>
          </table:table-cell>
          <table:table-cell table:style-name="Default" office:value-type="float" office:value="6396" calcext:value-type="float">
            <text:p>6396</text:p>
          </table:table-cell>
          <table:table-cell table:style-name="ce107" table:formula="of:=([.V176]+[.X176])/([.V176]+[.W176]+[.X176]+[.Y176])" office:value-type="float" office:value="0.604300745735009" calcext:value-type="float">
            <text:p>0.6043</text:p>
          </table:table-cell>
          <table:table-cell table:style-name="ce107" table:formula="of:=[.V176]/([.V176]+[.W176])" office:value-type="float" office:value="0.823051735428946" calcext:value-type="float">
            <text:p>0.8231</text:p>
          </table:table-cell>
          <table:table-cell table:style-name="ce107" table:formula="of:=[.V176]/([.V176]+[.Y176])" office:value-type="float" office:value="0.495583596214511" calcext:value-type="float">
            <text:p>0.4956</text:p>
          </table:table-cell>
          <table:table-cell table:style-name="ce107" table:formula="of:=[.X176]/([.X176]+[.W176])" office:value-type="float" office:value="0.804146129312844" calcext:value-type="float">
            <text:p>0.8041</text:p>
          </table:table-cell>
          <table:table-cell table:style-name="ce107" table:formula="of:=(2*[.V176])/((2*[.V176])+[.W176]+[.Y176])" office:value-type="float" office:value="0.618656165395028" calcext:value-type="float">
            <text:p>0.6187</text:p>
          </table:table-cell>
          <table:table-cell table:style-name="ce107" table:formula="of:=(5*[.V176])/((5*[.V176])+(4*[.Y176])+[.W176])" office:value-type="float" office:value="0.538428583668923" calcext:value-type="float">
            <text:p>0.5384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6396" calcext:value-type="float">
            <text:p>6396</text:p>
          </table:table-cell>
          <table:table-cell table:style-name="Default" office:value-type="float" office:value="442" calcext:value-type="float">
            <text:p>442</text:p>
          </table:table-cell>
          <table:table-cell table:style-name="Default" office:value-type="float" office:value="5699" calcext:value-type="float">
            <text:p>5699</text:p>
          </table:table-cell>
          <table:table-cell table:style-name="Default" office:value-type="float" office:value="6196" calcext:value-type="float">
            <text:p>6196</text:p>
          </table:table-cell>
          <table:table-cell table:style-name="ce106" table:formula="of:=([.J177]+[.L177])/([.J177]+[.K177]+[.L177]+[.M177])" office:value-type="float" office:value="0.645652057865798" calcext:value-type="float">
            <text:p>0.6457</text:p>
          </table:table-cell>
          <table:table-cell table:style-name="ce106" table:formula="of:=[.J177]/([.J177]+[.K177])" office:value-type="float" office:value="0.935361216730038" calcext:value-type="float">
            <text:p>0.9354</text:p>
          </table:table-cell>
          <table:table-cell table:style-name="ce106" table:formula="of:=[.J177]/([.J177]+[.M177])" office:value-type="float" office:value="0.507941550190597" calcext:value-type="float">
            <text:p>0.5079</text:p>
          </table:table-cell>
          <table:table-cell table:style-name="ce106" table:formula="of:=[.L177]/([.L177]+[.K177])" office:value-type="float" office:value="0.928024751669109" calcext:value-type="float">
            <text:p>0.9280</text:p>
          </table:table-cell>
          <table:table-cell table:style-name="ce106" table:formula="of:=(2*[.J177])/((2*[.J177])+[.K177]+[.M177])" office:value-type="float" office:value="0.658363355635615" calcext:value-type="float">
            <text:p>0.6584</text:p>
          </table:table-cell>
          <table:table-cell table:style-name="ce106" table:formula="of:=(5*[.J177])/((5*[.J177])+(4*[.M177])+[.K177])" office:value-type="float" office:value="0.559032269342377" calcext:value-type="float">
            <text:p>0.5590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office:value-type="float" office:value="5921" calcext:value-type="float">
            <text:p>5921</text:p>
          </table:table-cell>
          <table:table-cell table:style-name="Default" office:value-type="float" office:value="1054" calcext:value-type="float">
            <text:p>1054</text:p>
          </table:table-cell>
          <table:table-cell table:style-name="Default" office:value-type="float" office:value="5699" calcext:value-type="float">
            <text:p>5699</text:p>
          </table:table-cell>
          <table:table-cell table:style-name="Default" office:value-type="float" office:value="6759" calcext:value-type="float">
            <text:p>6759</text:p>
          </table:table-cell>
          <table:table-cell table:style-name="ce106" table:formula="of:=([.V177]+[.X177])/([.V177]+[.W177]+[.X177]+[.Y177])" office:value-type="float" office:value="0.597951937426028" calcext:value-type="float">
            <text:p>0.5980</text:p>
          </table:table-cell>
          <table:table-cell table:style-name="ce106" table:formula="of:=[.V177]/([.V177]+[.W177])" office:value-type="float" office:value="0.848888888888889" calcext:value-type="float">
            <text:p>0.8489</text:p>
          </table:table-cell>
          <table:table-cell table:style-name="ce106" table:formula="of:=[.V177]/([.V177]+[.Y177])" office:value-type="float" office:value="0.466955835962145" calcext:value-type="float">
            <text:p>0.4670</text:p>
          </table:table-cell>
          <table:table-cell table:style-name="ce106" table:formula="of:=[.X177]/([.X177]+[.W177])" office:value-type="float" office:value="0.84392122019843" calcext:value-type="float">
            <text:p>0.8439</text:p>
          </table:table-cell>
          <table:table-cell table:style-name="ce106" table:formula="of:=(2*[.V177])/((2*[.V177])+[.W177]+[.Y177])" office:value-type="float" office:value="0.602493004324599" calcext:value-type="float">
            <text:p>0.6025</text:p>
          </table:table-cell>
          <table:table-cell table:style-name="ce106" table:formula="of:=(5*[.V177])/((5*[.V177])+(4*[.Y177])+[.W177])" office:value-type="float" office:value="0.51312938729526" calcext:value-type="float">
            <text:p>0.5131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5824" calcext:value-type="float">
            <text:p>5824</text:p>
          </table:table-cell>
          <table:table-cell table:style-name="Default" office:value-type="float" office:value="312" calcext:value-type="float">
            <text:p>312</text:p>
          </table:table-cell>
          <table:table-cell table:style-name="Default" office:value-type="float" office:value="5829" calcext:value-type="float">
            <text:p>5829</text:p>
          </table:table-cell>
          <table:table-cell table:style-name="Default" office:value-type="float" office:value="6768" calcext:value-type="float">
            <text:p>6768</text:p>
          </table:table-cell>
          <table:table-cell table:style-name="ce108" table:formula="of:=([.J178]+[.L178])/([.J178]+[.K178]+[.L178]+[.M178])" office:value-type="float" office:value="0.622057331980996" calcext:value-type="float">
            <text:p>0.6221</text:p>
          </table:table-cell>
          <table:table-cell table:style-name="ce107" table:formula="of:=[.J178]/([.J178]+[.K178])" office:value-type="float" office:value="0.949152542372881" calcext:value-type="float">
            <text:p>0.9492</text:p>
          </table:table-cell>
          <table:table-cell table:style-name="ce107" table:formula="of:=[.J178]/([.J178]+[.M178])" office:value-type="float" office:value="0.462515883100381" calcext:value-type="float">
            <text:p>0.4625</text:p>
          </table:table-cell>
          <table:table-cell table:style-name="ce107" table:formula="of:=[.L178]/([.L178]+[.K178])" office:value-type="float" office:value="0.949193942354665" calcext:value-type="float">
            <text:p>0.9492</text:p>
          </table:table-cell>
          <table:table-cell table:style-name="ce107" table:formula="of:=(2*[.J178])/((2*[.J178])+[.K178]+[.M178])" office:value-type="float" office:value="0.621956428876548" calcext:value-type="float">
            <text:p>0.6220</text:p>
          </table:table-cell>
          <table:table-cell table:style-name="ce107" table:formula="of:=(5*[.J178])/((5*[.J178])+(4*[.M178])+[.K178])" office:value-type="float" office:value="0.515361744301288" calcext:value-type="float">
            <text:p>0.5154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office:value-type="float" office:value="5448" calcext:value-type="float">
            <text:p>5448</text:p>
          </table:table-cell>
          <table:table-cell table:style-name="Default" office:value-type="float" office:value="762" calcext:value-type="float">
            <text:p>762</text:p>
          </table:table-cell>
          <table:table-cell table:style-name="Default" office:value-type="float" office:value="5829" calcext:value-type="float">
            <text:p>5829</text:p>
          </table:table-cell>
          <table:table-cell table:style-name="Default" office:value-type="float" office:value="7232" calcext:value-type="float">
            <text:p>7232</text:p>
          </table:table-cell>
          <table:table-cell table:style-name="ce108" table:formula="of:=([.V178]+[.X178])/([.V178]+[.W178]+[.X178]+[.Y178])" office:value-type="float" office:value="0.585179803850345" calcext:value-type="float">
            <text:p>0.5852</text:p>
          </table:table-cell>
          <table:table-cell table:style-name="ce107" table:formula="of:=[.V178]/([.V178]+[.W178])" office:value-type="float" office:value="0.877294685990338" calcext:value-type="float">
            <text:p>0.8773</text:p>
          </table:table-cell>
          <table:table-cell table:style-name="ce107" table:formula="of:=[.V178]/([.V178]+[.Y178])" office:value-type="float" office:value="0.429652996845426" calcext:value-type="float">
            <text:p>0.4297</text:p>
          </table:table-cell>
          <table:table-cell table:style-name="ce107" table:formula="of:=[.X178]/([.X178]+[.W178])" office:value-type="float" office:value="0.884387801547565" calcext:value-type="float">
            <text:p>0.8844</text:p>
          </table:table-cell>
          <table:table-cell table:style-name="ce107" table:formula="of:=(2*[.V178])/((2*[.V178])+[.W178]+[.Y178])" office:value-type="float" office:value="0.576813128639492" calcext:value-type="float">
            <text:p>0.5768</text:p>
          </table:table-cell>
          <table:table-cell table:style-name="ce107" table:formula="of:=(5*[.V178])/((5*[.V178])+(4*[.Y178])+[.W178])" office:value-type="float" office:value="0.478482346741613" calcext:value-type="float">
            <text:p>0.4785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4769" calcext:value-type="float">
            <text:p>4769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5974" calcext:value-type="float">
            <text:p>5974</text:p>
          </table:table-cell>
          <table:table-cell table:style-name="Default" office:value-type="float" office:value="7823" calcext:value-type="float">
            <text:p>7823</text:p>
          </table:table-cell>
          <table:table-cell table:style-name="ce106" table:formula="of:=([.J179]+[.L179])/([.J179]+[.K179]+[.L179]+[.M179])" office:value-type="float" office:value="0.573479955159344" calcext:value-type="float">
            <text:p>0.5735</text:p>
          </table:table-cell>
          <table:table-cell table:style-name="ce106" table:formula="of:=[.J179]/([.J179]+[.K179])" office:value-type="float" office:value="0.966166936790924" calcext:value-type="float">
            <text:p>0.9662</text:p>
          </table:table-cell>
          <table:table-cell table:style-name="ce106" table:formula="of:=[.J179]/([.J179]+[.M179])" office:value-type="float" office:value="0.378732528589581" calcext:value-type="float">
            <text:p>0.3787</text:p>
          </table:table-cell>
          <table:table-cell table:style-name="ce106" table:formula="of:=[.L179]/([.L179]+[.K179])" office:value-type="float" office:value="0.972805731965478" calcext:value-type="float">
            <text:p>0.9728</text:p>
          </table:table-cell>
          <table:table-cell table:style-name="ce106" table:formula="of:=(2*[.J179])/((2*[.J179])+[.K179]+[.M179])" office:value-type="float" office:value="0.544157918758558" calcext:value-type="float">
            <text:p>0.5442</text:p>
          </table:table-cell>
          <table:table-cell table:style-name="ce106" table:formula="of:=(5*[.J179])/((5*[.J179])+(4*[.M179])+[.K179])" office:value-type="float" office:value="0.431162302907566" calcext:value-type="float">
            <text:p>0.4312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office:value-type="float" office:value="4538" calcext:value-type="float">
            <text:p>4538</text:p>
          </table:table-cell>
          <table:table-cell table:style-name="Default" office:value-type="float" office:value="409" calcext:value-type="float">
            <text:p>409</text:p>
          </table:table-cell>
          <table:table-cell table:style-name="Default" office:value-type="float" office:value="5974" calcext:value-type="float">
            <text:p>5974</text:p>
          </table:table-cell>
          <table:table-cell table:style-name="Default" office:value-type="float" office:value="8142" calcext:value-type="float">
            <text:p>8142</text:p>
          </table:table-cell>
          <table:table-cell table:style-name="ce106" table:formula="of:=([.V179]+[.X179])/([.V179]+[.W179]+[.X179]+[.Y179])" office:value-type="float" office:value="0.551434716466453" calcext:value-type="float">
            <text:p>0.5514</text:p>
          </table:table-cell>
          <table:table-cell table:style-name="ce106" table:formula="of:=[.V179]/([.V179]+[.W179])" office:value-type="float" office:value="0.917323630483121" calcext:value-type="float">
            <text:p>0.9173</text:p>
          </table:table-cell>
          <table:table-cell table:style-name="ce106" table:formula="of:=[.V179]/([.V179]+[.Y179])" office:value-type="float" office:value="0.35788643533123" calcext:value-type="float">
            <text:p>0.3579</text:p>
          </table:table-cell>
          <table:table-cell table:style-name="ce106" table:formula="of:=[.X179]/([.X179]+[.W179])" office:value-type="float" office:value="0.93592354692151" calcext:value-type="float">
            <text:p>0.9359</text:p>
          </table:table-cell>
          <table:table-cell table:style-name="ce106" table:formula="of:=(2*[.V179])/((2*[.V179])+[.W179]+[.Y179])" office:value-type="float" office:value="0.514891927157202" calcext:value-type="float">
            <text:p>0.5149</text:p>
          </table:table-cell>
          <table:table-cell table:style-name="ce106" table:formula="of:=(5*[.V179])/((5*[.V179])+(4*[.Y179])+[.W179])" office:value-type="float" office:value="0.407602349686529" calcext:value-type="float">
            <text:p>0.4076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085" calcext:value-type="float">
            <text:p>9085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office:value-type="float" office:value="4448" calcext:value-type="float">
            <text:p>4448</text:p>
          </table:table-cell>
          <table:table-cell table:style-name="Default" office:value-type="float" office:value="3507" calcext:value-type="float">
            <text:p>3507</text:p>
          </table:table-cell>
          <table:table-cell table:style-name="ce106" table:formula="of:=([.J181]+[.L181])/([.J181]+[.K181]+[.L181]+[.M181])" office:value-type="float" office:value="0.722414989590562" calcext:value-type="float">
            <text:p>0.7224</text:p>
          </table:table-cell>
          <table:table-cell table:style-name="ce106" table:formula="of:=[.J181]/([.J181]+[.K181])" office:value-type="float" office:value="0.842920764520319" calcext:value-type="float">
            <text:p>0.8429</text:p>
          </table:table-cell>
          <table:table-cell table:style-name="ce106" table:formula="of:=[.J181]/([.J181]+[.M181])" office:value-type="float" office:value="0.721489834815756" calcext:value-type="float">
            <text:p>0.7215</text:p>
          </table:table-cell>
          <table:table-cell table:style-name="ce106" table:formula="of:=[.L181]/([.L181]+[.K181])" office:value-type="float" office:value="0.724312001302719" calcext:value-type="float">
            <text:p>0.7243</text:p>
          </table:table-cell>
          <table:table-cell table:style-name="ce106" table:formula="of:=(2*[.J181])/((2*[.J181])+[.K181]+[.M181])" office:value-type="float" office:value="0.777492511767223" calcext:value-type="float">
            <text:p>0.7775</text:p>
          </table:table-cell>
          <table:table-cell table:style-name="ce106" table:formula="of:=(5*[.J181])/((5*[.J181])+(4*[.M181])+[.K181])" office:value-type="float" office:value="0.742894056847545" calcext:value-type="float">
            <text:p>0.7429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8248" calcext:value-type="float">
            <text:p>8248</text:p>
          </table:table-cell>
          <table:table-cell table:style-name="Default" office:value-type="float" office:value="4738" calcext:value-type="float">
            <text:p>4738</text:p>
          </table:table-cell>
          <table:table-cell table:style-name="Default" office:value-type="float" office:value="4448" calcext:value-type="float">
            <text:p>4448</text:p>
          </table:table-cell>
          <table:table-cell table:style-name="Default" office:value-type="float" office:value="4432" calcext:value-type="float">
            <text:p>4432</text:p>
          </table:table-cell>
          <table:table-cell table:style-name="ce106" table:formula="of:=([.V181]+[.X181])/([.V181]+[.W181]+[.X181]+[.Y181])" office:value-type="float" office:value="0.580627458154212" calcext:value-type="float">
            <text:p>0.5806</text:p>
          </table:table-cell>
          <table:table-cell table:style-name="ce106" table:formula="of:=[.V181]/([.V181]+[.W181])" office:value-type="float" office:value="0.635145541352225" calcext:value-type="float">
            <text:p>0.6351</text:p>
          </table:table-cell>
          <table:table-cell table:style-name="ce106" table:formula="of:=[.V181]/([.V181]+[.Y181])" office:value-type="float" office:value="0.650473186119874" calcext:value-type="float">
            <text:p>0.6505</text:p>
          </table:table-cell>
          <table:table-cell table:style-name="ce106" table:formula="of:=[.X181]/([.X181]+[.W181])" office:value-type="float" office:value="0.484215109949924" calcext:value-type="float">
            <text:p>0.4842</text:p>
          </table:table-cell>
          <table:table-cell table:style-name="ce106" table:formula="of:=(2*[.V181])/((2*[.V181])+[.W181]+[.Y181])" office:value-type="float" office:value="0.642717992675134" calcext:value-type="float">
            <text:p>0.6427</text:p>
          </table:table-cell>
          <table:table-cell table:style-name="ce106" table:formula="of:=(5*[.V181])/((5*[.V181])+(4*[.Y181])+[.W181])" office:value-type="float" office:value="0.64734875835871" calcext:value-type="float">
            <text:p>0.6473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488" calcext:value-type="float">
            <text:p>8488</text:p>
          </table:table-cell>
          <table:table-cell table:style-name="Default" office:value-type="float" office:value="1367" calcext:value-type="float">
            <text:p>1367</text:p>
          </table:table-cell>
          <table:table-cell table:style-name="Default" office:value-type="float" office:value="4774" calcext:value-type="float">
            <text:p>4774</text:p>
          </table:table-cell>
          <table:table-cell table:style-name="Default" office:value-type="float" office:value="4104" calcext:value-type="float">
            <text:p>4104</text:p>
          </table:table-cell>
          <table:table-cell table:style-name="ce107" table:formula="of:=([.J182]+[.L182])/([.J182]+[.K182]+[.L182]+[.M182])" office:value-type="float" office:value="0.707948540009609" calcext:value-type="float">
            <text:p>0.7079</text:p>
          </table:table-cell>
          <table:table-cell table:style-name="ce107" table:formula="of:=[.J182]/([.J182]+[.K182])" office:value-type="float" office:value="0.86128868594622" calcext:value-type="float">
            <text:p>0.8613</text:p>
          </table:table-cell>
          <table:table-cell table:style-name="ce107" table:formula="of:=[.J182]/([.J182]+[.M182])" office:value-type="float" office:value="0.674078780177891" calcext:value-type="float">
            <text:p>0.6741</text:p>
          </table:table-cell>
          <table:table-cell table:style-name="ce107" table:formula="of:=[.L182]/([.L182]+[.K182])" office:value-type="float" office:value="0.77739781794496" calcext:value-type="float">
            <text:p>0.7774</text:p>
          </table:table-cell>
          <table:table-cell table:style-name="ce107" table:formula="of:=(2*[.J182])/((2*[.J182])+[.K182]+[.M182])" office:value-type="float" office:value="0.75627032565599" calcext:value-type="float">
            <text:p>0.7563</text:p>
          </table:table-cell>
          <table:table-cell table:style-name="ce107" table:formula="of:=(5*[.J182])/((5*[.J182])+(4*[.M182])+[.K182])" office:value-type="float" office:value="0.704714145758265" calcext:value-type="float">
            <text:p>0.7047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office:value-type="float" office:value="7816" calcext:value-type="float">
            <text:p>7816</text:p>
          </table:table-cell>
          <table:table-cell table:style-name="Default" office:value-type="float" office:value="3439" calcext:value-type="float">
            <text:p>3439</text:p>
          </table:table-cell>
          <table:table-cell table:style-name="Default" office:value-type="float" office:value="4774" calcext:value-type="float">
            <text:p>4774</text:p>
          </table:table-cell>
          <table:table-cell table:style-name="Default" office:value-type="float" office:value="4864" calcext:value-type="float">
            <text:p>4864</text:p>
          </table:table-cell>
          <table:table-cell table:style-name="ce107" table:formula="of:=([.V182]+[.X182])/([.V182]+[.W182]+[.X182]+[.Y182])" office:value-type="float" office:value="0.602594170296271" calcext:value-type="float">
            <text:p>0.6026</text:p>
          </table:table-cell>
          <table:table-cell table:style-name="ce107" table:formula="of:=[.V182]/([.V182]+[.W182])" office:value-type="float" office:value="0.694446912483341" calcext:value-type="float">
            <text:p>0.6944</text:p>
          </table:table-cell>
          <table:table-cell table:style-name="ce107" table:formula="of:=[.V182]/([.V182]+[.Y182])" office:value-type="float" office:value="0.616403785488959" calcext:value-type="float">
            <text:p>0.6164</text:p>
          </table:table-cell>
          <table:table-cell table:style-name="ce107" table:formula="of:=[.X182]/([.X182]+[.W182])" office:value-type="float" office:value="0.581273590648971" calcext:value-type="float">
            <text:p>0.5813</text:p>
          </table:table-cell>
          <table:table-cell table:style-name="ce107" table:formula="of:=(2*[.V182])/((2*[.V182])+[.W182]+[.Y182])" office:value-type="float" office:value="0.653102151660748" calcext:value-type="float">
            <text:p>0.6531</text:p>
          </table:table-cell>
          <table:table-cell table:style-name="ce107" table:formula="of:=(5*[.V182])/((5*[.V182])+(4*[.Y182])+[.W182])" office:value-type="float" office:value="0.630576845502219" calcext:value-type="float">
            <text:p>0.6306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8131" calcext:value-type="float">
            <text:p>8131</text:p>
          </table:table-cell>
          <table:table-cell table:style-name="Default" office:value-type="float" office:value="1208" calcext:value-type="float">
            <text:p>1208</text:p>
          </table:table-cell>
          <table:table-cell table:style-name="Default" office:value-type="float" office:value="4933" calcext:value-type="float">
            <text:p>4933</text:p>
          </table:table-cell>
          <table:table-cell table:style-name="Default" office:value-type="float" office:value="4461" calcext:value-type="float">
            <text:p>4461</text:p>
          </table:table-cell>
          <table:table-cell table:style-name="ce106" table:formula="of:=([.J183]+[.L183])/([.J183]+[.K183]+[.L183]+[.M183])" office:value-type="float" office:value="0.697378956920942" calcext:value-type="float">
            <text:p>0.6974</text:p>
          </table:table-cell>
          <table:table-cell table:style-name="ce106" table:formula="of:=[.J183]/([.J183]+[.K183])" office:value-type="float" office:value="0.870649962522754" calcext:value-type="float">
            <text:p>0.8706</text:p>
          </table:table-cell>
          <table:table-cell table:style-name="ce106" table:formula="of:=[.J183]/([.J183]+[.M183])" office:value-type="float" office:value="0.645727445997459" calcext:value-type="float">
            <text:p>0.6457</text:p>
          </table:table-cell>
          <table:table-cell table:style-name="ce106" table:formula="of:=[.L183]/([.L183]+[.K183])" office:value-type="float" office:value="0.803289366552679" calcext:value-type="float">
            <text:p>0.8033</text:p>
          </table:table-cell>
          <table:table-cell table:style-name="ce106" table:formula="of:=(2*[.J183])/((2*[.J183])+[.K183]+[.M183])" office:value-type="float" office:value="0.741507455200401" calcext:value-type="float">
            <text:p>0.7415</text:p>
          </table:table-cell>
          <table:table-cell table:style-name="ce106" table:formula="of:=(5*[.J183])/((5*[.J183])+(4*[.M183])+[.K183])" office:value-type="float" office:value="0.680908436196761" calcext:value-type="float">
            <text:p>0.680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office:value-type="float" office:value="7529" calcext:value-type="float">
            <text:p>7529</text:p>
          </table:table-cell>
          <table:table-cell table:style-name="Default" office:value-type="float" office:value="2826" calcext:value-type="float">
            <text:p>2826</text:p>
          </table:table-cell>
          <table:table-cell table:style-name="Default" office:value-type="float" office:value="4933" calcext:value-type="float">
            <text:p>4933</text:p>
          </table:table-cell>
          <table:table-cell table:style-name="Default" office:value-type="float" office:value="5151" calcext:value-type="float">
            <text:p>5151</text:p>
          </table:table-cell>
          <table:table-cell table:style-name="ce106" table:formula="of:=([.V183]+[.X183])/([.V183]+[.W183]+[.X183]+[.Y183])" office:value-type="float" office:value="0.609716718039043" calcext:value-type="float">
            <text:p>0.6097</text:p>
          </table:table-cell>
          <table:table-cell table:style-name="ce106" table:formula="of:=[.V183]/([.V183]+[.W183])" office:value-type="float" office:value="0.727088363109609" calcext:value-type="float">
            <text:p>0.7271</text:p>
          </table:table-cell>
          <table:table-cell table:style-name="ce106" table:formula="of:=[.V183]/([.V183]+[.Y183])" office:value-type="float" office:value="0.593769716088328" calcext:value-type="float">
            <text:p>0.5938</text:p>
          </table:table-cell>
          <table:table-cell table:style-name="ce106" table:formula="of:=[.X183]/([.X183]+[.W183])" office:value-type="float" office:value="0.635777806418353" calcext:value-type="float">
            <text:p>0.6358</text:p>
          </table:table-cell>
          <table:table-cell table:style-name="ce106" table:formula="of:=(2*[.V183])/((2*[.V183])+[.W183]+[.Y183])" office:value-type="float" office:value="0.653700889950076" calcext:value-type="float">
            <text:p>0.6537</text:p>
          </table:table-cell>
          <table:table-cell table:style-name="ce106" table:formula="of:=(5*[.V183])/((5*[.V183])+(4*[.Y183])+[.W183])" office:value-type="float" office:value="0.616373311502251" calcext:value-type="float">
            <text:p>0.6164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844" calcext:value-type="float">
            <text:p>7844</text:p>
          </table:table-cell>
          <table:table-cell table:style-name="Default" office:value-type="float" office:value="1069" calcext:value-type="float">
            <text:p>1069</text:p>
          </table:table-cell>
          <table:table-cell table:style-name="Default" office:value-type="float" office:value="5072" calcext:value-type="float">
            <text:p>5072</text:p>
          </table:table-cell>
          <table:table-cell table:style-name="Default" office:value-type="float" office:value="4748" calcext:value-type="float">
            <text:p>4748</text:p>
          </table:table-cell>
          <table:table-cell table:style-name="ce108" table:formula="of:=([.J184]+[.L184])/([.J184]+[.K184]+[.L184]+[.M184])" office:value-type="float" office:value="0.689478460470827" calcext:value-type="float">
            <text:p>0.6895</text:p>
          </table:table-cell>
          <table:table-cell table:style-name="ce107" table:formula="of:=[.J184]/([.J184]+[.K184])" office:value-type="float" office:value="0.880062829574778" calcext:value-type="float">
            <text:p>0.8801</text:p>
          </table:table-cell>
          <table:table-cell table:style-name="ce107" table:formula="of:=[.J184]/([.J184]+[.M184])" office:value-type="float" office:value="0.622935196950445" calcext:value-type="float">
            <text:p>0.6229</text:p>
          </table:table-cell>
          <table:table-cell table:style-name="ce107" table:formula="of:=[.L184]/([.L184]+[.K184])" office:value-type="float" office:value="0.825924116593389" calcext:value-type="float">
            <text:p>0.8259</text:p>
          </table:table-cell>
          <table:table-cell table:style-name="ce107" table:formula="of:=(2*[.J184])/((2*[.J184])+[.K184]+[.M184])" office:value-type="float" office:value="0.729504766333411" calcext:value-type="float">
            <text:p>0.7295</text:p>
          </table:table-cell>
          <table:table-cell table:style-name="ce107" table:formula="of:=(5*[.J184])/((5*[.J184])+(4*[.M184])+[.K184])" office:value-type="float" office:value="0.661594777416035" calcext:value-type="float">
            <text:p>0.6616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office:value-type="float" office:value="7304" calcext:value-type="float">
            <text:p>7304</text:p>
          </table:table-cell>
          <table:table-cell table:style-name="Default" office:value-type="float" office:value="2390" calcext:value-type="float">
            <text:p>2390</text:p>
          </table:table-cell>
          <table:table-cell table:style-name="Default" office:value-type="float" office:value="5072" calcext:value-type="float">
            <text:p>5072</text:p>
          </table:table-cell>
          <table:table-cell table:style-name="Default" office:value-type="float" office:value="5376" calcext:value-type="float">
            <text:p>5376</text:p>
          </table:table-cell>
          <table:table-cell table:style-name="ce108" table:formula="of:=([.V184]+[.X184])/([.V184]+[.W184]+[.X184]+[.Y184])" office:value-type="float" office:value="0.614437493794062" calcext:value-type="float">
            <text:p>0.6144</text:p>
          </table:table-cell>
          <table:table-cell table:style-name="ce107" table:formula="of:=[.V184]/([.V184]+[.W184])" office:value-type="float" office:value="0.753455745822158" calcext:value-type="float">
            <text:p>0.7535</text:p>
          </table:table-cell>
          <table:table-cell table:style-name="ce107" table:formula="of:=[.V184]/([.V184]+[.Y184])" office:value-type="float" office:value="0.57602523659306" calcext:value-type="float">
            <text:p>0.5760</text:p>
          </table:table-cell>
          <table:table-cell table:style-name="ce107" table:formula="of:=[.X184]/([.X184]+[.W184])" office:value-type="float" office:value="0.67971053336907" calcext:value-type="float">
            <text:p>0.6797</text:p>
          </table:table-cell>
          <table:table-cell table:style-name="ce107" table:formula="of:=(2*[.V184])/((2*[.V184])+[.W184]+[.Y184])" office:value-type="float" office:value="0.652900688298918" calcext:value-type="float">
            <text:p>0.6529</text:p>
          </table:table-cell>
          <table:table-cell table:style-name="ce107" table:formula="of:=(5*[.V184])/((5*[.V184])+(4*[.Y184])+[.W184])" office:value-type="float" office:value="0.604495646704406" calcext:value-type="float">
            <text:p>0.6045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547" calcext:value-type="float">
            <text:p>7547</text:p>
          </table:table-cell>
          <table:table-cell table:style-name="Default" office:value-type="float" office:value="938" calcext:value-type="float">
            <text:p>938</text:p>
          </table:table-cell>
          <table:table-cell table:style-name="Default" office:value-type="float" office:value="5203" calcext:value-type="float">
            <text:p>5203</text:p>
          </table:table-cell>
          <table:table-cell table:style-name="Default" office:value-type="float" office:value="5045" calcext:value-type="float">
            <text:p>5045</text:p>
          </table:table-cell>
          <table:table-cell table:style-name="ce106" table:formula="of:=([.J185]+[.L185])/([.J185]+[.K185]+[.L185]+[.M185])" office:value-type="float" office:value="0.680617092830833" calcext:value-type="float">
            <text:p>0.6806</text:p>
          </table:table-cell>
          <table:table-cell table:style-name="ce106" table:formula="of:=[.J185]/([.J185]+[.K185])" office:value-type="float" office:value="0.889451974071891" calcext:value-type="float">
            <text:p>0.8895</text:p>
          </table:table-cell>
          <table:table-cell table:style-name="ce106" table:formula="of:=[.J185]/([.J185]+[.M185])" office:value-type="float" office:value="0.599348792884371" calcext:value-type="float">
            <text:p>0.5993</text:p>
          </table:table-cell>
          <table:table-cell table:style-name="ce106" table:formula="of:=[.L185]/([.L185]+[.K185])" office:value-type="float" office:value="0.847256147207295" calcext:value-type="float">
            <text:p>0.8473</text:p>
          </table:table-cell>
          <table:table-cell table:style-name="ce106" table:formula="of:=(2*[.J185])/((2*[.J185])+[.K185]+[.M185])" office:value-type="float" office:value="0.716136072496086" calcext:value-type="float">
            <text:p>0.7161</text:p>
          </table:table-cell>
          <table:table-cell table:style-name="ce106" table:formula="of:=(5*[.J185])/((5*[.J185])+(4*[.M185])+[.K185])" office:value-type="float" office:value="0.641173771940258" calcext:value-type="float">
            <text:p>0.6412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7054" calcext:value-type="float">
            <text:p>7054</text:p>
          </table:table-cell>
          <table:table-cell table:style-name="Default" office:value-type="float" office:value="2050" calcext:value-type="float">
            <text:p>2050</text:p>
          </table:table-cell>
          <table:table-cell table:style-name="Default" office:value-type="float" office:value="5203" calcext:value-type="float">
            <text:p>5203</text:p>
          </table:table-cell>
          <table:table-cell table:style-name="Default" office:value-type="float" office:value="5626" calcext:value-type="float">
            <text:p>5626</text:p>
          </table:table-cell>
          <table:table-cell table:style-name="ce106" table:formula="of:=([.V185]+[.X185])/([.V185]+[.W185]+[.X185]+[.Y185])" office:value-type="float" office:value="0.614909948326895" calcext:value-type="float">
            <text:p>0.6149</text:p>
          </table:table-cell>
          <table:table-cell table:style-name="ce106" table:formula="of:=[.V185]/([.V185]+[.W185])" office:value-type="float" office:value="0.774824253075571" calcext:value-type="float">
            <text:p>0.7748</text:p>
          </table:table-cell>
          <table:table-cell table:style-name="ce106" table:formula="of:=[.V185]/([.V185]+[.Y185])" office:value-type="float" office:value="0.556309148264984" calcext:value-type="float">
            <text:p>0.5563</text:p>
          </table:table-cell>
          <table:table-cell table:style-name="ce106" table:formula="of:=[.X185]/([.X185]+[.W185])" office:value-type="float" office:value="0.717358334482283" calcext:value-type="float">
            <text:p>0.7174</text:p>
          </table:table-cell>
          <table:table-cell table:style-name="ce106" table:formula="of:=(2*[.V185])/((2*[.V185])+[.W185]+[.Y185])" office:value-type="float" office:value="0.647631289019464" calcext:value-type="float">
            <text:p>0.6476</text:p>
          </table:table-cell>
          <table:table-cell table:style-name="ce106" table:formula="of:=(5*[.V185])/((5*[.V185])+(4*[.Y185])+[.W185])" office:value-type="float" office:value="0.589562717304092" calcext:value-type="float">
            <text:p>0.5896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7249" calcext:value-type="float">
            <text:p>7249</text:p>
          </table:table-cell>
          <table:table-cell table:style-name="Default" office:value-type="float" office:value="814" calcext:value-type="float">
            <text:p>814</text:p>
          </table:table-cell>
          <table:table-cell table:style-name="Default" office:value-type="float" office:value="5327" calcext:value-type="float">
            <text:p>5327</text:p>
          </table:table-cell>
          <table:table-cell table:style-name="Default" office:value-type="float" office:value="5343" calcext:value-type="float">
            <text:p>5343</text:p>
          </table:table-cell>
          <table:table-cell table:style-name="ce107" table:formula="of:=([.J186]+[.L186])/([.J186]+[.K186]+[.L186]+[.M186])" office:value-type="float" office:value="0.671328671328671" calcext:value-type="float">
            <text:p>0.6713</text:p>
          </table:table-cell>
          <table:table-cell table:style-name="ce107" table:formula="of:=[.J186]/([.J186]+[.K186])" office:value-type="float" office:value="0.899045020463847" calcext:value-type="float">
            <text:p>0.8990</text:p>
          </table:table-cell>
          <table:table-cell table:style-name="ce107" table:formula="of:=[.J186]/([.J186]+[.M186])" office:value-type="float" office:value="0.575682973316391" calcext:value-type="float">
            <text:p>0.5757</text:p>
          </table:table-cell>
          <table:table-cell table:style-name="ce107" table:formula="of:=[.L186]/([.L186]+[.K186])" office:value-type="float" office:value="0.867448298322749" calcext:value-type="float">
            <text:p>0.8674</text:p>
          </table:table-cell>
          <table:table-cell table:style-name="ce107" table:formula="of:=(2*[.J186])/((2*[.J186])+[.K186]+[.M186])" office:value-type="float" office:value="0.701912369886226" calcext:value-type="float">
            <text:p>0.7019</text:p>
          </table:table-cell>
          <table:table-cell table:style-name="ce107" table:formula="of:=(5*[.J186])/((5*[.J186])+(4*[.M186])+[.K186])" office:value-type="float" office:value="0.620304290530711" calcext:value-type="float">
            <text:p>0.6203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office:value-type="float" office:value="6813" calcext:value-type="float">
            <text:p>6813</text:p>
          </table:table-cell>
          <table:table-cell table:style-name="Default" office:value-type="float" office:value="1716" calcext:value-type="float">
            <text:p>1716</text:p>
          </table:table-cell>
          <table:table-cell table:style-name="Default" office:value-type="float" office:value="5327" calcext:value-type="float">
            <text:p>5327</text:p>
          </table:table-cell>
          <table:table-cell table:style-name="Default" office:value-type="float" office:value="5867" calcext:value-type="float">
            <text:p>5867</text:p>
          </table:table-cell>
          <table:table-cell table:style-name="ce107" table:formula="of:=([.V186]+[.X186])/([.V186]+[.W186]+[.X186]+[.Y186])" office:value-type="float" office:value="0.615525021548446" calcext:value-type="float">
            <text:p>0.6155</text:p>
          </table:table-cell>
          <table:table-cell table:style-name="ce107" table:formula="of:=[.V186]/([.V186]+[.W186])" office:value-type="float" office:value="0.798804080196975" calcext:value-type="float">
            <text:p>0.7988</text:p>
          </table:table-cell>
          <table:table-cell table:style-name="ce107" table:formula="of:=[.V186]/([.V186]+[.Y186])" office:value-type="float" office:value="0.537302839116719" calcext:value-type="float">
            <text:p>0.5373</text:p>
          </table:table-cell>
          <table:table-cell table:style-name="ce107" table:formula="of:=[.X186]/([.X186]+[.W186])" office:value-type="float" office:value="0.756353826494392" calcext:value-type="float">
            <text:p>0.7564</text:p>
          </table:table-cell>
          <table:table-cell table:style-name="ce107" table:formula="of:=(2*[.V186])/((2*[.V186])+[.W186]+[.Y186])" office:value-type="float" office:value="0.642463105285492" calcext:value-type="float">
            <text:p>0.6425</text:p>
          </table:table-cell>
          <table:table-cell table:style-name="ce107" table:formula="of:=(5*[.V186])/((5*[.V186])+(4*[.Y186])+[.W186])" office:value-type="float" office:value="0.574946412597681" calcext:value-type="float">
            <text:p>0.5749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6924" calcext:value-type="float">
            <text:p>6924</text:p>
          </table:table-cell>
          <table:table-cell table:style-name="Default" office:value-type="float" office:value="681" calcext:value-type="float">
            <text:p>681</text:p>
          </table:table-cell>
          <table:table-cell table:style-name="Default" office:value-type="float" office:value="5460" calcext:value-type="float">
            <text:p>5460</text:p>
          </table:table-cell>
          <table:table-cell table:style-name="Default" office:value-type="float" office:value="5668" calcext:value-type="float">
            <text:p>5668</text:p>
          </table:table-cell>
          <table:table-cell table:style-name="ce106" table:formula="of:=([.J187]+[.L187])/([.J187]+[.K187]+[.L187]+[.M187])" office:value-type="float" office:value="0.661079378636631" calcext:value-type="float">
            <text:p>0.6611</text:p>
          </table:table-cell>
          <table:table-cell table:style-name="ce106" table:formula="of:=[.J187]/([.J187]+[.K187])" office:value-type="float" office:value="0.910453648915187" calcext:value-type="float">
            <text:p>0.9105</text:p>
          </table:table-cell>
          <table:table-cell table:style-name="ce106" table:formula="of:=[.J187]/([.J187]+[.M187])" office:value-type="float" office:value="0.54987293519695" calcext:value-type="float">
            <text:p>0.5499</text:p>
          </table:table-cell>
          <table:table-cell table:style-name="ce106" table:formula="of:=[.L187]/([.L187]+[.K187])" office:value-type="float" office:value="0.889106008793356" calcext:value-type="float">
            <text:p>0.8891</text:p>
          </table:table-cell>
          <table:table-cell table:style-name="ce106" table:formula="of:=(2*[.J187])/((2*[.J187])+[.K187]+[.M187])" office:value-type="float" office:value="0.685646383126207" calcext:value-type="float">
            <text:p>0.6856</text:p>
          </table:table-cell>
          <table:table-cell table:style-name="ce106" table:formula="of:=(5*[.J187])/((5*[.J187])+(4*[.M187])+[.K187])" office:value-type="float" office:value="0.597174546771773" calcext:value-type="float">
            <text:p>0.5972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office:value-type="float" office:value="6534" calcext:value-type="float">
            <text:p>6534</text:p>
          </table:table-cell>
          <table:table-cell table:style-name="Default" office:value-type="float" office:value="1412" calcext:value-type="float">
            <text:p>1412</text:p>
          </table:table-cell>
          <table:table-cell table:style-name="Default" office:value-type="float" office:value="5460" calcext:value-type="float">
            <text:p>5460</text:p>
          </table:table-cell>
          <table:table-cell table:style-name="Default" office:value-type="float" office:value="6146" calcext:value-type="float">
            <text:p>6146</text:p>
          </table:table-cell>
          <table:table-cell table:style-name="ce106" table:formula="of:=([.V187]+[.X187])/([.V187]+[.W187]+[.X187]+[.Y187])" office:value-type="float" office:value="0.613441080196399" calcext:value-type="float">
            <text:p>0.6134</text:p>
          </table:table-cell>
          <table:table-cell table:style-name="ce106" table:formula="of:=[.V187]/([.V187]+[.W187])" office:value-type="float" office:value="0.822300528567833" calcext:value-type="float">
            <text:p>0.8223</text:p>
          </table:table-cell>
          <table:table-cell table:style-name="ce106" table:formula="of:=[.V187]/([.V187]+[.Y187])" office:value-type="float" office:value="0.515299684542587" calcext:value-type="float">
            <text:p>0.5153</text:p>
          </table:table-cell>
          <table:table-cell table:style-name="ce106" table:formula="of:=[.X187]/([.X187]+[.W187])" office:value-type="float" office:value="0.794528521536671" calcext:value-type="float">
            <text:p>0.7945</text:p>
          </table:table-cell>
          <table:table-cell table:style-name="ce106" table:formula="of:=(2*[.V187])/((2*[.V187])+[.W187]+[.Y187])" office:value-type="float" office:value="0.633569281489382" calcext:value-type="float">
            <text:p>0.6336</text:p>
          </table:table-cell>
          <table:table-cell table:style-name="ce106" table:formula="of:=(5*[.V187])/((5*[.V187])+(4*[.Y187])+[.W187])" office:value-type="float" office:value="0.556881328196911" calcext:value-type="float">
            <text:p>0.5569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6539" calcext:value-type="float">
            <text:p>6539</text:p>
          </table:table-cell>
          <table:table-cell table:style-name="Default" office:value-type="float" office:value="537" calcext:value-type="float">
            <text:p>537</text:p>
          </table:table-cell>
          <table:table-cell table:style-name="Default" office:value-type="float" office:value="5604" calcext:value-type="float">
            <text:p>5604</text:p>
          </table:table-cell>
          <table:table-cell table:style-name="Default" office:value-type="float" office:value="6053" calcext:value-type="float">
            <text:p>6053</text:p>
          </table:table-cell>
          <table:table-cell table:style-name="ce108" table:formula="of:=([.J188]+[.L188])/([.J188]+[.K188]+[.L188]+[.M188])" office:value-type="float" office:value="0.648214381038809" calcext:value-type="float">
            <text:p>0.6482</text:p>
          </table:table-cell>
          <table:table-cell table:style-name="ce107" table:formula="of:=[.J188]/([.J188]+[.K188])" office:value-type="float" office:value="0.924109666478236" calcext:value-type="float">
            <text:p>0.9241</text:p>
          </table:table-cell>
          <table:table-cell table:style-name="ce107" table:formula="of:=[.J188]/([.J188]+[.M188])" office:value-type="float" office:value="0.519297966963151" calcext:value-type="float">
            <text:p>0.5193</text:p>
          </table:table-cell>
          <table:table-cell table:style-name="ce107" table:formula="of:=[.L188]/([.L188]+[.K188])" office:value-type="float" office:value="0.912554958475818" calcext:value-type="float">
            <text:p>0.9126</text:p>
          </table:table-cell>
          <table:table-cell table:style-name="ce107" table:formula="of:=(2*[.J188])/((2*[.J188])+[.K188]+[.M188])" office:value-type="float" office:value="0.664937970307098" calcext:value-type="float">
            <text:p>0.6649</text:p>
          </table:table-cell>
          <table:table-cell table:style-name="ce107" table:formula="of:=(5*[.J188])/((5*[.J188])+(4*[.M188])+[.K188])" office:value-type="float" office:value="0.569163010932386" calcext:value-type="float">
            <text:p>0.5692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office:value-type="float" office:value="6187" calcext:value-type="float">
            <text:p>6187</text:p>
          </table:table-cell>
          <table:table-cell table:style-name="Default" office:value-type="float" office:value="1127" calcext:value-type="float">
            <text:p>1127</text:p>
          </table:table-cell>
          <table:table-cell table:style-name="Default" office:value-type="float" office:value="5604" calcext:value-type="float">
            <text:p>5604</text:p>
          </table:table-cell>
          <table:table-cell table:style-name="Default" office:value-type="float" office:value="6493" calcext:value-type="float">
            <text:p>6493</text:p>
          </table:table-cell>
          <table:table-cell table:style-name="ce108" table:formula="of:=([.V188]+[.X188])/([.V188]+[.W188]+[.X188]+[.Y188])" office:value-type="float" office:value="0.607439080933491" calcext:value-type="float">
            <text:p>0.6074</text:p>
          </table:table-cell>
          <table:table-cell table:style-name="ce107" table:formula="of:=[.V188]/([.V188]+[.W188])" office:value-type="float" office:value="0.845911949685535" calcext:value-type="float">
            <text:p>0.8459</text:p>
          </table:table-cell>
          <table:table-cell table:style-name="ce107" table:formula="of:=[.V188]/([.V188]+[.Y188])" office:value-type="float" office:value="0.487933753943218" calcext:value-type="float">
            <text:p>0.4879</text:p>
          </table:table-cell>
          <table:table-cell table:style-name="ce107" table:formula="of:=[.X188]/([.X188]+[.W188])" office:value-type="float" office:value="0.832565740603179" calcext:value-type="float">
            <text:p>0.8326</text:p>
          </table:table-cell>
          <table:table-cell table:style-name="ce107" table:formula="of:=(2*[.V188])/((2*[.V188])+[.W188]+[.Y188])" office:value-type="float" office:value="0.61888566569971" calcext:value-type="float">
            <text:p>0.6189</text:p>
          </table:table-cell>
          <table:table-cell table:style-name="ce107" table:formula="of:=(5*[.V188])/((5*[.V188])+(4*[.Y188])+[.W188])" office:value-type="float" office:value="0.533049591618706" calcext:value-type="float">
            <text:p>0.5330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5908" calcext:value-type="float">
            <text:p>5908</text:p>
          </table:table-cell>
          <table:table-cell table:style-name="Default" office:value-type="float" office:value="364" calcext:value-type="float">
            <text:p>364</text:p>
          </table:table-cell>
          <table:table-cell table:style-name="Default" office:value-type="float" office:value="5777" calcext:value-type="float">
            <text:p>5777</text:p>
          </table:table-cell>
          <table:table-cell table:style-name="Default" office:value-type="float" office:value="6684" calcext:value-type="float">
            <text:p>6684</text:p>
          </table:table-cell>
          <table:table-cell table:style-name="ce106" table:formula="of:=([.J189]+[.L189])/([.J189]+[.K189]+[.L189]+[.M189])" office:value-type="float" office:value="0.62376554742967" calcext:value-type="float">
            <text:p>0.6238</text:p>
          </table:table-cell>
          <table:table-cell table:style-name="ce106" table:formula="of:=[.J189]/([.J189]+[.K189])" office:value-type="float" office:value="0.941964285714286" calcext:value-type="float">
            <text:p>0.9420</text:p>
          </table:table-cell>
          <table:table-cell table:style-name="ce106" table:formula="of:=[.J189]/([.J189]+[.M189])" office:value-type="float" office:value="0.469186785260483" calcext:value-type="float">
            <text:p>0.4692</text:p>
          </table:table-cell>
          <table:table-cell table:style-name="ce106" table:formula="of:=[.L189]/([.L189]+[.K189])" office:value-type="float" office:value="0.940726266080443" calcext:value-type="float">
            <text:p>0.9407</text:p>
          </table:table-cell>
          <table:table-cell table:style-name="ce106" table:formula="of:=(2*[.J189])/((2*[.J189])+[.K189]+[.M189])" office:value-type="float" office:value="0.62637828668363" calcext:value-type="float">
            <text:p>0.6264</text:p>
          </table:table-cell>
          <table:table-cell table:style-name="ce106" table:formula="of:=(5*[.J189])/((5*[.J189])+(4*[.M189])+[.K189])" office:value-type="float" office:value="0.521539548022599" calcext:value-type="float">
            <text:p>0.5215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office:value-type="float" office:value="5644" calcext:value-type="float">
            <text:p>5644</text:p>
          </table:table-cell>
          <table:table-cell table:style-name="Default" office:value-type="float" office:value="756" calcext:value-type="float">
            <text:p>756</text:p>
          </table:table-cell>
          <table:table-cell table:style-name="Default" office:value-type="float" office:value="5777" calcext:value-type="float">
            <text:p>5777</text:p>
          </table:table-cell>
          <table:table-cell table:style-name="Default" office:value-type="float" office:value="7036" calcext:value-type="float">
            <text:p>7036</text:p>
          </table:table-cell>
          <table:table-cell table:style-name="ce106" table:formula="of:=([.V189]+[.X189])/([.V189]+[.W189]+[.X189]+[.Y189])" office:value-type="float" office:value="0.594441263727684" calcext:value-type="float">
            <text:p>0.5944</text:p>
          </table:table-cell>
          <table:table-cell table:style-name="ce106" table:formula="of:=[.V189]/([.V189]+[.W189])" office:value-type="float" office:value="0.881875" calcext:value-type="float">
            <text:p>0.8819</text:p>
          </table:table-cell>
          <table:table-cell table:style-name="ce106" table:formula="of:=[.V189]/([.V189]+[.Y189])" office:value-type="float" office:value="0.445110410094637" calcext:value-type="float">
            <text:p>0.4451</text:p>
          </table:table-cell>
          <table:table-cell table:style-name="ce106" table:formula="of:=[.X189]/([.X189]+[.W189])" office:value-type="float" office:value="0.884279810194398" calcext:value-type="float">
            <text:p>0.8843</text:p>
          </table:table-cell>
          <table:table-cell table:style-name="ce106" table:formula="of:=(2*[.V189])/((2*[.V189])+[.W189]+[.Y189])" office:value-type="float" office:value="0.591614255765199" calcext:value-type="float">
            <text:p>0.5916</text:p>
          </table:table-cell>
          <table:table-cell table:style-name="ce106" table:formula="of:=(5*[.V189])/((5*[.V189])+(4*[.Y189])+[.W189])" office:value-type="float" office:value="0.494047619047619" calcext:value-type="float">
            <text:p>0.4940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7</text:p>
          </table:table-cell>
          <table:table-cell table:style-name="ce7"/>
          <table:table-cell table:style-name="ce29" office:value-type="float" office:value="25" calcext:value-type="float">
            <text:p>25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table:style-name="Default" office:value-type="float" office:value="9044" calcext:value-type="float">
            <text:p>9044</text:p>
          </table:table-cell>
          <table:table-cell table:style-name="Default" office:value-type="float" office:value="1744" calcext:value-type="float">
            <text:p>1744</text:p>
          </table:table-cell>
          <table:table-cell table:style-name="Default" office:value-type="float" office:value="4397" calcext:value-type="float">
            <text:p>4397</text:p>
          </table:table-cell>
          <table:table-cell table:style-name="Default" office:value-type="float" office:value="3548" calcext:value-type="float">
            <text:p>3548</text:p>
          </table:table-cell>
          <table:table-cell table:style-name="ce106" table:formula="of:=([.J191]+[.L191])/([.J191]+[.K191]+[.L191]+[.M191])" office:value-type="float" office:value="0.717503870175626" calcext:value-type="float">
            <text:p>0.7175</text:p>
          </table:table-cell>
          <table:table-cell table:style-name="ce106" table:formula="of:=[.J191]/([.J191]+[.K191])" office:value-type="float" office:value="0.838338895068595" calcext:value-type="float">
            <text:p>0.8383</text:p>
          </table:table-cell>
          <table:table-cell table:style-name="ce106" table:formula="of:=[.J191]/([.J191]+[.M191])" office:value-type="float" office:value="0.718233799237611" calcext:value-type="float">
            <text:p>0.7182</text:p>
          </table:table-cell>
          <table:table-cell table:style-name="ce106" table:formula="of:=[.L191]/([.L191]+[.K191])" office:value-type="float" office:value="0.716007164956847" calcext:value-type="float">
            <text:p>0.7160</text:p>
          </table:table-cell>
          <table:table-cell table:style-name="ce106" table:formula="of:=(2*[.J191])/((2*[.J191])+[.K191]+[.M191])" office:value-type="float" office:value="0.773652694610778" calcext:value-type="float">
            <text:p>0.7737</text:p>
          </table:table-cell>
          <table:table-cell table:style-name="ce106" table:formula="of:=(5*[.J191])/((5*[.J191])+(4*[.M191])+[.K191])" office:value-type="float" office:value="0.739420498397541" calcext:value-type="float">
            <text:p>0.7394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7935" calcext:value-type="float">
            <text:p>7935</text:p>
          </table:table-cell>
          <table:table-cell table:style-name="Default" office:value-type="float" office:value="4428" calcext:value-type="float">
            <text:p>4428</text:p>
          </table:table-cell>
          <table:table-cell table:style-name="Default" office:value-type="float" office:value="4397" calcext:value-type="float">
            <text:p>4397</text:p>
          </table:table-cell>
          <table:table-cell table:style-name="Default" office:value-type="float" office:value="4745" calcext:value-type="float">
            <text:p>4745</text:p>
          </table:table-cell>
          <table:table-cell table:style-name="ce106" table:formula="of:=([.V191]+[.X191])/([.V191]+[.W191]+[.X191]+[.Y191])" office:value-type="float" office:value="0.573448035340619" calcext:value-type="float">
            <text:p>0.5734</text:p>
          </table:table-cell>
          <table:table-cell table:style-name="ce106" table:formula="of:=[.V191]/([.V191]+[.W191])" office:value-type="float" office:value="0.641834506187818" calcext:value-type="float">
            <text:p>0.6418</text:p>
          </table:table-cell>
          <table:table-cell table:style-name="ce106" table:formula="of:=[.V191]/([.V191]+[.Y191])" office:value-type="float" office:value="0.625788643533123" calcext:value-type="float">
            <text:p>0.6258</text:p>
          </table:table-cell>
          <table:table-cell table:style-name="ce106" table:formula="of:=[.X191]/([.X191]+[.W191])" office:value-type="float" office:value="0.498243626062323" calcext:value-type="float">
            <text:p>0.4982</text:p>
          </table:table-cell>
          <table:table-cell table:style-name="ce106" table:formula="of:=(2*[.V191])/((2*[.V191])+[.W191]+[.Y191])" office:value-type="float" office:value="0.633710018767719" calcext:value-type="float">
            <text:p>0.6337</text:p>
          </table:table-cell>
          <table:table-cell table:style-name="ce106" table:formula="of:=(5*[.V191])/((5*[.V191])+(4*[.Y191])+[.W191])" office:value-type="float" office:value="0.628933310083541" calcext:value-type="float">
            <text:p>0.6289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table:style-name="Default" office:value-type="float" office:value="8310" calcext:value-type="float">
            <text:p>8310</text:p>
          </table:table-cell>
          <table:table-cell table:style-name="Default" office:value-type="float" office:value="1263" calcext:value-type="float">
            <text:p>1263</text:p>
          </table:table-cell>
          <table:table-cell table:style-name="Default" office:value-type="float" office:value="4878" calcext:value-type="float">
            <text:p>4878</text:p>
          </table:table-cell>
          <table:table-cell table:style-name="Default" office:value-type="float" office:value="4282" calcext:value-type="float">
            <text:p>4282</text:p>
          </table:table-cell>
          <table:table-cell table:style-name="ce107" table:formula="of:=([.J192]+[.L192])/([.J192]+[.K192]+[.L192]+[.M192])" office:value-type="float" office:value="0.703998291784551" calcext:value-type="float">
            <text:p>0.7040</text:p>
          </table:table-cell>
          <table:table-cell table:style-name="ce107" table:formula="of:=[.J192]/([.J192]+[.K192])" office:value-type="float" office:value="0.868066436853651" calcext:value-type="float">
            <text:p>0.8681</text:p>
          </table:table-cell>
          <table:table-cell table:style-name="ce107" table:formula="of:=[.J192]/([.J192]+[.M192])" office:value-type="float" office:value="0.659942820838628" calcext:value-type="float">
            <text:p>0.6599</text:p>
          </table:table-cell>
          <table:table-cell table:style-name="ce107" table:formula="of:=[.L192]/([.L192]+[.K192])" office:value-type="float" office:value="0.794333170493405" calcext:value-type="float">
            <text:p>0.7943</text:p>
          </table:table-cell>
          <table:table-cell table:style-name="ce107" table:formula="of:=(2*[.J192])/((2*[.J192])+[.K192]+[.M192])" office:value-type="float" office:value="0.749830814346943" calcext:value-type="float">
            <text:p>0.7498</text:p>
          </table:table-cell>
          <table:table-cell table:style-name="ce107" table:formula="of:=(5*[.J192])/((5*[.J192])+(4*[.M192])+[.K192])" office:value-type="float" office:value="0.693181628601458" calcext:value-type="float">
            <text:p>0.6932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office:value-type="float" office:value="7507" calcext:value-type="float">
            <text:p>7507</text:p>
          </table:table-cell>
          <table:table-cell table:style-name="Default" office:value-type="float" office:value="2760" calcext:value-type="float">
            <text:p>2760</text:p>
          </table:table-cell>
          <table:table-cell table:style-name="Default" office:value-type="float" office:value="4878" calcext:value-type="float">
            <text:p>4878</text:p>
          </table:table-cell>
          <table:table-cell table:style-name="Default" office:value-type="float" office:value="5173" calcext:value-type="float">
            <text:p>5173</text:p>
          </table:table-cell>
          <table:table-cell table:style-name="ce107" table:formula="of:=([.V192]+[.X192])/([.V192]+[.W192]+[.X192]+[.Y192])" office:value-type="float" office:value="0.609558027364898" calcext:value-type="float">
            <text:p>0.6096</text:p>
          </table:table-cell>
          <table:table-cell table:style-name="ce107" table:formula="of:=[.V192]/([.V192]+[.W192])" office:value-type="float" office:value="0.731177559170157" calcext:value-type="float">
            <text:p>0.7312</text:p>
          </table:table-cell>
          <table:table-cell table:style-name="ce107" table:formula="of:=[.V192]/([.V192]+[.Y192])" office:value-type="float" office:value="0.592034700315457" calcext:value-type="float">
            <text:p>0.5920</text:p>
          </table:table-cell>
          <table:table-cell table:style-name="ce107" table:formula="of:=[.X192]/([.X192]+[.W192])" office:value-type="float" office:value="0.638648860958366" calcext:value-type="float">
            <text:p>0.6386</text:p>
          </table:table-cell>
          <table:table-cell table:style-name="ce107" table:formula="of:=(2*[.V192])/((2*[.V192])+[.W192]+[.Y192])" office:value-type="float" office:value="0.654290321174881" calcext:value-type="float">
            <text:p>0.6543</text:p>
          </table:table-cell>
          <table:table-cell table:style-name="ce107" table:formula="of:=(5*[.V192])/((5*[.V192])+(4*[.Y192])+[.W192])" office:value-type="float" office:value="0.615459032252775" calcext:value-type="float">
            <text:p>0.6155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table:style-name="Default" office:value-type="float" office:value="7908" calcext:value-type="float">
            <text:p>7908</text:p>
          </table:table-cell>
          <table:table-cell table:style-name="Default" office:value-type="float" office:value="1021" calcext:value-type="float">
            <text:p>1021</text:p>
          </table:table-cell>
          <table:table-cell table:style-name="Default" office:value-type="float" office:value="5120" calcext:value-type="float">
            <text:p>5120</text:p>
          </table:table-cell>
          <table:table-cell table:style-name="Default" office:value-type="float" office:value="4684" calcext:value-type="float">
            <text:p>4684</text:p>
          </table:table-cell>
          <table:table-cell table:style-name="ce106" table:formula="of:=([.J193]+[.L193])/([.J193]+[.K193]+[.L193]+[.M193])" office:value-type="float" office:value="0.695457214541184" calcext:value-type="float">
            <text:p>0.6955</text:p>
          </table:table-cell>
          <table:table-cell table:style-name="ce106" table:formula="of:=[.J193]/([.J193]+[.K193])" office:value-type="float" office:value="0.885653488632546" calcext:value-type="float">
            <text:p>0.8857</text:p>
          </table:table-cell>
          <table:table-cell table:style-name="ce106" table:formula="of:=[.J193]/([.J193]+[.M193])" office:value-type="float" office:value="0.628017789072427" calcext:value-type="float">
            <text:p>0.6280</text:p>
          </table:table-cell>
          <table:table-cell table:style-name="ce106" table:formula="of:=[.L193]/([.L193]+[.K193])" office:value-type="float" office:value="0.833740433154209" calcext:value-type="float">
            <text:p>0.8337</text:p>
          </table:table-cell>
          <table:table-cell table:style-name="ce106" table:formula="of:=(2*[.J193])/((2*[.J193])+[.K193]+[.M193])" office:value-type="float" office:value="0.734910087821198" calcext:value-type="float">
            <text:p>0.7349</text:p>
          </table:table-cell>
          <table:table-cell table:style-name="ce106" table:formula="of:=(5*[.J193])/((5*[.J193])+(4*[.M193])+[.K193])" office:value-type="float" office:value="0.666812823582981" calcext:value-type="float">
            <text:p>0.6668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Default" office:value-type="float" office:value="7250" calcext:value-type="float">
            <text:p>7250</text:p>
          </table:table-cell>
          <table:table-cell table:style-name="Default" office:value-type="float" office:value="2098" calcext:value-type="float">
            <text:p>2098</text:p>
          </table:table-cell>
          <table:table-cell table:style-name="Default" office:value-type="float" office:value="5120" calcext:value-type="float">
            <text:p>5120</text:p>
          </table:table-cell>
          <table:table-cell table:style-name="Default" office:value-type="float" office:value="5430" calcext:value-type="float">
            <text:p>5430</text:p>
          </table:table-cell>
          <table:table-cell table:style-name="ce106" table:formula="of:=([.V193]+[.X193])/([.V193]+[.W193]+[.X193]+[.Y193])" office:value-type="float" office:value="0.621670519650216" calcext:value-type="float">
            <text:p>0.6217</text:p>
          </table:table-cell>
          <table:table-cell table:style-name="ce106" table:formula="of:=[.V193]/([.V193]+[.W193])" office:value-type="float" office:value="0.775566966195978" calcext:value-type="float">
            <text:p>0.7756</text:p>
          </table:table-cell>
          <table:table-cell table:style-name="ce106" table:formula="of:=[.V193]/([.V193]+[.Y193])" office:value-type="float" office:value="0.571766561514196" calcext:value-type="float">
            <text:p>0.5718</text:p>
          </table:table-cell>
          <table:table-cell table:style-name="ce106" table:formula="of:=[.X193]/([.X193]+[.W193])" office:value-type="float" office:value="0.709337766694375" calcext:value-type="float">
            <text:p>0.7093</text:p>
          </table:table-cell>
          <table:table-cell table:style-name="ce106" table:formula="of:=(2*[.V193])/((2*[.V193])+[.W193]+[.Y193])" office:value-type="float" office:value="0.658253132376975" calcext:value-type="float">
            <text:p>0.6583</text:p>
          </table:table-cell>
          <table:table-cell table:style-name="ce106" table:formula="of:=(5*[.V193])/((5*[.V193])+(4*[.Y193])+[.W193])" office:value-type="float" office:value="0.603482719584471" calcext:value-type="float">
            <text:p>0.6035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table:style-name="Default" office:value-type="float" office:value="7584" calcext:value-type="float">
            <text:p>7584</text:p>
          </table:table-cell>
          <table:table-cell table:style-name="Default" office:value-type="float" office:value="867" calcext:value-type="float">
            <text:p>867</text:p>
          </table:table-cell>
          <table:table-cell table:style-name="Default" office:value-type="float" office:value="5274" calcext:value-type="float">
            <text:p>5274</text:p>
          </table:table-cell>
          <table:table-cell table:style-name="Default" office:value-type="float" office:value="5008" calcext:value-type="float">
            <text:p>5008</text:p>
          </table:table-cell>
          <table:table-cell table:style-name="ce108" table:formula="of:=([.J194]+[.L194])/([.J194]+[.K194]+[.L194]+[.M194])" office:value-type="float" office:value="0.686382319970106" calcext:value-type="float">
            <text:p>0.6864</text:p>
          </table:table-cell>
          <table:table-cell table:style-name="ce107" table:formula="of:=[.J194]/([.J194]+[.K194])" office:value-type="float" office:value="0.897408590699325" calcext:value-type="float">
            <text:p>0.8974</text:p>
          </table:table-cell>
          <table:table-cell table:style-name="ce107" table:formula="of:=[.J194]/([.J194]+[.M194])" office:value-type="float" office:value="0.602287166454892" calcext:value-type="float">
            <text:p>0.6023</text:p>
          </table:table-cell>
          <table:table-cell table:style-name="ce107" table:formula="of:=[.L194]/([.L194]+[.K194])" office:value-type="float" office:value="0.858817782120176" calcext:value-type="float">
            <text:p>0.8588</text:p>
          </table:table-cell>
          <table:table-cell table:style-name="ce107" table:formula="of:=(2*[.J194])/((2*[.J194])+[.K194]+[.M194])" office:value-type="float" office:value="0.72080977046999" calcext:value-type="float">
            <text:p>0.7208</text:p>
          </table:table-cell>
          <table:table-cell table:style-name="ce107" table:formula="of:=(5*[.J194])/((5*[.J194])+(4*[.M194])+[.K194])" office:value-type="float" office:value="0.644689641102365" calcext:value-type="float">
            <text:p>0.6447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office:value-type="float" office:value="7031" calcext:value-type="float">
            <text:p>7031</text:p>
          </table:table-cell>
          <table:table-cell table:style-name="Default" office:value-type="float" office:value="1690" calcext:value-type="float">
            <text:p>1690</text:p>
          </table:table-cell>
          <table:table-cell table:style-name="Default" office:value-type="float" office:value="5274" calcext:value-type="float">
            <text:p>5274</text:p>
          </table:table-cell>
          <table:table-cell table:style-name="Default" office:value-type="float" office:value="5649" calcext:value-type="float">
            <text:p>5649</text:p>
          </table:table-cell>
          <table:table-cell table:style-name="ce108" table:formula="of:=([.V194]+[.X194])/([.V194]+[.W194]+[.X194]+[.Y194])" office:value-type="float" office:value="0.626399918550193" calcext:value-type="float">
            <text:p>0.6264</text:p>
          </table:table-cell>
          <table:table-cell table:style-name="ce107" table:formula="of:=[.V194]/([.V194]+[.W194])" office:value-type="float" office:value="0.806214883614264" calcext:value-type="float">
            <text:p>0.8062</text:p>
          </table:table-cell>
          <table:table-cell table:style-name="ce107" table:formula="of:=[.V194]/([.V194]+[.Y194])" office:value-type="float" office:value="0.554495268138801" calcext:value-type="float">
            <text:p>0.5545</text:p>
          </table:table-cell>
          <table:table-cell table:style-name="ce107" table:formula="of:=[.X194]/([.X194]+[.W194])" office:value-type="float" office:value="0.757323377369328" calcext:value-type="float">
            <text:p>0.7573</text:p>
          </table:table-cell>
          <table:table-cell table:style-name="ce107" table:formula="of:=(2*[.V194])/((2*[.V194])+[.W194]+[.Y194])" office:value-type="float" office:value="0.657072099434606" calcext:value-type="float">
            <text:p>0.6571</text:p>
          </table:table-cell>
          <table:table-cell table:style-name="ce107" table:formula="of:=(5*[.V194])/((5*[.V194])+(4*[.Y194])+[.W194])" office:value-type="float" office:value="0.591426792954358" calcext:value-type="float">
            <text:p>0.5914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table:style-name="Default" office:value-type="float" office:value="7306" calcext:value-type="float">
            <text:p>7306</text:p>
          </table:table-cell>
          <table:table-cell table:style-name="Default" office:value-type="float" office:value="752" calcext:value-type="float">
            <text:p>752</text:p>
          </table:table-cell>
          <table:table-cell table:style-name="Default" office:value-type="float" office:value="5389" calcext:value-type="float">
            <text:p>5389</text:p>
          </table:table-cell>
          <table:table-cell table:style-name="Default" office:value-type="float" office:value="5286" calcext:value-type="float">
            <text:p>5286</text:p>
          </table:table-cell>
          <table:table-cell table:style-name="ce106" table:formula="of:=([.J195]+[.L195])/([.J195]+[.K195]+[.L195]+[.M195])" office:value-type="float" office:value="0.677681097528426" calcext:value-type="float">
            <text:p>0.6777</text:p>
          </table:table-cell>
          <table:table-cell table:style-name="ce106" table:formula="of:=[.J195]/([.J195]+[.K195])" office:value-type="float" office:value="0.906676594688508" calcext:value-type="float">
            <text:p>0.9067</text:p>
          </table:table-cell>
          <table:table-cell table:style-name="ce106" table:formula="of:=[.J195]/([.J195]+[.M195])" office:value-type="float" office:value="0.580209656925032" calcext:value-type="float">
            <text:p>0.5802</text:p>
          </table:table-cell>
          <table:table-cell table:style-name="ce106" table:formula="of:=[.L195]/([.L195]+[.K195])" office:value-type="float" office:value="0.877544373880475" calcext:value-type="float">
            <text:p>0.8775</text:p>
          </table:table-cell>
          <table:table-cell table:style-name="ce106" table:formula="of:=(2*[.J195])/((2*[.J195])+[.K195]+[.M195])" office:value-type="float" office:value="0.707602905569007" calcext:value-type="float">
            <text:p>0.7076</text:p>
          </table:table-cell>
          <table:table-cell table:style-name="ce106" table:formula="of:=(5*[.J195])/((5*[.J195])+(4*[.M195])+[.K195])" office:value-type="float" office:value="0.62523534043063" calcext:value-type="float">
            <text:p>0.6252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6810" calcext:value-type="float">
            <text:p>6810</text:p>
          </table:table-cell>
          <table:table-cell table:style-name="Default" office:value-type="float" office:value="1433" calcext:value-type="float">
            <text:p>1433</text:p>
          </table:table-cell>
          <table:table-cell table:style-name="Default" office:value-type="float" office:value="5389" calcext:value-type="float">
            <text:p>5389</text:p>
          </table:table-cell>
          <table:table-cell table:style-name="Default" office:value-type="float" office:value="5870" calcext:value-type="float">
            <text:p>5870</text:p>
          </table:table-cell>
          <table:table-cell table:style-name="ce106" table:formula="of:=([.V195]+[.X195])/([.V195]+[.W195]+[.X195]+[.Y195])" office:value-type="float" office:value="0.62552558711927" calcext:value-type="float">
            <text:p>0.6255</text:p>
          </table:table-cell>
          <table:table-cell table:style-name="ce106" table:formula="of:=[.V195]/([.V195]+[.W195])" office:value-type="float" office:value="0.826155525900764" calcext:value-type="float">
            <text:p>0.8262</text:p>
          </table:table-cell>
          <table:table-cell table:style-name="ce106" table:formula="of:=[.V195]/([.V195]+[.Y195])" office:value-type="float" office:value="0.537066246056782" calcext:value-type="float">
            <text:p>0.5371</text:p>
          </table:table-cell>
          <table:table-cell table:style-name="ce106" table:formula="of:=[.X195]/([.X195]+[.W195])" office:value-type="float" office:value="0.789944297859865" calcext:value-type="float">
            <text:p>0.7899</text:p>
          </table:table-cell>
          <table:table-cell table:style-name="ce106" table:formula="of:=(2*[.V195])/((2*[.V195])+[.W195]+[.Y195])" office:value-type="float" office:value="0.650958275581896" calcext:value-type="float">
            <text:p>0.6510</text:p>
          </table:table-cell>
          <table:table-cell table:style-name="ce106" table:formula="of:=(5*[.V195])/((5*[.V195])+(4*[.Y195])+[.W195])" office:value-type="float" office:value="0.577480793039703" calcext:value-type="float">
            <text:p>0.5775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table:style-name="Default" office:value-type="float" office:value="7027" calcext:value-type="float">
            <text:p>7027</text:p>
          </table:table-cell>
          <table:table-cell table:style-name="Default" office:value-type="float" office:value="627" calcext:value-type="float">
            <text:p>627</text:p>
          </table:table-cell>
          <table:table-cell table:style-name="Default" office:value-type="float" office:value="5514" calcext:value-type="float">
            <text:p>5514</text:p>
          </table:table-cell>
          <table:table-cell table:style-name="Default" office:value-type="float" office:value="5565" calcext:value-type="float">
            <text:p>5565</text:p>
          </table:table-cell>
          <table:table-cell table:style-name="ce107" table:formula="of:=([.J196]+[.L196])/([.J196]+[.K196]+[.L196]+[.M196])" office:value-type="float" office:value="0.669460310681685" calcext:value-type="float">
            <text:p>0.6695</text:p>
          </table:table-cell>
          <table:table-cell table:style-name="ce107" table:formula="of:=[.J196]/([.J196]+[.K196])" office:value-type="float" office:value="0.918082048602038" calcext:value-type="float">
            <text:p>0.9181</text:p>
          </table:table-cell>
          <table:table-cell table:style-name="ce107" table:formula="of:=[.J196]/([.J196]+[.M196])" office:value-type="float" office:value="0.558052731893266" calcext:value-type="float">
            <text:p>0.5581</text:p>
          </table:table-cell>
          <table:table-cell table:style-name="ce107" table:formula="of:=[.L196]/([.L196]+[.K196])" office:value-type="float" office:value="0.897899364924279" calcext:value-type="float">
            <text:p>0.8979</text:p>
          </table:table-cell>
          <table:table-cell table:style-name="ce107" table:formula="of:=(2*[.J196])/((2*[.J196])+[.K196]+[.M196])" office:value-type="float" office:value="0.694161809740196" calcext:value-type="float">
            <text:p>0.6942</text:p>
          </table:table-cell>
          <table:table-cell table:style-name="ce107" table:formula="of:=(5*[.J196])/((5*[.J196])+(4*[.M196])+[.K196])" office:value-type="float" office:value="0.605546172141601" calcext:value-type="float">
            <text:p>0.6055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Default" office:value-type="float" office:value="6597" calcext:value-type="float">
            <text:p>6597</text:p>
          </table:table-cell>
          <table:table-cell table:style-name="Default" office:value-type="float" office:value="1187" calcext:value-type="float">
            <text:p>1187</text:p>
          </table:table-cell>
          <table:table-cell table:style-name="Default" office:value-type="float" office:value="5514" calcext:value-type="float">
            <text:p>5514</text:p>
          </table:table-cell>
          <table:table-cell table:style-name="Default" office:value-type="float" office:value="6083" calcext:value-type="float">
            <text:p>6083</text:p>
          </table:table-cell>
          <table:table-cell table:style-name="ce107" table:formula="of:=([.V196]+[.X196])/([.V196]+[.W196]+[.X196]+[.Y196])" office:value-type="float" office:value="0.624890356534751" calcext:value-type="float">
            <text:p>0.6249</text:p>
          </table:table-cell>
          <table:table-cell table:style-name="ce107" table:formula="of:=[.V196]/([.V196]+[.W196])" office:value-type="float" office:value="0.847507708119219" calcext:value-type="float">
            <text:p>0.8475</text:p>
          </table:table-cell>
          <table:table-cell table:style-name="ce107" table:formula="of:=[.V196]/([.V196]+[.Y196])" office:value-type="float" office:value="0.520268138801262" calcext:value-type="float">
            <text:p>0.5203</text:p>
          </table:table-cell>
          <table:table-cell table:style-name="ce107" table:formula="of:=[.X196]/([.X196]+[.W196])" office:value-type="float" office:value="0.822862259364274" calcext:value-type="float">
            <text:p>0.8229</text:p>
          </table:table-cell>
          <table:table-cell table:style-name="ce107" table:formula="of:=(2*[.V196])/((2*[.V196])+[.W196]+[.Y196])" office:value-type="float" office:value="0.644741985926505" calcext:value-type="float">
            <text:p>0.6447</text:p>
          </table:table-cell>
          <table:table-cell table:style-name="ce107" table:formula="of:=(5*[.V196])/((5*[.V196])+(4*[.Y196])+[.W196])" office:value-type="float" office:value="0.563807602898947" calcext:value-type="float">
            <text:p>0.5638</text:p>
          </table:table-cell>
          <table:table-cell table:number-columns-repeated="6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table:style-name="Default" office:value-type="float" office:value="6745" calcext:value-type="float">
            <text:p>6745</text:p>
          </table:table-cell>
          <table:table-cell table:style-name="Default" office:value-type="float" office:value="528" calcext:value-type="float">
            <text:p>528</text:p>
          </table:table-cell>
          <table:table-cell table:style-name="Default" office:value-type="float" office:value="5613" calcext:value-type="float">
            <text:p>5613</text:p>
          </table:table-cell>
          <table:table-cell table:style-name="Default" office:value-type="float" office:value="5847" calcext:value-type="float">
            <text:p>5847</text:p>
          </table:table-cell>
          <table:table-cell table:style-name="ce106" table:formula="of:=([.J197]+[.L197])/([.J197]+[.K197]+[.L197]+[.M197])" office:value-type="float" office:value="0.659691453584583" calcext:value-type="float">
            <text:p>0.6597</text:p>
          </table:table-cell>
          <table:table-cell table:style-name="ce106" table:formula="of:=[.J197]/([.J197]+[.K197])" office:value-type="float" office:value="0.92740272239791" calcext:value-type="float">
            <text:p>0.9274</text:p>
          </table:table-cell>
          <table:table-cell table:style-name="ce106" table:formula="of:=[.J197]/([.J197]+[.M197])" office:value-type="float" office:value="0.535657560355782" calcext:value-type="float">
            <text:p>0.5357</text:p>
          </table:table-cell>
          <table:table-cell table:style-name="ce106" table:formula="of:=[.L197]/([.L197]+[.K197])" office:value-type="float" office:value="0.914020517830972" calcext:value-type="float">
            <text:p>0.9140</text:p>
          </table:table-cell>
          <table:table-cell table:style-name="ce106" table:formula="of:=(2*[.J197])/((2*[.J197])+[.K197]+[.M197])" office:value-type="float" office:value="0.679083815756355" calcext:value-type="float">
            <text:p>0.6791</text:p>
          </table:table-cell>
          <table:table-cell table:style-name="ce106" table:formula="of:=(5*[.J197])/((5*[.J197])+(4*[.M197])+[.K197])" office:value-type="float" office:value="0.585087004042262" calcext:value-type="float">
            <text:p>0.5851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980" calcext:value-type="float">
            <text:p>980</text:p>
          </table:table-cell>
          <table:table-cell table:style-name="Default" office:value-type="float" office:value="5613" calcext:value-type="float">
            <text:p>5613</text:p>
          </table:table-cell>
          <table:table-cell table:style-name="Default" office:value-type="float" office:value="6302" calcext:value-type="float">
            <text:p>6302</text:p>
          </table:table-cell>
          <table:table-cell table:style-name="ce106" table:formula="of:=([.V197]+[.X197])/([.V197]+[.W197]+[.X197]+[.Y197])" office:value-type="float" office:value="0.622165724069942" calcext:value-type="float">
            <text:p>0.6222</text:p>
          </table:table-cell>
          <table:table-cell table:style-name="ce106" table:formula="of:=[.V197]/([.V197]+[.W197])" office:value-type="float" office:value="0.866811633596086" calcext:value-type="float">
            <text:p>0.8668</text:p>
          </table:table-cell>
          <table:table-cell table:style-name="ce106" table:formula="of:=[.V197]/([.V197]+[.Y197])" office:value-type="float" office:value="0.502996845425868" calcext:value-type="float">
            <text:p>0.5030</text:p>
          </table:table-cell>
          <table:table-cell table:style-name="ce106" table:formula="of:=[.X197]/([.X197]+[.W197])" office:value-type="float" office:value="0.85135750037919" calcext:value-type="float">
            <text:p>0.8514</text:p>
          </table:table-cell>
          <table:table-cell table:style-name="ce106" table:formula="of:=(2*[.V197])/((2*[.V197])+[.W197]+[.Y197])" office:value-type="float" office:value="0.636590478091626" calcext:value-type="float">
            <text:p>0.6366</text:p>
          </table:table-cell>
          <table:table-cell table:style-name="ce106" table:formula="of:=(5*[.V197])/((5*[.V197])+(4*[.Y197])+[.W197])" office:value-type="float" office:value="0.549089155962671" calcext:value-type="float">
            <text:p>0.5491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table:style-name="Default" office:value-type="float" office:value="6407" calcext:value-type="float">
            <text:p>6407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5731" calcext:value-type="float">
            <text:p>5731</text:p>
          </table:table-cell>
          <table:table-cell table:style-name="Default" office:value-type="float" office:value="6185" calcext:value-type="float">
            <text:p>6185</text:p>
          </table:table-cell>
          <table:table-cell table:style-name="ce108" table:formula="of:=([.J198]+[.L198])/([.J198]+[.K198]+[.L198]+[.M198])" office:value-type="float" office:value="0.647947472374953" calcext:value-type="float">
            <text:p>0.6479</text:p>
          </table:table-cell>
          <table:table-cell table:style-name="ce107" table:formula="of:=[.J198]/([.J198]+[.K198])" office:value-type="float" office:value="0.93985624174857" calcext:value-type="float">
            <text:p>0.9399</text:p>
          </table:table-cell>
          <table:table-cell table:style-name="ce107" table:formula="of:=[.J198]/([.J198]+[.M198])" office:value-type="float" office:value="0.508815120711563" calcext:value-type="float">
            <text:p>0.5088</text:p>
          </table:table-cell>
          <table:table-cell table:style-name="ce107" table:formula="of:=[.L198]/([.L198]+[.K198])" office:value-type="float" office:value="0.933235629376323" calcext:value-type="float">
            <text:p>0.9332</text:p>
          </table:table-cell>
          <table:table-cell table:style-name="ce107" table:formula="of:=(2*[.J198])/((2*[.J198])+[.K198]+[.M198])" office:value-type="float" office:value="0.660209181307641" calcext:value-type="float">
            <text:p>0.6602</text:p>
          </table:table-cell>
          <table:table-cell table:style-name="ce107" table:formula="of:=(5*[.J198])/((5*[.J198])+(4*[.M198])+[.K198])" office:value-type="float" office:value="0.560199352977179" calcext:value-type="float">
            <text:p>0.5602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Default" office:value-type="float" office:value="6109" calcext:value-type="float">
            <text:p>6109</text:p>
          </table:table-cell>
          <table:table-cell table:style-name="Default" office:value-type="float" office:value="754" calcext:value-type="float">
            <text:p>754</text:p>
          </table:table-cell>
          <table:table-cell table:style-name="Default" office:value-type="float" office:value="5731" calcext:value-type="float">
            <text:p>5731</text:p>
          </table:table-cell>
          <table:table-cell table:style-name="Default" office:value-type="float" office:value="6571" calcext:value-type="float">
            <text:p>6571</text:p>
          </table:table-cell>
          <table:table-cell table:style-name="ce108" table:formula="of:=([.V198]+[.X198])/([.V198]+[.W198]+[.X198]+[.Y198])" office:value-type="float" office:value="0.617792851552309" calcext:value-type="float">
            <text:p>0.6178</text:p>
          </table:table-cell>
          <table:table-cell table:style-name="ce107" table:formula="of:=[.V198]/([.V198]+[.W198])" office:value-type="float" office:value="0.890135509252514" calcext:value-type="float">
            <text:p>0.8901</text:p>
          </table:table-cell>
          <table:table-cell table:style-name="ce107" table:formula="of:=[.V198]/([.V198]+[.Y198])" office:value-type="float" office:value="0.481782334384858" calcext:value-type="float">
            <text:p>0.4818</text:p>
          </table:table-cell>
          <table:table-cell table:style-name="ce107" table:formula="of:=[.X198]/([.X198]+[.W198])" office:value-type="float" office:value="0.883731688511951" calcext:value-type="float">
            <text:p>0.8837</text:p>
          </table:table-cell>
          <table:table-cell table:style-name="ce107" table:formula="of:=(2*[.V198])/((2*[.V198])+[.W198]+[.Y198])" office:value-type="float" office:value="0.625185488410172" calcext:value-type="float">
            <text:p>0.6252</text:p>
          </table:table-cell>
          <table:table-cell table:style-name="ce107" table:formula="of:=(5*[.V198])/((5*[.V198])+(4*[.Y198])+[.W198])" office:value-type="float" office:value="0.530451695813" calcext:value-type="float">
            <text:p>0.5305</text:p>
          </table:table-cell>
          <table:table-cell table:number-columns-repeated="6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table:style-name="Default" office:value-type="float" office:value="5829" calcext:value-type="float">
            <text:p>5829</text:p>
          </table:table-cell>
          <table:table-cell table:style-name="Default" office:value-type="float" office:value="282" calcext:value-type="float">
            <text:p>282</text:p>
          </table:table-cell>
          <table:table-cell table:style-name="Default" office:value-type="float" office:value="5859" calcext:value-type="float">
            <text:p>5859</text:p>
          </table:table-cell>
          <table:table-cell table:style-name="Default" office:value-type="float" office:value="6763" calcext:value-type="float">
            <text:p>6763</text:p>
          </table:table-cell>
          <table:table-cell table:style-name="ce106" table:formula="of:=([.J199]+[.L199])/([.J199]+[.K199]+[.L199]+[.M199])" office:value-type="float" office:value="0.623925692627983" calcext:value-type="float">
            <text:p>0.6239</text:p>
          </table:table-cell>
          <table:table-cell table:style-name="ce106" table:formula="of:=[.J199]/([.J199]+[.K199])" office:value-type="float" office:value="0.953853706431026" calcext:value-type="float">
            <text:p>0.9539</text:p>
          </table:table-cell>
          <table:table-cell table:style-name="ce106" table:formula="of:=[.J199]/([.J199]+[.M199])" office:value-type="float" office:value="0.462912960609911" calcext:value-type="float">
            <text:p>0.4629</text:p>
          </table:table-cell>
          <table:table-cell table:style-name="ce106" table:formula="of:=[.L199]/([.L199]+[.K199])" office:value-type="float" office:value="0.954079140205178" calcext:value-type="float">
            <text:p>0.9541</text:p>
          </table:table-cell>
          <table:table-cell table:style-name="ce106" table:formula="of:=(2*[.J199])/((2*[.J199])+[.K199]+[.M199])" office:value-type="float" office:value="0.62332246163717" calcext:value-type="float">
            <text:p>0.6233</text:p>
          </table:table-cell>
          <table:table-cell table:style-name="ce106" table:formula="of:=(5*[.J199])/((5*[.J199])+(4*[.M199])+[.K199])" office:value-type="float" office:value="0.516032507657713" calcext:value-type="float">
            <text:p>0.5160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Default" office:value-type="float" office:value="5625" calcext:value-type="float">
            <text:p>5625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5859" calcext:value-type="float">
            <text:p>5859</text:p>
          </table:table-cell>
          <table:table-cell table:style-name="Default" office:value-type="float" office:value="7055" calcext:value-type="float">
            <text:p>7055</text:p>
          </table:table-cell>
          <table:table-cell table:style-name="ce106" table:formula="of:=([.V199]+[.X199])/([.V199]+[.W199]+[.X199]+[.Y199])" office:value-type="float" office:value="0.602803002467062" calcext:value-type="float">
            <text:p>0.6028</text:p>
          </table:table-cell>
          <table:table-cell table:style-name="ce106" table:formula="of:=[.V199]/([.V199]+[.W199])" office:value-type="float" office:value="0.916571614795503" calcext:value-type="float">
            <text:p>0.9166</text:p>
          </table:table-cell>
          <table:table-cell table:style-name="ce106" table:formula="of:=[.V199]/([.V199]+[.Y199])" office:value-type="float" office:value="0.443611987381703" calcext:value-type="float">
            <text:p>0.4436</text:p>
          </table:table-cell>
          <table:table-cell table:style-name="ce106" table:formula="of:=[.X199]/([.X199]+[.W199])" office:value-type="float" office:value="0.919635849945064" calcext:value-type="float">
            <text:p>0.9196</text:p>
          </table:table-cell>
          <table:table-cell table:style-name="ce106" table:formula="of:=(2*[.V199])/((2*[.V199])+[.W199]+[.Y199])" office:value-type="float" office:value="0.597863633948026" calcext:value-type="float">
            <text:p>0.5979</text:p>
          </table:table-cell>
          <table:table-cell table:style-name="ce106" table:formula="of:=(5*[.V199])/((5*[.V199])+(4*[.Y199])+[.W199])" office:value-type="float" office:value="0.494662046889565" calcext:value-type="float">
            <text:p>0.4947</text:p>
          </table:table-cell>
          <table:table-cell table:number-columns-repeated="6"/>
          <table:table-cell table:style-name="ce106"/>
          <table:table-cell table:number-columns-repeated="986"/>
        </table:table-row>
        <table:table-row table:style-name="ro1">
          <table:table-cell table:style-name="ce2"/>
          <table:table-cell table:style-name="ce6"/>
          <table:table-cell table:style-name="ce28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3</text:p>
          </table:table-cell>
          <table:table-cell table:style-name="ce7"/>
          <table:table-cell table:style-name="ce29" office:value-type="float" office:value="30" calcext:value-type="float">
            <text:p>3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048" calcext:value-type="float">
            <text:p>9048</text:p>
          </table:table-cell>
          <table:table-cell office:value-type="float" office:value="1610" calcext:value-type="float">
            <text:p>1610</text:p>
          </table:table-cell>
          <table:table-cell office:value-type="float" office:value="4531" calcext:value-type="float">
            <text:p>4531</text:p>
          </table:table-cell>
          <table:table-cell office:value-type="float" office:value="3544" calcext:value-type="float">
            <text:p>3544</text:p>
          </table:table-cell>
          <table:table-cell table:style-name="ce106" table:formula="of:=([.J201]+[.L201])/([.J201]+[.K201]+[.L201]+[.M201])" office:value-type="float" office:value="0.72487054929803" calcext:value-type="float">
            <text:p>0.7249</text:p>
          </table:table-cell>
          <table:table-cell table:style-name="ce106" table:formula="of:=[.J201]/([.J201]+[.K201])" office:value-type="float" office:value="0.848939763557891" calcext:value-type="float">
            <text:p>0.8489</text:p>
          </table:table-cell>
          <table:table-cell table:style-name="ce106" table:formula="of:=[.J201]/([.J201]+[.M201])" office:value-type="float" office:value="0.718551461245235" calcext:value-type="float">
            <text:p>0.7186</text:p>
          </table:table-cell>
          <table:table-cell table:style-name="ce106" table:formula="of:=[.L201]/([.L201]+[.K201])" office:value-type="float" office:value="0.737827715355805" calcext:value-type="float">
            <text:p>0.7378</text:p>
          </table:table-cell>
          <table:table-cell table:style-name="ce106" table:formula="of:=(2*[.J201])/((2*[.J201])+[.K201]+[.M201])" office:value-type="float" office:value="0.778322580645161" calcext:value-type="float">
            <text:p>0.7783</text:p>
          </table:table-cell>
          <table:table-cell table:style-name="ce106" table:formula="of:=(5*[.J201])/((5*[.J201])+(4*[.M201])+[.K201])" office:value-type="float" office:value="0.741323370366729" calcext:value-type="float">
            <text:p>0.7413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1" calcext:value-type="float">
            <text:p>0.1</text:p>
          </table:table-cell>
          <table:table-cell office:value-type="float" office:value="8193" calcext:value-type="float">
            <text:p>8193</text:p>
          </table:table-cell>
          <table:table-cell office:value-type="float" office:value="4193" calcext:value-type="float">
            <text:p>4193</text:p>
          </table:table-cell>
          <table:table-cell office:value-type="float" office:value="4531" calcext:value-type="float">
            <text:p>4531</text:p>
          </table:table-cell>
          <table:table-cell office:value-type="float" office:value="4487" calcext:value-type="float">
            <text:p>4487</text:p>
          </table:table-cell>
          <table:table-cell table:style-name="ce106" table:formula="of:=([.V201]+[.X201])/([.V201]+[.W201]+[.X201]+[.Y201])" office:value-type="float" office:value="0.594468323677817" calcext:value-type="float">
            <text:p>0.5945</text:p>
          </table:table-cell>
          <table:table-cell table:style-name="ce106" table:formula="of:=[.V201]/([.V201]+[.W201])" office:value-type="float" office:value="0.661472630389149" calcext:value-type="float">
            <text:p>0.6615</text:p>
          </table:table-cell>
          <table:table-cell table:style-name="ce106" table:formula="of:=[.V201]/([.V201]+[.Y201])" office:value-type="float" office:value="0.646135646687697" calcext:value-type="float">
            <text:p>0.6461</text:p>
          </table:table-cell>
          <table:table-cell table:style-name="ce106" table:formula="of:=[.X201]/([.X201]+[.W201])" office:value-type="float" office:value="0.519371847776249" calcext:value-type="float">
            <text:p>0.5194</text:p>
          </table:table-cell>
          <table:table-cell table:style-name="ce106" table:formula="of:=(2*[.V201])/((2*[.V201])+[.W201]+[.Y201])" office:value-type="float" office:value="0.65371419452645" calcext:value-type="float">
            <text:p>0.6537</text:p>
          </table:table-cell>
          <table:table-cell table:style-name="ce106" table:formula="of:=(5*[.V201])/((5*[.V201])+(4*[.Y201])+[.W201])" office:value-type="float" office:value="0.649145881532659" calcext:value-type="float">
            <text:p>0.6491</text:p>
          </table:table-cell>
          <table:table-cell office:value-type="float" office:value="10.4999999416667" calcext:value-type="float">
            <text:p>10.4999999416667</text:p>
          </table:table-cell>
          <table:table-cell office:value-type="float" office:value="0.1" calcext:value-type="float">
            <text:p>0.1</text:p>
          </table:table-cell>
          <table:table-cell office:value-type="float" office:value="6465" calcext:value-type="float">
            <text:p>6465</text:p>
          </table:table-cell>
          <table:table-cell office:value-type="float" office:value="109" calcext:value-type="float">
            <text:p>109</text:p>
          </table:table-cell>
          <table:table-cell office:value-type="float" office:value="391" calcext:value-type="float">
            <text:p>391</text:p>
          </table:table-cell>
          <table:table-cell office:value-type="float" office:value="1228" calcext:value-type="float">
            <text:p>1228</text:p>
          </table:table-cell>
          <table:table-cell table:style-name="ce106" table:formula="of:=([.AH201]+[.AJ201])/([.AH201]+[.AI201]+[.AJ201]+[.AK201])" office:value-type="float" office:value="0.836811912608324" calcext:value-type="float">
            <text:p>0.8368</text:p>
          </table:table-cell>
          <table:table-cell office:value-type="float" office:value="0.860432435963117" calcext:value-type="float">
            <text:p>0.860432435963117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30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75" calcext:value-type="float">
            <text:p>8575</text:p>
          </table:table-cell>
          <table:table-cell office:value-type="float" office:value="1191" calcext:value-type="float">
            <text:p>1191</text:p>
          </table:table-cell>
          <table:table-cell office:value-type="float" office:value="4950" calcext:value-type="float">
            <text:p>4950</text:p>
          </table:table-cell>
          <table:table-cell office:value-type="float" office:value="4017" calcext:value-type="float">
            <text:p>4017</text:p>
          </table:table-cell>
          <table:table-cell table:style-name="ce107" table:formula="of:=([.J202]+[.L202])/([.J202]+[.K202]+[.L202]+[.M202])" office:value-type="float" office:value="0.721987935728394" calcext:value-type="float">
            <text:p>0.7220</text:p>
          </table:table-cell>
          <table:table-cell table:style-name="ce107" table:formula="of:=[.J202]/([.J202]+[.K202])" office:value-type="float" office:value="0.878046283022732" calcext:value-type="float">
            <text:p>0.8780</text:p>
          </table:table-cell>
          <table:table-cell table:style-name="ce107" table:formula="of:=[.J202]/([.J202]+[.M202])" office:value-type="float" office:value="0.68098792884371" calcext:value-type="float">
            <text:p>0.6810</text:p>
          </table:table-cell>
          <table:table-cell table:style-name="ce107" table:formula="of:=[.L202]/([.L202]+[.K202])" office:value-type="float" office:value="0.806057645334636" calcext:value-type="float">
            <text:p>0.8061</text:p>
          </table:table-cell>
          <table:table-cell table:style-name="ce107" table:formula="of:=(2*[.J202])/((2*[.J202])+[.K202]+[.M202])" office:value-type="float" office:value="0.767063243581716" calcext:value-type="float">
            <text:p>0.7671</text:p>
          </table:table-cell>
          <table:table-cell table:style-name="ce107" table:formula="of:=(5*[.J202])/((5*[.J202])+(4*[.M202])+[.K202])" office:value-type="float" office:value="0.712990986796155" calcext:value-type="float">
            <text:p>0.7130</text:p>
          </table:table-cell>
          <table:table-cell office:value-type="float" office:value="6.16666663240741" calcext:value-type="float">
            <text:p>6.16666663240741</text:p>
          </table:table-cell>
          <table:table-cell office:value-type="float" office:value="0.2" calcext:value-type="float">
            <text:p>0.2</text:p>
          </table:table-cell>
          <table:table-cell office:value-type="float" office:value="7902" calcext:value-type="float">
            <text:p>7902</text:p>
          </table:table-cell>
          <table:table-cell office:value-type="float" office:value="2869" calcext:value-type="float">
            <text:p>2869</text:p>
          </table:table-cell>
          <table:table-cell office:value-type="float" office:value="4950" calcext:value-type="float">
            <text:p>4950</text:p>
          </table:table-cell>
          <table:table-cell office:value-type="float" office:value="4778" calcext:value-type="float">
            <text:p>4778</text:p>
          </table:table-cell>
          <table:table-cell table:style-name="ce107" table:formula="of:=([.V202]+[.X202])/([.V202]+[.W202]+[.X202]+[.Y202])" office:value-type="float" office:value="0.62695741255671" calcext:value-type="float">
            <text:p>0.6270</text:p>
          </table:table-cell>
          <table:table-cell table:style-name="ce107" table:formula="of:=[.V202]/([.V202]+[.W202])" office:value-type="float" office:value="0.733636616841519" calcext:value-type="float">
            <text:p>0.7336</text:p>
          </table:table-cell>
          <table:table-cell table:style-name="ce107" table:formula="of:=[.V202]/([.V202]+[.Y202])" office:value-type="float" office:value="0.623186119873817" calcext:value-type="float">
            <text:p>0.6232</text:p>
          </table:table-cell>
          <table:table-cell table:style-name="ce107" table:formula="of:=[.X202]/([.X202]+[.W202])" office:value-type="float" office:value="0.63307328302852" calcext:value-type="float">
            <text:p>0.6331</text:p>
          </table:table-cell>
          <table:table-cell table:style-name="ce107" table:formula="of:=(2*[.V202])/((2*[.V202])+[.W202]+[.Y202])" office:value-type="float" office:value="0.673915824485097" calcext:value-type="float">
            <text:p>0.6739</text:p>
          </table:table-cell>
          <table:table-cell table:style-name="ce107" table:formula="of:=(5*[.V202])/((5*[.V202])+(4*[.Y202])+[.W202])" office:value-type="float" office:value="0.642533053617603" calcext:value-type="float">
            <text:p>0.6425</text:p>
          </table:table-cell>
          <table:table-cell office:value-type="float" office:value="10.5555554969136" calcext:value-type="float">
            <text:p>10.5555554969136</text:p>
          </table:table-cell>
          <table:table-cell office:value-type="float" office:value="0.2" calcext:value-type="float">
            <text:p>0.2</text:p>
          </table:table-cell>
          <table:table-cell office:value-type="float" office:value="6198" calcext:value-type="float">
            <text:p>6198</text:p>
          </table:table-cell>
          <table:table-cell office:value-type="float" office:value="90" calcext:value-type="float">
            <text:p>90</text:p>
          </table:table-cell>
          <table:table-cell office:value-type="float" office:value="393" calcext:value-type="float">
            <text:p>393</text:p>
          </table:table-cell>
          <table:table-cell office:value-type="float" office:value="1221" calcext:value-type="float">
            <text:p>1221</text:p>
          </table:table-cell>
          <table:table-cell table:style-name="ce107" table:formula="of:=([.AH202]+[.AJ202])/([.AH202]+[.AI202]+[.AJ202]+[.AK202])" office:value-type="float" office:value="0.834092634776006" calcext:value-type="float">
            <text:p>0.8341</text:p>
          </table:table-cell>
          <table:table-cell office:value-type="float" office:value="0.849338616937238" calcext:value-type="float">
            <text:p>0.84933861693723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322" calcext:value-type="float">
            <text:p>8322</text:p>
          </table:table-cell>
          <table:table-cell office:value-type="float" office:value="1018" calcext:value-type="float">
            <text:p>1018</text:p>
          </table:table-cell>
          <table:table-cell office:value-type="float" office:value="5123" calcext:value-type="float">
            <text:p>5123</text:p>
          </table:table-cell>
          <table:table-cell office:value-type="float" office:value="4270" calcext:value-type="float">
            <text:p>4270</text:p>
          </table:table-cell>
          <table:table-cell table:style-name="ce106" table:formula="of:=([.J203]+[.L203])/([.J203]+[.K203]+[.L203]+[.M203])" office:value-type="float" office:value="0.71771739710671" calcext:value-type="float">
            <text:p>0.7177</text:p>
          </table:table-cell>
          <table:table-cell table:style-name="ce106" table:formula="of:=[.J203]/([.J203]+[.K203])" office:value-type="float" office:value="0.891006423982869" calcext:value-type="float">
            <text:p>0.8910</text:p>
          </table:table-cell>
          <table:table-cell table:style-name="ce106" table:formula="of:=[.J203]/([.J203]+[.M203])" office:value-type="float" office:value="0.660895806861499" calcext:value-type="float">
            <text:p>0.6609</text:p>
          </table:table-cell>
          <table:table-cell table:style-name="ce106" table:formula="of:=[.L203]/([.L203]+[.K203])" office:value-type="float" office:value="0.834228952939261" calcext:value-type="float">
            <text:p>0.8342</text:p>
          </table:table-cell>
          <table:table-cell table:style-name="ce106" table:formula="of:=(2*[.J203])/((2*[.J203])+[.K203]+[.M203])" office:value-type="float" office:value="0.758891118001094" calcext:value-type="float">
            <text:p>0.7589</text:p>
          </table:table-cell>
          <table:table-cell table:style-name="ce106" table:formula="of:=(5*[.J203])/((5*[.J203])+(4*[.M203])+[.K203])" office:value-type="float" office:value="0.696891538822268" calcext:value-type="float">
            <text:p>0.6969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3" calcext:value-type="float">
            <text:p>0.3</text:p>
          </table:table-cell>
          <table:table-cell office:value-type="float" office:value="7703" calcext:value-type="float">
            <text:p>7703</text:p>
          </table:table-cell>
          <table:table-cell office:value-type="float" office:value="2326" calcext:value-type="float">
            <text:p>2326</text:p>
          </table:table-cell>
          <table:table-cell office:value-type="float" office:value="5123" calcext:value-type="float">
            <text:p>5123</text:p>
          </table:table-cell>
          <table:table-cell office:value-type="float" office:value="4977" calcext:value-type="float">
            <text:p>4977</text:p>
          </table:table-cell>
          <table:table-cell table:style-name="ce106" table:formula="of:=([.V203]+[.X203])/([.V203]+[.W203]+[.X203]+[.Y203])" office:value-type="float" office:value="0.637190123702121" calcext:value-type="float">
            <text:p>0.6372</text:p>
          </table:table-cell>
          <table:table-cell table:style-name="ce106" table:formula="of:=[.V203]/([.V203]+[.W203])" office:value-type="float" office:value="0.768072589490478" calcext:value-type="float">
            <text:p>0.7681</text:p>
          </table:table-cell>
          <table:table-cell table:style-name="ce106" table:formula="of:=[.V203]/([.V203]+[.Y203])" office:value-type="float" office:value="0.607492113564669" calcext:value-type="float">
            <text:p>0.6075</text:p>
          </table:table-cell>
          <table:table-cell table:style-name="ce106" table:formula="of:=[.X203]/([.X203]+[.W203])" office:value-type="float" office:value="0.687743321251175" calcext:value-type="float">
            <text:p>0.6877</text:p>
          </table:table-cell>
          <table:table-cell table:style-name="ce106" table:formula="of:=(2*[.V203])/((2*[.V203])+[.W203]+[.Y203])" office:value-type="float" office:value="0.678409441190717" calcext:value-type="float">
            <text:p>0.6784</text:p>
          </table:table-cell>
          <table:table-cell table:style-name="ce106" table:formula="of:=(5*[.V203])/((5*[.V203])+(4*[.Y203])+[.W203])" office:value-type="float" office:value="0.634002205797626" calcext:value-type="float">
            <text:p>0.6340</text:p>
          </table:table-cell>
          <table:table-cell office:value-type="float" office:value="10.6666666074074" calcext:value-type="float">
            <text:p>10.6666666074074</text:p>
          </table:table-cell>
          <table:table-cell office:value-type="float" office:value="0.3" calcext:value-type="float">
            <text:p>0.3</text:p>
          </table:table-cell>
          <table:table-cell office:value-type="float" office:value="6037" calcext:value-type="float">
            <text:p>6037</text:p>
          </table:table-cell>
          <table:table-cell office:value-type="float" office:value="80" calcext:value-type="float">
            <text:p>80</text:p>
          </table:table-cell>
          <table:table-cell office:value-type="float" office:value="393" calcext:value-type="float">
            <text:p>393</text:p>
          </table:table-cell>
          <table:table-cell office:value-type="float" office:value="1193" calcext:value-type="float">
            <text:p>1193</text:p>
          </table:table-cell>
          <table:table-cell table:style-name="ce106" table:formula="of:=([.AH203]+[.AJ203])/([.AH203]+[.AI203]+[.AJ203]+[.AK203])" office:value-type="float" office:value="0.834739711800597" calcext:value-type="float">
            <text:p>0.8347</text:p>
          </table:table-cell>
          <table:table-cell office:value-type="float" office:value="0.845709542117659" calcext:value-type="float">
            <text:p>0.84570954211765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8092" calcext:value-type="float">
            <text:p>8092</text:p>
          </table:table-cell>
          <table:table-cell office:value-type="float" office:value="911" calcext:value-type="float">
            <text:p>911</text:p>
          </table:table-cell>
          <table:table-cell office:value-type="float" office:value="5230" calcext:value-type="float">
            <text:p>5230</text:p>
          </table:table-cell>
          <table:table-cell office:value-type="float" office:value="4500" calcext:value-type="float">
            <text:p>4500</text:p>
          </table:table-cell>
          <table:table-cell table:style-name="ce108" table:formula="of:=([.J204]+[.L204])/([.J204]+[.K204]+[.L204]+[.M204])" office:value-type="float" office:value="0.711151443975871" calcext:value-type="float">
            <text:p>0.7112</text:p>
          </table:table-cell>
          <table:table-cell table:style-name="ce107" table:formula="of:=[.J204]/([.J204]+[.K204])" office:value-type="float" office:value="0.898811507275353" calcext:value-type="float">
            <text:p>0.8988</text:p>
          </table:table-cell>
          <table:table-cell table:style-name="ce107" table:formula="of:=[.J204]/([.J204]+[.M204])" office:value-type="float" office:value="0.642630241423126" calcext:value-type="float">
            <text:p>0.6426</text:p>
          </table:table-cell>
          <table:table-cell table:style-name="ce107" table:formula="of:=[.L204]/([.L204]+[.K204])" office:value-type="float" office:value="0.851652825272757" calcext:value-type="float">
            <text:p>0.8517</text:p>
          </table:table-cell>
          <table:table-cell table:style-name="ce107" table:formula="of:=(2*[.J204])/((2*[.J204])+[.K204]+[.M204])" office:value-type="float" office:value="0.749432739059968" calcext:value-type="float">
            <text:p>0.7494</text:p>
          </table:table-cell>
          <table:table-cell table:style-name="ce107" table:formula="of:=(5*[.J204])/((5*[.J204])+(4*[.M204])+[.K204])" office:value-type="float" office:value="0.681477489009786" calcext:value-type="float">
            <text:p>0.6815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4" calcext:value-type="float">
            <text:p>0.4</text:p>
          </table:table-cell>
          <table:table-cell office:value-type="float" office:value="7531" calcext:value-type="float">
            <text:p>7531</text:p>
          </table:table-cell>
          <table:table-cell office:value-type="float" office:value="1974" calcext:value-type="float">
            <text:p>1974</text:p>
          </table:table-cell>
          <table:table-cell office:value-type="float" office:value="5230" calcext:value-type="float">
            <text:p>5230</text:p>
          </table:table-cell>
          <table:table-cell office:value-type="float" office:value="5149" calcext:value-type="float">
            <text:p>5149</text:p>
          </table:table-cell>
          <table:table-cell table:style-name="ce108" table:formula="of:=([.V204]+[.X204])/([.V204]+[.W204]+[.X204]+[.Y204])" office:value-type="float" office:value="0.641772279219473" calcext:value-type="float">
            <text:p>0.6418</text:p>
          </table:table-cell>
          <table:table-cell table:style-name="ce107" table:formula="of:=[.V204]/([.V204]+[.W204])" office:value-type="float" office:value="0.792319831667543" calcext:value-type="float">
            <text:p>0.7923</text:p>
          </table:table-cell>
          <table:table-cell table:style-name="ce107" table:formula="of:=[.V204]/([.V204]+[.Y204])" office:value-type="float" office:value="0.593927444794953" calcext:value-type="float">
            <text:p>0.5939</text:p>
          </table:table-cell>
          <table:table-cell table:style-name="ce107" table:formula="of:=[.X204]/([.X204]+[.W204])" office:value-type="float" office:value="0.725985563575791" calcext:value-type="float">
            <text:p>0.7260</text:p>
          </table:table-cell>
          <table:table-cell table:style-name="ce107" table:formula="of:=(2*[.V204])/((2*[.V204])+[.W204]+[.Y204])" office:value-type="float" office:value="0.678927203065134" calcext:value-type="float">
            <text:p>0.6789</text:p>
          </table:table-cell>
          <table:table-cell table:style-name="ce107" table:formula="of:=(5*[.V204])/((5*[.V204])+(4*[.Y204])+[.W204])" office:value-type="float" office:value="0.625238688252387" calcext:value-type="float">
            <text:p>0.6252</text:p>
          </table:table-cell>
          <table:table-cell office:value-type="float" office:value="11.1111110493827" calcext:value-type="float">
            <text:p>11.1111110493827</text:p>
          </table:table-cell>
          <table:table-cell office:value-type="float" office:value="0.4" calcext:value-type="float">
            <text:p>0.4</text:p>
          </table:table-cell>
          <table:table-cell office:value-type="float" office:value="5900" calcext:value-type="float">
            <text:p>5900</text:p>
          </table:table-cell>
          <table:table-cell office:value-type="float" office:value="72" calcext:value-type="float">
            <text:p>72</text:p>
          </table:table-cell>
          <table:table-cell office:value-type="float" office:value="383" calcext:value-type="float">
            <text:p>383</text:p>
          </table:table-cell>
          <table:table-cell office:value-type="float" office:value="1176" calcext:value-type="float">
            <text:p>1176</text:p>
          </table:table-cell>
          <table:table-cell table:style-name="ce108" table:formula="of:=([.AH204]+[.AJ204])/([.AH204]+[.AI204]+[.AJ204]+[.AK204])" office:value-type="float" office:value="0.834284955517196" calcext:value-type="float">
            <text:p>0.8343</text:p>
          </table:table-cell>
          <table:table-cell office:value-type="float" office:value="0.841115240616956" calcext:value-type="float">
            <text:p>0.84111524061695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7856" calcext:value-type="float">
            <text:p>7856</text:p>
          </table:table-cell>
          <table:table-cell office:value-type="float" office:value="806" calcext:value-type="float">
            <text:p>806</text:p>
          </table:table-cell>
          <table:table-cell office:value-type="float" office:value="5335" calcext:value-type="float">
            <text:p>5335</text:p>
          </table:table-cell>
          <table:table-cell office:value-type="float" office:value="4736" calcext:value-type="float">
            <text:p>4736</text:p>
          </table:table-cell>
          <table:table-cell table:style-name="ce106" table:formula="of:=([.J205]+[.L205])/([.J205]+[.K205]+[.L205]+[.M205])" office:value-type="float" office:value="0.704158436982864" calcext:value-type="float">
            <text:p>0.7042</text:p>
          </table:table-cell>
          <table:table-cell table:style-name="ce106" table:formula="of:=[.J205]/([.J205]+[.K205])" office:value-type="float" office:value="0.906949896097899" calcext:value-type="float">
            <text:p>0.9069</text:p>
          </table:table-cell>
          <table:table-cell table:style-name="ce106" table:formula="of:=[.J205]/([.J205]+[.M205])" office:value-type="float" office:value="0.623888182973316" calcext:value-type="float">
            <text:p>0.6239</text:p>
          </table:table-cell>
          <table:table-cell table:style-name="ce106" table:formula="of:=[.L205]/([.L205]+[.K205])" office:value-type="float" office:value="0.868751017749552" calcext:value-type="float">
            <text:p>0.8688</text:p>
          </table:table-cell>
          <table:table-cell table:style-name="ce106" table:formula="of:=(2*[.J205])/((2*[.J205])+[.K205]+[.M205])" office:value-type="float" office:value="0.739249082525642" calcext:value-type="float">
            <text:p>0.7392</text:p>
          </table:table-cell>
          <table:table-cell table:style-name="ce106" table:formula="of:=(5*[.J205])/((5*[.J205])+(4*[.M205])+[.K205])" office:value-type="float" office:value="0.665424360494664" calcext:value-type="float">
            <text:p>0.6654</text:p>
          </table:table-cell>
          <table:table-cell office:value-type="float" office:value="6.49999996388889" calcext:value-type="float">
            <text:p>6.49999996388889</text:p>
          </table:table-cell>
          <table:table-cell office:value-type="float" office:value="0.5" calcext:value-type="float">
            <text:p>0.5</text:p>
          </table:table-cell>
          <table:table-cell office:value-type="float" office:value="7343" calcext:value-type="float">
            <text:p>7343</text:p>
          </table:table-cell>
          <table:table-cell office:value-type="float" office:value="1691" calcext:value-type="float">
            <text:p>1691</text:p>
          </table:table-cell>
          <table:table-cell office:value-type="float" office:value="5335" calcext:value-type="float">
            <text:p>5335</text:p>
          </table:table-cell>
          <table:table-cell office:value-type="float" office:value="5337" calcext:value-type="float">
            <text:p>5337</text:p>
          </table:table-cell>
          <table:table-cell table:style-name="ce106" table:formula="of:=([.V205]+[.X205])/([.V205]+[.W205]+[.X205]+[.Y205])" office:value-type="float" office:value="0.643357353090429" calcext:value-type="float">
            <text:p>0.6434</text:p>
          </table:table-cell>
          <table:table-cell table:style-name="ce106" table:formula="of:=[.V205]/([.V205]+[.W205])" office:value-type="float" office:value="0.812818242196148" calcext:value-type="float">
            <text:p>0.8128</text:p>
          </table:table-cell>
          <table:table-cell table:style-name="ce106" table:formula="of:=[.V205]/([.V205]+[.Y205])" office:value-type="float" office:value="0.57910094637224" calcext:value-type="float">
            <text:p>0.5791</text:p>
          </table:table-cell>
          <table:table-cell table:style-name="ce106" table:formula="of:=[.X205]/([.X205]+[.W205])" office:value-type="float" office:value="0.759322516367777" calcext:value-type="float">
            <text:p>0.7593</text:p>
          </table:table-cell>
          <table:table-cell table:style-name="ce106" table:formula="of:=(2*[.V205])/((2*[.V205])+[.W205]+[.Y205])" office:value-type="float" office:value="0.676337846550612" calcext:value-type="float">
            <text:p>0.6763</text:p>
          </table:table-cell>
          <table:table-cell table:style-name="ce106" table:formula="of:=(5*[.V205])/((5*[.V205])+(4*[.Y205])+[.W205])" office:value-type="float" office:value="0.6144358536667" calcext:value-type="float">
            <text:p>0.6144</text:p>
          </table:table-cell>
          <table:table-cell office:value-type="float" office:value="11.4444443808642" calcext:value-type="float">
            <text:p>11.4444443808642</text:p>
          </table:table-cell>
          <table:table-cell office:value-type="float" office:value="0.5" calcext:value-type="float">
            <text:p>0.5</text:p>
          </table:table-cell>
          <table:table-cell office:value-type="float" office:value="5747" calcext:value-type="float">
            <text:p>5747</text:p>
          </table:table-cell>
          <table:table-cell office:value-type="float" office:value="62" calcext:value-type="float">
            <text:p>62</text:p>
          </table:table-cell>
          <table:table-cell office:value-type="float" office:value="383" calcext:value-type="float">
            <text:p>383</text:p>
          </table:table-cell>
          <table:table-cell office:value-type="float" office:value="1151" calcext:value-type="float">
            <text:p>1151</text:p>
          </table:table-cell>
          <table:table-cell table:style-name="ce106" table:formula="of:=([.AH205]+[.AJ205])/([.AH205]+[.AI205]+[.AJ205]+[.AK205])" office:value-type="float" office:value="0.834808661310091" calcext:value-type="float">
            <text:p>0.8348</text:p>
          </table:table-cell>
          <table:table-cell office:value-type="float" office:value="0.838392241690409" calcext:value-type="float">
            <text:p>0.83839224169040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620" calcext:value-type="float">
            <text:p>7620</text:p>
          </table:table-cell>
          <table:table-cell office:value-type="float" office:value="726" calcext:value-type="float">
            <text:p>726</text:p>
          </table:table-cell>
          <table:table-cell office:value-type="float" office:value="5415" calcext:value-type="float">
            <text:p>5415</text:p>
          </table:table-cell>
          <table:table-cell office:value-type="float" office:value="4972" calcext:value-type="float">
            <text:p>4972</text:p>
          </table:table-cell>
          <table:table-cell table:style-name="ce107" table:formula="of:=([.J206]+[.L206])/([.J206]+[.K206]+[.L206]+[.M206])" office:value-type="float" office:value="0.695830886670581" calcext:value-type="float">
            <text:p>0.6958</text:p>
          </table:table-cell>
          <table:table-cell table:style-name="ce107" table:formula="of:=[.J206]/([.J206]+[.K206])" office:value-type="float" office:value="0.913012221423436" calcext:value-type="float">
            <text:p>0.9130</text:p>
          </table:table-cell>
          <table:table-cell table:style-name="ce107" table:formula="of:=[.J206]/([.J206]+[.M206])" office:value-type="float" office:value="0.605146124523507" calcext:value-type="float">
            <text:p>0.6051</text:p>
          </table:table-cell>
          <table:table-cell table:style-name="ce107" table:formula="of:=[.L206]/([.L206]+[.K206])" office:value-type="float" office:value="0.881778212017587" calcext:value-type="float">
            <text:p>0.8818</text:p>
          </table:table-cell>
          <table:table-cell table:style-name="ce107" table:formula="of:=(2*[.J206])/((2*[.J206])+[.K206]+[.M206])" office:value-type="float" office:value="0.727863215206801" calcext:value-type="float">
            <text:p>0.7279</text:p>
          </table:table-cell>
          <table:table-cell table:style-name="ce107" table:formula="of:=(5*[.J206])/((5*[.J206])+(4*[.M206])+[.K206])" office:value-type="float" office:value="0.648908267193514" calcext:value-type="float">
            <text:p>0.648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6" calcext:value-type="float">
            <text:p>0.6</text:p>
          </table:table-cell>
          <table:table-cell office:value-type="float" office:value="7161" calcext:value-type="float">
            <text:p>7161</text:p>
          </table:table-cell>
          <table:table-cell office:value-type="float" office:value="1482" calcext:value-type="float">
            <text:p>1482</text:p>
          </table:table-cell>
          <table:table-cell office:value-type="float" office:value="5415" calcext:value-type="float">
            <text:p>5415</text:p>
          </table:table-cell>
          <table:table-cell office:value-type="float" office:value="5519" calcext:value-type="float">
            <text:p>5519</text:p>
          </table:table-cell>
          <table:table-cell table:style-name="ce107" table:formula="of:=([.V206]+[.X206])/([.V206]+[.W206]+[.X206]+[.Y206])" office:value-type="float" office:value="0.642386473923482" calcext:value-type="float">
            <text:p>0.6424</text:p>
          </table:table-cell>
          <table:table-cell table:style-name="ce107" table:formula="of:=[.V206]/([.V206]+[.W206])" office:value-type="float" office:value="0.828531759805623" calcext:value-type="float">
            <text:p>0.8285</text:p>
          </table:table-cell>
          <table:table-cell table:style-name="ce107" table:formula="of:=[.V206]/([.V206]+[.Y206])" office:value-type="float" office:value="0.564747634069401" calcext:value-type="float">
            <text:p>0.5647</text:p>
          </table:table-cell>
          <table:table-cell table:style-name="ce107" table:formula="of:=[.X206]/([.X206]+[.W206])" office:value-type="float" office:value="0.785123966942149" calcext:value-type="float">
            <text:p>0.7851</text:p>
          </table:table-cell>
          <table:table-cell table:style-name="ce107" table:formula="of:=(2*[.V206])/((2*[.V206])+[.W206]+[.Y206])" office:value-type="float" office:value="0.671669089715331" calcext:value-type="float">
            <text:p>0.6717</text:p>
          </table:table-cell>
          <table:table-cell table:style-name="ce107" table:formula="of:=(5*[.V206])/((5*[.V206])+(4*[.Y206])+[.W206])" office:value-type="float" office:value="0.603153479440055" calcext:value-type="float">
            <text:p>0.6032</text:p>
          </table:table-cell>
          <table:table-cell office:value-type="float" office:value="11.8888888228395" calcext:value-type="float">
            <text:p>11.8888888228395</text:p>
          </table:table-cell>
          <table:table-cell office:value-type="float" office:value="0.6" calcext:value-type="float">
            <text:p>0.6</text:p>
          </table:table-cell>
          <table:table-cell office:value-type="float" office:value="5602" calcext:value-type="float">
            <text:p>5602</text:p>
          </table:table-cell>
          <table:table-cell office:value-type="float" office:value="54" calcext:value-type="float">
            <text:p>54</text:p>
          </table:table-cell>
          <table:table-cell office:value-type="float" office:value="372" calcext:value-type="float">
            <text:p>372</text:p>
          </table:table-cell>
          <table:table-cell office:value-type="float" office:value="1133" calcext:value-type="float">
            <text:p>1133</text:p>
          </table:table-cell>
          <table:table-cell table:style-name="ce107" table:formula="of:=([.AH206]+[.AJ206])/([.AH206]+[.AI206]+[.AJ206]+[.AK206])" office:value-type="float" office:value="0.834241027789415" calcext:value-type="float">
            <text:p>0.8342</text:p>
          </table:table-cell>
          <table:table-cell office:value-type="float" office:value="0.834068174324031" calcext:value-type="float">
            <text:p>0.83406817432403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391" calcext:value-type="float">
            <text:p>7391</text:p>
          </table:table-cell>
          <table:table-cell office:value-type="float" office:value="618" calcext:value-type="float">
            <text:p>618</text:p>
          </table:table-cell>
          <table:table-cell office:value-type="float" office:value="5523" calcext:value-type="float">
            <text:p>5523</text:p>
          </table:table-cell>
          <table:table-cell office:value-type="float" office:value="5201" calcext:value-type="float">
            <text:p>5201</text:p>
          </table:table-cell>
          <table:table-cell table:style-name="ce106" table:formula="of:=([.J207]+[.L207])/([.J207]+[.K207]+[.L207]+[.M207])" office:value-type="float" office:value="0.689371697005285" calcext:value-type="float">
            <text:p>0.6894</text:p>
          </table:table-cell>
          <table:table-cell table:style-name="ce106" table:formula="of:=[.J207]/([.J207]+[.K207])" office:value-type="float" office:value="0.922836808590336" calcext:value-type="float">
            <text:p>0.9228</text:p>
          </table:table-cell>
          <table:table-cell table:style-name="ce106" table:formula="of:=[.J207]/([.J207]+[.M207])" office:value-type="float" office:value="0.586959974587039" calcext:value-type="float">
            <text:p>0.5870</text:p>
          </table:table-cell>
          <table:table-cell table:style-name="ce106" table:formula="of:=[.L207]/([.L207]+[.K207])" office:value-type="float" office:value="0.899364924279433" calcext:value-type="float">
            <text:p>0.8994</text:p>
          </table:table-cell>
          <table:table-cell table:style-name="ce106" table:formula="of:=(2*[.J207])/((2*[.J207])+[.K207]+[.M207])" office:value-type="float" office:value="0.717537983593029" calcext:value-type="float">
            <text:p>0.7175</text:p>
          </table:table-cell>
          <table:table-cell table:style-name="ce106" table:formula="of:=(5*[.J207])/((5*[.J207])+(4*[.M207])+[.K207])" office:value-type="float" office:value="0.633040409750415" calcext:value-type="float">
            <text:p>0.6330</text:p>
          </table:table-cell>
          <table:table-cell office:value-type="float" office:value="6.77777774012346" calcext:value-type="float">
            <text:p>6.77777774012346</text:p>
          </table:table-cell>
          <table:table-cell office:value-type="float" office:value="0.7" calcext:value-type="float">
            <text:p>0.7</text:p>
          </table:table-cell>
          <table:table-cell office:value-type="float" office:value="6977" calcext:value-type="float">
            <text:p>6977</text:p>
          </table:table-cell>
          <table:table-cell office:value-type="float" office:value="1248" calcext:value-type="float">
            <text:p>1248</text:p>
          </table:table-cell>
          <table:table-cell office:value-type="float" office:value="5523" calcext:value-type="float">
            <text:p>5523</text:p>
          </table:table-cell>
          <table:table-cell office:value-type="float" office:value="5703" calcext:value-type="float">
            <text:p>5703</text:p>
          </table:table-cell>
          <table:table-cell table:style-name="ce106" table:formula="of:=([.V207]+[.X207])/([.V207]+[.W207]+[.X207]+[.Y207])" office:value-type="float" office:value="0.642640481209192" calcext:value-type="float">
            <text:p>0.6426</text:p>
          </table:table-cell>
          <table:table-cell table:style-name="ce106" table:formula="of:=[.V207]/([.V207]+[.W207])" office:value-type="float" office:value="0.848267477203647" calcext:value-type="float">
            <text:p>0.8483</text:p>
          </table:table-cell>
          <table:table-cell table:style-name="ce106" table:formula="of:=[.V207]/([.V207]+[.Y207])" office:value-type="float" office:value="0.550236593059937" calcext:value-type="float">
            <text:p>0.5502</text:p>
          </table:table-cell>
          <table:table-cell table:style-name="ce106" table:formula="of:=[.X207]/([.X207]+[.W207])" office:value-type="float" office:value="0.815684536996012" calcext:value-type="float">
            <text:p>0.8157</text:p>
          </table:table-cell>
          <table:table-cell table:style-name="ce106" table:formula="of:=(2*[.V207])/((2*[.V207])+[.W207]+[.Y207])" office:value-type="float" office:value="0.667495814398469" calcext:value-type="float">
            <text:p>0.6675</text:p>
          </table:table-cell>
          <table:table-cell table:style-name="ce106" table:formula="of:=(5*[.V207])/((5*[.V207])+(4*[.Y207])+[.W207])" office:value-type="float" office:value="0.591822885740945" calcext:value-type="float">
            <text:p>0.5918</text:p>
          </table:table-cell>
          <table:table-cell office:value-type="float" office:value="11.9999999333333" calcext:value-type="float">
            <text:p>11.9999999333333</text:p>
          </table:table-cell>
          <table:table-cell office:value-type="float" office:value="0.7" calcext:value-type="float">
            <text:p>0.7</text:p>
          </table:table-cell>
          <table:table-cell office:value-type="float" office:value="5478" calcext:value-type="float">
            <text:p>5478</text:p>
          </table:table-cell>
          <table:table-cell office:value-type="float" office:value="43" calcext:value-type="float">
            <text:p>43</text:p>
          </table:table-cell>
          <table:table-cell office:value-type="float" office:value="369" calcext:value-type="float">
            <text:p>369</text:p>
          </table:table-cell>
          <table:table-cell office:value-type="float" office:value="1087" calcext:value-type="float">
            <text:p>1087</text:p>
          </table:table-cell>
          <table:table-cell table:style-name="ce106" table:formula="of:=([.AH207]+[.AJ207])/([.AH207]+[.AI207]+[.AJ207]+[.AK207])" office:value-type="float" office:value="0.838039271893364" calcext:value-type="float">
            <text:p>0.8380</text:p>
          </table:table-cell>
          <table:table-cell office:value-type="float" office:value="0.834636427189961" calcext:value-type="float">
            <text:p>0.8346364271899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30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7037" calcext:value-type="float">
            <text:p>7037</text:p>
          </table:table-cell>
          <table:table-cell office:value-type="float" office:value="511" calcext:value-type="float">
            <text:p>511</text:p>
          </table:table-cell>
          <table:table-cell office:value-type="float" office:value="5630" calcext:value-type="float">
            <text:p>5630</text:p>
          </table:table-cell>
          <table:table-cell office:value-type="float" office:value="5555" calcext:value-type="float">
            <text:p>5555</text:p>
          </table:table-cell>
          <table:table-cell table:style-name="ce108" table:formula="of:=([.J208]+[.L208])/([.J208]+[.K208]+[.L208]+[.M208])" office:value-type="float" office:value="0.676186409010836" calcext:value-type="float">
            <text:p>0.6762</text:p>
          </table:table-cell>
          <table:table-cell table:style-name="ce107" table:formula="of:=[.J208]/([.J208]+[.K208])" office:value-type="float" office:value="0.932299947005829" calcext:value-type="float">
            <text:p>0.9323</text:p>
          </table:table-cell>
          <table:table-cell table:style-name="ce107" table:formula="of:=[.J208]/([.J208]+[.M208])" office:value-type="float" office:value="0.558846886912325" calcext:value-type="float">
            <text:p>0.5588</text:p>
          </table:table-cell>
          <table:table-cell table:style-name="ce107" table:formula="of:=[.L208]/([.L208]+[.K208])" office:value-type="float" office:value="0.916788796612929" calcext:value-type="float">
            <text:p>0.9168</text:p>
          </table:table-cell>
          <table:table-cell table:style-name="ce107" table:formula="of:=(2*[.J208])/((2*[.J208])+[.K208]+[.M208])" office:value-type="float" office:value="0.698808341608739" calcext:value-type="float">
            <text:p>0.6988</text:p>
          </table:table-cell>
          <table:table-cell table:style-name="ce107" table:formula="of:=(5*[.J208])/((5*[.J208])+(4*[.M208])+[.K208])" office:value-type="float" office:value="0.607517784377374" calcext:value-type="float">
            <text:p>0.6075</text:p>
          </table:table-cell>
          <table:table-cell office:value-type="float" office:value="11.7222221570988" calcext:value-type="float">
            <text:p>11.7222221570988</text:p>
          </table:table-cell>
          <table:table-cell office:value-type="float" office:value="0.8" calcext:value-type="float">
            <text:p>0.8</text:p>
          </table:table-cell>
          <table:table-cell office:value-type="float" office:value="6682" calcext:value-type="float">
            <text:p>6682</text:p>
          </table:table-cell>
          <table:table-cell office:value-type="float" office:value="1012" calcext:value-type="float">
            <text:p>1012</text:p>
          </table:table-cell>
          <table:table-cell office:value-type="float" office:value="5630" calcext:value-type="float">
            <text:p>5630</text:p>
          </table:table-cell>
          <table:table-cell office:value-type="float" office:value="5998" calcext:value-type="float">
            <text:p>5998</text:p>
          </table:table-cell>
          <table:table-cell table:style-name="ce108" table:formula="of:=([.V208]+[.X208])/([.V208]+[.W208]+[.X208]+[.Y208])" office:value-type="float" office:value="0.637201117896698" calcext:value-type="float">
            <text:p>0.6372</text:p>
          </table:table-cell>
          <table:table-cell table:style-name="ce107" table:formula="of:=[.V208]/([.V208]+[.W208])" office:value-type="float" office:value="0.868468936833897" calcext:value-type="float">
            <text:p>0.8685</text:p>
          </table:table-cell>
          <table:table-cell table:style-name="ce107" table:formula="of:=[.V208]/([.V208]+[.Y208])" office:value-type="float" office:value="0.526971608832808" calcext:value-type="float">
            <text:p>0.5270</text:p>
          </table:table-cell>
          <table:table-cell table:style-name="ce107" table:formula="of:=[.X208]/([.X208]+[.W208])" office:value-type="float" office:value="0.847636254140319" calcext:value-type="float">
            <text:p>0.8476</text:p>
          </table:table-cell>
          <table:table-cell table:style-name="ce107" table:formula="of:=(2*[.V208])/((2*[.V208])+[.W208]+[.Y208])" office:value-type="float" office:value="0.6559340335722" calcext:value-type="float">
            <text:p>0.6559</text:p>
          </table:table-cell>
          <table:table-cell table:style-name="ce107" table:formula="of:=(5*[.V208])/((5*[.V208])+(4*[.Y208])+[.W208])" office:value-type="float" office:value="0.571951929332009" calcext:value-type="float">
            <text:p>0.5720</text:p>
          </table:table-cell>
          <table:table-cell office:value-type="float" office:value="16.8333332398148" calcext:value-type="float">
            <text:p>16.8333332398148</text:p>
          </table:table-cell>
          <table:table-cell office:value-type="float" office:value="0.8" calcext:value-type="float">
            <text:p>0.8</text:p>
          </table:table-cell>
          <table:table-cell office:value-type="float" office:value="5282" calcext:value-type="float">
            <text:p>5282</text:p>
          </table:table-cell>
          <table:table-cell office:value-type="float" office:value="36" calcext:value-type="float">
            <text:p>36</text:p>
          </table:table-cell>
          <table:table-cell office:value-type="float" office:value="354" calcext:value-type="float">
            <text:p>354</text:p>
          </table:table-cell>
          <table:table-cell office:value-type="float" office:value="1010" calcext:value-type="float">
            <text:p>1010</text:p>
          </table:table-cell>
          <table:table-cell table:style-name="ce108" table:formula="of:=([.AH208]+[.AJ208])/([.AH208]+[.AI208]+[.AJ208]+[.AK208])" office:value-type="float" office:value="0.843460041903622" calcext:value-type="float">
            <text:p>0.8435</text:p>
          </table:table-cell>
          <table:table-cell office:value-type="float" office:value="0.833961022836497" calcext:value-type="float">
            <text:p>0.833961022836497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29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6377" calcext:value-type="float">
            <text:p>6377</text:p>
          </table:table-cell>
          <table:table-cell office:value-type="float" office:value="381" calcext:value-type="float">
            <text:p>381</text:p>
          </table:table-cell>
          <table:table-cell office:value-type="float" office:value="5760" calcext:value-type="float">
            <text:p>5760</text:p>
          </table:table-cell>
          <table:table-cell office:value-type="float" office:value="6215" calcext:value-type="float">
            <text:p>6215</text:p>
          </table:table-cell>
          <table:table-cell table:style-name="ce106" table:formula="of:=([.J209]+[.L209])/([.J209]+[.K209]+[.L209]+[.M209])" office:value-type="float" office:value="0.647894090642182" calcext:value-type="float">
            <text:p>0.6479</text:p>
          </table:table-cell>
          <table:table-cell table:style-name="ce106" table:formula="of:=[.J209]/([.J209]+[.K209])" office:value-type="float" office:value="0.943622373483279" calcext:value-type="float">
            <text:p>0.9436</text:p>
          </table:table-cell>
          <table:table-cell table:style-name="ce106" table:formula="of:=[.J209]/([.J209]+[.M209])" office:value-type="float" office:value="0.506432655654384" calcext:value-type="float">
            <text:p>0.5064</text:p>
          </table:table-cell>
          <table:table-cell table:style-name="ce106" table:formula="of:=[.L209]/([.L209]+[.K209])" office:value-type="float" office:value="0.937957987298486" calcext:value-type="float">
            <text:p>0.9380</text:p>
          </table:table-cell>
          <table:table-cell table:style-name="ce106" table:formula="of:=(2*[.J209])/((2*[.J209])+[.K209]+[.M209])" office:value-type="float" office:value="0.659121447028424" calcext:value-type="float">
            <text:p>0.6591</text:p>
          </table:table-cell>
          <table:table-cell table:style-name="ce106" table:formula="of:=(5*[.J209])/((5*[.J209])+(4*[.M209])+[.K209])" office:value-type="float" office:value="0.558152154885691" calcext:value-type="float">
            <text:p>0.5582</text:p>
          </table:table-cell>
          <table:table-cell office:value-type="float" office:value="12.833333262037" calcext:value-type="float">
            <text:p>12.833333262037</text:p>
          </table:table-cell>
          <table:table-cell office:value-type="float" office:value="0.9" calcext:value-type="float">
            <text:p>0.9</text:p>
          </table:table-cell>
          <table:table-cell office:value-type="float" office:value="6124" calcext:value-type="float">
            <text:p>6124</text:p>
          </table:table-cell>
          <table:table-cell office:value-type="float" office:value="713" calcext:value-type="float">
            <text:p>713</text:p>
          </table:table-cell>
          <table:table-cell office:value-type="float" office:value="5760" calcext:value-type="float">
            <text:p>5760</text:p>
          </table:table-cell>
          <table:table-cell office:value-type="float" office:value="6556" calcext:value-type="float">
            <text:p>6556</text:p>
          </table:table-cell>
          <table:table-cell table:style-name="ce106" table:formula="of:=([.V209]+[.X209])/([.V209]+[.W209]+[.X209]+[.Y209])" office:value-type="float" office:value="0.620477209836579" calcext:value-type="float">
            <text:p>0.6205</text:p>
          </table:table-cell>
          <table:table-cell table:style-name="ce106" table:formula="of:=[.V209]/([.V209]+[.W209])" office:value-type="float" office:value="0.895714494661401" calcext:value-type="float">
            <text:p>0.8957</text:p>
          </table:table-cell>
          <table:table-cell table:style-name="ce106" table:formula="of:=[.V209]/([.V209]+[.Y209])" office:value-type="float" office:value="0.482965299684543" calcext:value-type="float">
            <text:p>0.4830</text:p>
          </table:table-cell>
          <table:table-cell table:style-name="ce106" table:formula="of:=[.X209]/([.X209]+[.W209])" office:value-type="float" office:value="0.889850146763479" calcext:value-type="float">
            <text:p>0.8899</text:p>
          </table:table-cell>
          <table:table-cell table:style-name="ce106" table:formula="of:=(2*[.V209])/((2*[.V209])+[.W209]+[.Y209])" office:value-type="float" office:value="0.627555464466875" calcext:value-type="float">
            <text:p>0.6276</text:p>
          </table:table-cell>
          <table:table-cell table:style-name="ce106" table:formula="of:=(5*[.V209])/((5*[.V209])+(4*[.Y209])+[.W209])" office:value-type="float" office:value="0.531994370797644" calcext:value-type="float">
            <text:p>0.5320</text:p>
          </table:table-cell>
          <table:table-cell office:value-type="float" office:value="17.8888887895062" calcext:value-type="float">
            <text:p>17.8888887895062</text:p>
          </table:table-cell>
          <table:table-cell office:value-type="float" office:value="0.9" calcext:value-type="float">
            <text:p>0.9</text:p>
          </table:table-cell>
          <table:table-cell office:value-type="float" office:value="4977" calcext:value-type="float">
            <text:p>4977</text:p>
          </table:table-cell>
          <table:table-cell office:value-type="float" office:value="27" calcext:value-type="float">
            <text:p>27</text:p>
          </table:table-cell>
          <table:table-cell office:value-type="float" office:value="340" calcext:value-type="float">
            <text:p>340</text:p>
          </table:table-cell>
          <table:table-cell office:value-type="float" office:value="780" calcext:value-type="float">
            <text:p>780</text:p>
          </table:table-cell>
          <table:table-cell table:style-name="ce106" table:formula="of:=([.AH209]+[.AJ209])/([.AH209]+[.AI209]+[.AJ209]+[.AK209])" office:value-type="float" office:value="0.868223383409536" calcext:value-type="float">
            <text:p>0.8682</text:p>
          </table:table-cell>
          <table:table-cell office:value-type="float" office:value="0.848990323147122" calcext:value-type="float">
            <text:p>0.848990323147122</text:p>
          </table:table-cell>
          <table:table-cell table:number-columns-repeated="985"/>
        </table:table-row>
        <table:table-row table:style-name="ro1" table:number-rows-repeated="1048366">
          <table:table-cell table:number-columns-repeated="1024"/>
        </table:table-row>
        <table:table-row table:style-name="ro1">
          <table:table-cell table:number-columns-repeated="8"/>
          <table:table-cell table:style-name="ce42" table:number-columns-repeated="5"/>
          <table:table-cell table:number-columns-repeated="7"/>
          <table:table-cell table:style-name="ce42" table:number-columns-repeated="5"/>
          <table:table-cell table:number-columns-repeated="7"/>
          <table:table-cell table:style-name="ce42" table:number-columns-repeated="5"/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4:30:10.022438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35:55.248319829</meta:creation-date>
    <dc:date>2020-03-02T15:30:50.880219334</dc:date>
    <meta:editing-duration>P1DT14H37M36S</meta:editing-duration>
    <meta:editing-cycles>58</meta:editing-cycles>
    <meta:generator>LibreOffice/6.0.7.3$Linux_X86_64 LibreOffice_project/00m0$Build-3</meta:generator>
    <meta:document-statistic meta:table-count="1" meta:cell-count="4291" meta:object-count="0"/>
  </office:meta>
</office:document-meta>
</file>